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476cm"/>
    </style:style>
    <style:style style:name="co2" style:family="table-column">
      <style:table-column-properties fo:break-before="auto" style:column-width="10.756cm"/>
    </style:style>
    <style:style style:name="co3" style:family="table-column">
      <style:table-column-properties fo:break-before="auto" style:column-width="8.959cm"/>
    </style:style>
    <style:style style:name="co4" style:family="table-column">
      <style:table-column-properties fo:break-before="auto" style:column-width="11.682cm"/>
    </style:style>
    <style:style style:name="co5" style:family="table-column">
      <style:table-column-properties fo:break-before="auto" style:column-width="9.068cm"/>
    </style:style>
    <style:style style:name="co6" style:family="table-column">
      <style:table-column-properties fo:break-before="auto" style:column-width="2.258cm"/>
    </style:style>
    <style:style style:name="co7" style:family="table-column">
      <style:table-column-properties fo:break-before="auto" style:column-width="3.893cm"/>
    </style:style>
    <style:style style:name="ro1" style:family="table-row">
      <style:table-row-properties style:row-height="0.42cm" fo:break-before="auto" style:use-optimal-row-height="false"/>
    </style:style>
    <style:style style:name="ro2" style:family="table-row">
      <style:table-row-properties style:row-height="0.446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3" table:default-cell-style-name="Default"/>
        <table:table-column table:style-name="co7" table:default-cell-style-name="Default"/>
        <table:table-row table:style-name="ro1">
          <table:table-cell office:value-type="string" calcext:value-type="string">
            <text:p><text:a xlink:href="https://www.ldlc.com/fiche/PB00579946.html" xlink:type="simple">https://www.ldlc.com/fiche/PB00579946.html</text:a></text:p>
          </table:table-cell>
          <table:table-cell table:formula="of:=IO.GITHUB.PRRVCHR.OAUTH2OOO.OAUTH2PLUGIN.HTTPCONTENT([.$A$1])" office:value-type="string" office:string-value="&lt;!DOCTYPE html&gt;&#10;&lt;html class=&quot;no-js&quot; lang=&quot;fr-FR&quot;&gt;&#10;&lt;head&gt;&#10;            &#10;        &lt;title&gt;Apple MacBook Pro M3 Pro 14&quot; Noir sidéral 18Go/512 Go (MRX33FN/A) - MacBook - Garantie 3 ans LDLC&lt;/title&gt;&#10;        &lt;meta charset=&quot;utf-8&quot; /&gt;&#10;&lt;meta name=&quot;viewport&quot; content=&quot;width=device-width, initial-scale=1.0&quot; /&gt;&#10;&lt;meta name=&quot;theme-color&quot; content=&quot;#243774&quot; /&gt;&#10;&lt;meta name=&quot;description&quot; content=&quot;Achat MacBook Apple MacBook Pro M3 Pro 14&amp;quot; Noir sidéral 18Go/512 Go (MRX33FN/A) (MRX33FN/A) sur LDLC, n°1 du high-tech. Puce Apple M3 Pro CPU 11 coeurs (GPU 14 coeurs) 18 Go SSD 512 Go 14&amp;quot; LED Liquid Retina XDR Wi-Fi 6E/Bluetooth Webcam Mac OS Sonoma.&quot; /&gt;&#10;&lt;meta http-equiv=&quot;X-UA-Compatible&quot; content=&quot;IE=edge&quot; /&gt;&#10;&lt;meta property=&quot;og:description&quot; content=&quot;Achat MacBook Apple MacBook Pro M3 Pro 14&amp;quot; Noir sidéral 18Go/512 Go (MRX33FN/A) (MRX33FN/A) sur LDLC, n°1 du high-tech. Puce Apple M3 Pro CPU 11 coeurs (GPU 14 coeurs) 18 Go SSD 512 Go 14&amp;quot; LED Liquid Retina XDR Wi-Fi 6E/Bluetooth Webcam Mac OS Sonoma.&quot; /&gt;&#10;&lt;meta property=&quot;og:title&quot; content=&quot;Apple MacBook Pro M3 Pro 14&amp;quot; Noir sidéral 18Go/512 Go (MRX33FN/A) - MacBook - Garantie 3 ans LDLC&quot; /&gt;&#10;&lt;meta property=&quot;og:image&quot; content=&quot;https://media.ldlc.com/r1600/ld/products/00/06/07/94/LD0006079429.jpg&quot; /&gt;&#10;&lt;meta property=&quot;og:url&quot; content=&quot;https://www.ldlc.com/fiche/PB00579946.html&quot; /&gt;&#10;&lt;meta property=&quot;store:url_fr-fr&quot; content=&quot;url=https://www.ldlc.com/fiche/PB00579946.html, locale=fr-fr&quot; /&gt;&#10;&lt;meta property=&quot;store:url_en&quot; content=&quot;url=https://www.ldlc.com/en/product/PB00579946.html, locale=en&quot; /&gt;&#10;&lt;meta property=&quot;store:url_fr-be&quot; content=&quot;url=https://www.ldlc.com/fr-be/fiche/PB00579946.html, locale=fr-be&quot; /&gt;&#10;&lt;meta property=&quot;store:url_fr-lu&quot; content=&quot;url=https://www.ldlc.com/fr-lu/fiche/PB00579946.html, locale=fr-lu&quot; /&gt;&#10;&lt;meta property=&quot;store:url_fr-ch&quot; content=&quot;url=https://www.ldlc.com/fr-ch/fiche/PB00579946.html, locale=fr-ch&quot; /&gt;&#10;&#10;        &lt;link rel=&quot;canonical&quot; href=&quot;https://www.ldlc.com/fiche/PB00579946.html&quot;/&gt;&#10;&#10;        &lt;link rel=&quot;alternate&quot; href=&quot;https://www.ldlc.com/fiche/PB00579946.html&quot; hreflang=&quot;fr-fr&quot;/&gt;&#10;&lt;link rel=&quot;alternate&quot; href=&quot;https://www.ldlc.com/en/product/PB00579946.html&quot; hreflang=&quot;en&quot;/&gt;&#10;&lt;link rel=&quot;alternate&quot; href=&quot;https://www.ldlc.com/fr-be/fiche/PB00579946.html&quot; hreflang=&quot;fr-be&quot;/&gt;&#10;&lt;link rel=&quot;alternate&quot; href=&quot;https://www.ldlc.com/fr-lu/fiche/PB00579946.html&quot; hreflang=&quot;fr-lu&quot;/&gt;&#10;&lt;link rel=&quot;alternate&quot; href=&quot;https://www.ldlc.com/fr-ch/fiche/PB00579946.html&quot; hreflang=&quot;fr-ch&quot;/&gt;&#10;&#10;    &#10;    &#10;    &lt;meta http-equiv=&quot;content-language&quot; content=&quot;fr-FR&quot; /&gt;&#10;&#10;            &lt;link rel=&quot;preload&quot; href=&quot;/bundles/fosjsrouting/js/router.min.js?5.19.24&quot; as=&quot;script&quot;&gt;&#10;        &lt;link rel=&quot;preload&quot; href=&quot;/js/routing?callback=fos.Router.setData&amp;amp;5.19.24&quot; as=&quot;script&quot;&gt;&#10;        &lt;link rel=&quot;preload&quot; href=&quot;/js/base.min.js?5.19.24&quot; as=&quot;script&quot;&gt;&#10;                &lt;link rel=&quot;dns-prefetch&quot; href=&quot;https://media.ldlc.com&quot; /&gt;&#10;                &lt;link rel=&quot;stylesheet&quot; href=&quot;/build/7308.c94e02f3.css&quot;&gt;&#10;        &lt;link rel=&quot;apple-touch-icon&quot; sizes=&quot;180x180&quot; href=&quot;/build/img/common/favicon/apple-touch-icon.png&quot;&gt;&#10;    &lt;link rel=&quot;icon&quot; type=&quot;image/png&quot; href=&quot;/build/img/common/favicon/favicon-32x32.png&quot; sizes=&quot;32x32&quot;&gt;&#10;    &lt;link rel=&quot;icon&quot; type=&quot;image/png&quot; href=&quot;/build/img/common/favicon/favicon-16x16.png&quot; sizes=&quot;16x16&quot;&gt;&#10;    &lt;link rel=&quot;manifest&quot; href=&quot;/build/img/common/favicon/manifest.json&quot;&gt;&#10;    &lt;link rel=&quot;mask-icon&quot; href=&quot;/build/img/common/favicon/safari-pinned-tab.svg&quot; color=&quot;#243774&quot;&gt;&#10;    &lt;script type=&quot;text/javascript&quot; src=&quot;/js/libs/jquery-3.6.1.min.js?5.19.24&quot;&gt;&lt;/script&gt;&#10;    &lt;script src=&quot;/V4px/js/ldlcmachine.js&quot; async&gt;&lt;/script&gt;&#10;            &#10;                &lt;script type=&quot;application/ld+json&quot;&gt;&#10;{&#10;    &quot;@context&quot;: &quot;https://schema.org/&quot;,&#10;    &quot;@type&quot;: &quot;Product&quot;,&#10;    &quot;name&quot;: &quot;Apple MacBook Pro M3 Pro 14&amp;quot; Noir sidéral 18Go/512 Go (MRX33FN/A)&quot;,&#10;    &quot;gtin13&quot;: &quot;0195949076572&quot;,&#10;    &quot;image&quot;: [&quot;https://media.ldlc.com/r1600/ld/products/00/06/07/94/LD0006079429.jpg&quot;, &quot;https://media.ldlc.com/r1600/ld/products/00/06/07/94/LD0006079430.jpg&quot;, &quot;https://media.ldlc.com/r1600/ld/products/00/06/07/94/LD0006079431.jpg&quot;, &quot;https://media.ldlc.com/r1600/ld/products/00/06/07/94/LD0006079432.jpg&quot;, &quot;https://media.ldlc.com/r1600/ld/products/00/06/07/94/LD0006079433.jpg&quot;],&#10;    &quot;description&quot;: &quot;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quot;,&#10;    &quot;mpn&quot;: &quot;MRX33FN/A&quot;,&#10;    &quot;sku&quot;: &quot;AR202310310159&quot;,&#10;    &quot;brand&quot;: {&#10;        &quot;@type&quot;: &quot;Brand&quot;,&#10;        &quot;name&quot;: &quot;Apple&quot;&#10;    },&#10;    &quot;aggregateRating&quot;: {&#10;        &quot;@type&quot;: &quot;AggregateRating&quot;,&#10;        &quot;ratingValue&quot;: &quot;10&quot;,&#10;        &quot;reviewCount&quot;: &quot;1&quot;,&#10;        &quot;bestRating&quot;: &quot;10&quot;,&#10;        &quot;worstRating&quot;: &quot;0&quot;&#10;    },&#10;    &quot;offers&quot;: {&#10;        &quot;@type&quot;: &quot;Offer&quot;,&#10;        &quot;priceCurrency&quot;: &quot;EUR&quot;,&#10;        &quot;availability&quot;: &quot;https://schema.org/InStock&quot;,&#10;        &quot;itemCondition&quot;: &quot;https://schema.org/NewCondition&quot;,&#10;        &quot;price&quot;: &quot;2499&quot;,&#10;        &quot;url&quot;: &quot;https://www.ldlc.com/fiche/PB00579946.html&quot;&#10;    }&#10;}&#10;&lt;/script&gt;&#10;&#10;        &lt;script type=&quot;application/ld+json&quot;&gt; {&#10;    &quot;@context&quot;: &quot;https://schema.org/&quot;,&#10;    &quot;@type&quot;: &quot;BreadcrumbList&quot;,&#10;    &quot;itemListElement&quot;: [&#10;                    {&#10;                &quot;@type&quot;: &quot;ListItem&quot;,&#10;                &quot;position&quot;: 1,&#10;                &quot;item&quot;: {&#10;                    &quot;@id&quot;:&quot;https://www.ldlc.com/informatique/cint3063/&quot;,&#10;                    &quot;name&quot;: &quot;Informatique&quot;&#10;                }&#10;            },                    {&#10;                &quot;@type&quot;: &quot;ListItem&quot;,&#10;                &quot;position&quot;: 2,&#10;                &quot;item&quot;: {&#10;                    &quot;@id&quot;:&quot;https://www.ldlc.com/informatique/ordinateur-portable/cint4195/&quot;,&#10;                    &quot;name&quot;: &quot;Ordinateur portable&quot;&#10;                }&#10;            },                    {&#10;                &quot;@type&quot;: &quot;ListItem&quot;,&#10;                &quot;position&quot;: 3,&#10;                &quot;item&quot;: {&#10;                    &quot;@id&quot;:&quot;https://www.ldlc.com/informatique/ordinateur-portable/portable-mac/c4266/&quot;,&#10;                    &quot;name&quot;: &quot;MacBook&quot;&#10;                }&#10;            },                    {&#10;                &quot;@type&quot;: &quot;ListItem&quot;,&#10;                &quot;position&quot;: 4,&#10;                &quot;item&quot;: {&#10;                    &quot;@id&quot;:&quot;/fiche/PB00579946.html&quot;,&#10;                    &quot;name&quot;: &quot;Apple MacBook Pro M3 Pro 14&amp;quot; Noir sidéral 18Go/512 Go (MRX33FN/A)&quot;&#10;                }&#10;            }            ]&#10;}&#10;&lt;/script&gt;&#10;&#10;            &lt;!-- Google Tag Manager --&gt;&#10;        &lt;script&gt;&#10;            (function(w,d,s,l,i){w[l]=w[l]||[];w[l].push({'gtm.start':&#10;                    new Date().getTime(),event:'gtm.js'});var f=d.getElementsByTagName(s)[0],&#10;                j=d.createElement(s),dl=l!='dataLayer'?'&amp;l='+l:'';j.async=true;j.src=&#10;                'https://www.googletagmanager.com/gtm.js?id='+i+dl;f.parentNode.insertBefore(j,f);&#10;            })(window,document,'script','dataLayer','GTM-MFCHFFT');&#10;        &lt;/script&gt;&#10;        &lt;!-- End Google Tag Manager --&gt;&#10;        &lt;!-- Matomo --&gt;&#10;    &lt;script&gt;&#10;        var _paq = window._paq = window._paq || [];&#10;        _paq.push(['setCookieDomain', '*.ldlc.com']);&#10;        _paq.push(['setDomains', '*.ldlc.com']);&#10;        _paq.push(['enableLinkTracking']);&#10;        _paq.push(['trackVisibleContentImpressions']);&#10;        _paq.push(['setConversionAttributionFirstReferrer', true]);&#10;        _paq.push(['trackPageView']);&#10;        (function() {&#10;            var u=&quot;https://tracking.groupe-ldlc.com/&quot;;&#10;            _paq.push(['setTrackerUrl', u+'matomo.php']);&#10;            _paq.push(['setSiteId', '1']);&#10;            var d=document, g=d.createElement('script'), s=d.getElementsByTagName('script')[0];&#10;            g.async=true; g.src=u+'matomo.js'; s.parentNode.insertBefore(g,s);&#10;        })();&#10;    &lt;/script&gt;&#10;    &lt;!-- End Matomo Code --&gt;&#10;        &#10;    &#10;&lt;/head&gt;&#10;&lt;body  data-language=&quot;fr&quot; data-country=&quot;fr&quot;&#10;                                         data-country-code=&quot;270001&quot;&#10;                                         data-country-label=&quot;France&quot;&#10;                                         data-error=&quot;Une erreur est survenue&quot;&#10;        &gt;&#10;    &lt;script&gt;&#10;    let body = document.querySelector('body');&#10;    body.setAttribute('data-favorite-shop-id', '-1');&#10;    body.setAttribute('data-favorite-shop-title', '');&#10;    body.setAttribute('data-favorite-shop-city', '');&#10;    body.setAttribute('data-favorite-shop-in-configurator', '');&#10;&lt;/script&gt;&#10;&#10;&lt;!-- Google Tag Manager (noscript) --&gt;&#10;&lt;noscript&gt;&#10;        &lt;iframe src=&quot;https://www.googletagmanager.com/ns.html?id=GTM-MFCHFFT&quot; height=&quot;0&quot; width=&quot;0&quot; style=&quot;display:none;visibility:hidden&quot;&gt;&lt;/iframe&gt;&#10;&lt;/noscript&gt;&#10;&lt;!-- End Google Tag Manager (noscript) --&gt;&#10;&#10;&lt;div id=&quot;cookieConsent&quot;&gt;&lt;/div&gt;&#10;            &#10;        &lt;header&gt;&#10;    &lt;div class=&quot;alert-country-banner&quot; id=&quot;localisation-banner&quot;&gt;&lt;/div&gt;&#10;    &lt;div class=&quot;top&quot;&gt;&#10;        &lt;div class=&quot;container&quot;&gt;&#10;            &lt;div class=&quot;wrap-header&quot;&gt;&#10;                &lt;div class=&quot;hidden-l burger-menu&quot;&gt;&#10;                    &lt;a href=&quot;#&quot; class=&quot;toggle-menu dl-trigger&quot;&gt;&#10;                        &lt;span class=&quot;icon-burger&quot;&gt;&lt;/span&gt;&#10;                        &lt;span class=&quot;txt&quot;&gt;MENU&lt;/span&gt;&#10;                    &lt;/a&gt;&#10;                &lt;/div&gt;&#10;                &lt;div class=&quot;logo&quot;&gt;&#10;                                        &lt;a href=&quot;https://www.ldlc.com/&quot;&gt;&#10;                        &lt;img src=&quot;https://media.ldlc.com/nbo/ldlc/logo/e53b63e8-7c44-44c0-b59e-2018dc654c95logo-g3ans.gif&quot; alt=&quot;Logo LDLC&quot; /&gt;&#10;                    &lt;/a&gt;&#10;                &lt;/div&gt;&#10;&#10;                &lt;form name=&quot;search&quot; method=&quot;post&quot; action=&quot;https://www.ldlc.com/recherche/&quot; id=&quot;formSearch&quot; novalidate=&quot;novalidate&quot;&gt;&#10;&lt;div class=&quot;search-block&quot;&gt;&#10;        &lt;div class=&quot;universes&quot;&gt;&#10;        &lt;div class=&quot;form-group select-group&quot;&gt;&#10;            &lt;select id=&quot;search_universe&quot; name=&quot;search[universe]&quot; class=&quot;select2&quot;&gt;&lt;option value=&quot;all&quot; selected=&quot;selected&quot;&gt;Tous les univers&lt;/option&gt;&lt;option value=&quot;3063&quot;&gt;Informatique&lt;/option&gt;&lt;option value=&quot;3064&quot;&gt;Image &amp;amp; Son&lt;/option&gt;&lt;option value=&quot;3065&quot;&gt;Téléphonie &amp;amp; Auto&lt;/option&gt;&lt;option value=&quot;3067&quot;&gt;Jeux &amp;amp; loisirs&lt;/option&gt;&lt;option value=&quot;7641&quot;&gt;Objets connectés&lt;/option&gt;&lt;option value=&quot;3068&quot;&gt;Consommables&lt;/option&gt;&lt;option value=&quot;3888&quot;&gt;Connectique&lt;/option&gt;&lt;/select&gt;&#10;        &lt;/div&gt;&#10;    &lt;/div&gt;&#10;        &lt;div class=&quot;wrap-search&quot;&gt;&#10;        &lt;div class=&quot;search&quot;&gt;&#10;            &lt;input type=&quot;text&quot; id=&quot;search_search_text&quot; name=&quot;search[search_text]&quot; required=&quot;required&quot; placeholder=&quot;Chercher un produit, une marque, une catégorie...&quot; data-placeholder=&quot;Chercher un produit, une marque, une catégorie...&quot; data-mobile-placeholder=&quot;Rechercher&quot; autocomplete=&quot;off&quot; /&gt;&#10;            &lt;button type=&quot;submit&quot; class=&quot;submit&quot;&gt;&#10;                &lt;span class=&quot;icon icon-zoom&quot;&gt;&lt;/span&gt;&#10;            &lt;/button&gt;&#10;        &lt;/div&gt;&#10;        &lt;div class=&quot;search-engine&quot;&gt;&lt;/div&gt;&#10;        &lt;a href=&quot;#&quot; class=&quot;close-se&quot;&gt; Fermer &lt;span class=&quot;icon icon-close&quot;&gt;&lt;/span&gt;&lt;/a&gt;&#10;    &lt;/div&gt;&#10;&lt;/div&gt;&#10;&lt;/form&gt;&#10;&#10;&#10;                &lt;div id=&quot;user_cart&quot;&gt;&lt;/div&gt;&#10;&#10;                &lt;div id=&quot;shop-menu-item&quot; class=&quot;select-shop&quot; data-shop=&quot;Boutique&quot; data-shops=&quot;Boutiques&quot;&gt;&#10;        &lt;a href=&quot;https://www.ldlc.com/magasins-ldlc/&quot; class=&quot;shop-icon hide&quot;&gt;&#10;        &lt;span class=&quot;icon icon-geo&quot;&gt;&lt;/span&gt;&#10;        &lt;span class=&quot;txt&quot; data-shop=&quot;Boutique&quot; data-shops=&quot;Boutiques&quot;&gt;Boutiques&lt;/span&gt;&#10;        &lt;span class=&quot;icon icon-success&quot;&gt;&lt;/span&gt;&#10;    &lt;/a&gt;&#10;&lt;/div&gt;&#10;&lt;div id=&quot;account-menu-item&quot; class=&quot;account&quot;&gt;&#10;    &lt;a id=&quot;compte&quot; class=&quot;hide&quot; href=&quot;https://secure2.ldlc.com/fr-fr/Account&quot; rel=&quot;nofollow&quot;&gt;&#10;        &lt;span class=&quot;icon icon-user&quot;&gt;&lt;/span&gt;&#10;        &lt;span class=&quot;txt&quot;&gt;Compte&lt;/span&gt;&#10;        &lt;span id=&quot;logged-user-icon&quot; class=&quot;icon icon-link&quot;&gt;&lt;/span&gt;&#10;    &lt;/a&gt;&#10;&lt;/div&gt;&#10;&lt;div class=&quot;basket&quot;&gt;&#10;    &lt;a id=&quot;panier&quot; class=&quot;hide&quot; href=&quot;https://secure2.ldlc.com/fr-fr/Cart&quot; rel=&quot;nofollow&quot;&gt;&#10;        &lt;span class=&quot;icon icon-basket&quot;&gt;&lt;/span&gt;&#10;        &lt;span class=&quot;txt&quot;&gt;Panier&lt;/span&gt;&#10;    &lt;/a&gt;&#10;&lt;/div&gt;&#10;            &lt;/div&gt;&#10;        &lt;/div&gt;&#10;    &lt;/div&gt;&#10;            &lt;nav&gt;&#10;    &lt;div class=&quot;container&quot; data-loading-ajax=&quot;1&quot; data-loading-ajax-mode-all=&quot;1&quot;&gt;&#10;        &lt;div class=&quot;cat-menu&quot;&gt;&#10;            &lt;ul&gt;&lt;li class=&quot;cat submenu-picto&quot; data-id-trigger=&quot;trigger-c1&quot;&gt;&lt;div class=&quot;cat-arrow&quot;&gt;&lt;span style=&quot;font-size:13px;&quot;&gt;Tous nos produits&lt;/span&gt; &lt;span class=&quot;icon icon-arrow-bottom-extrabold&quot;&gt;&lt;/span&gt;&lt;/div&gt;&lt;div class=&quot;main-menu dl-menuwrapper&quot; data-back=&quot;Retour&quot; id=&quot;dl-menu&quot;&gt;&lt;ul class=&quot;dl-menu&quot;&gt;&lt;li class=&quot;active&quot; data-submenu-id=&quot;c-1&quot;&gt;&lt;a href=&quot;https://www.ldlc.com/informatique/cint3063/&quot;&gt;&lt;img alt=&quot;&quot; data-entity-type=&quot;file&quot; data-entity-uuid=&quot;bc1e8b82-e395-4711-8cae-e869d29eb170&quot; height=&quot;100&quot; src=&quot;https://media.ldlc.com/nbo/ldlc/menu/editor/2b468fe63e216f132cbec236f3f65dc993d4eff1.png&quot; width=&quot;100&quot; /&gt;Informatique&lt;span class=&quot;icon icon-arrow-right-extrabold&quot;&gt;&amp;nbsp;&lt;/span&gt;&lt;/a&gt;&lt;div class=&quot;sub submenu-container sub-5&quot; data-id-ajax=&quot;ajax-c1&quot; id=&quot;c-1&quot;&gt;&amp;nbsp;&lt;/div&gt;&lt;/li&gt;&lt;li data-id-trigger=&quot;trigger-c2&quot; data-submenu-id=&quot;c-2&quot;&gt;&lt;a href=&quot;https://www.ldlc.com/image-son/cint3064/&quot;&gt;&lt;img alt=&quot;&quot; data-entity-type=&quot;file&quot; data-entity-uuid=&quot;094d17fe-7043-443e-b3fb-4183641cd8f8&quot; height=&quot;100&quot; src=&quot;https://media.ldlc.com/nbo/ldlc/menu/editor/44c67de987bc0ca4f9d2e291d7902b42383b5c7e.png&quot; width=&quot;100&quot; /&gt;Image &amp;amp; son &lt;span class=&quot;icon icon-arrow-right-extrabold&quot;&gt;&amp;nbsp;&lt;/span&gt;&lt;/a&gt;&lt;div class=&quot;sub submenu-container sub-5&quot; data-id-ajax=&quot;ajax-c2&quot; id=&quot;c-2&quot;&gt;&amp;nbsp;&lt;/div&gt;&lt;/li&gt;&lt;li data-id-trigger=&quot;trigger-c3&quot; data-submenu-id=&quot;c-3&quot;&gt;&lt;a href=&quot;https://www.ldlc.com/telephonie/cint3065/&quot;&gt;&lt;img alt=&quot;&quot; data-entity-type=&quot;file&quot; data-entity-uuid=&quot;aa01e5cd-9cf4-4eb8-a1f9-42e356164fd7&quot; height=&quot;100&quot; src=&quot;https://media.ldlc.com/nbo/ldlc/menu/editor/56cd2ed57bdfac0428f38d28bbfc2401471c61c7.png&quot; width=&quot;100&quot; /&gt;Téléphonie &amp;amp; auto &lt;span class=&quot;icon icon-arrow-right-extrabold&quot;&gt;&amp;nbsp;&lt;/span&gt;&lt;/a&gt;&lt;div class=&quot;sub submenu-container sub-3&quot; data-id-ajax=&quot;ajax-c3&quot; id=&quot;c-3&quot;&gt;&amp;nbsp;&lt;/div&gt;&lt;/li&gt;&lt;li data-id-trigger=&quot;trigger-c8&quot; data-submenu-id=&quot;c-8&quot;&gt;&lt;a href=&quot;https://www.ldlc.com/n6222/&quot;&gt;&lt;img alt=&quot;&quot; class=&quot;picto&quot; data-entity-type=&quot;&quot; data-entity-uuid=&quot;&quot; src=&quot;https://media.ldlc.com/nbo/ldlc/menu/editor/ab29cb074bc4b2569b7641b8f2f0f339425eea3f.png&quot; /&gt;Seconde vie&amp;nbsp;&lt;span class=&quot;icon icon-arrow-right-extrabold&quot;&gt;&amp;nbsp;&lt;/span&gt;&lt;/a&gt;&lt;div class=&quot;sub submenu-container sub-2&quot; data-id-ajax=&quot;ajax-c8&quot; id=&quot;c-8&quot;&gt;&amp;nbsp;&lt;/div&gt;&lt;/li&gt;&lt;li data-id-trigger=&quot;trigger-c4&quot; data-submenu-id=&quot;c-4&quot;&gt;&lt;a href=&quot;https://www.ldlc.com/jeux-loisirs/cint3067/&quot;&gt;&lt;img alt=&quot;&quot; data-entity-type=&quot;file&quot; data-entity-uuid=&quot;e2a14c44-b1de-4176-8b51-9c3c451ec858&quot; height=&quot;100&quot; src=&quot;https://media.ldlc.com/nbo/ldlc/menu/editor/b65cad83c0cd63bf21e69b8d7f8104de98092e21.png&quot; width=&quot;100&quot; /&gt;Jeux &amp;amp; loisirs&amp;nbsp;&lt;span class=&quot;icon icon-arrow-right-extrabold&quot;&gt;&amp;nbsp;&lt;/span&gt;&lt;/a&gt;&lt;div class=&quot;sub submenu-container sub-4&quot; data-id-ajax=&quot;ajax-c4&quot; id=&quot;c-4&quot;&gt;&amp;nbsp;&lt;/div&gt;&lt;/li&gt;&lt;li data-id-trigger=&quot;trigger-c5&quot; data-submenu-id=&quot;c-5&quot;&gt;&lt;a href=&quot;https://www.ldlc.com/objets-connectes/cint7641/&quot;&gt;&lt;img alt=&quot;&quot; data-entity-type=&quot;file&quot; data-entity-uuid=&quot;076a82b6-59fc-4688-8c87-ed09320aadd1&quot; height=&quot;100&quot; src=&quot;https://media.ldlc.com/nbo/ldlc/menu/editor/04bfbc4b5241d0d26f849a38de4abd1475068c3d.png&quot; width=&quot;100&quot; /&gt;Objets connectés &lt;span class=&quot;icon icon-arrow-right-extrabold&quot;&gt;&amp;nbsp;&lt;/span&gt;&lt;/a&gt;&lt;div class=&quot;sub submenu-container sub-4&quot; data-id-ajax=&quot;ajax-c5&quot; id=&quot;c-5&quot;&gt;&amp;nbsp;&lt;/div&gt;&lt;/li&gt;&lt;li data-id-trigger=&quot;trigger-c7&quot; data-submenu-id=&quot;c-7&quot;&gt;&lt;a href=&quot;https://www.ldlc.com/consommables/cint3068/&quot;&gt;&lt;img alt=&quot;&quot; data-entity-type=&quot;file&quot; data-entity-uuid=&quot;e810fbb4-e186-48ec-9b06-8dc51a177c6c&quot; height=&quot;100&quot; src=&quot;https://media.ldlc.com/nbo/ldlc/menu/editor/e53e2df26ff5e75c66099e4a63ec6ab49c3ca1c6.png&quot; width=&quot;100&quot; /&gt;Consommables&lt;span class=&quot;icon icon-arrow-right-extrabold&quot;&gt;&amp;nbsp;&lt;/span&gt;&lt;/a&gt;&lt;div class=&quot;sub submenu-container sub-4&quot; data-id-ajax=&quot;ajax-c7&quot; id=&quot;c-7&quot;&gt;&amp;nbsp;&lt;/div&gt;&lt;/li&gt;&lt;li data-id-trigger=&quot;trigger-c6&quot; data-submenu-id=&quot;c-6&quot;&gt;&lt;a href=&quot;https://www.ldlc.com/connectiques/cint3888/&quot;&gt;&lt;img alt=&quot;&quot; data-entity-type=&quot;file&quot; data-entity-uuid=&quot;caee6fb1-afd9-4473-b42d-c34e98766e50&quot; height=&quot;100&quot; src=&quot;https://media.ldlc.com/nbo/ldlc/menu/editor/953e6667dcb2f1a909c1f5993ffb08c91cec554f.png&quot; width=&quot;100&quot; /&gt;Connectique&lt;span class=&quot;icon icon-arrow-right-extrabold&quot;&gt;&amp;nbsp;&lt;/span&gt;&lt;/a&gt;&lt;div class=&quot;sub submenu-container sub-4&quot; data-id-ajax=&quot;ajax-c6&quot; id=&quot;c-6&quot;&gt;&amp;nbsp;&lt;/div&gt;&lt;/li&gt;&lt;li class=&quot;MobileOnly&quot; data-submenu-id=&quot;c-8&quot;&gt;&lt;a href=&quot;https://www.ldlc.com/n5351/tech-it-easy/&quot;&gt;Nos guides d'achat&lt;/a&gt;&lt;/li&gt;&lt;/ul&gt;&lt;/div&gt;&lt;/li&gt;&lt;li&gt;&lt;a href=&quot;https://www.ldlc.com/configurateur/&quot;&gt;&lt;span class=&quot;icon icon-cat icon-tools&quot;&gt;&amp;nbsp;&lt;/span&gt; &lt;span&gt;Configurateur PC&lt;/span&gt; &lt;/a&gt;&lt;/li&gt;&lt;!--&lt;li&gt;&lt;a href=&quot;https://www.ldlc.com/n2193/coin-des-affaires/&quot;&gt;&lt;span class=&quot;icon icon-cat icon-eur&quot; style=&quot;color: #FFC800;&quot;&gt;&amp;nbsp;&lt;/span&gt;&lt;span style=&quot;color: #FFC800;&quot;&gt;Soldes&lt;/span&gt; &lt;/a&gt;&lt;/li&gt;--&gt;&lt;li&gt;&lt;a href=&quot;https://www.ldlc.com/n6222/&quot;&gt;&lt;span class=&quot;icon icon-cat icon-loop&quot;&gt;&amp;nbsp;&lt;/span&gt; &lt;span&gt;Seconde vie&lt;/span&gt; &lt;/a&gt;&lt;/li&gt;&lt;li class=&quot;nav_promo cat&quot; data-id-trigger=&quot;trigger-promo&quot;&gt;&lt;div class=&quot;cat-arrow&quot;&gt;&lt;span class=&quot;icon icon-cat icon-percent&quot;&gt;&amp;nbsp;&lt;/span&gt; &lt;span&gt;Promotions&lt;/span&gt; &lt;span class=&quot;icon icon-arrow-bottom-extrabold&quot;&gt;&amp;nbsp;&lt;/span&gt;&lt;/div&gt;&lt;div class=&quot;sub-cat center-sub dsp-table&quot; data-id-ajax=&quot;ajax-promo&quot;&gt;&amp;nbsp;&lt;/div&gt;&lt;/li&gt;&lt;li&gt;&lt;a href=&quot;https://www.ldlc.com/nouveautes/&quot;&gt;&lt;span class=&quot;icon icon-cat icon-new&quot;&gt;&amp;nbsp;&lt;/span&gt; &lt;span&gt;Nouveautés&lt;/span&gt; &lt;/a&gt;&lt;/li&gt;&lt;li&gt;&lt;a href=&quot;https://www.ldlc.com/n5816/&quot;&gt;&lt;span class=&quot;icon icon-cat icon-like&quot;&gt;&amp;nbsp;&lt;/span&gt; &lt;span&gt;Services&lt;/span&gt; &lt;/a&gt;&lt;/li&gt;&lt;li&gt;&lt;a href=&quot;https://www.ldlc.com/aide/&quot;&gt;&lt;span class=&quot;icon icon-cat icon-question&quot;&gt;&amp;nbsp;&lt;/span&gt; &lt;span&gt;Besoin d'aide&lt;/span&gt; &lt;/a&gt;&lt;/li&gt;&lt;!--&lt;li&gt;&lt;a href=&quot;https://www.ldlc.com/aide/219-informations-covid-19/&quot;&gt;&lt;span class=&quot;icon icon-cat icon-error&quot; style=&quot;color: #FFC800;&quot;&gt;&amp;nbsp;&lt;/span&gt; &lt;span style=&quot;color: #FFC800;&quot;&gt;Infos COVID-19&lt;/span&gt; &lt;/a&gt;&lt;/li&gt;--&gt;&lt;/ul&gt;&#10;        &lt;/div&gt;&#10;        &lt;a href=&quot;#&quot; class=&quot;back-top&quot;&gt;&#10;            &lt;span class=&quot;icon icon-arrow-top&quot;&gt;&lt;/span&gt;&#10;        &lt;/a&gt;&#10;    &lt;/div&gt;&#10;&lt;/nav&gt;&#10;&#10;&lt;script&gt;&#10;            if (document.querySelector('.wrap-stock .stock-shop')) {&#10;            document.querySelector('.wrap-stock .stocks').append('&lt;div class=&quot;stock-shop&quot;&gt;&lt;strong&gt;Boutique&lt;/strong&gt;&lt;div&gt;&lt;/div&gt;&lt;/div&gt;');&#10;        }&#10;        if ( document.querySelector('.wrap-stock .stocks')) {&#10;            document.querySelector('.wrap-stock .stocks').classList.add('info-stock-shop');&#10;        }&#10;            &lt;/script&gt;&#10;&#10;    &lt;/header&gt;&#10;&#10;&lt;div class=&quot;ajaxWait&quot; style=&quot;display:none;&quot;&gt;&lt;/div&gt;&#10;                    &lt;div class=&quot;main product-detail&quot;&#10;         data-product-id=&quot;AR202310310159&quot;&#10;         data-product-url-id=&quot;PB00579946&quot;&#10;         data-offer-is-master=&quot;1&quot;&#10;         data-offer-is-marketplace=&quot;0&quot;&#10;         data-offer-id=&quot;AR202310310159&quot;&#10;         data-product-is-clearance=&quot;0&quot;&#10;         data-product-is-secondhand=&quot;0&quot;&#10;         data-product-typology=&quot;&quot;&#10;         data-category-id=&quot;4266&quot;&#10;         data-category-route=&quot;listing_page_filtered_&quot;&#10;         data-category-slug=&quot;informatique/ordinateur-portable/portable-mac&quot;&#10;         data-constructor-id=&quot;MRX33FN/A&quot;&#10;         data-variant-group-code=&quot;5470&quot;&#10;    &gt;&#10;                        &lt;div class=&quot;breadcrumb&quot;&gt;&#10;        &lt;a href=&quot;/&quot; class=&quot;back&quot;&gt;Retour&lt;/a&gt;&#10;        &lt;ul&gt;&#10;            &lt;li class=&quot;home&quot;&gt;&#10;                &lt;a href=&quot;https://www.ldlc.com/&quot;&gt;&#10;                    &lt;span class=&quot;icon icon-home-bold&quot;&gt;&lt;/span&gt;&#10;                &lt;/a&gt;&#10;            &lt;/li&gt;&#10;                                                                        &lt;li&gt;&#10;                                            &lt;a href=&quot;https://www.ldlc.com/informatique/cint3063/&quot;&gt;&#10;                            Informatique&#10;                        &lt;/a&gt;&#10;                                                &lt;span class=&quot;icon icon-arrow-right-extrabold&quot;&gt;&lt;/span&gt;&#10;                                                                            &lt;ul class=&quot;bc-nav&quot;&gt;&#10;                                &lt;li&gt;&#10;                                                                                                                    &lt;a href=&quot;https://www.ldlc.com/informatique/pieces-informatique/cint4197/&quot;&gt;Pièces informatique&lt;/a&gt;&#10;                                                                                                                                                            &lt;a href=&quot;https://www.ldlc.com/informatique/peripherique-pc/cint4196/&quot;&gt;Périphériques&lt;/a&gt;&#10;                                                                                                                                                            &lt;a href=&quot;https://www.ldlc.com/informatique/ordinateur-portable/cint4195/&quot;&gt;Ordinateur portable&lt;/a&gt;&#10;                                                                                                                                                            &lt;a href=&quot;https://www.ldlc.com/informatique/ordinateur-de-bureau/cint4194/&quot;&gt;Ordinateur de bureau&lt;/a&gt;&#10;                                                                                                                                                            &lt;a href=&quot;https://www.ldlc.com/informatique/tablette/cint7630/&quot;&gt;Tablette&lt;/a&gt;&#10;                                                                                                                                                            &lt;a href=&quot;https://www.ldlc.com/informatique/reseau/cint4198/&quot;&gt;Réseau&lt;/a&gt;&#10;                                                                                                                                                            &lt;a href=&quot;https://www.ldlc.com/informatique/raspberry-pi/cint7706/&quot;&gt;Raspberry Pi&lt;/a&gt;&#10;                                                                                                                                                            &lt;a href=&quot;https://www.ldlc.com/informatique/realite-virtuelle/cint7935/&quot;&gt;Réalité virtuelle&lt;/a&gt;&#10;                                                                                                                                                            &lt;a href=&quot;https://www.ldlc.com/informatique/logiciel/cint4193/&quot;&gt;Logiciels&lt;/a&gt;&#10;                                                                                                                                                            &lt;a href=&quot;https://www.ldlc.com/informatique/pc-caisse/cint5129/&quot;&gt;Matériel pour Point de Vente (POS)&lt;/a&gt;&#10;                                                                                                            &lt;/li&gt;&#10;                            &lt;/ul&gt;&#10;                                                            &lt;/li&gt;&#10;                                                                            &lt;li&gt;&#10;                                            &lt;a href=&quot;https://www.ldlc.com/informatique/ordinateur-portable/cint4195/&quot;&gt;&#10;                            Ordinateur portable&#10;                        &lt;/a&gt;&#10;                                                &lt;span class=&quot;icon icon-arrow-right-extrabold&quot;&gt;&lt;/span&gt;&#10;                                                                            &lt;ul class=&quot;bc-nav&quot;&gt;&#10;                                &lt;li&gt;&#10;                                                                                                                    &lt;a href=&quot;https://www.ldlc.com/informatique/ordinateur-portable/pc-portable/c4265/&quot;&gt;PC portable&lt;/a&gt;&#10;                                                                                                                                                            &lt;a href=&quot;https://www.ldlc.com/informatique/ordinateur-portable/portable-mac/c4266/&quot;&gt;MacBook&lt;/a&gt;&#10;                                                                                                                                                            &lt;a href=&quot;https://www.ldlc.com/informatique/ordinateur-portable/sac-sacoche-housse/c4267/&quot;&gt;Sac, sacoche, housse&lt;/a&gt;&#10;                                                                                                                                                            &lt;a href=&quot;https://www.ldlc.com/informatique/ordinateur-portable/pc-portable-reconditionne/c7855/&quot;&gt;PC portable reconditionné&lt;/a&gt;&#10;                                                                                                                                                            &lt;a href=&quot;https://www.ldlc.com/informatique/ordinateur-portable/macbook-reconditionne/c7856/&quot;&gt;MacBook reconditionné&lt;/a&gt;&#10;                                                                                                                                                            &lt;a href=&quot;https://www.ldlc.com/informatique/ordinateur-portable/support-pc-portable/c4270/&quot;&gt;Ventilateur PC portable&lt;/a&gt;&#10;                                                                                                                                                            &lt;a href=&quot;https://www.ldlc.com/informatique/ordinateur-portable/station-d-accueil/c4269/&quot;&gt;Station d&amp;#039;accueil PC portable&lt;/a&gt;&#10;                                                                                                                                                            &lt;a href=&quot;https://www.ldlc.com/informatique/ordinateur-portable/accessoires-pc-portable/c4257/&quot;&gt;Accessoires PC portable&lt;/a&gt;&#10;                                                                                                                                                            &lt;a href=&quot;https://www.ldlc.com/informatique/ordinateur-portable/accessoire-apple/c4256/&quot;&gt;Accessoires Apple&lt;/a&gt;&#10;                                                                                                                                                            &lt;a href=&quot;https://www.ldlc.com/informatique/ordinateur-portable/disque-dur-2-1-2/c4260/&quot;&gt;Disque dur 2&amp;quot;1/2&lt;/a&gt;&#10;                                                                                                                                                            &lt;a href=&quot;https://www.ldlc.com/informatique/ordinateur-portable/memoire-pc-portable/c4262/&quot;&gt;Mémoire PC portable&lt;/a&gt;&#10;                                                                                                                                                            &lt;a href=&quot;https://www.ldlc.com/informatique/ordinateur-portable/garanties/c4261/&quot;&gt;Garanties PC portable&lt;/a&gt;&#10;                                                                                                                                                            &lt;a href=&quot;https://www.ldlc.com/informatique/ordinateur-portable/adaptateur-secteur/c4258/&quot;&gt;Chargeur PC portable&lt;/a&gt;&#10;                                                                                                                                                            &lt;a href=&quot;https://www.ldlc.com/informatique/ordinateur-portable/batterie-pc-portable/c4259/&quot;&gt;Batterie PC portable&lt;/a&gt;&#10;                                                                                                            &lt;/li&gt;&#10;                            &lt;/ul&gt;&#10;                                                            &lt;/li&gt;&#10;                                                                            &lt;li class=&quot;alone&quot;&gt;&#10;                                            &lt;a href=&quot;https://www.ldlc.com/informatique/ordinateur-portable/portable-mac/c4266/&quot;&gt;&#10;                            MacBook&#10;                        &lt;/a&gt;&#10;                                                &lt;span class=&quot;icon icon-arrow-right-extrabold&quot;&gt;&lt;/span&gt;&#10;                                                                                    &lt;/li&gt;&#10;                                                                            &lt;li class=&quot;alone&quot;&gt;&#10;                                                                    &lt;strong class=&quot;lastBreadcrumb&quot;&gt;Apple MacBook Pro M3 Pro 14&quot; Noir sidéral 18Go/512 Go (MRX33FN/A)&lt;/strong&gt;&#10;                                                            &lt;/li&gt;&#10;                                    &lt;/ul&gt;&#10;    &lt;/div&gt;&#10;&#10;&#10;        &#10;                    &lt;div class=&quot;sbloc product-bloc&quot; id=&quot;activeOffer&quot;&gt;&#10;    &lt;div class=&quot;title&quot;&gt;&#10;                    &lt;div class=&quot;share-btn&quot;&gt;&#10;                                &lt;ul&gt;&#10;                    &lt;li class=&quot;share-mail&quot;&gt;&#10;                        &lt;a href=&quot;#&quot; id=&quot;share-product&quot; data-product-id=&quot;AR202310310159&quot; data-offer-id=&quot;AR202310310159&quot; data-tracking-event=&quot;click&quot; data-tracking-category=&quot;Partage&quot; data-tracking-action=&quot;Mail&quot; data-tracking-label=&quot;Page produit&quot;&gt;&#10;                            &lt;span class=&quot;icon icon-mail&quot;&gt;&lt;/span&gt;&#10;                        &lt;/a&gt;&#10;                    &lt;/li&gt;&#10;                    &lt;li class=&quot;share-fb&quot;&gt;&#10;                        &lt;a href=&quot;https://www.facebook.com/sharer/sharer.php?u=https%3A%2F%2Fwww.ldlc.com%2Ffiche%2FPB00579946.html&quot; target=&quot;_blank&quot; title=&quot;Facebook&quot; data-tracking-event=&quot;click&quot; data-tracking-category=&quot;Partage&quot; data-tracking-action=&quot;Facebook&quot; data-tracking-label=&quot;Page produit&quot;&gt;&#10;                            &lt;span class=&quot;icon icon-fb&quot;&gt;&lt;/span&gt;&#10;                        &lt;/a&gt;&#10;                    &lt;/li&gt;&#10;                    &lt;li class=&quot;share-tw&quot;&gt;&#10;                        &lt;a href=&quot;https://twitter.com/intent/tweet?url=https%3A%2F%2Fwww.ldlc.com%2Ffiche%2FPB00579946.html&amp;amp;text=Apple%20MacBook%20Pro%20M3%20Pro%2014%22%20Noir%20sid%C3%A9ral%2018Go%2F512%20Go%20%28MRX33FN%2FA%29&quot; target=&quot;_blank&quot; title=&quot;Twitter&quot; data-tracking-event=&quot;click&quot; data-tracking-category=&quot;Partage&quot; data-tracking-action=&quot;Twitter&quot; data-tracking-label=&quot;Page produit&quot;&gt;&#10;                            &lt;span class=&quot;icon icon-twitter&quot;&gt;&lt;/span&gt;&#10;                        &lt;/a&gt;&#10;                    &lt;/li&gt;&#10;                &lt;/ul&gt;&#10;            &lt;/div&gt;&#10;                &lt;h1 class=&quot;title-1&quot;&gt;&#10;            Apple MacBook Pro M3 Pro 14&amp;quot; Noir sidéral 18Go/512 Go (MRX33FN/A)&#10;        &lt;/h1&gt;&#10;                    &lt;h2&gt;Puce Apple M3 Pro CPU 11 coeurs (GPU 14 coeurs) 18 Go SSD 512 Go 14&amp;quot; LED Liquid Retina XDR Wi-Fi 6E/Bluetooth Webcam Mac OS Sonoma&lt;/h2&gt;&#10;            &lt;/div&gt;&#10;    &lt;div class=&quot;product-info&quot;&gt;&#10;        &lt;div class=&quot;pic&quot;&gt;&#10;            &#10;    &#10;&#10;    &#10;&lt;div id=&quot;productphoto&quot; data-ean=&quot;0195949076572&quot; data-language=&quot;fr&quot;&gt;&#10;    &lt;div class=&quot;product&quot;&gt;&#10;        &lt;a href=&quot;&quot; class=&quot;photodefault clearfix&quot; id=&quot;ctl00_cphMainContent_hplZoom&quot; tabindex=&quot;0&quot;&gt;&#10;            &lt;img loading=&quot;lazy&quot; id=&quot;ctl00_cphMainContent_ImgProduct&quot; alt=&quot;Apple MacBook Pro M3 Pro 14&amp;quot; Noir sidéral 18Go/512 Go (MRX33FN/A)&quot; src=&quot;https://media.ldlc.com/r374/ld/products/00/06/07/94/LD0006079429.jpg&quot; title=&quot;Apple MacBook Pro M3 Pro 14&amp;quot; Noir sidéral 18Go/512 Go (MRX33FN/A)&quot;&gt;&#10;        &lt;/a&gt;&#10;            &lt;/div&gt;&#10;&#10;    &#10;    &lt;div class=&quot;zoom&quot;&gt;&#10;        &lt;ul class=&quot;clearfix&quot;&gt;&#10;                                                                                &lt;li class=&quot;zoomboxover vignette selected&quot; data-index=&quot;0&quot; data-type=&quot;photo&quot;&#10;                        id=&quot;liZoom_0&quot; &gt;&#10;                        &lt;a href=&quot;https://media.ldlc.com/r1600/ld/products/00/06/07/94/LD0006079429.jpg&quot; class=&quot;pVignette photo&quot; rel=&quot;photopopup&quot; tabindex=&quot;0&quot;&gt;&#10;                            &lt;img alt=&quot;Apple MacBook Pro M3 Pro 14&amp;quot; Noir sidéral 18Go/512 Go (MRX33FN/A) Puce Apple M3 Pro CPU 11 coeurs (GPU 14 coeurs) 18 Go SSD 512 Go 14&amp;quot; LED Liquid Retina XDR Wi-Fi 6E/Bluetooth Webcam Mac OS Sonoma&quot; loading=&quot;lazy&quot; src=&quot;https://media.ldlc.com/r80/ld/products/00/06/07/94/LD0006079429.jpg&quot; onerror=&quot;this.src='/build/img/public/no-photo.jpg'&quot; title=&quot;Apple MacBook Pro M3 Pro 14&amp;quot; Noir sidéral 18Go/512 Go (MRX33FN/A) Puce Apple M3 Pro CPU 11 coeurs (GPU 14 coeurs) 18 Go SSD 512 Go 14&amp;quot; LED Liquid Retina XDR Wi-Fi 6E/Bluetooth Webcam Mac OS Sonoma&quot;&gt;&#10;                        &lt;/a&gt;&#10;                    &lt;/li&gt;&#10;                                                                            &lt;li class=&quot;zoomboxover vignette &quot; data-index=&quot;1&quot; data-type=&quot;photo&quot;&#10;                        id=&quot;liZoom_1&quot; &gt;&#10;                        &lt;a href=&quot;https://media.ldlc.com/r1600/ld/products/00/06/07/94/LD0006079430.jpg&quot; class=&quot;pVignette photo&quot; rel=&quot;photopopup&quot; tabindex=&quot;0&quot;&gt;&#10;                            &lt;img alt=&quot;MacBook&quot; loading=&quot;lazy&quot; src=&quot;https://media.ldlc.com/r80/ld/products/00/06/07/94/LD0006079430.jpg&quot; onerror=&quot;this.src='/build/img/public/no-photo.jpg'&quot; title=&quot;MacBook&quot;&gt;&#10;                        &lt;/a&gt;&#10;                    &lt;/li&gt;&#10;                                                                            &lt;li class=&quot;zoomboxover vignette &quot; data-index=&quot;2&quot; data-type=&quot;photo&quot;&#10;                        id=&quot;liZoom_2&quot; &gt;&#10;                        &lt;a href=&quot;https://media.ldlc.com/r1600/ld/products/00/06/07/94/LD0006079431.jpg&quot; class=&quot;pVignette photo&quot; rel=&quot;photopopup&quot; tabindex=&quot;0&quot;&gt;&#10;                            &lt;img alt=&quot;Avis Apple MacBook Pro M3 Pro 14&amp;quot; Noir sidéral 18Go/512 Go (MRX33FN/A)&quot; loading=&quot;lazy&quot; src=&quot;https://media.ldlc.com/r80/ld/products/00/06/07/94/LD0006079431.jpg&quot; onerror=&quot;this.src='/build/img/public/no-photo.jpg'&quot; title=&quot;Avis Apple MacBook Pro M3 Pro 14&amp;quot; Noir sidéral 18Go/512 Go (MRX33FN/A)&quot;&gt;&#10;                        &lt;/a&gt;&#10;                    &lt;/li&gt;&#10;                                                                            &lt;li class=&quot;zoomboxover vignette &quot; data-index=&quot;3&quot; data-type=&quot;photo&quot;&#10;                        id=&quot;liZoom_3&quot; &gt;&#10;                        &lt;a href=&quot;https://media.ldlc.com/r1600/ld/products/00/06/07/94/LD0006079432.jpg&quot; class=&quot;pVignette photo&quot; rel=&quot;photopopup&quot; tabindex=&quot;0&quot;&gt;&#10;                            &lt;img alt=&quot;Acheter Apple MacBook Pro M3 Pro 14&amp;quot; Noir sidéral 18Go/512 Go (MRX33FN/A)&quot; loading=&quot;lazy&quot; src=&quot;https://media.ldlc.com/r80/ld/products/00/06/07/94/LD0006079432.jpg&quot; onerror=&quot;this.src='/build/img/public/no-photo.jpg'&quot; title=&quot;Acheter Apple MacBook Pro M3 Pro 14&amp;quot; Noir sidéral 18Go/512 Go (MRX33FN/A)&quot;&gt;&#10;                        &lt;/a&gt;&#10;                    &lt;/li&gt;&#10;                                                                            &lt;li class=&quot;zoomboxover vignette &quot; data-index=&quot;4&quot; data-type=&quot;photo&quot;&#10;                        id=&quot;liZoom_4&quot; &gt;&#10;                        &lt;a href=&quot;https://media.ldlc.com/r1600/ld/products/00/06/07/94/LD0006079433.jpg&quot; class=&quot;pVignette photo&quot; rel=&quot;photopopup&quot; tabindex=&quot;0&quot;&gt;&#10;                            &lt;img alt=&quot;Apple MacBook Pro M3 Pro 14&amp;quot; Noir sidéral 18Go/512 Go (MRX33FN/A) pas cher&quot; loading=&quot;lazy&quot; src=&quot;https://media.ldlc.com/r80/ld/products/00/06/07/94/LD0006079433.jpg&quot; onerror=&quot;this.src='/build/img/public/no-photo.jpg'&quot; title=&quot;Apple MacBook Pro M3 Pro 14&amp;quot; Noir sidéral 18Go/512 Go (MRX33FN/A) pas cher&quot;&gt;&#10;                        &lt;/a&gt;&#10;                    &lt;/li&gt;&#10;                                                                        &#10;        &lt;/ul&gt;&#10;    &lt;/div&gt;&#10;&lt;/div&gt;&#10;&lt;div class=&quot;swiper-product&quot;&gt;&#10;    &lt;div class=&quot;swiper&quot;&gt;&#10;        &lt;div class=&quot;swiper-wrapper&quot;&gt;&#10;                                                                    &lt;div class=&quot;swiper-slide&quot;&gt;&#10;                        &lt;a href=&quot;https://media.ldlc.com/r1600/ld/products/00/06/07/94/LD0006079429.jpg&quot; class=&quot;photodefault clearfix&quot;&#10;                           rel=&quot;photopopup&quot; tabindex=&quot;0&quot;&gt;&#10;                            &lt;img loading=&quot;lazy&quot; alt=&quot;Apple MacBook Pro M3 Pro 14&amp;quot; Noir sidéral 18Go/512 Go (MRX33FN/A) Puce Apple M3 Pro CPU 11 coeurs (GPU 14 coeurs) 18 Go SSD 512 Go 14&amp;quot; LED Liquid Retina XDR Wi-Fi 6E/Bluetooth Webcam Mac OS Sonoma&quot; src=&quot;https://media.ldlc.com/r374/ld/products/00/06/07/94/LD0006079429.jpg&quot;&#10;                                 onerror=&quot;this.src='/build/img/public/no-photo.jpg'&quot;&#10;                                 title=&quot;Apple MacBook Pro M3 Pro 14&amp;quot; Noir sidéral 18Go/512 Go (MRX33FN/A) Puce Apple M3 Pro CPU 11 coeurs (GPU 14 coeurs) 18 Go SSD 512 Go 14&amp;quot; LED Liquid Retina XDR Wi-Fi 6E/Bluetooth Webcam Mac OS Sonoma&quot;&gt;&#10;                        &lt;/a&gt;&#10;                    &lt;/div&gt;&#10;                                                        &lt;div class=&quot;swiper-slide&quot;&gt;&#10;                        &lt;a href=&quot;https://media.ldlc.com/r1600/ld/products/00/06/07/94/LD0006079430.jpg&quot; class=&quot;photodefault clearfix&quot;&#10;                           rel=&quot;photopopup&quot; tabindex=&quot;0&quot;&gt;&#10;                            &lt;img loading=&quot;lazy&quot; alt=&quot;MacBook&quot; src=&quot;https://media.ldlc.com/r374/ld/products/00/06/07/94/LD0006079430.jpg&quot;&#10;                                 onerror=&quot;this.src='/build/img/public/no-photo.jpg'&quot;&#10;                                 title=&quot;MacBook&quot;&gt;&#10;                        &lt;/a&gt;&#10;                    &lt;/div&gt;&#10;                                                        &lt;div class=&quot;swiper-slide&quot;&gt;&#10;                        &lt;a href=&quot;https://media.ldlc.com/r1600/ld/products/00/06/07/94/LD0006079431.jpg&quot; class=&quot;photodefault clearfix&quot;&#10;                           rel=&quot;photopopup&quot; tabindex=&quot;0&quot;&gt;&#10;                            &lt;img loading=&quot;lazy&quot; alt=&quot;Avis Apple MacBook Pro M3 Pro 14&amp;quot; Noir sidéral 18Go/512 Go (MRX33FN/A)&quot; src=&quot;https://media.ldlc.com/r374/ld/products/00/06/07/94/LD0006079431.jpg&quot;&#10;                                 onerror=&quot;this.src='/build/img/public/no-photo.jpg'&quot;&#10;                                 title=&quot;Avis Apple MacBook Pro M3 Pro 14&amp;quot; Noir sidéral 18Go/512 Go (MRX33FN/A)&quot;&gt;&#10;                        &lt;/a&gt;&#10;                    &lt;/div&gt;&#10;                                                        &lt;div class=&quot;swiper-slide&quot;&gt;&#10;                        &lt;a href=&quot;https://media.ldlc.com/r1600/ld/products/00/06/07/94/LD0006079432.jpg&quot; class=&quot;photodefault clearfix&quot;&#10;                           rel=&quot;photopopup&quot; tabindex=&quot;0&quot;&gt;&#10;                            &lt;img loading=&quot;lazy&quot; alt=&quot;Acheter Apple MacBook Pro M3 Pro 14&amp;quot; Noir sidéral 18Go/512 Go (MRX33FN/A)&quot; src=&quot;https://media.ldlc.com/r374/ld/products/00/06/07/94/LD0006079432.jpg&quot;&#10;                                 onerror=&quot;this.src='/build/img/public/no-photo.jpg'&quot;&#10;                                 title=&quot;Acheter Apple MacBook Pro M3 Pro 14&amp;quot; Noir sidéral 18Go/512 Go (MRX33FN/A)&quot;&gt;&#10;                        &lt;/a&gt;&#10;                    &lt;/div&gt;&#10;                                                        &lt;div class=&quot;swiper-slide&quot;&gt;&#10;                        &lt;a href=&quot;https://media.ldlc.com/r1600/ld/products/00/06/07/94/LD0006079433.jpg&quot; class=&quot;photodefault clearfix&quot;&#10;                           rel=&quot;photopopup&quot; tabindex=&quot;0&quot;&gt;&#10;                            &lt;img loading=&quot;lazy&quot; alt=&quot;Apple MacBook Pro M3 Pro 14&amp;quot; Noir sidéral 18Go/512 Go (MRX33FN/A) pas cher&quot; src=&quot;https://media.ldlc.com/r374/ld/products/00/06/07/94/LD0006079433.jpg&quot;&#10;                                 onerror=&quot;this.src='/build/img/public/no-photo.jpg'&quot;&#10;                                 title=&quot;Apple MacBook Pro M3 Pro 14&amp;quot; Noir sidéral 18Go/512 Go (MRX33FN/A) pas cher&quot;&gt;&#10;                        &lt;/a&gt;&#10;                    &lt;/div&gt;&#10;                                                &lt;/div&gt;&#10;        &lt;div class=&quot;swiper-pagination&quot;&gt;&lt;/div&gt;&#10;    &lt;/div&gt;&#10;&lt;/div&gt;&#10;&lt;p class=&quot;mention&quot;&gt;Photos non contractuelles&lt;/p&gt;&#10;        &lt;/div&gt;&#10;        &lt;div class=&quot;description&quot;&gt;&#10;            &lt;div class=&quot;additionalInformation&quot;&gt;&#10;                                                                                        &lt;div class=&quot;ratingClient&quot;&gt;&#10;                                                                &lt;a href=&quot;/fiche/PB00579946.html#clients-review&quot;&gt;&#10;                                    &lt;span class=&quot;star-10&quot;&gt;&lt;/span&gt;&#10;                                    Un avis client&#10;                                &lt;/a&gt;&#10;                            &lt;/div&gt;&#10;                                            &#10;                                            &lt;div class=&quot;additionalInformation-QandA hide&quot;&gt;&#10;                            &lt;a class=&quot;qa-ask-question-head&quot; href=&quot;#&quot; &gt;&#10;                                &lt;span class=&quot;icon icon-bubble&quot;&gt;&lt;/span&gt;&lt;span class=&quot;nb-questions-answers&quot;&gt;&lt;/span&gt; &lt;span class=&quot;questions-answers-label&quot;&gt;question / réponse&lt;/span&gt;&#10;                            &lt;/a&gt;&#10;                        &lt;/div&gt;&#10;                                                &lt;/div&gt;&#10;                            &lt;p class=&quot;desc&quot;&gt;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lt;/p&gt;&#10;                        &lt;p class=&quot;desc desc_mobile&quot;&gt;Puce Apple M3 Pro CPU 11 coeurs (GPU 14 coeurs) 18 Go SSD 512 Go 14&amp;quot; LED Liquid Retina XDR Wi-Fi 6E/Bluetooth Webcam Mac OS Sonoma&lt;/p&gt;&#10;&#10;            &#10;                                            &#10;                &lt;div class=&quot;bloc-variants&quot;&gt;&#10;                                                        &#10;    &lt;div class=&quot;variant&quot;&gt;&#10;        &lt;div class=&quot;title-3&quot;&gt;&#10;            Couleur&amp;nbsp;: &lt;strong class=&quot;selection&quot;&gt;&lt;/strong&gt;&#10;        &lt;/div&gt;&#10;        &lt;ul&gt;&#10;                                                                                                                &lt;a href=&quot;/fiche/PB00579945.html&quot;&gt;                    &lt;li class =&quot;dispo-other&quot;&#10;                        data-variant=&quot;Argent&quot;&#10;                        data-product-id=&quot;AR202310310163&quot;&#10;                        data-url-id=&quot;PB00579945&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24.jpg&quot; alt=&quot;&quot;&gt;&#10;                                &lt;/span&gt;&#10;                            &lt;/div&gt;&#10;                            &lt;div class=&quot;txt hidden-sm-up&quot;&gt;&#10;                                &lt;h3 class=&quot;label&quot;&gt;Argent&lt;/h3&gt;&#10;                                                                    &lt;div class=&quot;price&quot;&gt;2&amp;nbsp;499€00&lt;/div&gt;&#10;                                                                                                                                        &lt;div class=&quot;stock stock-1&quot;&gt;&#10;                                        &lt;span&gt;En &lt;em&gt;stock&lt;/em&gt;&lt;/span&gt;&#10;                                    &lt;/div&gt;&#10;                                                            &lt;/div&gt;&#10;                                            &lt;/li&gt;&#10;                &lt;/a&gt;                                                                                                                &lt;a href=&quot;/fiche/PB00582319.html&quot;&gt;                    &lt;li class =&quot;dispo-other&quot;&#10;                        data-variant=&quot;Gris&quot;&#10;                        data-product-id=&quot;AR202311170044&quot;&#10;                        data-url-id=&quot;PB00582319&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00_0006080411_0006080416_0006084887.jpg&quot; alt=&quot;&quot;&gt;&#10;                                &lt;/span&gt;&#10;                            &lt;/div&gt;&#10;                            &lt;div class=&quot;txt hidden-sm-up&quot;&gt;&#10;                                &lt;h3 class=&quot;label&quot;&gt;Gris&lt;/h3&gt;&#10;                                                                    &lt;div class=&quot;price&quot;&gt;2&amp;nbsp;689€01&lt;/div&gt;&#10;                                                                                                                                        &lt;div class=&quot;stock stock-6&quot;&gt;&#10;                                        &lt;span&gt;+ de &lt;em&gt;15 jours&lt;/em&gt;&lt;/span&gt;&#10;                                    &lt;/div&gt;&#10;                                                            &lt;/div&gt;&#10;                                            &lt;/li&gt;&#10;                &lt;/a&gt;                                                                                                                &lt;a href=&quot;/fiche/PB00579946.html&quot;&gt;                    &lt;li class =&quot;active&quot;&#10;                        data-variant=&quot;Noir&quot;&#10;                        data-product-id=&quot;AR202310310159&quot;&#10;                        data-url-id=&quot;PB00579946&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29.jpg&quot; alt=&quot;&quot;&gt;&#10;                                &lt;/span&gt;&#10;                            &lt;/div&gt;&#10;                            &lt;div class=&quot;txt hidden-sm-up&quot;&gt;&#10;                                &lt;h3 class=&quot;label&quot;&gt;Noir&lt;/h3&gt;&#10;                                                                    &lt;div class=&quot;price&quot;&gt;2&amp;nbsp;499€00&lt;/div&gt;&#10;                                                                                                                                        &lt;div class=&quot;stock stock-1&quot;&gt;&#10;                                        &lt;span&gt;En &lt;em&gt;stock&lt;/em&gt;&lt;/span&gt;&#10;                                    &lt;/div&gt;&#10;                                                            &lt;/div&gt;&#10;                                            &lt;/li&gt;&#10;                &lt;/a&gt;                    &lt;/ul&gt;&#10;    &lt;/div&gt;&#10;                                    &#10;    &lt;div class=&quot;variant&quot;&gt;&#10;        &lt;div class=&quot;title-3&quot;&gt;&#10;            Taille de l&amp;#039;écran&amp;nbsp;: &lt;strong class=&quot;selection&quot;&gt;&lt;/strong&gt;&#10;        &lt;/div&gt;&#10;        &lt;ul&gt;&#10;                                                                                                                &lt;a href=&quot;/fiche/PB00579946.html&quot;&gt;                    &lt;li class =&quot;active&quot;&#10;                        data-variant=&quot;14 pouces&quot;&#10;                        data-product-id=&quot;AR202310310159&quot;&#10;                        data-url-id=&quot;PB00579946&quot;&#10;                        data-tracking-event=&quot;click&quot;&#10;                        data-tracking-category=&quot;Variants&quot;&#10;                        data-tracking-action=&quot;Catégorie 4266&quot;&#10;                        data-tracking-label=&quot;Taille de l&amp;#039;écran - 889&quot;&#10;                    &gt;&#10;                                                    &lt;div class=&quot;txt&quot;&gt;&#10;                                &lt;h3 class=&quot;label&quot;&gt;14 pouces&lt;/h3&gt;&#10;                                                                    &lt;div class=&quot;price hidden&quot;&gt;&#10;                                        2&amp;nbsp;499€00&#10;                                    &lt;/div&gt;&#10;                                                                                                                                        &lt;div class=&quot;stock stock-1 hidden&quot;&gt;&#10;                                        &lt;span&gt;En &lt;em&gt;stock&lt;/em&gt;&lt;/span&gt;&#10;                                    &lt;/div&gt;&#10;                                                            &lt;/div&gt;&#10;                                            &lt;/li&gt;&#10;                &lt;/a&gt;                                                                                                                &lt;a href=&quot;/fiche/PB00579959.html&quot;&gt;                    &lt;li class =&quot;dispo-other&quot;&#10;                        data-variant=&quot;15/16 pouces&quot;&#10;                        data-product-id=&quot;AR202310310149&quot;&#10;                        data-url-id=&quot;PB00579959&quot;&#10;                        data-tracking-event=&quot;click&quot;&#10;                        data-tracking-category=&quot;Variants&quot;&#10;                        data-tracking-action=&quot;Catégorie 4266&quot;&#10;                        data-tracking-label=&quot;Taille de l&amp;#039;écran - 889&quot;&#10;                    &gt;&#10;                                                    &lt;div class=&quot;txt&quot;&gt;&#10;                                &lt;h3 class=&quot;label&quot;&gt;15/16 pouces&lt;/h3&gt;&#10;                                                                    &lt;div class=&quot;price hidden&quot;&gt;&#10;                                        2&amp;nbsp;999€00&#10;                                    &lt;/div&gt;&#10;                                                                                                                                        &lt;div class=&quot;stock stock-4 hidden&quot;&gt;&#10;                                        &lt;span&gt;Sous &lt;em&gt;7 jours&lt;/em&gt;&lt;/span&gt;&#10;                                    &lt;/div&gt;&#10;                                                            &lt;/div&gt;&#10;                                            &lt;/li&gt;&#10;                &lt;/a&gt;                    &lt;/ul&gt;&#10;    &lt;/div&gt;&#10;                                    &#10;    &lt;div class=&quot;variant&quot;&gt;&#10;        &lt;div class=&quot;title-3&quot;&gt;&#10;            Processeur&amp;nbsp;: &lt;strong class=&quot;selection&quot;&gt;&lt;/strong&gt;&#10;        &lt;/div&gt;&#10;        &lt;ul&gt;&#10;                                                                                                                &lt;a href=&quot;/fiche/PB00586994.html&quot;&gt;                    &lt;li class =&quot;dispo-other&quot;&#10;                        data-variant=&quot;Apple M3 (8-Core/GPU10-Core)&quot;&#10;                        data-product-id=&quot;AR202312220055&quot;&#10;                        data-url-id=&quot;PB00586994&quot;&#10;                        data-tracking-event=&quot;click&quot;&#10;                        data-tracking-category=&quot;Variants&quot;&#10;                        data-tracking-action=&quot;Catégorie 4266&quot;&#10;                        data-tracking-label=&quot;Processeur - 394&quot;&#10;                    &gt;&#10;                                                    &lt;div class=&quot;txt&quot;&gt;&#10;                                &lt;h3 class=&quot;label&quot;&gt;Apple M3 (8-Core/GPU10-Core)&lt;/h3&gt;&#10;                                                                    &lt;div class=&quot;price hidden&quot;&gt;&#10;                                        2&amp;nbsp;919€00&#10;                                    &lt;/div&gt;&#10;                                                                                                                                        &lt;div class=&quot;stock stock-6 hidden&quot;&gt;&#10;                                        &lt;span&gt;+ de &lt;em&gt;15 jours&lt;/em&gt;&lt;/span&gt;&#10;                                    &lt;/div&gt;&#10;                                                            &lt;/div&gt;&#10;                                            &lt;/li&gt;&#10;                &lt;/a&gt;                                                                                                                &lt;a href=&quot;/fiche/PB00588400.html&quot;&gt;                    &lt;li class =&quot;dispo-other&quot;&#10;                        data-variant=&quot;Apple M3 Max (14-Core/GPU30-Core)&quot;&#10;                        data-product-id=&quot;AR202401110068&quot;&#10;                        data-url-id=&quot;PB00588400&quot;&#10;                        data-tracking-event=&quot;click&quot;&#10;                        data-tracking-category=&quot;Variants&quot;&#10;                        data-tracking-action=&quot;Catégorie 4266&quot;&#10;                        data-tracking-label=&quot;Processeur - 394&quot;&#10;                    &gt;&#10;                                                    &lt;div class=&quot;txt&quot;&gt;&#10;                                &lt;h3 class=&quot;label&quot;&gt;Apple M3 Max (14-Core/GPU30-Core)&lt;/h3&gt;&#10;                                                                    &lt;div class=&quot;price hidden&quot;&gt;&#10;                                        5&amp;nbsp;149€00&#10;                                    &lt;/div&gt;&#10;                                                                                                                                        &lt;div class=&quot;stock stock-6 hidden&quot;&gt;&#10;                                        &lt;span&gt;+ de &lt;em&gt;15 jours&lt;/em&gt;&lt;/span&gt;&#10;                                    &lt;/div&gt;&#10;                                                            &lt;/div&gt;&#10;                                            &lt;/li&gt;&#10;                &lt;/a&gt;                                                                                                                &lt;a href=&quot;/fiche/PB00580734.html&quot;&gt;                    &lt;li class =&quot;dispo-other&quot;&#10;                        data-variant=&quot;Apple M3 Max (16-Core/GPU40-Core)&quot;&#10;                        data-product-id=&quot;AR202311060067&quot;&#10;                        data-url-id=&quot;PB00580734&quot;&#10;                        data-tracking-event=&quot;click&quot;&#10;                        data-tracking-category=&quot;Variants&quot;&#10;                        data-tracking-action=&quot;Catégorie 4266&quot;&#10;                        data-tracking-label=&quot;Processeur - 394&quot;&#10;                    &gt;&#10;                                                    &lt;div class=&quot;txt&quot;&gt;&#10;                                &lt;h3 class=&quot;label&quot;&gt;Apple M3 Max (16-Core/GPU40-Core)&lt;/h3&gt;&#10;                                                                    &lt;div class=&quot;price hidden&quot;&gt;&#10;                                        4&amp;nbsp;344€00&#10;                                    &lt;/div&gt;&#10;                                                                                                                                        &lt;div class=&quot;stock stock-6 hidden&quot;&gt;&#10;                                        &lt;span&gt;+ de &lt;em&gt;15 jours&lt;/em&gt;&lt;/span&gt;&#10;                                    &lt;/div&gt;&#10;                                                            &lt;/div&gt;&#10;                                            &lt;/li&gt;&#10;                &lt;/a&gt;                                                                                                                &lt;a href=&quot;/fiche/PB00579946.html&quot;&gt;                    &lt;li class =&quot;active&quot;&#10;                        data-variant=&quot;Apple M3 Pro (11-Core/GPU14-Core)&quot;&#10;                        data-product-id=&quot;AR202310310159&quot;&#10;                        data-url-id=&quot;PB00579946&quot;&#10;                        data-tracking-event=&quot;click&quot;&#10;                        data-tracking-category=&quot;Variants&quot;&#10;                        data-tracking-action=&quot;Catégorie 4266&quot;&#10;                        data-tracking-label=&quot;Processeur - 394&quot;&#10;                    &gt;&#10;                                                    &lt;div class=&quot;txt&quot;&gt;&#10;                                &lt;h3 class=&quot;label&quot;&gt;Apple M3 Pro (11-Core/GPU14-Core)&lt;/h3&gt;&#10;                                                                    &lt;div class=&quot;price hidden&quot;&gt;&#10;                                        2&amp;nbsp;499€00&#10;                                    &lt;/div&gt;&#10;                                                                                                                                        &lt;div class=&quot;stock stock-1 hidden&quot;&gt;&#10;                                        &lt;span&gt;En &lt;em&gt;stock&lt;/em&gt;&lt;/span&gt;&#10;                                    &lt;/div&gt;&#10;                                                            &lt;/div&gt;&#10;                                            &lt;/li&gt;&#10;                &lt;/a&gt;                                                                                                                &lt;a href=&quot;/fiche/PB00579951.html&quot;&gt;                    &lt;li class =&quot;dispo-other&quot;&#10;                        data-variant=&quot;Apple M3 Pro (12-Core/GPU18-Core)&quot;&#10;                        data-product-id=&quot;AR202310310161&quot;&#10;                        data-url-id=&quot;PB00579951&quot;&#10;                        data-tracking-event=&quot;click&quot;&#10;                        data-tracking-category=&quot;Variants&quot;&#10;                        data-tracking-action=&quot;Catégorie 4266&quot;&#10;                        data-tracking-label=&quot;Processeur - 394&quot;&#10;                    &gt;&#10;                                                    &lt;div class=&quot;txt&quot;&gt;&#10;                                &lt;h3 class=&quot;label&quot;&gt;Apple M3 Pro (12-Core/GPU18-Core)&lt;/h3&gt;&#10;                                                                    &lt;div class=&quot;price hidden&quot;&gt;&#10;                                        2&amp;nbsp;999€00&#10;                                    &lt;/div&gt;&#10;                                                                                                                                        &lt;div class=&quot;stock stock-1 hidden&quot;&gt;&#10;                                        &lt;span&gt;En &lt;em&gt;stock&lt;/em&gt;&lt;/span&gt;&#10;                                    &lt;/div&gt;&#10;                                                            &lt;/div&gt;&#10;                                            &lt;/li&gt;&#10;                &lt;/a&gt;                    &lt;/ul&gt;&#10;    &lt;/div&gt;&#10;                                    &#10;    &lt;div class=&quot;variant&quot;&gt;&#10;        &lt;div class=&quot;title-3&quot;&gt;&#10;            Taille de la mémoire&amp;nbsp;: &lt;strong class=&quot;selection&quot;&gt;&lt;/strong&gt;&#10;        &lt;/div&gt;&#10;        &lt;ul&gt;&#10;                                                                                                                &lt;a href=&quot;/fiche/PB00579942.html&quot;&gt;                    &lt;li class =&quot;dispo-other&quot;&#10;                        data-variant=&quot;8 Go&quot;&#10;                        data-product-id=&quot;AR202310310168&quot;&#10;                        data-url-id=&quot;PB00579942&quot;&#10;                        data-tracking-event=&quot;click&quot;&#10;                        data-tracking-category=&quot;Variants&quot;&#10;                        data-tracking-action=&quot;Catégorie 4266&quot;&#10;                        data-tracking-label=&quot;Taille de la mémoire - 395&quot;&#10;                    &gt;&#10;                                                    &lt;div class=&quot;txt&quot;&gt;&#10;                                &lt;h3 class=&quot;label&quot;&gt;8 Go&lt;/h3&gt;&#10;                                                                    &lt;div class=&quot;price hidden&quot;&gt;&#10;                                        2&amp;nbsp;229€00&#10;                                    &lt;/div&gt;&#10;                                                                                                                                        &lt;div class=&quot;stock stock-1 hidden&quot;&gt;&#10;                                        &lt;span&gt;En &lt;em&gt;stock&lt;/em&gt;&lt;/span&gt;&#10;                                    &lt;/div&gt;&#10;                                                            &lt;/div&gt;&#10;                                            &lt;/li&gt;&#10;                &lt;/a&gt;                                                                                                                &lt;a href=&quot;/fiche/PB00586994.html&quot;&gt;                    &lt;li class =&quot;dispo-other&quot;&#10;                        data-variant=&quot;16 Go&quot;&#10;                        data-product-id=&quot;AR202312220055&quot;&#10;                        data-url-id=&quot;PB00586994&quot;&#10;                        data-tracking-event=&quot;click&quot;&#10;                        data-tracking-category=&quot;Variants&quot;&#10;                        data-tracking-action=&quot;Catégorie 4266&quot;&#10;                        data-tracking-label=&quot;Taille de la mémoire - 395&quot;&#10;                    &gt;&#10;                                                    &lt;div class=&quot;txt&quot;&gt;&#10;                                &lt;h3 class=&quot;label&quot;&gt;16 Go&lt;/h3&gt;&#10;                                                                    &lt;div class=&quot;price hidden&quot;&gt;&#10;                                        2&amp;nbsp;919€00&#10;                                    &lt;/div&gt;&#10;                                                                                                                                        &lt;div class=&quot;stock stock-6 hidden&quot;&gt;&#10;                                        &lt;span&gt;+ de &lt;em&gt;15 jours&lt;/em&gt;&lt;/span&gt;&#10;                                    &lt;/div&gt;&#10;                                                            &lt;/div&gt;&#10;                                            &lt;/li&gt;&#10;                &lt;/a&gt;                                                                                                                &lt;a href=&quot;/fiche/PB00579946.html&quot;&gt;                    &lt;li class =&quot;active&quot;&#10;                        data-variant=&quot;18 Go&quot;&#10;                        data-product-id=&quot;AR202310310159&quot;&#10;                        data-url-id=&quot;PB00579946&quot;&#10;                        data-tracking-event=&quot;click&quot;&#10;                        data-tracking-category=&quot;Variants&quot;&#10;                        data-tracking-action=&quot;Catégorie 4266&quot;&#10;                        data-tracking-label=&quot;Taille de la mémoire - 395&quot;&#10;                    &gt;&#10;                                                    &lt;div class=&quot;txt&quot;&gt;&#10;                                &lt;h3 class=&quot;label&quot;&gt;18 Go&lt;/h3&gt;&#10;                                                                    &lt;div class=&quot;price hidden&quot;&gt;&#10;                                        2&amp;nbsp;499€00&#10;                                    &lt;/div&gt;&#10;                                                                                                                                        &lt;div class=&quot;stock stock-1 hidden&quot;&gt;&#10;                                        &lt;span&gt;En &lt;em&gt;stock&lt;/em&gt;&lt;/span&gt;&#10;                                    &lt;/div&gt;&#10;                                                            &lt;/div&gt;&#10;                                            &lt;/li&gt;&#10;                &lt;/a&gt;                                                                                                                &lt;a href=&quot;/fiche/PB00582189.html&quot;&gt;                    &lt;li class =&quot;dispo-other&quot;&#10;                        data-variant=&quot;24 Go&quot;&#10;                        data-product-id=&quot;AR202311160029&quot;&#10;                        data-url-id=&quot;PB00582189&quot;&#10;                        data-tracking-event=&quot;click&quot;&#10;                        data-tracking-category=&quot;Variants&quot;&#10;                        data-tracking-action=&quot;Catégorie 4266&quot;&#10;                        data-tracking-label=&quot;Taille de la mémoire - 395&quot;&#10;                    &gt;&#10;                                                    &lt;div class=&quot;txt&quot;&gt;&#10;                                &lt;h3 class=&quot;label&quot;&gt;24 Go&lt;/h3&gt;&#10;                                                                    &lt;div class=&quot;price hidden&quot;&gt;&#10;                                        2&amp;nbsp;479€00&#10;                                    &lt;/div&gt;&#10;                                                                                                                                        &lt;div class=&quot;stock stock-6 hidden&quot;&gt;&#10;                                        &lt;span&gt;+ de &lt;em&gt;15 jours&lt;/em&gt;&lt;/span&gt;&#10;                                    &lt;/div&gt;&#10;                                                            &lt;/div&gt;&#10;                                            &lt;/li&gt;&#10;                &lt;/a&gt;                                                                                                                &lt;a href=&quot;/fiche/PB00580762.html&quot;&gt;                    &lt;li class =&quot;dispo-other&quot;&#10;                        data-variant=&quot;36 Go&quot;&#10;                        data-product-id=&quot;AR202311070022&quot;&#10;                        data-url-id=&quot;PB00580762&quot;&#10;                        data-tracking-event=&quot;click&quot;&#10;                        data-tracking-category=&quot;Variants&quot;&#10;                        data-tracking-action=&quot;Catégorie 4266&quot;&#10;                        data-tracking-label=&quot;Taille de la mémoire - 395&quot;&#10;                    &gt;&#10;                                                    &lt;div class=&quot;txt&quot;&gt;&#10;                                &lt;h3 class=&quot;label&quot;&gt;36 Go&lt;/h3&gt;&#10;                                                                    &lt;div class=&quot;price hidden&quot;&gt;&#10;                                        2&amp;nbsp;959€01&#10;                                    &lt;/div&gt;&#10;                                                                                                                                        &lt;div class=&quot;stock stock-5 hidden&quot;&gt;&#10;                                        &lt;span&gt;Entre &lt;em&gt;7/15 jours&lt;/em&gt;&lt;/span&gt;&#10;                                    &lt;/div&gt;&#10;                                                            &lt;/div&gt;&#10;                                            &lt;/li&gt;&#10;                &lt;/a&gt;                                                                                                                &lt;a href=&quot;/fiche/PB00580734.html&quot;&gt;                    &lt;li class =&quot;dispo-other&quot;&#10;                        data-variant=&quot;48 Go&quot;&#10;                        data-product-id=&quot;AR202311060067&quot;&#10;                        data-url-id=&quot;PB00580734&quot;&#10;                        data-tracking-event=&quot;click&quot;&#10;                        data-tracking-category=&quot;Variants&quot;&#10;                        data-tracking-action=&quot;Catégorie 4266&quot;&#10;                        data-tracking-label=&quot;Taille de la mémoire - 395&quot;&#10;                    &gt;&#10;                                                    &lt;div class=&quot;txt&quot;&gt;&#10;                                &lt;h3 class=&quot;label&quot;&gt;48 Go&lt;/h3&gt;&#10;                                                                    &lt;div class=&quot;price hidden&quot;&gt;&#10;                                        4&amp;nbsp;344€00&#10;                                    &lt;/div&gt;&#10;                                                                                                                                        &lt;div class=&quot;stock stock-6 hidden&quot;&gt;&#10;                                        &lt;span&gt;+ de &lt;em&gt;15 jours&lt;/em&gt;&lt;/span&gt;&#10;                                    &lt;/div&gt;&#10;                                                            &lt;/div&gt;&#10;                                            &lt;/li&gt;&#10;                &lt;/a&gt;                                                                                                                &lt;a href=&quot;/fiche/PB00580756.html&quot;&gt;                    &lt;li class =&quot;dispo-other&quot;&#10;                        data-variant=&quot;64 Go&quot;&#10;                        data-product-id=&quot;AR202311070021&quot;&#10;                        data-url-id=&quot;PB00580756&quot;&#10;                        data-tracking-event=&quot;click&quot;&#10;                        data-tracking-category=&quot;Variants&quot;&#10;                        data-tracking-action=&quot;Catégorie 4266&quot;&#10;                        data-tracking-label=&quot;Taille de la mémoire - 395&quot;&#10;                    &gt;&#10;                                                    &lt;div class=&quot;txt&quot;&gt;&#10;                                &lt;h3 class=&quot;label&quot;&gt;64 Go&lt;/h3&gt;&#10;                                                                    &lt;div class=&quot;price hidden&quot;&gt;&#10;                                        4&amp;nbsp;804€01&#10;                                    &lt;/div&gt;&#10;                                                                                                                                        &lt;div class=&quot;stock stock-5 hidden&quot;&gt;&#10;                                        &lt;span&gt;Entre &lt;em&gt;7/15 jours&lt;/em&gt;&lt;/span&gt;&#10;                                    &lt;/div&gt;&#10;                                                            &lt;/div&gt;&#10;                                            &lt;/li&gt;&#10;                &lt;/a&gt;                                                                                                                &lt;a href=&quot;/fiche/PB00581126.html&quot;&gt;                    &lt;li class =&quot;dispo-other&quot;&#10;                        data-variant=&quot;96 Go&quot;&#10;                        data-product-id=&quot;AR202311080058&quot;&#10;                        data-url-id=&quot;PB00581126&quot;&#10;                        data-tracking-event=&quot;click&quot;&#10;                        data-tracking-category=&quot;Variants&quot;&#10;                        data-tracking-action=&quot;Catégorie 4266&quot;&#10;                        data-tracking-label=&quot;Taille de la mémoire - 395&quot;&#10;                    &gt;&#10;                                                    &lt;div class=&quot;txt&quot;&gt;&#10;                                &lt;h3 class=&quot;label&quot;&gt;96 Go&lt;/h3&gt;&#10;                                                                    &lt;div class=&quot;price hidden&quot;&gt;&#10;                                        5&amp;nbsp;629€00&#10;                                    &lt;/div&gt;&#10;                                                                                                                                        &lt;div class=&quot;stock stock-6 hidden&quot;&gt;&#10;                                        &lt;span&gt;+ de &lt;em&gt;15 jours&lt;/em&gt;&lt;/span&gt;&#10;                                    &lt;/div&gt;&#10;                                                            &lt;/div&gt;&#10;                                            &lt;/li&gt;&#10;                &lt;/a&gt;                                                                                                                &lt;a href=&quot;/fiche/PB00589141.html&quot;&gt;                    &lt;li class =&quot;dispo-other&quot;&#10;                        data-variant=&quot;128 Go&quot;&#10;                        data-product-id=&quot;AR202401160088&quot;&#10;                        data-url-id=&quot;PB00589141&quot;&#10;                        data-tracking-event=&quot;click&quot;&#10;                        data-tracking-category=&quot;Variants&quot;&#10;                        data-tracking-action=&quot;Catégorie 4266&quot;&#10;                        data-tracking-label=&quot;Taille de la mémoire - 395&quot;&#10;                    &gt;&#10;                                                    &lt;div class=&quot;txt&quot;&gt;&#10;                                &lt;h3 class=&quot;label&quot;&gt;128 Go&lt;/h3&gt;&#10;                                                                    &lt;div class=&quot;price hidden&quot;&gt;&#10;                                        5&amp;nbsp;724€00&#10;                                    &lt;/div&gt;&#10;                                                                                                                                        &lt;div class=&quot;stock stock-6 hidden&quot;&gt;&#10;                                        &lt;span&gt;+ de &lt;em&gt;15 jours&lt;/em&gt;&lt;/span&gt;&#10;                                    &lt;/div&gt;&#10;                                                            &lt;/div&gt;&#10;                                            &lt;/li&gt;&#10;                &lt;/a&gt;                    &lt;/ul&gt;&#10;    &lt;/div&gt;&#10;                                    &#10;    &lt;div class=&quot;variant&quot;&gt;&#10;        &lt;div class=&quot;title-3&quot;&gt;&#10;            Capacité&amp;nbsp;: &lt;strong class=&quot;selection&quot;&gt;&lt;/strong&gt;&#10;        &lt;/div&gt;&#10;        &lt;ul&gt;&#10;                                                                                                                &lt;a href=&quot;/fiche/PB00579946.html&quot;&gt;                    &lt;li class =&quot;active&quot;&#10;                        data-variant=&quot;512 Go&quot;&#10;                        data-product-id=&quot;AR202310310159&quot;&#10;                        data-url-id=&quot;PB00579946&quot;&#10;                        data-tracking-event=&quot;click&quot;&#10;                        data-tracking-category=&quot;Variants&quot;&#10;                        data-tracking-action=&quot;Catégorie 4266&quot;&#10;                        data-tracking-label=&quot;Capacité - 62&quot;&#10;                    &gt;&#10;                                                    &lt;div class=&quot;txt&quot;&gt;&#10;                                &lt;h3 class=&quot;label&quot;&gt;512 Go&lt;/h3&gt;&#10;                                                                    &lt;div class=&quot;price hidden&quot;&gt;&#10;                                        2&amp;nbsp;499€00&#10;                                    &lt;/div&gt;&#10;                                                                                                                                        &lt;div class=&quot;stock stock-1 hidden&quot;&gt;&#10;                                        &lt;span&gt;En &lt;em&gt;stock&lt;/em&gt;&lt;/span&gt;&#10;                                    &lt;/div&gt;&#10;                                                            &lt;/div&gt;&#10;                                            &lt;/li&gt;&#10;                &lt;/a&gt;                                                                                                                &lt;a href=&quot;/fiche/PB00585460.html&quot;&gt;                    &lt;li class =&quot;dispo-other&quot;&#10;                        data-variant=&quot;1024 Go&quot;&#10;                        data-product-id=&quot;AR202312110025&quot;&#10;                        data-url-id=&quot;PB00585460&quot;&#10;                        data-tracking-event=&quot;click&quot;&#10;                        data-tracking-category=&quot;Variants&quot;&#10;                        data-tracking-action=&quot;Catégorie 4266&quot;&#10;                        data-tracking-label=&quot;Capacité - 62&quot;&#10;                    &gt;&#10;                                                    &lt;div class=&quot;txt&quot;&gt;&#10;                                &lt;h3 class=&quot;label&quot;&gt;1024 Go&lt;/h3&gt;&#10;                                                                    &lt;div class=&quot;price hidden&quot;&gt;&#10;                                        2&amp;nbsp;729€00&#10;                                    &lt;/div&gt;&#10;                                                                                                                                        &lt;div class=&quot;stock stock-6 hidden&quot;&gt;&#10;                                        &lt;span&gt;+ de &lt;em&gt;15 jours&lt;/em&gt;&lt;/span&gt;&#10;                                    &lt;/div&gt;&#10;                                                            &lt;/div&gt;&#10;                                            &lt;/li&gt;&#10;                &lt;/a&gt;                                                                                                                &lt;a href=&quot;/fiche/PB00587207.html&quot;&gt;                    &lt;li class =&quot;dispo-other&quot;&#10;                        data-variant=&quot;2048 Go&quot;&#10;                        data-product-id=&quot;AR202401020008&quot;&#10;                        data-url-id=&quot;PB00587207&quot;&#10;                        data-tracking-event=&quot;click&quot;&#10;                        data-tracking-category=&quot;Variants&quot;&#10;                        data-tracking-action=&quot;Catégorie 4266&quot;&#10;                        data-tracking-label=&quot;Capacité - 62&quot;&#10;                    &gt;&#10;                                                    &lt;div class=&quot;txt&quot;&gt;&#10;                                &lt;h3 class=&quot;label&quot;&gt;2048 Go&lt;/h3&gt;&#10;                                                                    &lt;div class=&quot;price hidden&quot;&gt;&#10;                                        4&amp;nbsp;459€00&#10;                                    &lt;/div&gt;&#10;                                                                                                                                        &lt;div class=&quot;stock stock-4 hidden&quot;&gt;&#10;                                        &lt;span&gt;Sous &lt;em&gt;7 jours&lt;/em&gt;&lt;/span&gt;&#10;                                    &lt;/div&gt;&#10;                                                            &lt;/div&gt;&#10;                                            &lt;/li&gt;&#10;                &lt;/a&gt;                                                                                                                &lt;a href=&quot;/fiche/PB00588400.html&quot;&gt;                    &lt;li class =&quot;dispo-other&quot;&#10;                        data-variant=&quot;4096 Go&quot;&#10;                        data-product-id=&quot;AR202401110068&quot;&#10;                        data-url-id=&quot;PB00588400&quot;&#10;                        data-tracking-event=&quot;click&quot;&#10;                        data-tracking-category=&quot;Variants&quot;&#10;                        data-tracking-action=&quot;Catégorie 4266&quot;&#10;                        data-tracking-label=&quot;Capacité - 62&quot;&#10;                    &gt;&#10;                                                    &lt;div class=&quot;txt&quot;&gt;&#10;                                &lt;h3 class=&quot;label&quot;&gt;4096 Go&lt;/h3&gt;&#10;                                                                    &lt;div class=&quot;price hidden&quot;&gt;&#10;                                        5&amp;nbsp;149€00&#10;                                    &lt;/div&gt;&#10;                                                                                                                                        &lt;div class=&quot;stock stock-6 hidden&quot;&gt;&#10;                                        &lt;span&gt;+ de &lt;em&gt;15 jours&lt;/em&gt;&lt;/span&gt;&#10;                                    &lt;/div&gt;&#10;                                                            &lt;/div&gt;&#10;                                            &lt;/li&gt;&#10;                &lt;/a&gt;                                                                                                                &lt;a href=&quot;/fiche/PB00583543.html&quot;&gt;                    &lt;li class =&quot;dispo-other&quot;&#10;                        data-variant=&quot;8192 Go&quot;&#10;                        data-product-id=&quot;AR202311240043&quot;&#10;                        data-url-id=&quot;PB00583543&quot;&#10;                        data-tracking-event=&quot;click&quot;&#10;                        data-tracking-category=&quot;Variants&quot;&#10;                        data-tracking-action=&quot;Catégorie 4266&quot;&#10;                        data-tracking-label=&quot;Capacité - 62&quot;&#10;                    &gt;&#10;                                                    &lt;div class=&quot;txt&quot;&gt;&#10;                                &lt;h3 class=&quot;label&quot;&gt;8192 Go&lt;/h3&gt;&#10;                                                                    &lt;div class=&quot;price hidden&quot;&gt;&#10;                                        8&amp;nbsp;529€00&#10;                                    &lt;/div&gt;&#10;                                                                                                                                        &lt;div class=&quot;stock stock-6 hidden&quot;&gt;&#10;                                        &lt;span&gt;+ de &lt;em&gt;15 jours&lt;/em&gt;&lt;/span&gt;&#10;                                    &lt;/div&gt;&#10;                                                            &lt;/div&gt;&#10;                                            &lt;/li&gt;&#10;                &lt;/a&gt;                    &lt;/ul&gt;&#10;    &lt;/div&gt;&#10;    &lt;/div&gt;&#10;&#10;    &lt;div class=&quot;bloc-variants-mobile&quot;&gt;&#10;                    &lt;div class=&quot;variant-mobile-select&quot;&gt;&#10;                &lt;a href=&quot;#&quot; data-target=&quot;#modal-variants&quot; data-toggle=&quot;modal&quot; data-remote=&quot;false&quot;&gt;&#10;                                                                                                &lt;div class=&quot;img-variant&quot;&gt;&#10;                                &lt;span class=&quot;transparence&quot;&gt;&#10;                                    &lt;img src=&quot;https://media.ldlc.com/r80/ld/products/00/06/07/94/LD0006079429.jpg&quot; alt=&quot;&quot;&gt;&#10;                                &lt;/span&gt;&#10;                            &lt;/div&gt;&#10;                                                                &lt;div class=&quot;title-3&quot;&gt;&#10;                        Couleur&amp;nbsp;: &lt;strong class=&quot;selection&quot;&gt;&lt;/strong&gt;&#10;                    &lt;/div&gt;&#10;                    &lt;span class=&quot;icon icon-arrow-right-bold&quot;&gt;&lt;/span&gt;&#10;                &lt;/a&gt;&#10;            &lt;/div&gt;&#10;                    &lt;div class=&quot;variant-mobile-select&quot;&gt;&#10;                &lt;a href=&quot;#&quot; data-target=&quot;#modal-variants&quot; data-toggle=&quot;modal&quot; data-remote=&quot;false&quot;&gt;&#10;                                        &lt;div class=&quot;title-3&quot;&gt;&#10;                        Taille de l&amp;#039;écran&amp;nbsp;: &lt;strong class=&quot;selection&quot;&gt;&lt;/strong&gt;&#10;                    &lt;/div&gt;&#10;                    &lt;span class=&quot;icon icon-arrow-right-bold&quot;&gt;&lt;/span&gt;&#10;                &lt;/a&gt;&#10;            &lt;/div&gt;&#10;                    &lt;div class=&quot;variant-mobile-select&quot;&gt;&#10;                &lt;a href=&quot;#&quot; data-target=&quot;#modal-variants&quot; data-toggle=&quot;modal&quot; data-remote=&quot;false&quot;&gt;&#10;                                        &lt;div class=&quot;title-3&quot;&gt;&#10;                        Processeur&amp;nbsp;: &lt;strong class=&quot;selection&quot;&gt;&lt;/strong&gt;&#10;                    &lt;/div&gt;&#10;                    &lt;span class=&quot;icon icon-arrow-right-bold&quot;&gt;&lt;/span&gt;&#10;                &lt;/a&gt;&#10;            &lt;/div&gt;&#10;                    &lt;div class=&quot;variant-mobile-select&quot;&gt;&#10;                &lt;a href=&quot;#&quot; data-target=&quot;#modal-variants&quot; data-toggle=&quot;modal&quot; data-remote=&quot;false&quot;&gt;&#10;                                        &lt;div class=&quot;title-3&quot;&gt;&#10;                        Taille de la mémoire&amp;nbsp;: &lt;strong class=&quot;selection&quot;&gt;&lt;/strong&gt;&#10;                    &lt;/div&gt;&#10;                    &lt;span class=&quot;icon icon-arrow-right-bold&quot;&gt;&lt;/span&gt;&#10;                &lt;/a&gt;&#10;            &lt;/div&gt;&#10;                    &lt;div class=&quot;variant-mobile-select&quot;&gt;&#10;                &lt;a href=&quot;#&quot; data-target=&quot;#modal-variants&quot; data-toggle=&quot;modal&quot; data-remote=&quot;false&quot;&gt;&#10;                                        &lt;div class=&quot;title-3&quot;&gt;&#10;                        Capacité&amp;nbsp;: &lt;strong class=&quot;selection&quot;&gt;&lt;/strong&gt;&#10;                    &lt;/div&gt;&#10;                    &lt;span class=&quot;icon icon-arrow-right-bold&quot;&gt;&lt;/span&gt;&#10;                &lt;/a&gt;&#10;            &lt;/div&gt;&#10;            &lt;/div&gt;&#10;&#10;    &lt;div class=&quot;modal modal-variants&quot; id=&quot;modal-variants&quot; tabindex=&quot;-1&quot; role=&quot;dialog&quot; aria-labelledby=&quot;myModalLabel&quot;&gt;&#10;    &lt;div class=&quot;modal-dialog width-dialog&quot; role=&quot;document&quot;&gt;&#10;        &lt;div class=&quot;modal-content&quot;&gt;&#10;            &lt;button type=&quot;button&quot; class=&quot;close&quot; data-dismiss=&quot;modal&quot; aria-label=&quot;Close&quot;&gt;&#10;                Appliquer&#10;            &lt;/button&gt;&#10;            &lt;div class=&quot;modal-body&quot;&gt;&#10;                                                                                    &#10;    &lt;div class=&quot;variant&quot;&gt;&#10;        &lt;div class=&quot;title-3&quot;&gt;&#10;            Couleur&amp;nbsp;: &lt;strong class=&quot;selection&quot;&gt;&lt;/strong&gt;&#10;        &lt;/div&gt;&#10;        &lt;ul&gt;&#10;                                                                                                                                    &lt;li class =&quot;dispo-other&quot;&#10;                        data-variant=&quot;Argent&quot;&#10;                        data-product-id=&quot;AR202310310163&quot;&#10;                        data-url-id=&quot;PB00579945&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24.jpg&quot; alt=&quot;&quot;&gt;&#10;                                &lt;/span&gt;&#10;                            &lt;/div&gt;&#10;                            &lt;div class=&quot;txt hidden-sm-up&quot;&gt;&#10;                                &lt;h3 class=&quot;label&quot;&gt;Argent&lt;/h3&gt;&#10;                                                                    &lt;div class=&quot;price&quot;&gt;2&amp;nbsp;499€00&lt;/div&gt;&#10;                                                                                                                                        &lt;div class=&quot;stock stock-1&quot;&gt;&#10;                                        &lt;span&gt;En &lt;em&gt;stock&lt;/em&gt;&lt;/span&gt;&#10;                                    &lt;/div&gt;&#10;                                                            &lt;/div&gt;&#10;                                            &lt;/li&gt;&#10;                                                                                                                                                    &lt;li class =&quot;dispo-other&quot;&#10;                        data-variant=&quot;Gris&quot;&#10;                        data-product-id=&quot;AR202311170044&quot;&#10;                        data-url-id=&quot;PB00582319&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00_0006080411_0006080416_0006084887.jpg&quot; alt=&quot;&quot;&gt;&#10;                                &lt;/span&gt;&#10;                            &lt;/div&gt;&#10;                            &lt;div class=&quot;txt hidden-sm-up&quot;&gt;&#10;                                &lt;h3 class=&quot;label&quot;&gt;Gris&lt;/h3&gt;&#10;                                                                    &lt;div class=&quot;price&quot;&gt;2&amp;nbsp;689€01&lt;/div&gt;&#10;                                                                                                                                        &lt;div class=&quot;stock stock-6&quot;&gt;&#10;                                        &lt;span&gt;+ de &lt;em&gt;15 jours&lt;/em&gt;&lt;/span&gt;&#10;                                    &lt;/div&gt;&#10;                                                            &lt;/div&gt;&#10;                                            &lt;/li&gt;&#10;                                                                                                                                                    &lt;li class =&quot;active&quot;&#10;                        data-variant=&quot;Noir&quot;&#10;                        data-product-id=&quot;AR202310310159&quot;&#10;                        data-url-id=&quot;PB00579946&quot;&#10;                        data-tracking-event=&quot;click&quot;&#10;                        data-tracking-category=&quot;Variants&quot;&#10;                        data-tracking-action=&quot;Catégorie 4266&quot;&#10;                        data-tracking-label=&quot;Couleur - 70&quot;&#10;                    &gt;&#10;                                                    &lt;div class=&quot;img-variant&quot;&gt;&#10;                                &lt;span class=&quot;transparence&quot;&gt;&#10;                                    &lt;img src=&quot;https://media.ldlc.com/r80/ld/products/00/06/07/94/LD0006079429.jpg&quot; alt=&quot;&quot;&gt;&#10;                                &lt;/span&gt;&#10;                            &lt;/div&gt;&#10;                            &lt;div class=&quot;txt hidden-sm-up&quot;&gt;&#10;                                &lt;h3 class=&quot;label&quot;&gt;Noir&lt;/h3&gt;&#10;                                                                    &lt;div class=&quot;price&quot;&gt;2&amp;nbsp;499€00&lt;/div&gt;&#10;                                                                                                                                        &lt;div class=&quot;stock stock-1&quot;&gt;&#10;                                        &lt;span&gt;En &lt;em&gt;stock&lt;/em&gt;&lt;/span&gt;&#10;                                    &lt;/div&gt;&#10;                                                            &lt;/div&gt;&#10;                                            &lt;/li&gt;&#10;                                    &lt;/ul&gt;&#10;    &lt;/div&gt;&#10;                                    &#10;    &lt;div class=&quot;variant&quot;&gt;&#10;        &lt;div class=&quot;title-3&quot;&gt;&#10;            Taille de l&amp;#039;écran&amp;nbsp;: &lt;strong class=&quot;selection&quot;&gt;&lt;/strong&gt;&#10;        &lt;/div&gt;&#10;        &lt;ul&gt;&#10;                                                                                                                                    &lt;li class =&quot;active&quot;&#10;                        data-variant=&quot;14 pouces&quot;&#10;                        data-product-id=&quot;AR202310310159&quot;&#10;                        data-url-id=&quot;PB00579946&quot;&#10;                        data-tracking-event=&quot;click&quot;&#10;                        data-tracking-category=&quot;Variants&quot;&#10;                        data-tracking-action=&quot;Catégorie 4266&quot;&#10;                        data-tracking-label=&quot;Taille de l&amp;#039;écran - 889&quot;&#10;                    &gt;&#10;                                                    &lt;div class=&quot;txt&quot;&gt;&#10;                                &lt;h3 class=&quot;label&quot;&gt;14 pouces&lt;/h3&gt;&#10;                                                                    &lt;div class=&quot;price hidden&quot;&gt;&#10;                                        2&amp;nbsp;499€00&#10;                                    &lt;/div&gt;&#10;                                                                                                                                        &lt;div class=&quot;stock stock-1 hidden&quot;&gt;&#10;                                        &lt;span&gt;En &lt;em&gt;stock&lt;/em&gt;&lt;/span&gt;&#10;                                    &lt;/div&gt;&#10;                                                            &lt;/div&gt;&#10;                                            &lt;/li&gt;&#10;                                                                                                                                                    &lt;li class =&quot;dispo-other&quot;&#10;                        data-variant=&quot;15/16 pouces&quot;&#10;                        data-product-id=&quot;AR202310310149&quot;&#10;                        data-url-id=&quot;PB00579959&quot;&#10;                        data-tracking-event=&quot;click&quot;&#10;                        data-tracking-category=&quot;Variants&quot;&#10;                        data-tracking-action=&quot;Catégorie 4266&quot;&#10;                        data-tracking-label=&quot;Taille de l&amp;#039;écran - 889&quot;&#10;                    &gt;&#10;                                                    &lt;div class=&quot;txt&quot;&gt;&#10;                                &lt;h3 class=&quot;label&quot;&gt;15/16 pouces&lt;/h3&gt;&#10;                                                                    &lt;div class=&quot;price hidden&quot;&gt;&#10;                                        2&amp;nbsp;999€00&#10;                                    &lt;/div&gt;&#10;                                                                                                                                        &lt;div class=&quot;stock stock-4 hidden&quot;&gt;&#10;                                        &lt;span&gt;Sous &lt;em&gt;7 jours&lt;/em&gt;&lt;/span&gt;&#10;                                    &lt;/div&gt;&#10;                                                            &lt;/div&gt;&#10;                                            &lt;/li&gt;&#10;                                    &lt;/ul&gt;&#10;    &lt;/div&gt;&#10;                                    &#10;    &lt;div class=&quot;variant&quot;&gt;&#10;        &lt;div class=&quot;title-3&quot;&gt;&#10;            Processeur&amp;nbsp;: &lt;strong class=&quot;selection&quot;&gt;&lt;/strong&gt;&#10;        &lt;/div&gt;&#10;        &lt;ul&gt;&#10;                                                                                                                                    &lt;li class =&quot;dispo-other&quot;&#10;                        data-variant=&quot;Apple M3 (8-Core/GPU10-Core)&quot;&#10;                        data-product-id=&quot;AR202312220055&quot;&#10;                        data-url-id=&quot;PB00586994&quot;&#10;                        data-tracking-event=&quot;click&quot;&#10;                        data-tracking-category=&quot;Variants&quot;&#10;                        data-tracking-action=&quot;Catégorie 4266&quot;&#10;                        data-tracking-label=&quot;Processeur - 394&quot;&#10;                    &gt;&#10;                                                    &lt;div class=&quot;txt&quot;&gt;&#10;                                &lt;h3 class=&quot;label&quot;&gt;Apple M3 (8-Core/GPU10-Core)&lt;/h3&gt;&#10;                                                                    &lt;div class=&quot;price hidden&quot;&gt;&#10;                                        2&amp;nbsp;919€00&#10;                                    &lt;/div&gt;&#10;                                                                                                                                        &lt;div class=&quot;stock stock-6 hidden&quot;&gt;&#10;                                        &lt;span&gt;+ de &lt;em&gt;15 jours&lt;/em&gt;&lt;/span&gt;&#10;                                    &lt;/div&gt;&#10;                                                            &lt;/div&gt;&#10;                                            &lt;/li&gt;&#10;                                                                                                                                                    &lt;li class =&quot;dispo-other&quot;&#10;                        data-variant=&quot;Apple M3 Max (14-Core/GPU30-Core)&quot;&#10;                        data-product-id=&quot;AR202401110068&quot;&#10;                        data-url-id=&quot;PB00588400&quot;&#10;                        data-tracking-event=&quot;click&quot;&#10;                        data-tracking-category=&quot;Variants&quot;&#10;                        data-tracking-action=&quot;Catégorie 4266&quot;&#10;                        data-tracking-label=&quot;Processeur - 394&quot;&#10;                    &gt;&#10;                                                    &lt;div class=&quot;txt&quot;&gt;&#10;                                &lt;h3 class=&quot;label&quot;&gt;Apple M3 Max (14-Core/GPU30-Core)&lt;/h3&gt;&#10;                                                                    &lt;div class=&quot;price hidden&quot;&gt;&#10;                                        5&amp;nbsp;149€00&#10;                                    &lt;/div&gt;&#10;                                                                                                                                        &lt;div class=&quot;stock stock-6 hidden&quot;&gt;&#10;                                        &lt;span&gt;+ de &lt;em&gt;15 jours&lt;/em&gt;&lt;/span&gt;&#10;                                    &lt;/div&gt;&#10;                                                            &lt;/div&gt;&#10;                                            &lt;/li&gt;&#10;                                                                                                                                                    &lt;li class =&quot;dispo-other&quot;&#10;                        data-variant=&quot;Apple M3 Max (16-Core/GPU40-Core)&quot;&#10;                        data-product-id=&quot;AR202311060067&quot;&#10;                        data-url-id=&quot;PB00580734&quot;&#10;                        data-tracking-event=&quot;click&quot;&#10;                        data-tracking-category=&quot;Variants&quot;&#10;                        data-tracking-action=&quot;Catégorie 4266&quot;&#10;                        data-tracking-label=&quot;Processeur - 394&quot;&#10;                    &gt;&#10;                                                    &lt;div class=&quot;txt&quot;&gt;&#10;                                &lt;h3 class=&quot;label&quot;&gt;Apple M3 Max (16-Core/GPU40-Core)&lt;/h3&gt;&#10;                                                                    &lt;div class=&quot;price hidden&quot;&gt;&#10;                                        4&amp;nbsp;344€00&#10;                                    &lt;/div&gt;&#10;                                                                                                                                        &lt;div class=&quot;stock stock-6 hidden&quot;&gt;&#10;                                        &lt;span&gt;+ de &lt;em&gt;15 jours&lt;/em&gt;&lt;/span&gt;&#10;                                    &lt;/div&gt;&#10;                                                            &lt;/div&gt;&#10;                                            &lt;/li&gt;&#10;                                                                                                                                                    &lt;li class =&quot;active&quot;&#10;                        data-variant=&quot;Apple M3 Pro (11-Core/GPU14-Core)&quot;&#10;                        data-product-id=&quot;AR202310310159&quot;&#10;                        data-url-id=&quot;PB00579946&quot;&#10;                        data-tracking-event=&quot;click&quot;&#10;                        data-tracking-category=&quot;Variants&quot;&#10;                        data-tracking-action=&quot;Catégorie 4266&quot;&#10;                        data-tracking-label=&quot;Processeur - 394&quot;&#10;                    &gt;&#10;                                                    &lt;div class=&quot;txt&quot;&gt;&#10;                                &lt;h3 class=&quot;label&quot;&gt;Apple M3 Pro (11-Core/GPU14-Core)&lt;/h3&gt;&#10;                                                                    &lt;div class=&quot;price hidden&quot;&gt;&#10;                                        2&amp;nbsp;499€00&#10;                                    &lt;/div&gt;&#10;                                                                                                                                        &lt;div class=&quot;stock stock-1 hidden&quot;&gt;&#10;                                        &lt;span&gt;En &lt;em&gt;stock&lt;/em&gt;&lt;/span&gt;&#10;                                    &lt;/div&gt;&#10;                                                            &lt;/div&gt;&#10;                                            &lt;/li&gt;&#10;                                                                                                                                                    &lt;li class =&quot;dispo-other&quot;&#10;                        data-variant=&quot;Apple M3 Pro (12-Core/GPU18-Core)&quot;&#10;                        data-product-id=&quot;AR202310310161&quot;&#10;                        data-url-id=&quot;PB00579951&quot;&#10;                        data-tracking-event=&quot;click&quot;&#10;                        data-tracking-category=&quot;Variants&quot;&#10;                        data-tracking-action=&quot;Catégorie 4266&quot;&#10;                        data-tracking-label=&quot;Processeur - 394&quot;&#10;                    &gt;&#10;                                                    &lt;div class=&quot;txt&quot;&gt;&#10;                                &lt;h3 class=&quot;label&quot;&gt;Apple M3 Pro (12-Core/GPU18-Core)&lt;/h3&gt;&#10;                                                                    &lt;div class=&quot;price hidden&quot;&gt;&#10;                                        2&amp;nbsp;999€00&#10;                                    &lt;/div&gt;&#10;                                                                                                                                        &lt;div class=&quot;stock stock-1 hidden&quot;&gt;&#10;                                        &lt;span&gt;En &lt;em&gt;stock&lt;/em&gt;&lt;/span&gt;&#10;                                    &lt;/div&gt;&#10;                                                            &lt;/div&gt;&#10;                                            &lt;/li&gt;&#10;                                    &lt;/ul&gt;&#10;    &lt;/div&gt;&#10;                                    &#10;    &lt;div class=&quot;variant&quot;&gt;&#10;        &lt;div class=&quot;title-3&quot;&gt;&#10;            Taille de la mémoire&amp;nbsp;: &lt;strong class=&quot;selection&quot;&gt;&lt;/strong&gt;&#10;        &lt;/div&gt;&#10;        &lt;ul&gt;&#10;                                                                                                                                    &lt;li class =&quot;dispo-other&quot;&#10;                        data-variant=&quot;8 Go&quot;&#10;                        data-product-id=&quot;AR202310310168&quot;&#10;                        data-url-id=&quot;PB00579942&quot;&#10;                        data-tracking-event=&quot;click&quot;&#10;                        data-tracking-category=&quot;Variants&quot;&#10;                        data-tracking-action=&quot;Catégorie 4266&quot;&#10;                        data-tracking-label=&quot;Taille de la mémoire - 395&quot;&#10;                    &gt;&#10;                                                    &lt;div class=&quot;txt&quot;&gt;&#10;                                &lt;h3 class=&quot;label&quot;&gt;8 Go&lt;/h3&gt;&#10;                                                                    &lt;div class=&quot;price hidden&quot;&gt;&#10;                                        2&amp;nbsp;229€00&#10;                                    &lt;/div&gt;&#10;                                                                                                                                        &lt;div class=&quot;stock stock-1 hidden&quot;&gt;&#10;                                        &lt;span&gt;En &lt;em&gt;stock&lt;/em&gt;&lt;/span&gt;&#10;                                    &lt;/div&gt;&#10;                                                            &lt;/div&gt;&#10;                                            &lt;/li&gt;&#10;                                                                                                                                                    &lt;li class =&quot;dispo-other&quot;&#10;                        data-variant=&quot;16 Go&quot;&#10;                        data-product-id=&quot;AR202312220055&quot;&#10;                        data-url-id=&quot;PB00586994&quot;&#10;                        data-tracking-event=&quot;click&quot;&#10;                        data-tracking-category=&quot;Variants&quot;&#10;                        data-tracking-action=&quot;Catégorie 4266&quot;&#10;                        data-tracking-label=&quot;Taille de la mémoire - 395&quot;&#10;                    &gt;&#10;                                                    &lt;div class=&quot;txt&quot;&gt;&#10;                                &lt;h3 class=&quot;label&quot;&gt;16 Go&lt;/h3&gt;&#10;                                                                    &lt;div class=&quot;price hidden&quot;&gt;&#10;                                        2&amp;nbsp;919€00&#10;                                    &lt;/div&gt;&#10;                                                                                                                                        &lt;div class=&quot;stock stock-6 hidden&quot;&gt;&#10;                                        &lt;span&gt;+ de &lt;em&gt;15 jours&lt;/em&gt;&lt;/span&gt;&#10;                                    &lt;/div&gt;&#10;                                                            &lt;/div&gt;&#10;                                            &lt;/li&gt;&#10;                                                                                                                                                    &lt;li class =&quot;active&quot;&#10;                        data-variant=&quot;18 Go&quot;&#10;                        data-product-id=&quot;AR202310310159&quot;&#10;                        data-url-id=&quot;PB00579946&quot;&#10;                        data-tracking-event=&quot;click&quot;&#10;                        data-tracking-category=&quot;Variants&quot;&#10;                        data-tracking-action=&quot;Catégorie 4266&quot;&#10;                        data-tracking-label=&quot;Taille de la mémoire - 395&quot;&#10;                    &gt;&#10;                                                    &lt;div class=&quot;txt&quot;&gt;&#10;                                &lt;h3 class=&quot;label&quot;&gt;18 Go&lt;/h3&gt;&#10;                                                                    &lt;div class=&quot;price hidden&quot;&gt;&#10;                                        2&amp;nbsp;499€00&#10;                                    &lt;/div&gt;&#10;                                                                                                                                        &lt;div class=&quot;stock stock-1 hidden&quot;&gt;&#10;                                        &lt;span&gt;En &lt;em&gt;stock&lt;/em&gt;&lt;/span&gt;&#10;                                    &lt;/div&gt;&#10;                                                            &lt;/div&gt;&#10;                                            &lt;/li&gt;&#10;                                                                                                                                                    &lt;li class =&quot;dispo-other&quot;&#10;                        data-variant=&quot;24 Go&quot;&#10;                        data-product-id=&quot;AR202311160029&quot;&#10;                        data-url-id=&quot;PB00582189&quot;&#10;                        data-tracking-event=&quot;click&quot;&#10;                        data-tracking-category=&quot;Variants&quot;&#10;                        data-tracking-action=&quot;Catégorie 4266&quot;&#10;                        data-tracking-label=&quot;Taille de la mémoire - 395&quot;&#10;                    &gt;&#10;                                                    &lt;div class=&quot;txt&quot;&gt;&#10;                                &lt;h3 class=&quot;label&quot;&gt;24 Go&lt;/h3&gt;&#10;                                                                    &lt;div class=&quot;price hidden&quot;&gt;&#10;                                        2&amp;nbsp;479€00&#10;                                    &lt;/div&gt;&#10;                                                                                                                                        &lt;div class=&quot;stock stock-6 hidden&quot;&gt;&#10;                                        &lt;span&gt;+ de &lt;em&gt;15 jours&lt;/em&gt;&lt;/span&gt;&#10;                                    &lt;/div&gt;&#10;                                                            &lt;/div&gt;&#10;                                            &lt;/li&gt;&#10;                                                                                                                                                    &lt;li class =&quot;dispo-other&quot;&#10;                        data-variant=&quot;36 Go&quot;&#10;                        data-product-id=&quot;AR202311070022&quot;&#10;                        data-url-id=&quot;PB00580762&quot;&#10;                        data-tracking-event=&quot;click&quot;&#10;                        data-tracking-category=&quot;Variants&quot;&#10;                        data-tracking-action=&quot;Catégorie 4266&quot;&#10;                        data-tracking-label=&quot;Taille de la mémoire - 395&quot;&#10;                    &gt;&#10;                                                    &lt;div class=&quot;txt&quot;&gt;&#10;                                &lt;h3 class=&quot;label&quot;&gt;36 Go&lt;/h3&gt;&#10;                                                                    &lt;div class=&quot;price hidden&quot;&gt;&#10;                                        2&amp;nbsp;959€01&#10;                                    &lt;/div&gt;&#10;                                                                                                                                        &lt;div class=&quot;stock stock-5 hidden&quot;&gt;&#10;                                        &lt;span&gt;Entre &lt;em&gt;7/15 jours&lt;/em&gt;&lt;/span&gt;&#10;                                    &lt;/div&gt;&#10;                                                            &lt;/div&gt;&#10;                                            &lt;/li&gt;&#10;                                                                                                                                                    &lt;li class =&quot;dispo-other&quot;&#10;                        data-variant=&quot;48 Go&quot;&#10;                        data-product-id=&quot;AR202311060067&quot;&#10;                        data-url-id=&quot;PB00580734&quot;&#10;                        data-tracking-event=&quot;click&quot;&#10;                        data-tracking-category=&quot;Variants&quot;&#10;                        data-tracking-action=&quot;Catégorie 4266&quot;&#10;                        data-tracking-label=&quot;Taille de la mémoire - 395&quot;&#10;                    &gt;&#10;                                                    &lt;div class=&quot;txt&quot;&gt;&#10;                                &lt;h3 class=&quot;label&quot;&gt;48 Go&lt;/h3&gt;&#10;                                                                    &lt;div class=&quot;price hidden&quot;&gt;&#10;                                        4&amp;nbsp;344€00&#10;                                    &lt;/div&gt;&#10;                                                                                                                                        &lt;div class=&quot;stock stock-6 hidden&quot;&gt;&#10;                                        &lt;span&gt;+ de &lt;em&gt;15 jours&lt;/em&gt;&lt;/span&gt;&#10;                                    &lt;/div&gt;&#10;                                                            &lt;/div&gt;&#10;                                            &lt;/li&gt;&#10;                                                                                                                                                    &lt;li class =&quot;dispo-other&quot;&#10;                        data-variant=&quot;64 Go&quot;&#10;                        data-product-id=&quot;AR202311070021&quot;&#10;                        data-url-id=&quot;PB00580756&quot;&#10;                        data-tracking-event=&quot;click&quot;&#10;                        data-tracking-category=&quot;Variants&quot;&#10;                        data-tracking-action=&quot;Catégorie 4266&quot;&#10;                        data-tracking-label=&quot;Taille de la mémoire - 395&quot;&#10;                    &gt;&#10;                                                    &lt;div class=&quot;txt&quot;&gt;&#10;                                &lt;h3 class=&quot;label&quot;&gt;64 Go&lt;/h3&gt;&#10;                                                                    &lt;div class=&quot;price hidden&quot;&gt;&#10;                                        4&amp;nbsp;804€01&#10;                                    &lt;/div&gt;&#10;                                                                                                                                        &lt;div class=&quot;stock stock-5 hidden&quot;&gt;&#10;                                        &lt;span&gt;Entre &lt;em&gt;7/15 jours&lt;/em&gt;&lt;/span&gt;&#10;                                    &lt;/div&gt;&#10;                                                            &lt;/div&gt;&#10;                                            &lt;/li&gt;&#10;                                                                                                                                                    &lt;li class =&quot;dispo-other&quot;&#10;                        data-variant=&quot;96 Go&quot;&#10;                        data-product-id=&quot;AR202311080058&quot;&#10;                        data-url-id=&quot;PB00581126&quot;&#10;                        data-tracking-event=&quot;click&quot;&#10;                        data-tracking-category=&quot;Variants&quot;&#10;                        data-tracking-action=&quot;Catégorie 4266&quot;&#10;                        data-tracking-label=&quot;Taille de la mémoire - 395&quot;&#10;                    &gt;&#10;                                                    &lt;div class=&quot;txt&quot;&gt;&#10;                                &lt;h3 class=&quot;label&quot;&gt;96 Go&lt;/h3&gt;&#10;                                                                    &lt;div class=&quot;price hidden&quot;&gt;&#10;                                        5&amp;nbsp;629€00&#10;                                    &lt;/div&gt;&#10;                                                                                                                                        &lt;div class=&quot;stock stock-6 hidden&quot;&gt;&#10;                                        &lt;span&gt;+ de &lt;em&gt;15 jours&lt;/em&gt;&lt;/span&gt;&#10;                                    &lt;/div&gt;&#10;                                                            &lt;/div&gt;&#10;                                            &lt;/li&gt;&#10;                                                                                                                                                    &lt;li class =&quot;dispo-other&quot;&#10;                        data-variant=&quot;128 Go&quot;&#10;                        data-product-id=&quot;AR202401160088&quot;&#10;                        data-url-id=&quot;PB00589141&quot;&#10;                        data-tracking-event=&quot;click&quot;&#10;                        data-tracking-category=&quot;Variants&quot;&#10;                        data-tracking-action=&quot;Catégorie 4266&quot;&#10;                        data-tracking-label=&quot;Taille de la mémoire - 395&quot;&#10;                    &gt;&#10;                                                    &lt;div class=&quot;txt&quot;&gt;&#10;                                &lt;h3 class=&quot;label&quot;&gt;128 Go&lt;/h3&gt;&#10;                                                                    &lt;div class=&quot;price hidden&quot;&gt;&#10;                                        5&amp;nbsp;724€00&#10;                                    &lt;/div&gt;&#10;                                                                                                                                        &lt;div class=&quot;stock stock-6 hidden&quot;&gt;&#10;                                        &lt;span&gt;+ de &lt;em&gt;15 jours&lt;/em&gt;&lt;/span&gt;&#10;                                    &lt;/div&gt;&#10;                                                            &lt;/div&gt;&#10;                                            &lt;/li&gt;&#10;                                    &lt;/ul&gt;&#10;    &lt;/div&gt;&#10;                                    &#10;    &lt;div class=&quot;variant&quot;&gt;&#10;        &lt;div class=&quot;title-3&quot;&gt;&#10;            Capacité&amp;nbsp;: &lt;strong class=&quot;selection&quot;&gt;&lt;/strong&gt;&#10;        &lt;/div&gt;&#10;        &lt;ul&gt;&#10;                                                                                                                                    &lt;li class =&quot;active&quot;&#10;                        data-variant=&quot;512 Go&quot;&#10;                        data-product-id=&quot;AR202310310159&quot;&#10;                        data-url-id=&quot;PB00579946&quot;&#10;                        data-tracking-event=&quot;click&quot;&#10;                        data-tracking-category=&quot;Variants&quot;&#10;                        data-tracking-action=&quot;Catégorie 4266&quot;&#10;                        data-tracking-label=&quot;Capacité - 62&quot;&#10;                    &gt;&#10;                                                    &lt;div class=&quot;txt&quot;&gt;&#10;                                &lt;h3 class=&quot;label&quot;&gt;512 Go&lt;/h3&gt;&#10;                                                                    &lt;div class=&quot;price hidden&quot;&gt;&#10;                                        2&amp;nbsp;499€00&#10;                                    &lt;/div&gt;&#10;                                                                                                                                        &lt;div class=&quot;stock stock-1 hidden&quot;&gt;&#10;                                        &lt;span&gt;En &lt;em&gt;stock&lt;/em&gt;&lt;/span&gt;&#10;                                    &lt;/div&gt;&#10;                                                            &lt;/div&gt;&#10;                                            &lt;/li&gt;&#10;                                                                                                                                                    &lt;li class =&quot;dispo-other&quot;&#10;                        data-variant=&quot;1024 Go&quot;&#10;                        data-product-id=&quot;AR202312110025&quot;&#10;                        data-url-id=&quot;PB00585460&quot;&#10;                        data-tracking-event=&quot;click&quot;&#10;                        data-tracking-category=&quot;Variants&quot;&#10;                        data-tracking-action=&quot;Catégorie 4266&quot;&#10;                        data-tracking-label=&quot;Capacité - 62&quot;&#10;                    &gt;&#10;                                                    &lt;div class=&quot;txt&quot;&gt;&#10;                                &lt;h3 class=&quot;label&quot;&gt;1024 Go&lt;/h3&gt;&#10;                                                                    &lt;div class=&quot;price hidden&quot;&gt;&#10;                                        2&amp;nbsp;729€00&#10;                                    &lt;/div&gt;&#10;                                                                                                                                        &lt;div class=&quot;stock stock-6 hidden&quot;&gt;&#10;                                        &lt;span&gt;+ de &lt;em&gt;15 jours&lt;/em&gt;&lt;/span&gt;&#10;                                    &lt;/div&gt;&#10;                                                            &lt;/div&gt;&#10;                                            &lt;/li&gt;&#10;                                                                                                                                                    &lt;li class =&quot;dispo-other&quot;&#10;                        data-variant=&quot;2048 Go&quot;&#10;                        data-product-id=&quot;AR202401020008&quot;&#10;                        data-url-id=&quot;PB00587207&quot;&#10;                        data-tracking-event=&quot;click&quot;&#10;                        data-tracking-category=&quot;Variants&quot;&#10;                        data-tracking-action=&quot;Catégorie 4266&quot;&#10;                        data-tracking-label=&quot;Capacité - 62&quot;&#10;                    &gt;&#10;                                                    &lt;div class=&quot;txt&quot;&gt;&#10;                                &lt;h3 class=&quot;label&quot;&gt;2048 Go&lt;/h3&gt;&#10;                                                                    &lt;div class=&quot;price hidden&quot;&gt;&#10;                                        4&amp;nbsp;459€00&#10;                                    &lt;/div&gt;&#10;                                                                                                                                        &lt;div class=&quot;stock stock-4 hidden&quot;&gt;&#10;                                        &lt;span&gt;Sous &lt;em&gt;7 jours&lt;/em&gt;&lt;/span&gt;&#10;                                    &lt;/div&gt;&#10;                                                            &lt;/div&gt;&#10;                                            &lt;/li&gt;&#10;                                                                                                                                                    &lt;li class =&quot;dispo-other&quot;&#10;                        data-variant=&quot;4096 Go&quot;&#10;                        data-product-id=&quot;AR202401110068&quot;&#10;                        data-url-id=&quot;PB00588400&quot;&#10;                        data-tracking-event=&quot;click&quot;&#10;                        data-tracking-category=&quot;Variants&quot;&#10;                        data-tracking-action=&quot;Catégorie 4266&quot;&#10;                        data-tracking-label=&quot;Capacité - 62&quot;&#10;                    &gt;&#10;                                                    &lt;div class=&quot;txt&quot;&gt;&#10;                                &lt;h3 class=&quot;label&quot;&gt;4096 Go&lt;/h3&gt;&#10;                                                                    &lt;div class=&quot;price hidden&quot;&gt;&#10;                                        5&amp;nbsp;149€00&#10;                                    &lt;/div&gt;&#10;                                                                                                                                        &lt;div class=&quot;stock stock-6 hidden&quot;&gt;&#10;                                        &lt;span&gt;+ de &lt;em&gt;15 jours&lt;/em&gt;&lt;/span&gt;&#10;                                    &lt;/div&gt;&#10;                                                            &lt;/div&gt;&#10;                                            &lt;/li&gt;&#10;                                                                                                                                                    &lt;li class =&quot;dispo-other&quot;&#10;                        data-variant=&quot;8192 Go&quot;&#10;                        data-product-id=&quot;AR202311240043&quot;&#10;                        data-url-id=&quot;PB00583543&quot;&#10;                        data-tracking-event=&quot;click&quot;&#10;                        data-tracking-category=&quot;Variants&quot;&#10;                        data-tracking-action=&quot;Catégorie 4266&quot;&#10;                        data-tracking-label=&quot;Capacité - 62&quot;&#10;                    &gt;&#10;                                                    &lt;div class=&quot;txt&quot;&gt;&#10;                                &lt;h3 class=&quot;label&quot;&gt;8192 Go&lt;/h3&gt;&#10;                                                                    &lt;div class=&quot;price hidden&quot;&gt;&#10;                                        8&amp;nbsp;529€00&#10;                                    &lt;/div&gt;&#10;                                                                                                                                        &lt;div class=&quot;stock stock-6 hidden&quot;&gt;&#10;                                        &lt;span&gt;+ de &lt;em&gt;15 jours&lt;/em&gt;&lt;/span&gt;&#10;                                    &lt;/div&gt;&#10;                                                            &lt;/div&gt;&#10;                                            &lt;/li&gt;&#10;                                    &lt;/ul&gt;&#10;    &lt;/div&gt;&#10;                            &lt;/div&gt;&#10;        &lt;/div&gt;&#10;    &lt;/div&gt;&#10;&lt;/div&gt;    &#10;            &#10;            &#10;                        &#10;            &lt;ul class=&quot;specs-infos&quot;&gt;&#10;                                                    &lt;li&gt;&#10;                        &lt;img src=&quot;https://media.ldlc.com/r100-60/bo/repairindex/fr/fr/repairability-index-6.7.png&quot; /&gt;&#10;                    &lt;/li&gt;&#10;                                                    &lt;li&gt;&#10;                                                &lt;img src=&quot;https://media.ldlc.com/v3/specs/21169.gif&quot; alt=&quot;Apple M3 Pro&quot; /&gt;&#10;                    &lt;/li&gt;&#10;                &#10;                    &lt;li&gt;&#10;                    &lt;a href=&quot;/aide/50-la-garantie-ldlc/&quot; target=&quot;_blank&quot;&gt;&#10;                &lt;img src=&quot;https://media.ldlc.com/bo/guarantee/fr/fr/guarantee-ldlc.png&quot; /&gt;&#10;            &lt;/a&gt;&#10;            &lt;/li&gt;&#10;&#10;            &lt;/ul&gt;&#10;&#10;            &#10;            &#10;                                           &lt;div class=&quot;product-promo-list&quot;&gt;&#10;        &lt;p class=&quot;product-promo-list_title&quot;&gt;&#10;        1 Promotion en cours&#10;        &lt;/p&gt;&#10;&#10;                                                        &#10;                            &lt;a class=&quot;product-promo-list_item dsp-table&quot;&#10;                   data-image=&quot;0&quot;&#10;                   data-image-url=&quot;&quot;&#10;                   data-tracking=&quot;&quot;&#10;                   data-name=&quot;Votre Mac à partir de 73.26€/mois* !&quot;&#10;                   href=&quot;/n5315/younited/&quot;&#10;                   target=&quot;_blank&quot;&#10;                   rel=&quot;nofollow&quot;&#10;                &gt;&#10;                    &lt;span class=&quot;dsp-cell icon icon-promo&quot;&gt;&lt;/span&gt;&#10;                    &lt;span class=&quot;dsp-cell product-promo-list_text&quot;&gt;&#10;                        Votre Mac à partir de 73.26€/mois* !&lt;span class=&quot;fleche&quot;&gt;›&lt;/span&gt;&#10;                    &lt;/span&gt;&#10;                &lt;/a&gt;&#10;                    &#10;    &lt;/div&gt;&#10;            &#10;            &#10;            &#10;            &#10;            &#10;            &#10;                                                                    &lt;div class=&quot;shipping&quot;&gt;&#10;        &lt;ul&gt;&#10;                            &lt;li&gt;&#10;                           &#10;    &#10;    &#10;&lt;img src=&quot;/build/img/common/ico-livraison-express-fiche.jpg&quot; alt=&quot;Livraison possible le 19/01/2024 avant 13h&quot;&gt;&#10;&lt;p&gt;&#10;    Livraison possible le 19/01/2024 avant 13h&#10;        &lt;/p&gt;&#10;                &lt;/li&gt;&#10;                            &lt;li&gt;&#10;                           &#10;                &#10;    &#10;&lt;img src=&quot;/build/img/common/ico-sameday-fiche.jpg&quot; alt=&quot;Livraison possible en soirée&quot;&gt;&#10;&lt;p&gt;&#10;    Livraison possible en soirée&#10;                &lt;br /&gt;&lt;span class=&quot;link-open-modal&quot; id=&quot;modal-verif-370090&quot;&gt;Vérifier mon code postal&lt;/&gt;&#10;    &lt;/p&gt;&#10;                &lt;/li&gt;&#10;                    &lt;/ul&gt;&#10;    &lt;/div&gt;&#10;&#10;                            &#10;                    &#10;    &lt;div class=&quot;recycle&quot;&gt;&#10;        &lt;img src=&quot;/build/img/common/ico-recycle.png&quot;&gt;&#10;        &lt;p&gt;Reprise de votre ancien produit&lt;br/&gt;&#10;            &lt;a  href=&quot;#&quot; class=&quot;link-open-modal recyclable_modal&quot;&gt;En savoir plus&lt;/a&gt;&#10;        &lt;/p&gt;&#10;    &lt;/div&gt;&#10;        &lt;/div&gt;&#10;&#10;        &lt;div class=&quot;wrap-aside&quot;&gt;&#10;                            &lt;aside&gt;&#10;            &#10;    &#10;    &#10;&#10;            &lt;div class=&quot;younited&quot;&gt;&#10;    &lt;div class=&quot;younited-body&quot;&gt;&#10;        &lt;div class=&quot;younited-body_from&quot;&gt;A partir de&lt;/div&gt;&#10;        &lt;div class=&quot;younited-body_price price&quot;&gt;&#10;            &lt;div class=&quot;price&quot;&gt;&#10;                 73€&lt;sup&gt;26&lt;/sup&gt;&lt;sup&gt;/mois&lt;/sup&gt;&#10;            &lt;/div&gt;&#10;        &lt;/div&gt;&#10;        &lt;div class=&quot;younited-body_during&quot;&gt;Pendant 44 mois&lt;/div&gt;&#10;    &lt;/div&gt;&#10;    &lt;div class=&quot;younited-footer&quot;&gt;&#10;        &lt;div class=&quot;younited-footer_action&quot;&gt;&#10;            &lt;a href=&quot;#&quot; id=&quot;redirectToCredit&quot; class=&quot;button mini noMarge&quot; data-tracking-event=&quot;click&quot; data-tracking-category=&quot;Younited&quot; data-tracking-action=&quot;click&quot; data-tracking-label=&quot;AR202310310159&quot;&gt;Payer mensuellement&lt;/a&gt;&#10;            &lt;p class=&quot;younited_conditions&quot;&gt;&lt;a href=&quot;#&quot; data-toggle=&quot;modal&quot; data-target=&quot;#modal-condition-younited&quot;&gt;Voir les conditions de Younited Pay**&lt;/a&gt;&lt;/p&gt;&#10;        &lt;/div&gt;&#10;        &lt;div class=&quot;younited-footer_separation&quot;&gt;ou&lt;/div&gt;&#10;    &lt;/div&gt;&#10;&lt;/div&gt;&#10;&#10;                &lt;div class=&quot;price&quot;&gt;&lt;div class=&quot;price&quot;&gt;2&amp;nbsp;499€&lt;sup&gt;00&lt;/sup&gt;&lt;/div&gt;&lt;/div&gt;&#10;                            &lt;div class=&quot;eco&quot;&gt;Éco-part.&amp;nbsp;: 0€&lt;sup&gt;36&lt;/sup&gt;&lt;/div&gt;&#10;                &#10;        &#10;                    &lt;div class=&quot;saleBlock invisible&quot; id=&quot;product-page-price&quot; data-price=&quot;2499&quot;&#10;                 data-vat=&quot;20&quot; data-cart-minimum-amount=&quot;0&quot;&#10;                 data-product-price-vat-on=&quot;2499&quot; data-product-price-vat-off=&quot;2082.5&quot;&#10;            &gt;&#10;                &lt;div class=&quot;qty-selector&quot; &gt;&#10;                    &lt;span class=&quot;txt&quot;&gt;Quantité&lt;/span&gt;&#10;                    &lt;div class=&quot;quantity&quot;&gt;&#10;                        &lt;div class=&quot;dropdown active&quot;&gt;&#10;                            &lt;div class=&quot;input&quot;&gt;&#10;                                &lt;span class=&quot;hida&quot;&gt;1&lt;/span&gt;&#10;                                &lt;p class=&quot;multiSel&quot;&gt;&lt;/p&gt;&#10;                                &lt;span class=&quot;icon icon icon-arrow-bottom-bold&quot;&gt;&lt;/span&gt;&#10;                            &lt;/div&gt;&#10;                            &lt;div class=&quot;list&quot;&gt;&#10;                                &lt;div class=&quot;mutliSelect&quot;&gt;&#10;                                    &lt;div class=&quot;drop&quot;&gt;&#10;                                        &lt;ul&gt;&#10;                                                                                                                                                                                    &lt;li class=&quot;&quot;&gt;&lt;span&gt;1&lt;/span&gt;&lt;/li&gt;&#10;                                                                                            &lt;li class=&quot;&quot;&gt;&lt;span&gt;2&lt;/span&gt;&lt;/li&gt;&#10;                                                                                            &lt;li class=&quot;&quot;&gt;&lt;span&gt;3&lt;/span&gt;&lt;/li&gt;&#10;                                                                                            &lt;li class=&quot;&quot;&gt;&lt;span&gt;4&lt;/span&gt;&lt;/li&gt;&#10;                                                                                            &lt;li class=&quot;&quot;&gt;&lt;span&gt;5&lt;/span&gt;&lt;/li&gt;&#10;                                                                                            &lt;li class=&quot;&quot;&gt;&lt;span&gt;6&lt;/span&gt;&lt;/li&gt;&#10;                                                                                            &lt;li class=&quot;&quot;&gt;&lt;span&gt;7&lt;/span&gt;&lt;/li&gt;&#10;                                                                                            &lt;li class=&quot;&quot;&gt;&lt;span&gt;8&lt;/span&gt;&lt;/li&gt;&#10;                                                                                            &lt;li class=&quot;&quot;&gt;&lt;span&gt;9&lt;/span&gt;&lt;/li&gt;&#10;                                                                                    &lt;/ul&gt;&#10;                                                                                    &lt;span class=&quot;more&quot;&gt;+10&lt;/span&gt;&#10;                                                                            &lt;/div&gt;&#10;                                &lt;/div&gt;&#10;                            &lt;/div&gt;&#10;                        &lt;/div&gt;&#10;                        &lt;input id=&quot;qty-for-AR202310310159&quot; type=&quot;number&quot; class=&quot;text qty&quot; data-max=&quot;100&quot;&#10;                               value=&quot;1&quot;&gt;&#10;                    &lt;/div&gt;&#10;                    &lt;span id=&quot;qty-max-alert&quot; class=&quot;helper&quot;&gt;&#10;                        La quantité maximum autorisée est 100&#10;                    &lt;/span&gt;&#10;                &lt;/div&gt;&#10;&#10;                &lt;div class=&quot;add-to-cart-bloc&quot;&gt;&#10;                    &lt;button class=&quot;button picto color2 noMarge add-to-cart&quot;&#10;                            data-product-id=&quot;AR202310310159&quot;&#10;                            data-offer-id=&quot;AR202310310159&quot;&#10;                            data-is-marketplace=&quot;0&quot;&#10;                            data-add-offer-key=&quot;&quot;&#10;                            data-tracking-event=&quot;click&quot;&#10;                            data-tracking-category=&quot;Ajout panier&quot;&#10;                            data-tracking-action=&quot;Page produit bouton principal&quot;&#10;                            data-tracking-label=&quot;AR202310310159&quot;&gt;&#10;                        &lt;span class=&quot;icon icon-basket-bold&quot;&gt;&lt;/span&gt;&#10;                        Ajouter au panier&#10;                    &lt;/button&gt;&#10;                    &lt;button class=&quot;button picto color2 noMarge add-to-cart-oneclic hide&quot;&#10;                            data-product-id=&quot;AR202310310159&quot;&#10;                            data-offer-id=&quot;AR202310310159&quot;&#10;                            data-is-marketplace=&quot;0&quot;&#10;                            data-add-offer-key=&quot;&quot;&#10;                            data-tracking-event=&quot;click&quot;&#10;                            data-tracking-category=&quot;Ajout panier&quot;&#10;                            data-tracking-action=&quot;Page produit bouton oneclick&quot;&#10;                            data-tracking-label=&quot;AR202310310159&quot;&gt;&#10;                        &lt;span class=&quot;icon icon-flash&quot;&gt;&lt;/span&gt;&#10;                        Acheter cet article&#10;                    &lt;/button&gt;&#10;                &lt;/div&gt;&#10;                &lt;div class=&quot;add-to-cart-bloc-mobile&quot;&gt;&#10;                    &lt;div class=&quot;price&quot;&gt;&lt;div class=&quot;price&quot;&gt;2&amp;nbsp;499€&lt;sup&gt;00&lt;/sup&gt;&lt;/div&gt;&lt;/div&gt;&#10;                    &lt;button class=&quot;button picto color2 noMarge add-to-cart&quot;&#10;                            data-product-id=&quot;AR202310310159&quot;&#10;                            data-offer-id=&quot;AR202310310159&quot;&#10;                            data-is-marketplace=&quot;0&quot;&#10;                            data-add-offer-key=&quot;&quot;&#10;                            data-tracking-event=&quot;click&quot;&#10;                            data-tracking-category=&quot;Ajout panier&quot;&#10;                            data-tracking-action=&quot;Page produit sticky mobile&quot;&#10;                            data-tracking-label=&quot;AR202310310159&quot;&gt;&#10;                        &lt;span class=&quot;icon icon-basket-bold&quot;&gt;&lt;/span&gt;&#10;                        Ajouter au panier&#10;                    &lt;/button&gt;&#10;                &lt;/div&gt;&#10;            &lt;/div&gt;&#10;                            &lt;span class=&quot;link-open-modal price-alert hidden-l-down&quot;&#10;                  id=&quot;price-alert&quot;&gt;Être informé d&amp;#039;une baisse de prix&lt;/span&gt;&#10;                            &lt;div class=&quot;stocks stock-info&quot; id=&quot;product-page-stock&quot; data-stockcode=&quot;1&quot;&gt;&#10;                &lt;div class=&quot;website&quot;&gt;&#10;            &lt;div class=&quot;title&quot;&gt;&#10;                Dispo web&amp;nbsp;:            &lt;/div&gt;&#10;            &lt;div class=&quot;content&quot;&gt;&#10;                &lt;div class=&quot;modal-stock-web pointer stock stock-1&quot; data-stock-web=&quot;1&quot;&gt;&lt;span&gt;En &lt;em&gt;stock&lt;/em&gt;&lt;/span&gt;&lt;/div&gt;&#10;                            &lt;/div&gt;&#10;        &lt;/div&gt;&#10;    &#10;                            &lt;div class=&quot;shop&quot;&gt;&#10;                &lt;div class=&quot;title&quot;&gt;Dispo boutique&amp;nbsp;:&amp;nbsp;&lt;/div&gt;&#10;                &lt;div class=&quot;content&quot;&gt;&#10;                    &lt;div class=&quot;info no-favorite-shop&quot;&gt;&#10;                                                    &lt;span class=&quot;pointer modal-shop-choice link-open-modal&quot;&#10;                                  data-offer-id=&quot;AR202310310159&quot;&#10;                                  data-is-marketplace=&quot;0&quot;&#10;                            &gt;&#10;                                Dispo dans &lt;span&gt;13 boutiques&lt;/span&gt;&#10;                            &lt;/span&gt;&#10;                                            &lt;/div&gt;&#10;                &lt;/div&gt;&#10;            &lt;/div&gt;&#10;            &lt;/div&gt;&#10;&#10;    &lt;/aside&gt;&#10;                &#10;&#10;                    &lt;/div&gt;&#10;    &lt;/div&gt;&#10;    &lt;div id=&quot;compare_offer&quot;&gt;&lt;/div&gt;&#10;&lt;/div&gt;&#10;&#10;&lt;div id=&quot;adsProduct&quot; class=&quot;ad&quot;&gt;&#10;                    &lt;div class=&quot;advertising-banner&quot; id=&quot;pubContentproductTop&quot; data-url=&quot;https://pub.groupe-ldlc.com/www/delivery/ajs.php&quot; data-banner-parent-id=&quot;adsProduct&quot; data-banner-custom='&amp;#x7B;&amp;quot;zoneid&amp;quot;&amp;#x3A;25,&amp;quot;pays&amp;quot;&amp;#x3A;270001,&amp;quot;c&amp;quot;&amp;#x3A;&amp;quot;4266&amp;quot;,&amp;quot;u&amp;quot;&amp;#x3A;&amp;quot;3063,4195,4266&amp;quot;,&amp;quot;p&amp;quot;&amp;#x3A;&amp;quot;AR202310310159&amp;quot;,&amp;quot;b&amp;quot;&amp;#x3A;&amp;quot;C000005309&amp;quot;,&amp;quot;store&amp;quot;&amp;#x3A;&amp;quot;&amp;quot;&amp;#x7D;'&gt;&#10;&lt;/div&gt;&#10;&#10;    &lt;/div&gt;&#10;&#10;    &lt;div id=&quot;adsSpecialOfferProduct&quot; class=&quot;ad hide&quot;&gt;&#10;        &lt;a id=&quot;imageWithLink&quot; target=&quot;_blank&quot;&gt;&lt;/a&gt;&#10;    &lt;/div&gt;&#10;&#10;&lt;div class=&quot;modal&quot; id=&quot;modal-pack-confort&quot; tabindex=&quot;-1&quot; role=&quot;dialog&quot; aria-labelledby=&quot;myModalLabel&quot;&gt;&#10;    &lt;div class=&quot;modal-dialog&quot; role=&quot;document&quot;&gt;&#10;        &lt;div class=&quot;modal-content&quot;&gt;&lt;/div&gt;&#10;    &lt;/div&gt;&#10;&lt;/div&gt;&#10;        &#10;        &lt;div class=&quot;sbloc details-pdt&quot;&gt;&#10;                        &#10;                                                        &#10;            &lt;div class=&quot;detail tabs-component-collapse&quot;&gt;&#10;                &lt;div class=&quot;nav-tabs-component nav-tabs-component-grey&quot;&gt;&#10;    &lt;ul class=&quot;nav nav-tabs nav-tab-collapse&quot;&gt;&#10;        &lt;li role=&quot;presentation&quot; class=&quot;active&quot;&gt;&#10;            &lt;h2&gt;&#10;                &lt;a href=&quot;#descriptif&quot;&#10;                   data-tracking-event=&quot;click&quot; data-tracking-category=&quot;Onglets fiche produit&quot; data-tracking-action=&quot;click&quot; data-tracking-label=&quot;Descriptif&quot;&#10;                   data-toggle=&quot;tab&quot;&gt;Descriptif&lt;/a&gt;&#10;            &lt;/h2&gt;&#10;        &lt;/li&gt;&#10;        &lt;li role=&quot;presentation&quot;&gt;&#10;            &lt;h2&gt;&#10;                &lt;a href=&quot;#specs-tech&quot;&#10;                   data-tracking-event=&quot;click&quot; data-tracking-category=&quot;Onglets fiche produit&quot; data-tracking-action=&quot;click&quot; data-tracking-label=&quot;Fiche technique&quot;&#10;                   data-toggle=&quot;tab&quot;&gt;Fiche technique&lt;/a&gt;&#10;            &lt;/h2&gt;&#10;        &lt;/li&gt;&#10;                &lt;li role=&quot;presentation&quot;&gt;&#10;            &lt;h2&gt;&#10;                &lt;a href=&quot;#associated-products&quot;&#10;                   data-tracking-event=&quot;click&quot; data-tracking-category=&quot;Onglets fiche produit&quot; data-tracking-action=&quot;click&quot; data-tracking-label=&quot;Produits associés&quot;&#10;                   data-toggle=&quot;tab&quot;&gt;Produits associés&lt;/a&gt;&#10;            &lt;/h2&gt;&#10;        &lt;/li&gt;&#10;                            &lt;li role=&quot;presentation&quot;&gt;&#10;                &lt;h2&gt;&#10;                    &lt;a id=&quot;clients-review-label-wrapper&quot; href=&quot;#clients-review&quot;&#10;                       data-tracking-event=&quot;click&quot; data-tracking-category=&quot;Onglets fiche produit&quot; data-tracking-action=&quot;click&quot;&#10;                       data-tracking-label=&quot;Avis clients&quot;&#10;                       data-toggle=&quot;tab&quot;&gt;Avis client&lt;/a&gt;&#10;                &lt;/h2&gt;&#10;            &lt;/li&gt;&#10;                            &lt;li role=&quot;presentation&quot;&gt;&#10;                &lt;h2&gt;&#10;                    &lt;a id=&quot;questions-answers-label-wrapper&quot; href=&quot;#questions-answers&quot;&#10;                       data-tracking-event=&quot;click&quot; data-tracking-category=&quot;Onglets fiche produit&quot; data-tracking-action=&quot;click&quot; data-tracking-label=&quot;Question / Réponse&quot;&#10;                       data-label-singulier=&quot;question / réponse&quot;&#10;                       data-label-pluriel=&quot;questions / réponses&quot;&#10;                       data-label-none=&quot;Poser une question&quot;&#10;                       data-toggle=&quot;tab&quot;&gt;&#10;                        &lt;span class=&quot;nb-questions-answers&quot;&gt;&lt;/span&gt; &lt;span class=&quot;questions-answers-label&quot;&gt;question / réponse&lt;/span&gt;&#10;                    &lt;/a&gt;&#10;                &lt;/h2&gt;&#10;            &lt;/li&gt;&#10;        &#10;    &lt;/ul&gt;&#10;&lt;/div&gt;&#10;                &lt;div class=&quot;tab-content tab-collapse&quot;&gt;&#10;                    &lt;div role=&quot;tabpanel&quot; class=&quot;tab-pane active&quot; id=&quot;descriptif&quot;&gt;&#10;    &lt;div class=&quot;title-1&quot;&gt;Descriptif&lt;/div&gt;&#10;    &lt;div class=&quot;tab-pane-content&quot;&gt;&#10;        &lt;div class=&quot;logo&quot;&gt;&#10;                                                                &#10;            &lt;a href=&quot;/apple/bint000005309/&quot; rel=&quot;nofollow&quot;&gt;&#10;                                                    &lt;img loading=&quot;lazy&quot;  src=&quot;https://media.ldlc.com/v3/marque/bo/00/05/73/18/V30005731834_2.jpg&quot; alt=&quot;Apple&quot;&gt;&#10;                                            &lt;/a&gt;&#10;                    &lt;/div&gt;&#10;        &lt;div class=&quot;brand-logo&quot;&gt;Apple&lt;/div&gt;&#10;                    &lt;div id=&quot;description&quot; class=&quot;description&quot;&gt;&#10;                &lt;link href=&quot;https://media.ldlc.com/mkt/ldlc/fr/test-apple-premium-reseller/styles/main.built.css&quot; rel=&quot;stylesheet&quot; type=&quot;text/css&quot; /&gt;&#13;&#10;&lt;link href=&quot;https://media.ldlc.com/apple/macbook_pro_m3/css/macbook_pro_m3.css&quot; media=&quot;all&quot; rel=&quot;stylesheet&quot; /&gt;&#13;&#10;&lt;div class=&quot;channel-html&quot;&gt;&lt;!--BEGIN SECTION | HERO--&gt;&#13;&#10;&lt;div class=&quot;section theme-light kFCC369&quot;&gt;&#13;&#10;&lt;div class=&quot;section-content&quot;&gt;&#13;&#10;&lt;div class=&quot;row large-display-bleed medium-display-bleed small-display-bleed mBB39A4&quot;&gt;&#13;&#10;&lt;div class=&quot;column large-12 q78DB1D&quot;&gt;&#13;&#10;&lt;div&gt;&lt;/div&gt;&#13;&#10;&#13;&#10;&lt;div class=&quot;row large-display-bleed medium-display-bleed small-display-bleed g4F6AC3&quot;&gt;&#13;&#10;&lt;div class=&quot;column gB2E09F&quot;&gt;&#13;&#10;&lt;div&gt;&lt;/div&gt;&#13;&#10;&#13;&#10;&lt;h2&gt;&lt;picture&gt; &lt;source media=&quot;(min-width: 1069px)&quot; sizes=&quot;(min-width: 1069px) 199px&quot; srcset=&quot;https://media.ldlc.com/apple/macbook_pro_m3/images/hero_logo_large_2x.png?1697864086952 398w,https://media.ldlc.com/apple/macbook_pro_m3/images/hero_logo_large.png?1697864086955 199w&quot; type=&quot;image/png&quot; /&gt; &lt;source media=&quot;(min-width: 735px)&quot; sizes=&quot;(min-width: 735px) 148px&quot; srcset=&quot;https://media.ldlc.com/apple/macbook_pro_m3/images/hero_logo_medium_2x.png?1697864086951 296w,https://media.ldlc.com/apple/macbook_pro_m3/images/hero_logo_medium.png?1697864086952 148w&quot; type=&quot;image/png&quot; /&gt;&lt;img alt=&quot;MacBook Pro&quot; class=&quot;image r05C4E8&quot; sizes=&quot;131px&quot; src=&quot;https://media.ldlc.com/apple/macbook_pro_m3/images/hero_logo_small.png?1697864086950&quot; srcset=&quot;https://media.ldlc.com/apple/macbook_pro_m3/images/hero_logo_small.png?1697864086950 131w,https://media.ldlc.com/apple/macbook_pro_m3/images/hero_logo_small_2x.png?1697864086955 262w&quot; /&gt;&lt;/picture&gt;&lt;/h2&gt;&#13;&#10;&lt;/div&gt;&#13;&#10;&lt;/div&gt;&#13;&#10;&#13;&#10;&lt;p class=&quot;copy c2E1F7E channel-custom-font-custom-72-hero-headline&quot;&gt;Monstrueux.&lt;br /&gt;&#13;&#10;Magnifique.&lt;/p&gt;&#13;&#10;&#13;&#10;&lt;div&gt;&lt;picture&gt; &lt;source media=&quot;(min-width: 1069px)&quot; sizes=&quot;(min-width: 1069px) 1310px&quot; srcset=&quot;https://media.ldlc.com/apple/macbook_pro_m3/images/hero_large.png?1697864086950 1310w,https://media.ldlc.com/apple/macbook_pro_m3/images/hero_large_2x.png?1697864086951 2620w&quot; type=&quot;image/png&quot; /&gt; &lt;source media=&quot;(min-width: 735px)&quot; sizes=&quot;(min-width: 735px) 901px&quot; srcset=&quot;https://media.ldlc.com/apple/macbook_pro_m3/images/hero_medium_2x.png?1697864086954 1802w,https://media.ldlc.com/apple/macbook_pro_m3/images/hero_medium.png?1697864086956 901w&quot; type=&quot;image/png&quot; /&gt;&lt;img alt=&quot;Une présentation d'ordinateurs portables MacBook Pro met en valeur le large écran et le design fin&quot; class=&quot;image double-invert lCF960E&quot; sizes=&quot;280px&quot; src=&quot;https://media.ldlc.com/apple/macbook_pro_m3/images/hero_small.png?1697864086953&quot; srcset=&quot;https://media.ldlc.com/apple/macbook_pro_m3/images/hero_small.png?1697864086953 280w,https://media.ldlc.com/apple/macbook_pro_m3/images/hero_small_2x.png?1697864086953 560w&quot; /&gt;&lt;/picture&gt;&lt;/div&gt;&#13;&#10;&#13;&#10;&lt;p class=&quot;copy helvetica-neue vC7FB64 channel-custom-font-custom-24-intro-elevated&quot;&gt;Des performances qui changent la&amp;nbsp;donne. Des graphismes nouvelle g&amp;eacute;n&amp;eacute;ration. Jusqu&amp;rsquo;&amp;agrave; 22&amp;nbsp;heures d&amp;rsquo;autonomie&lt;span aria-hidden=&quot;true&quot; style=&quot;top: -0.3em; position: relative; font-size: .6em; vertical-align: top;&quot;&gt;&amp;loz;&lt;/span&gt;&lt;span class=&quot;visuallyhidden&quot; style=&quot;white-space: nowrap;&quot;&gt;Renvoi aux mentions l&amp;eacute;gales&lt;/span&gt;.&lt;br class=&quot;large&quot; /&gt;&#13;&#10;&lt;br class=&quot;medium&quot; /&gt;&#13;&#10;Et&amp;nbsp;un nouveau coloris noir sid&amp;eacute;ral.&lt;/p&gt;&#13;&#10;&lt;/div&gt;&#13;&#10;&lt;/div&gt;&#13;&#10;&lt;/div&gt;&#13;&#10;&lt;/div&gt;&#13;&#10;&lt;!--END SECTION | HERO--&gt;&lt;!--BEGIN SECTION | FEATURE TILES--&gt;&#13;&#10;&#13;&#10;&lt;div class=&quot;section theme-light p569FC3&quot;&gt;&#13;&#10;&lt;div class=&quot;section-content&quot;&gt;&#13;&#10;&lt;div class=&quot;row large-display-bleed medium-display-bleed small-display-bleed b75B398&quot;&gt;&#13;&#10;&lt;div class=&quot;column large-12 d06B2F5&quot;&gt;&#13;&#10;&lt;div&gt;&lt;/div&gt;&#13;&#10;&#13;&#10;&lt;ul aria-label=&quot;Points forts du MacBook Pro&quot; class=&quot;list dBB71FE&quot; role=&quot;list&quot;&gt;&#13;&#10;&#9;&lt;li class=&quot;list-item aF9AC90&quot; role=&quot;listitem&quot;&gt;&#13;&#10;&#9;&lt;div class=&quot;row large-display-bleed medium-display-bleed small-display-bleed t8B91E9&quot;&gt;&#13;&#10;&#9;&lt;div class=&quot;column large-12 s895228&quot;&gt;&#13;&#10;&#9;&lt;div&gt;&lt;/div&gt;&#13;&#10;&#13;&#10;&#9;&lt;div class=&quot;bento-box p843D1D&quot;&gt;&#13;&#10;&#9;&lt;div class=&quot;bentobox-item xE6AB4C&quot;&gt;&#13;&#10;&#9;&lt;div class=&quot;row large-display-bleed medium-display-bleed small-display-bleed t44797D&quot;&gt;&#13;&#10;&#9;&lt;div class=&quot;column large-12 o9624E9&quot;&gt;&#13;&#10;&#9;&lt;div&gt;&lt;/div&gt;&#13;&#10;&#13;&#10;&#9;&lt;p class=&quot;copy m5FB789 channel-custom-font-custom-32-headlines&quot;&gt;Trois nouvelles puces. Trois avanc&amp;eacute;es spectaculaires.&lt;/p&gt;&#13;&#10;&#9;&lt;/div&gt;&#13;&#10;&#9;&lt;/div&gt;&#13;&#10;&#13;&#10;&#9;&lt;div class=&quot;row large-display-bleed medium-display-bleed small-display-bleed jC38215&quot;&gt;&#13;&#10;&#9;&lt;div class=&quot;column large-4 small-12 zCE5414&quot;&gt;&#13;&#10;&#9;&lt;div&gt;&lt;/div&gt;&#13;&#10;&#13;&#10;&#9;&lt;div&gt;&lt;picture&gt; &lt;source media=&quot;(min-width: 1069px)&quot; sizes=&quot;(min-width: 1069px) 161px&quot; srcset=&quot;https://media.ldlc.com/apple/macbook_pro_m3/images/chip_m3_large.png?1697864086950 161w,https://media.ldlc.com/apple/macbook_pro_m3/images/chip_m3_large_2x.png?1697864086951 322w&quot; type=&quot;image/png&quot; /&gt; &lt;source media=&quot;(min-width: 735px)&quot; sizes=&quot;(min-width: 735px) 123px&quot; srcset=&quot;https://media.ldlc.com/apple/macbook_pro_m3/images/chip_m3_medium_2x.png?1697864086951 246w,https://media.ldlc.com/apple/macbook_pro_m3/images/chip_m3_medium.png?1697864086952 123w&quot; type=&quot;image/png&quot; /&gt;&lt;img alt=&quot;Puce M3&quot; class=&quot;image double-invert z66657D&quot; sizes=&quot;122px&quot; src=&quot;https://media.ldlc.com/apple/macbook_pro_m3/images/chip_m3_small_2x.png?1697864086949&quot; srcset=&quot;https://media.ldlc.com/apple/macbook_pro_m3/images/chip_m3_small_2x.png?1697864086949 244w,https://media.ldlc.com/apple/macbook_pro_m3/images/chip_m3_small.png?1697864086956 122w&quot; /&gt;&lt;/picture&gt;&lt;/div&gt;&#13;&#10;&#13;&#10;&#9;&lt;ul aria-label=&quot;Caractéristiques de la puce M3&quot; class=&quot;list t60272C&quot; role=&quot;list&quot;&gt;&#13;&#10;&#9;&#9;&lt;li class=&quot;list-item x87D175&quot; role=&quot;listitem&quot;&gt;&#13;&#10;&#9;&#9;&lt;div class=&quot;row large-display-bleed medium-display-bleed small-display-bleed y3FE860&quot;&gt;&#13;&#10;&#9;&#9;&lt;div class=&quot;column large-12 v0FBCD1&quot;&gt;&#13;&#10;&#9;&#9;&lt;div&gt;&lt;/div&gt;&#13;&#10;&#13;&#10;&#9;&#9;&lt;p class=&quot;copy helvetica-neue g178450 channel-custom-font-custom-14-body-reduced-subhead&quot;&gt;CPU 8&amp;nbsp;c&amp;oelig;urs&lt;/p&gt;&#13;&#10;&#9;&#9;&lt;/div&gt;&#13;&#10;&#9;&#9;&lt;/div&gt;&#13;&#10;&#9;&#9;&lt;/li&gt;&#13;&#10;&#9;&#9;&lt;li class=&quot;list-item g957208&quot; role=&quot;listitem&quot;&gt;&#13;&#10;&#9;&#9;&lt;div class=&quot;row large-display-bleed medium-display-bleed small-display-bleed aA29F34&quot;&gt;&#13;&#10;&#9;&#9;&lt;div class=&quot;column large-12 aCAAB86&quot;&gt;&#13;&#10;&#9;&#9;&lt;div&gt;&lt;/div&gt;&#13;&#10;&#13;&#10;&#9;&#9;&lt;p class=&quot;copy helvetica-neue b6CA4DC channel-custom-font-custom-14-body-reduced-subhead&quot;&gt;GPU 10&amp;nbsp;c&amp;oelig;urs&lt;/p&gt;&#13;&#10;&#9;&#9;&lt;/div&gt;&#13;&#10;&#9;&#9;&lt;/div&gt;&#13;&#10;&#9;&#9;&lt;/li&gt;&#13;&#10;&#9;&#9;&lt;li class=&quot;list-item j9F129A&quot; role=&quot;listitem&quot;&gt;&#13;&#10;&#9;&#9;&lt;div class=&quot;row large-display-bleed medium-display-bleed small-display-bleed x412D5A&quot;&gt;&#13;&#10;&#9;&#9;&lt;div class=&quot;column large-12 c88141F&quot;&gt;&#13;&#10;&#9;&#9;&lt;div&gt;&lt;/div&gt;&#13;&#10;&#13;&#10;&#9;&#9;&lt;p class=&quot;copy helvetica-neue r63B7FD channel-custom-font-custom-14-body-reduced-subhead&quot;&gt;Jusqu&amp;rsquo;&amp;agrave; 24&amp;nbsp;Go de&amp;nbsp;m&amp;eacute;moire&amp;nbsp;unifi&amp;eacute;e&lt;/p&gt;&#13;&#10;&#9;&#9;&lt;/div&gt;&#13;&#10;&#9;&#9;&lt;/div&gt;&#13;&#10;&#9;&#9;&lt;/li&gt;&#13;&#10;&#9;&lt;/ul&gt;&#13;&#10;&#9;&lt;/div&gt;&#13;&#10;&#13;&#10;&#9;&lt;div class=&quot;column large-4 small-12 k84DA88&quot;&gt;&#13;&#10;&#9;&lt;div&gt;&lt;/div&gt;&#13;&#10;&#13;&#10;&#9;&lt;div&gt;&lt;picture&gt; &lt;source media=&quot;(min-width: 1069px)&quot; sizes=&quot;(min-width: 1069px) 161px&quot; srcset=&quot;https://media.ldlc.com/apple/macbook_pro_m3/images/chip_m3_pro_large.png?1697864086949 161w,https://media.ldlc.com/apple/macbook_pro_m3/images/chip_m3_pro_large_2x.png?1697864086956 322w&quot; type=&quot;image/png&quot; /&gt; &lt;source media=&quot;(min-width: 735px)&quot; sizes=&quot;(min-width: 735px) 123px&quot; srcset=&quot;https://media.ldlc.com/apple/macbook_pro_m3/images/chip_m3_pro_medium_2x.png?1697864086951 246w,https://media.ldlc.com/apple/macbook_pro_m3/images/chip_m3_pro_medium.png?1697864086956 123w&quot; type=&quot;image/png&quot; /&gt;&lt;img alt=&quot;Puce M3 Pro&quot; class=&quot;image double-invert vD63894&quot; sizes=&quot;122px&quot; src=&quot;https://media.ldlc.com/apple/macbook_pro_m3/images/chip_m3_pro_small.png?1697864086949&quot; srcset=&quot;https://media.ldlc.com/apple/macbook_pro_m3/images/chip_m3_pro_small.png?1697864086949 122w,https://media.ldlc.com/apple/macbook_pro_m3/images/chip_m3_pro_small_2x.png?1697864086952 244w&quot; /&gt;&lt;/picture&gt;&lt;/div&gt;&#13;&#10;&#13;&#10;&#9;&lt;ul aria-label=&quot;Caractéristiques de la puce M3 Pro&quot; class=&quot;list qC55ED1&quot; role=&quot;list&quot;&gt;&#13;&#10;&#9;&#9;&lt;li class=&quot;list-item m30B61E&quot; role=&quot;listitem&quot;&gt;&#13;&#10;&#9;&#9;&lt;div class=&quot;row large-display-bleed medium-display-bleed small-display-bleed k843D1A&quot;&gt;&#13;&#10;&#9;&#9;&lt;div class=&quot;column large-12 r3E07A0&quot;&gt;&#13;&#10;&#9;&#9;&lt;div&gt;&lt;/div&gt;&#13;&#10;&#13;&#10;&#9;&#9;&lt;p class=&quot;copy helvetica-neue fA0CEE4 channel-custom-font-custom-14-body-reduced-subhead&quot;&gt;CPU jusqu&amp;rsquo;&amp;agrave; 12&amp;nbsp;c&amp;oelig;urs&lt;/p&gt;&#13;&#10;&#9;&#9;&lt;/div&gt;&#13;&#10;&#9;&#9;&lt;/div&gt;&#13;&#10;&#9;&#9;&lt;/li&gt;&#13;&#10;&#9;&#9;&lt;li class=&quot;list-item nA07EFD&quot; role=&quot;listitem&quot;&gt;&#13;&#10;&#9;&#9;&lt;div class=&quot;row large-display-bleed medium-display-bleed small-display-bleed wBE7394&quot;&gt;&#13;&#10;&#9;&#9;&lt;div class=&quot;column large-12 tCD5680&quot;&gt;&#13;&#10;&#9;&#9;&lt;div&gt;&lt;/div&gt;&#13;&#10;&#13;&#10;&#9;&#9;&lt;p class=&quot;copy helvetica-neue j3FB5A4 channel-custom-font-custom-14-body-reduced-subhead&quot;&gt;GPU jusqu&amp;rsquo;&amp;agrave; 18&amp;nbsp;c&amp;oelig;urs&lt;/p&gt;&#13;&#10;&#9;&#9;&lt;/div&gt;&#13;&#10;&#9;&#9;&lt;/div&gt;&#13;&#10;&#9;&#9;&lt;/li&gt;&#13;&#10;&#9;&#9;&lt;li class=&quot;list-item n6A83D4&quot; role=&quot;listitem&quot;&gt;&#13;&#10;&#9;&#9;&lt;div class=&quot;row large-display-bleed medium-display-bleed small-display-bleed a97EDC5&quot;&gt;&#13;&#10;&#9;&#9;&lt;div class=&quot;column large-12 e04A8EC&quot;&gt;&#13;&#10;&#9;&#9;&lt;div&gt;&lt;/div&gt;&#13;&#10;&#13;&#10;&#9;&#9;&lt;p class=&quot;copy helvetica-neue iE723C1 channel-custom-font-custom-14-body-reduced-subhead&quot;&gt;Jusqu&amp;rsquo;&amp;agrave; 36&amp;nbsp;Go&lt;br class=&quot;large&quot; /&gt;&#13;&#10;&#9;&#9;&lt;br class=&quot;medium&quot; /&gt;&#13;&#10;&#9;&#9;de&amp;nbsp;m&amp;eacute;moire&amp;nbsp;unifi&amp;eacute;e&lt;/p&gt;&#13;&#10;&#9;&#9;&lt;/div&gt;&#13;&#10;&#9;&#9;&lt;/div&gt;&#13;&#10;&#9;&#9;&lt;/li&gt;&#13;&#10;&#9;&lt;/ul&gt;&#13;&#10;&#9;&lt;/div&gt;&#13;&#10;&#13;&#10;&#9;&lt;div class=&quot;column large-4 small-12 t387EEE&quot;&gt;&#13;&#10;&#9;&lt;div&gt;&lt;/div&gt;&#13;&#10;&#13;&#10;&#9;&lt;div&gt;&lt;picture&gt; &lt;source media=&quot;(min-width: 1069px)&quot; sizes=&quot;(min-width: 1069px) 161px&quot; srcset=&quot;https://media.ldlc.com/apple/macbook_pro_m3/images/chip_m3_max_large.png?1697864086950 161w,https://media.ldlc.com/apple/macbook_pro_m3/images/chip_m3_max_large_2x.png?1697864086956 322w&quot; type=&quot;image/png&quot; /&gt; &lt;source media=&quot;(min-width: 735px)&quot; sizes=&quot;(min-width: 735px) 123px&quot; srcset=&quot;https://media.ldlc.com/apple/macbook_pro_m3/images/chip_m3_max_medium.png?1697864086952 123w,https://media.ldlc.com/apple/macbook_pro_m3/images/chip_m3_max_medium_2x.png?1697864086952 246w&quot; type=&quot;image/png&quot; /&gt;&lt;img alt=&quot;Puce M3 Max&quot; class=&quot;image double-invert fFF5D7C&quot; sizes=&quot;122px&quot; src=&quot;https://media.ldlc.com/apple/macbook_pro_m3/images/chip_m3_max_small.png?1697864086950&quot; srcset=&quot;https://media.ldlc.com/apple/macbook_pro_m3/images/chip_m3_max_small.png?1697864086950 122w,https://media.ldlc.com/apple/macbook_pro_m3/images/chip_m3_max_small_2x.png?1697864086955 244w&quot; /&gt;&lt;/picture&gt;&lt;/div&gt;&#13;&#10;&#13;&#10;&#9;&lt;ul aria-label=&quot;Caractéristiques de la puce M3 Max&quot; class=&quot;list n5033A9&quot; role=&quot;list&quot;&gt;&#13;&#10;&#9;&#9;&lt;li class=&quot;list-item kCDEB3D&quot; role=&quot;listitem&quot;&gt;&#13;&#10;&#9;&#9;&lt;div class=&quot;row large-display-bleed medium-display-bleed small-display-bleed p2CFBCA&quot;&gt;&#13;&#10;&#9;&#9;&lt;div class=&quot;column large-12 e01A9A9&quot;&gt;&#13;&#10;&#9;&#9;&lt;div&gt;&lt;/div&gt;&#13;&#10;&#13;&#10;&#9;&#9;&lt;p class=&quot;copy helvetica-neue g695E9D channel-custom-font-custom-14-body-reduced-subhead&quot;&gt;CPU jusqu&amp;#39;&amp;agrave; 16&amp;nbsp;c&amp;oelig;urs&lt;/p&gt;&#13;&#10;&#9;&#9;&lt;/div&gt;&#13;&#10;&#9;&#9;&lt;/div&gt;&#13;&#10;&#9;&#9;&lt;/li&gt;&#13;&#10;&#9;&#9;&lt;li class=&quot;list-item u1C6237&quot; role=&quot;listitem&quot;&gt;&#13;&#10;&#9;&#9;&lt;div class=&quot;row large-display-bleed medium-display-bleed small-display-bleed v103C6B&quot;&gt;&#13;&#10;&#9;&#9;&lt;div class=&quot;column large-12 x9BF95C&quot;&gt;&#13;&#10;&#9;&#9;&lt;div&gt;&lt;/div&gt;&#13;&#10;&#13;&#10;&#9;&#9;&lt;p class=&quot;copy helvetica-neue m67BF0E channel-custom-font-custom-14-body-reduced-subhead&quot;&gt;GPU jusqu&amp;rsquo;&amp;agrave; 40&amp;nbsp;c&amp;oelig;urs&lt;/p&gt;&#13;&#10;&#9;&#9;&lt;/div&gt;&#13;&#10;&#9;&#9;&lt;/div&gt;&#13;&#10;&#9;&#9;&lt;/li&gt;&#13;&#10;&#9;&#9;&lt;li class=&quot;list-item y63F7C0&quot; role=&quot;listitem&quot;&gt;&#13;&#10;&#9;&#9;&lt;div class=&quot;row large-display-bleed medium-display-bleed small-display-bleed u5DEA41&quot;&gt;&#13;&#10;&#9;&#9;&lt;div class=&quot;column large-12 q6BE4CA&quot;&gt;&#13;&#10;&#9;&#9;&lt;div&gt;&lt;/div&gt;&#13;&#10;&#13;&#10;&#9;&#9;&lt;p class=&quot;copy helvetica-neue tD64C8D channel-custom-font-custom-14-body-reduced-subhead&quot;&gt;Jusqu&amp;rsquo;&amp;agrave; 128&amp;nbsp;Go de&amp;nbsp;m&amp;eacute;moire&amp;nbsp;unifi&amp;eacute;e&lt;/p&gt;&#13;&#10;&#9;&#9;&lt;/div&gt;&#13;&#10;&#9;&#9;&lt;/div&gt;&#13;&#10;&#9;&#9;&lt;/li&gt;&#13;&#10;&#9;&lt;/ul&gt;&#13;&#10;&#9;&lt;/div&gt;&#13;&#10;&#9;&lt;/div&gt;&#13;&#10;&#9;&lt;/div&gt;&#13;&#10;&#9;&lt;/div&gt;&#13;&#10;&#9;&lt;/div&gt;&#13;&#10;&#9;&lt;/div&gt;&#13;&#10;&#9;&lt;/li&gt;&#13;&#10;&#9;&lt;li class=&quot;list-item l4EB47E&quot; role=&quot;listitem&quot;&gt;&#13;&#10;&#9;&lt;div class=&quot;row large-display-bleed medium-display-bleed small-display-bleed b2A1AD3&quot;&gt;&#13;&#10;&#9;&lt;div class=&quot;column large-12 wA839CD&quot;&gt;&#13;&#10;&#9;&lt;div&gt;&lt;/div&gt;&#13;&#10;&#13;&#10;&#9;&lt;div class=&quot;bento-box g919EC7&quot;&gt;&#13;&#10;&#9;&lt;div class=&quot;bentobox-item v5BE8EE&quot;&gt;&#13;&#10;&#9;&lt;div class=&quot;row large-display-bleed medium-display-bleed small-display-bleed a622EBD&quot;&gt;&#13;&#10;&#9;&lt;div class=&quot;column large-12 c1F2E17&quot;&gt;&#13;&#10;&#9;&lt;div&gt;&lt;/div&gt;&#13;&#10;&#13;&#10;&#9;&lt;p class=&quot;copy k7B6A8C channel-custom-font-custom-32-headlines&quot;&gt;Des apps au&amp;nbsp;max.&lt;/p&gt;&#13;&#10;&#13;&#10;&#9;&lt;div&gt;&lt;picture&gt; &lt;source media=&quot;(min-width: 1069px)&quot; sizes=&quot;(min-width: 1069px) 647px&quot; srcset=&quot;https://media.ldlc.com/apple/macbook_pro_m3/images/apps_large_2x.png?1697864086950 1294w,https://media.ldlc.com/apple/macbook_pro_m3/images/apps_large.png?1697864086954 647w&quot; type=&quot;image/png&quot; /&gt; &lt;source media=&quot;(min-width: 735px)&quot; sizes=&quot;(min-width: 735px) 336px&quot; srcset=&quot;https://media.ldlc.com/apple/macbook_pro_m3/images/apps_medium.png?1697864086949 336w,https://media.ldlc.com/apple/macbook_pro_m3/images/apps_medium_2x.png?1697864086952 672w&quot; type=&quot;image/png&quot; /&gt;&lt;img alt=&quot;Présentation de MacBook Pro exécutant des apps telles que Adobe After Effects, Keynote, DaVinci Resolve, Autodesk Maya avec le moteur de rendu Arnold, Adobe Photoshop, Houdini, SketchUp&quot; class=&quot;image double-invert k5E5725&quot; sizes=&quot;320px&quot; src=&quot;https://media.ldlc.com/apple/macbook_pro_m3/images/apps_small.png?1697864086950&quot; srcset=&quot;https://media.ldlc.com/apple/macbook_pro_m3/images/apps_small.png?1697864086950 320w,https://media.ldlc.com/apple/macbook_pro_m3/images/apps_small_2x.png?1697864086953 640w&quot; /&gt;&lt;/picture&gt;&lt;/div&gt;&#13;&#10;&#9;&lt;/div&gt;&#13;&#10;&#9;&lt;/div&gt;&#13;&#10;&#9;&lt;/div&gt;&#13;&#10;&#9;&lt;/div&gt;&#13;&#10;&#9;&lt;/div&gt;&#13;&#10;&#9;&lt;/div&gt;&#13;&#10;&#9;&lt;/li&gt;&#13;&#10;&#9;&lt;li class=&quot;list-item f158111&quot; role=&quot;listitem&quot;&gt;&#13;&#10;&#9;&lt;div class=&quot;row large-display-bleed medium-display-bleed small-display-bleed gFFD464&quot;&gt;&#13;&#10;&#9;&lt;div class=&quot;column large-12 vF859EE&quot;&gt;&#13;&#10;&#9;&lt;div&gt;&lt;/div&gt;&#13;&#10;&#13;&#10;&#9;&lt;div class=&quot;bento-box o3CE53B&quot;&gt;&#13;&#10;&#9;&lt;div class=&quot;bentobox-item mBC266E&quot;&gt;&#13;&#10;&#9;&lt;div class=&quot;row large-display-bleed medium-display-bleed small-display-bleed t5644F0&quot;&gt;&#13;&#10;&#9;&lt;div class=&quot;column large-12 xF07ED9&quot;&gt;&#13;&#10;&#9;&lt;div&gt;&lt;/div&gt;&#13;&#10;&#13;&#10;&#9;&lt;p class=&quot;copy x24E6AF channel-custom-font-custom-32-headlines&quot;&gt;Jusqu&amp;rsquo;&amp;agrave; 22&amp;nbsp;heures d&amp;rsquo;autonomie&lt;span aria-hidden=&quot;true&quot; style=&quot;top: -0.3em; position: relative; font-size: .55em; vertical-align: top;&quot;&gt;&amp;loz;&lt;/span&gt;&lt;span class=&quot;visuallyhidden&quot; style=&quot;white-space: nowrap;&quot;&gt;Renvoi aux mentions l&amp;eacute;gales&lt;/span&gt;.&lt;/p&gt;&#13;&#10;&#9;&lt;/div&gt;&#13;&#10;&#9;&lt;/div&gt;&#13;&#10;&#13;&#10;&#9;&lt;div class=&quot;row large-display-bleed medium-display-bleed small-display-bleed cF5A941&quot;&gt;&#13;&#10;&#9;&lt;div class=&quot;column large-12 u10B689&quot;&gt;&#13;&#10;&#9;&lt;div&gt;&lt;/div&gt;&#13;&#10;&#13;&#10;&#9;&lt;div&gt;&lt;picture&gt; &lt;source media=&quot;(min-width: 1069px)&quot; sizes=&quot;(min-width: 1069px) 313px&quot; srcset=&quot;https://media.ldlc.com/apple/macbook_pro_m3/images/battery_life_large.png?1697864086954 313w,https://media.ldlc.com/apple/macbook_pro_m3/images/battery_life_large_2x.png?1697864086954 626w&quot; type=&quot;image/png&quot; /&gt; &lt;source media=&quot;(min-width: 735px)&quot; sizes=&quot;(min-width: 735px) 336px&quot; srcset=&quot;https://media.ldlc.com/apple/macbook_pro_m3/images/battery_life_medium_2x.png?1697864086950 672w,https://media.ldlc.com/apple/macbook_pro_m3/images/battery_life_medium.png?1697864086952 336w&quot; type=&quot;image/png&quot; /&gt;&lt;img alt=&quot;Personne travaillant sur un MacBook Pro débranché dans un café&quot; class=&quot;image double-invert w891917&quot; sizes=&quot;320px&quot; src=&quot;https://media.ldlc.com/apple/macbook_pro_m3/images/battery_life_small.png?1697864086954&quot; srcset=&quot;https://media.ldlc.com/apple/macbook_pro_m3/images/battery_life_small.png?1697864086954 320w,https://media.ldlc.com/apple/macbook_pro_m3/images/battery_life_small_2x.png?1697864086955 640w&quot; /&gt;&lt;/picture&gt;&lt;/div&gt;&#13;&#10;&#9;&lt;/div&gt;&#13;&#10;&#9;&lt;/div&gt;&#13;&#10;&#9;&lt;/div&gt;&#13;&#10;&#9;&lt;/div&gt;&#13;&#10;&#9;&lt;/div&gt;&#13;&#10;&#9;&lt;/div&gt;&#13;&#10;&#9;&lt;/li&gt;&#13;&#10;&#9;&lt;li class=&quot;list-item p5AD5CC&quot; role=&quot;listitem&quot;&gt;&#13;&#10;&#9;&lt;div class=&quot;row large-display-bleed medium-display-bleed small-display-bleed wA01FBD&quot;&gt;&#13;&#10;&#9;&lt;div class=&quot;column large-12 h98C1C7&quot;&gt;&#13;&#10;&#9;&lt;div&gt;&lt;/div&gt;&#13;&#10;&#13;&#10;&#9;&lt;div class=&quot;bento-box hE2E91E&quot;&gt;&#13;&#10;&#9;&lt;div class=&quot;bentobox-item oFC95D0&quot;&gt;&#13;&#10;&#9;&lt;div class=&quot;row large-display-bleed medium-display-bleed small-display-bleed zF1AF4C&quot;&gt;&#13;&#10;&#9;&lt;div class=&quot;column large-4 small-12 d71358F&quot;&gt;&#13;&#10;&#9;&lt;div&gt;&lt;/div&gt;&#13;&#10;&#13;&#10;&#9;&lt;p class=&quot;copy jE3C55F channel-custom-font-custom-32-headlines&quot;&gt;&amp;Eacute;cran&amp;nbsp;Liquid Retina&amp;nbsp;XDR.&lt;/p&gt;&#13;&#10;&#13;&#10;&#9;&lt;ul class=&quot;list a496CE1&quot; role=&quot;list&quot;&gt;&#13;&#10;&#9;&#9;&lt;li class=&quot;list-item v5CC9E7&quot; role=&quot;listitem&quot;&gt;&#13;&#10;&#9;&#9;&lt;div class=&quot;row large-display-bleed medium-display-bleed small-display-bleed fAA69BA&quot;&gt;&#13;&#10;&#9;&#9;&lt;div class=&quot;column large-12 o7F2AE4&quot;&gt;&#13;&#10;&#9;&#9;&lt;div&gt;&lt;/div&gt;&#13;&#10;&#13;&#10;&#9;&#9;&lt;p class=&quot;copy r629C20 channel-custom-font-custom-40-badges&quot;&gt;600&lt;/p&gt;&#13;&#10;&#13;&#10;&#9;&#9;&lt;p class=&quot;copy helvetica-neue g973CC4 channel-custom-font-custom-14-callouts&quot;&gt;nits de luminosit&amp;eacute;&amp;nbsp;SDR&lt;/p&gt;&#13;&#10;&#9;&#9;&lt;/div&gt;&#13;&#10;&#9;&#9;&lt;/div&gt;&#13;&#10;&#9;&#9;&lt;/li&gt;&#13;&#10;&#9;&#9;&lt;li class=&quot;list-item qA78F2E&quot; role=&quot;listitem&quot;&gt;&#13;&#10;&#9;&#9;&lt;div class=&quot;row large-display-bleed medium-display-bleed small-display-bleed oF5CEF1&quot;&gt;&#13;&#10;&#9;&#9;&lt;div class=&quot;column large-12 c1C54C0&quot;&gt;&#13;&#10;&#9;&#9;&lt;div&gt;&lt;/div&gt;&#13;&#10;&#13;&#10;&#9;&#9;&lt;p class=&quot;copy i8E72B9 channel-custom-font-custom-40-badges&quot;&gt;1&amp;nbsp;000&lt;/p&gt;&#13;&#10;&#13;&#10;&#9;&#9;&lt;p class=&quot;copy helvetica-neue n375FB3 channel-custom-font-custom-14-callouts&quot;&gt;nits de luminosit&amp;eacute; constante&lt;/p&gt;&#13;&#10;&#9;&#9;&lt;/div&gt;&#13;&#10;&#9;&#9;&lt;/div&gt;&#13;&#10;&#9;&#9;&lt;/li&gt;&#13;&#10;&#9;&#9;&lt;li class=&quot;list-item k4D2F8B&quot; role=&quot;listitem&quot;&gt;&#13;&#10;&#9;&#9;&lt;div class=&quot;row large-display-bleed medium-display-bleed small-display-bleed z1D0103&quot;&gt;&#13;&#10;&#9;&#9;&lt;div class=&quot;column large-12 nC4B23E&quot;&gt;&#13;&#10;&#9;&#9;&lt;div&gt;&lt;/div&gt;&#13;&#10;&#13;&#10;&#9;&#9;&lt;p class=&quot;copy n3B64CA channel-custom-font-custom-40-badges&quot;&gt;1&amp;nbsp;600&lt;/p&gt;&#13;&#10;&#13;&#10;&#9;&#9;&lt;p class=&quot;copy helvetica-neue tAA9EDC channel-custom-font-custom-14-callouts&quot;&gt;nits de luminosit&amp;eacute; de pointe&lt;/p&gt;&#13;&#10;&#9;&#9;&lt;/div&gt;&#13;&#10;&#9;&#9;&lt;/div&gt;&#13;&#10;&#9;&#9;&lt;/li&gt;&#13;&#10;&#9;&lt;/ul&gt;&#13;&#10;&#9;&lt;/div&gt;&#13;&#10;&#13;&#10;&#9;&lt;div class=&quot;column large-8 small-12 oAC7448&quot;&gt;&#13;&#10;&#9;&lt;div&gt;&lt;/div&gt;&#13;&#10;&#13;&#10;&#9;&lt;div&gt;&lt;picture&gt; &lt;source media=&quot;(min-width: 1069px)&quot; sizes=&quot;(min-width: 1069px) 597px&quot; srcset=&quot;https://media.ldlc.com/apple/macbook_pro_m3/images/liquid_retina_xdr_display_large_2x.png?1697864086955 1194w,https://media.ldlc.com/apple/macbook_pro_m3/images/liquid_retina_xdr_display_large.png?1697864086955 597w&quot; type=&quot;image/png&quot; /&gt; &lt;source media=&quot;(min-width: 735px)&quot; sizes=&quot;(min-width: 735px) 464px&quot; srcset=&quot;https://media.ldlc.com/apple/macbook_pro_m3/images/liquid_retina_xdr_display_medium_2x.png?1697864086950 928w,https://media.ldlc.com/apple/macbook_pro_m3/images/liquid_retina_xdr_display_medium.png?1697864086952 464w&quot; type=&quot;image/png&quot; /&gt;&lt;img alt=&quot;Portrait coloré montrant la clarté de l'écran Liquid Retina XDR&quot; class=&quot;image double-invert o91E05F&quot; sizes=&quot;270px&quot; src=&quot;https://media.ldlc.com/apple/macbook_pro_m3/images/liquid_retina_xdr_display_small_2x.png?1697864086954&quot; srcset=&quot;https://media.ldlc.com/apple/macbook_pro_m3/images/liquid_retina_xdr_display_small_2x.png?1697864086954 540w,https://media.ldlc.com/apple/macbook_pro_m3/images/liquid_retina_xdr_display_small.png?1697864086955 270w&quot; /&gt;&lt;/picture&gt;&lt;/div&gt;&#13;&#10;&#9;&lt;/div&gt;&#13;&#10;&#9;&lt;/div&gt;&#13;&#10;&#9;&lt;/div&gt;&#13;&#10;&#9;&lt;/div&gt;&#13;&#10;&#9;&lt;/div&gt;&#13;&#10;&#9;&lt;/div&gt;&#13;&#10;&#9;&lt;/li&gt;&#13;&#10;&#9;&lt;li class=&quot;list-item sDE6EEA&quot; role=&quot;listitem&quot;&gt;&#13;&#10;&#9;&lt;div class=&quot;row large-display-bleed medium-display-bleed small-display-bleed rC6C9E6&quot;&gt;&#13;&#10;&#9;&lt;div class=&quot;column large-12 a4D8C63&quot;&gt;&#13;&#10;&#9;&lt;div&gt;&lt;/div&gt;&#13;&#10;&#13;&#10;&#9;&lt;div class=&quot;bento-box oA02808&quot;&gt;&#13;&#10;&#9;&lt;div class=&quot;bentobox-item v41EC51&quot;&gt;&#13;&#10;&#9;&lt;div class=&quot;row large-display-bleed medium-display-bleed small-display-bleed o11AB39&quot;&gt;&#13;&#10;&#9;&lt;div class=&quot;column large-4 medium-5 small-12 l9DA35F&quot;&gt;&#13;&#10;&#9;&lt;div&gt;&lt;/div&gt;&#13;&#10;&#13;&#10;&#9;&lt;p class=&quot;copy b896729 channel-custom-font-custom-32-headlines&quot;&gt;Cam&amp;eacute;ra et audio de&amp;nbsp;pointe.&lt;/p&gt;&#13;&#10;&#13;&#10;&#9;&lt;ul class=&quot;list b4649AB&quot; role=&quot;list&quot;&gt;&#13;&#10;&#9;&#9;&lt;li class=&quot;list-item aA7CDFB&quot; role=&quot;listitem&quot;&gt;&#13;&#10;&#9;&#9;&lt;div class=&quot;row large-display-bleed medium-display-bleed small-display-bleed t62ED4D&quot;&gt;&#13;&#10;&#9;&#9;&lt;div class=&quot;column large-2 small-3 uDE86C2&quot;&gt;&#13;&#10;&#9;&#9;&lt;div&gt;&lt;/div&gt;&#13;&#10;&#13;&#10;&#9;&#9;&lt;div&gt;&lt;picture&gt; &lt;source media=&quot;(min-width: 1069px)&quot; sizes=&quot;(min-width: 1069px) 49px&quot; srcset=&quot;https://media.ldlc.com/apple/macbook_pro_m3/images/icon_video_large.png?1697864086954 49w,https://media.ldlc.com/apple/macbook_pro_m3/images/icon_video_large_2x.png?1697864086955 98w&quot; type=&quot;image/png&quot; /&gt; &lt;source media=&quot;(min-width: 735px)&quot; sizes=&quot;(min-width: 735px) 49px&quot; srcset=&quot;https://media.ldlc.com/apple/macbook_pro_m3/images/icon_video_medium.png?1697864086950 49w,https://media.ldlc.com/apple/macbook_pro_m3/images/icon_video_medium_2x.png?1697864086956 98w&quot; type=&quot;image/png&quot; /&gt;&lt;img alt=&quot; &quot; class=&quot;image h946595&quot; sizes=&quot;32px&quot; src=&quot;https://media.ldlc.com/apple/macbook_pro_m3/images/icon_video_small.png?1697864086954&quot; srcset=&quot;https://media.ldlc.com/apple/macbook_pro_m3/images/icon_video_small.png?1697864086954 32w,https://media.ldlc.com/apple/macbook_pro_m3/images/icon_video_small_2x.png?1697864086955 64w&quot; /&gt;&lt;/picture&gt;&lt;/div&gt;&#13;&#10;&#9;&#9;&lt;/div&gt;&#13;&#10;&#13;&#10;&#9;&#9;&lt;div class=&quot;column large-9 sBCC0F9&quot;&gt;&#13;&#10;&#9;&#9;&lt;div&gt;&lt;/div&gt;&#13;&#10;&#13;&#10;&#9;&#9;&lt;p class=&quot;copy helvetica-neue zB492C5 channel-custom-font-custom-14-callouts&quot;&gt;Cam&amp;eacute;ra FaceTime HD&amp;nbsp;1080p&lt;/p&gt;&#13;&#10;&#9;&#9;&lt;/div&gt;&#13;&#10;&#9;&#9;&lt;/div&gt;&#13;&#10;&#9;&#9;&lt;/li&gt;&#13;&#10;&#9;&#9;&lt;li class=&quot;list-item d509B8B&quot; role=&quot;listitem&quot;&gt;&#13;&#10;&#9;&#9;&lt;div class=&quot;row large-display-bleed medium-display-bleed small-display-bleed v9B4765&quot;&gt;&#13;&#10;&#9;&#9;&lt;div class=&quot;column large-2 small-3 u317243&quot;&gt;&#13;&#10;&#9;&#9;&lt;div&gt;&lt;/div&gt;&#13;&#10;&#13;&#10;&#9;&#9;&lt;div&gt;&lt;picture&gt; &lt;source media=&quot;(min-width: 1069px)&quot; sizes=&quot;(min-width: 1069px) 34px&quot; srcset=&quot;https://media.ldlc.com/apple/macbook_pro_m3/images/icon_waveform_large.png?1697864086951 34w,https://media.ldlc.com/apple/macbook_pro_m3/images/icon_waveform_large_2x.png?1697864086953 68w&quot; type=&quot;image/png&quot; /&gt; &lt;source media=&quot;(min-width: 735px)&quot; sizes=&quot;(min-width: 735px) 34px&quot; srcset=&quot;https://media.ldlc.com/apple/macbook_pro_m3/images/icon_waveform_medium_2x.png?1697864086949 68w,https://media.ldlc.com/apple/macbook_pro_m3/images/icon_waveform_medium.png?1697864086952 34w&quot; type=&quot;image/png&quot; /&gt;&lt;img alt=&quot; &quot; class=&quot;image o6D9E41&quot; sizes=&quot;23px&quot; src=&quot;https://media.ldlc.com/apple/macbook_pro_m3/images/icon_waveform_small.png?1697864086952&quot; srcset=&quot;https://media.ldlc.com/apple/macbook_pro_m3/images/icon_waveform_small.png?1697864086952 23w,https://media.ldlc.com/apple/macbook_pro_m3/images/icon_waveform_small_2x.png?1697864086955 46w&quot; /&gt;&lt;/picture&gt;&lt;/div&gt;&#13;&#10;&#9;&#9;&lt;/div&gt;&#13;&#10;&#13;&#10;&#9;&#9;&lt;div class=&quot;column large-9 e6E1980&quot;&gt;&#13;&#10;&#9;&#9;&lt;div&gt;&lt;/div&gt;&#13;&#10;&#13;&#10;&#9;&#9;&lt;p class=&quot;copy helvetica-neue u3E3215 channel-custom-font-custom-14-callouts&quot;&gt;Ensemble de trois micros de qualit&amp;eacute; studio&lt;/p&gt;&#13;&#10;&#9;&#9;&lt;/div&gt;&#13;&#10;&#9;&#9;&lt;/div&gt;&#13;&#10;&#9;&#9;&lt;/li&gt;&#13;&#10;&#9;&#9;&lt;li class=&quot;list-item bD0135D&quot; role=&quot;listitem&quot;&gt;&#13;&#10;&#9;&#9;&lt;div class=&quot;row large-display-bleed medium-display-bleed small-display-bleed vAD36CC&quot;&gt;&#13;&#10;&#9;&#9;&lt;div class=&quot;column large-2 small-3 r97A122&quot;&gt;&#13;&#10;&#9;&#9;&lt;div&gt;&lt;/div&gt;&#13;&#10;&#13;&#10;&#9;&#9;&lt;div&gt;&lt;picture&gt; &lt;source media=&quot;(min-width: 1069px)&quot; sizes=&quot;(min-width: 1069px) 42px&quot; srcset=&quot;https://media.ldlc.com/apple/macbook_pro_m3/images/icon_person_spatialaudio_large_2x.png?1697864086955 84w,https://media.ldlc.com/apple/macbook_pro_m3/images/icon_person_spatialaudio_large.png?1697864086955 42w&quot; type=&quot;image/png&quot; /&gt; &lt;source media=&quot;(min-width: 735px)&quot; sizes=&quot;(min-width: 735px) 42px&quot; srcset=&quot;https://media.ldlc.com/apple/macbook_pro_m3/images/icon_person_spatialaudio_medium.png?1697864086951 42w,https://media.ldlc.com/apple/macbook_pro_m3/images/icon_person_spatialaudio_medium_2x.png?1697864086954 84w&quot; type=&quot;image/png&quot; /&gt;&lt;img alt=&quot; &quot; class=&quot;image x2F07CF&quot; sizes=&quot;27px&quot; src=&quot;https://media.ldlc.com/apple/macbook_pro_m3/images/icon_person_spatialaudio_small_2x.png?1697864086950&quot; srcset=&quot;https://media.ldlc.com/apple/macbook_pro_m3/images/icon_person_spatialaudio_small_2x.png?1697864086950 54w,https://media.ldlc.com/apple/macbook_pro_m3/images/icon_person_spatialaudio_small.png?1697864086954 27w&quot; /&gt;&lt;/picture&gt;&lt;/div&gt;&#13;&#10;&#9;&#9;&lt;/div&gt;&#13;&#10;&#13;&#10;&#9;&#9;&lt;div class=&quot;column large-9 e8B56C4&quot;&gt;&#13;&#10;&#9;&#9;&lt;div&gt;&lt;/div&gt;&#13;&#10;&#13;&#10;&#9;&#9;&lt;p class=&quot;copy helvetica-neue lF1937F channel-custom-font-custom-14-callouts&quot;&gt;Syst&amp;egrave;me &amp;agrave; six haut&amp;#8209;parleurs avec Audio spatial&lt;/p&gt;&#13;&#10;&#9;&#9;&lt;/div&gt;&#13;&#10;&#9;&#9;&lt;/div&gt;&#13;&#10;&#9;&#9;&lt;/li&gt;&#13;&#10;&#9;&lt;/ul&gt;&#13;&#10;&#9;&lt;/div&gt;&#13;&#10;&#13;&#10;&#9;&lt;div class=&quot;column large-8 medium-7 small-12 a314E9E&quot;&gt;&#13;&#10;&#9;&lt;div&gt;&lt;/div&gt;&#13;&#10;&#13;&#10;&#9;&lt;div&gt;&lt;picture&gt; &lt;source media=&quot;(min-width: 1069px)&quot; sizes=&quot;(min-width: 1069px) 643px&quot; srcset=&quot;https://media.ldlc.com/apple/macbook_pro_m3/images/advanced_camera_audio_large_2x.png?1697864086952 1286w,https://media.ldlc.com/apple/macbook_pro_m3/images/advanced_camera_audio_large.png?1697864086952 643w&quot; type=&quot;image/png&quot; /&gt; &lt;source media=&quot;(min-width: 735px)&quot; sizes=&quot;(min-width: 735px) 429px&quot; srcset=&quot;https://media.ldlc.com/apple/macbook_pro_m3/images/advanced_camera_audio_medium.png?1697864086953 429w,https://media.ldlc.com/apple/macbook_pro_m3/images/advanced_camera_audio_medium_2x.png?1697864086956 858w&quot; type=&quot;image/png&quot; /&gt;&lt;img alt=&quot;MacBook Pro entouré de cercles concentriques bleus pour suggérer la sensation 3D que procure l'Audio spatial. À l'écran, une personne utilise la fonctionnalité Incrustation de l'intervenant lors d'une visioconférence Zoom pour apparaître devant le contenu qu'elle est en train de présenter.&quot; class=&quot;image double-invert y69CAEE&quot; sizes=&quot;303px&quot; src=&quot;https://media.ldlc.com/apple/macbook_pro_m3/images/advanced_camera_audio_small_2x.png?1697864086950&quot; srcset=&quot;https://media.ldlc.com/apple/macbook_pro_m3/images/advanced_camera_audio_small_2x.png?1697864086950 606w,https://media.ldlc.com/apple/macbook_pro_m3/images/advanced_camera_audio_small.png?1697864086952 303w&quot; /&gt;&lt;/picture&gt;&lt;/div&gt;&#13;&#10;&#9;&lt;/div&gt;&#13;&#10;&#9;&lt;/div&gt;&#13;&#10;&#9;&lt;/div&gt;&#13;&#10;&#9;&lt;/div&gt;&#13;&#10;&#9;&lt;/div&gt;&#13;&#10;&#9;&lt;/div&gt;&#13;&#10;&#9;&lt;/li&gt;&#13;&#10;&#9;&lt;li class=&quot;list-item zBB55A7&quot; role=&quot;listitem&quot;&gt;&#13;&#10;&#9;&lt;div class=&quot;row large-display-bleed medium-display-bleed small-display-bleed b427918&quot;&gt;&#13;&#10;&#9;&lt;div class=&quot;column large-12 pDE834D&quot;&gt;&#13;&#10;&#9;&lt;div&gt;&lt;/div&gt;&#13;&#10;&#13;&#10;&#9;&lt;div class=&quot;bento-box s7F6BBA&quot;&gt;&#13;&#10;&#9;&lt;div class=&quot;bentobox-item o6B302C&quot;&gt;&#13;&#10;&#9;&lt;div class=&quot;row large-display-bleed medium-display-bleed small-display-bleed jEB904D&quot;&gt;&#13;&#10;&#9;&lt;div class=&quot;column large-12 d645DC2&quot;&gt;&#13;&#10;&#9;&lt;div&gt;&lt;/div&gt;&#13;&#10;&#13;&#10;&#9;&lt;p class=&quot;copy p4C74DA channel-custom-font-custom-32-headlines&quot;&gt;Ports de pro.&lt;br /&gt;&#13;&#10;&#9;Connexions rapides.&lt;/p&gt;&#13;&#10;&#13;&#10;&#9;&lt;div&gt;&lt;picture&gt; &lt;source media=&quot;(min-width: 1069px)&quot; sizes=&quot;(min-width: 1069px) 480px&quot; srcset=&quot;https://media.ldlc.com/apple/macbook_pro_m3/images/ports_large_2x.png?1697864086949 960w,https://media.ldlc.com/apple/macbook_pro_m3/images/ports_large.png?1697864086950 480w&quot; type=&quot;image/png&quot; /&gt; &lt;source media=&quot;(min-width: 735px)&quot; sizes=&quot;(min-width: 735px) 336px&quot; srcset=&quot;https://media.ldlc.com/apple/macbook_pro_m3/images/ports_medium.png?1697864086954 336w,https://media.ldlc.com/apple/macbook_pro_m3/images/ports_medium_2x.png?1697864086955 672w&quot; type=&quot;image/png&quot; /&gt;&lt;img alt=&quot;Vue latérale d'un MacBook Pro 14 pouces avec puce M3 Pro. Côté gauche : port MagSafe, deux ports Thunderbolt 4 et prise casque. Côté droit : lecteur de carte SDXC, un port Thunderbolt 4 et port HDMI&quot; class=&quot;image double-invert q4A977D&quot; sizes=&quot;320px&quot; src=&quot;https://media.ldlc.com/apple/macbook_pro_m3/images/ports_small_2x.png?1697864086955&quot; srcset=&quot;https://media.ldlc.com/apple/macbook_pro_m3/images/ports_small_2x.png?1697864086955 640w,https://media.ldlc.com/apple/macbook_pro_m3/images/ports_small.png?1697864086956 320w&quot; /&gt;&lt;/picture&gt;&lt;/div&gt;&#13;&#10;&#9;&lt;/div&gt;&#13;&#10;&#9;&lt;/div&gt;&#13;&#10;&#13;&#10;&#9;&lt;div class=&quot;row large-display-bleed medium-display-bleed small-display-bleed zF4EE62&quot;&gt;&#13;&#10;&#9;&lt;div class=&quot;column large-12 h8CFA62&quot;&gt;&#13;&#10;&#9;&lt;div&gt;&lt;/div&gt;&#13;&#10;&#13;&#10;&#9;&lt;p class=&quot;copy helvetica-neue iA883D5 channel-custom-font-custom-12-image-captions&quot;&gt;MacBook&amp;nbsp;Pro 14&amp;nbsp;pouces avec puce&amp;nbsp;M3&amp;nbsp;Pro&lt;/p&gt;&#13;&#10;&#9;&lt;/div&gt;&#13;&#10;&#9;&lt;/div&gt;&#13;&#10;&#13;&#10;&#9;&lt;div class=&quot;row large-display-bleed medium-display-bleed small-display-bleed jD00799&quot;&gt;&#13;&#10;&#9;&lt;div class=&quot;column large-12 r48B448&quot;&gt;&#13;&#10;&#9;&lt;div&gt;&lt;/div&gt;&#13;&#10;&#13;&#10;&#9;&lt;div class=&quot;key-line v3ABDC0&quot;&gt;&#13;&#10;&#9;&lt;div class=&quot;liner&quot;&gt;&lt;/div&gt;&#13;&#10;&#9;&lt;/div&gt;&#13;&#10;&#9;&lt;/div&gt;&#13;&#10;&#9;&lt;/div&gt;&#13;&#10;&#13;&#10;&#9;&lt;div class=&quot;row large-display-bleed medium-display-bleed small-display-bleed e2D1020&quot;&gt;&#13;&#10;&#9;&lt;div class=&quot;column large-12 eE9F9ED&quot;&gt;&#13;&#10;&#9;&lt;div&gt;&lt;/div&gt;&#13;&#10;&#13;&#10;&#9;&lt;p class=&quot;copy helvetica-neue o1AC97A channel-custom-font-custom-14-callouts&quot;&gt;Thunderbolt&lt;span aria-hidden=&quot;true&quot; style=&quot;top: -0.3em; position: relative; font-size: 10px; vertical-align: top;&quot;&gt;&amp;loz;&lt;/span&gt;&lt;span class=&quot;visuallyhidden&quot; style=&quot;white-space: nowrap;&quot;&gt;Renvoi aux mentions l&amp;eacute;gales&lt;/span&gt;, HDMI, SDXC, MagSafe, prise casque, prise en charge des connectivit&amp;eacute;s Wi&amp;#8209;Fi&amp;nbsp;6E&lt;span aria-hidden=&quot;true&quot; style=&quot;top: -0.3em; position: relative; font-size: 10px; vertical-align: top;&quot;&gt;&amp;loz;&lt;/span&gt;&lt;span class=&quot;visuallyhidden&quot; style=&quot;white-space: nowrap;&quot;&gt;Renvoi aux mentions l&amp;eacute;gales&lt;/span&gt; et Bluetooth&amp;nbsp;5.3&lt;/p&gt;&#13;&#10;&#9;&lt;/div&gt;&#13;&#10;&#9;&lt;/div&gt;&#13;&#10;&#9;&lt;/div&gt;&#13;&#10;&#9;&lt;/div&gt;&#13;&#10;&#9;&lt;/div&gt;&#13;&#10;&#9;&lt;/div&gt;&#13;&#10;&#9;&lt;/li&gt;&#13;&#10;&#9;&lt;li class=&quot;list-item j5B7ABE&quot; role=&quot;listitem&quot;&gt;&#13;&#10;&#9;&lt;div class=&quot;row large-display-bleed medium-display-bleed small-display-bleed wD3283B&quot;&gt;&#13;&#10;&#9;&lt;div class=&quot;column large-12 e310B42&quot;&gt;&#13;&#10;&#9;&lt;div&gt;&lt;/div&gt;&#13;&#10;&#13;&#10;&#9;&lt;div class=&quot;bento-box w7DFC39&quot;&gt;&#13;&#10;&#9;&lt;div class=&quot;bentobox-item j54C13B&quot;&gt;&#13;&#10;&#9;&lt;div class=&quot;row large-display-bleed medium-display-bleed small-display-bleed vFA6F22&quot;&gt;&#13;&#10;&#9;&lt;div class=&quot;column large-12 rDB79AF&quot;&gt;&#13;&#10;&#9;&lt;div&gt;&lt;/div&gt;&#13;&#10;&#13;&#10;&#9;&lt;p class=&quot;copy zAB2A59 channel-custom-font-custom-32-headlines&quot;&gt;Magic&amp;nbsp;Keyboard avec&amp;nbsp;Touch&amp;nbsp;ID.&lt;/p&gt;&#13;&#10;&#9;&lt;/div&gt;&#13;&#10;&#9;&lt;/div&gt;&#13;&#10;&#13;&#10;&#9;&lt;div class=&quot;row large-display-bleed medium-display-bleed small-display-bleed o9FF646&quot;&gt;&#13;&#10;&#9;&lt;div class=&quot;column large-9 medium-8 small-8 p244D70&quot;&gt;&#13;&#10;&#9;&lt;div&gt;&lt;/div&gt;&#13;&#10;&#13;&#10;&#9;&lt;div&gt;&lt;picture&gt; &lt;source media=&quot;(min-width: 1069px)&quot; sizes=&quot;(min-width: 1069px) 418px&quot; srcset=&quot;https://media.ldlc.com/apple/macbook_pro_m3/images/magic_keyboard_large_2x.png?1697864086954 836w,https://media.ldlc.com/apple/macbook_pro_m3/images/magic_keyboard_large.png?1697864086956 418w&quot; type=&quot;image/png&quot; /&gt; &lt;source media=&quot;(min-width: 735px)&quot; sizes=&quot;(min-width: 735px) 287px&quot; srcset=&quot;https://media.ldlc.com/apple/macbook_pro_m3/images/magic_keyboard_medium_2x.png?1697864086949 574w,https://media.ldlc.com/apple/macbook_pro_m3/images/magic_keyboard_medium.png?1697864086953 287w&quot; type=&quot;image/png&quot; /&gt;&lt;img alt=&quot;Clavier du MacBook Pro avec Touch ID vu d'en haut&quot; class=&quot;image double-invert dB77BF6&quot; sizes=&quot;264px&quot; src=&quot;https://media.ldlc.com/apple/macbook_pro_m3/images/magic_keyboard_small_2x.png?1697864086950&quot; srcset=&quot;https://media.ldlc.com/apple/macbook_pro_m3/images/magic_keyboard_small_2x.png?1697864086950 528w,https://media.ldlc.com/apple/macbook_pro_m3/images/magic_keyboard_small.png?1697864086953 264w&quot; /&gt;&lt;/picture&gt;&lt;/div&gt;&#13;&#10;&#9;&lt;/div&gt;&#13;&#10;&#13;&#10;&#9;&lt;div class=&quot;column large-3 medium-4 sA2FE1B&quot;&gt;&#13;&#10;&#9;&lt;div&gt;&lt;/div&gt;&#13;&#10;&#13;&#10;&#9;&lt;div&gt;&lt;picture&gt; &lt;source media=&quot;(min-width: 1069px)&quot; sizes=&quot;(min-width: 1069px) 42px&quot; srcset=&quot;https://media.ldlc.com/apple/macbook_pro_m3/images/icon_touchid_large.png?1697864086952 42w,https://media.ldlc.com/apple/macbook_pro_m3/images/icon_touchid_large_2x.png?1697864086954 84w&quot; type=&quot;image/png&quot; /&gt; &lt;source media=&quot;(min-width: 735px)&quot; sizes=&quot;(min-width: 735px) 42px&quot; srcset=&quot;https://media.ldlc.com/apple/macbook_pro_m3/images/icon_touchid_medium_2x.png?1697864086950 84w,https://media.ldlc.com/apple/macbook_pro_m3/images/icon_touchid_medium.png?1697864086953 42w&quot; type=&quot;image/png&quot; /&gt;&lt;img alt=&quot;Touch ID situé dans le coin supérieur droit du clavier du MacBook Pro&quot; class=&quot;image a22B05C&quot; sizes=&quot;27px&quot; src=&quot;https://media.ldlc.com/apple/macbook_pro_m3/images/icon_touchid_small.png?1697864086952&quot; srcset=&quot;https://media.ldlc.com/apple/macbook_pro_m3/images/icon_touchid_small.png?1697864086952 27w,https://media.ldlc.com/apple/macbook_pro_m3/images/icon_touchid_small_2x.png?1697864086955 54w&quot; /&gt;&lt;/picture&gt;&lt;/div&gt;&#13;&#10;&#13;&#10;&#9;&lt;p class=&quot;copy helvetica-neue h93AE60 channel-custom-font-custom-14-callouts&quot;&gt;Touch&amp;nbsp;ID&lt;/p&gt;&#13;&#10;&#9;&lt;/div&gt;&#13;&#10;&#9;&lt;/div&gt;&#13;&#10;&#9;&lt;/div&gt;&#13;&#10;&#9;&lt;/div&gt;&#13;&#10;&#9;&lt;/div&gt;&#13;&#10;&#9;&lt;/div&gt;&#13;&#10;&#9;&lt;/li&gt;&#13;&#10;&lt;/ul&gt;&#13;&#10;&lt;/div&gt;&#13;&#10;&lt;/div&gt;&#13;&#10;&lt;/div&gt;&#13;&#10;&lt;/div&gt;&#13;&#10;&lt;!--END SECTION | FEATURE TILES--&gt;&lt;!--BEGIN &gt; FLEX | NEW TO MAC--&gt;&#13;&#10;&#13;&#10;&lt;div class=&quot;section theme-light d2B8DE5&quot;&gt;&#13;&#10;&lt;div class=&quot;section-content&quot;&gt;&#13;&#10;&lt;div class=&quot;row large-display-bleed medium-display-bleed small-display-bleed e9921CD&quot;&gt;&#13;&#10;&lt;div class=&quot;column large-12 zDD9CF3&quot;&gt;&#13;&#10;&lt;div&gt;&lt;/div&gt;&#13;&#10;&#13;&#10;&lt;h2 class=&quot;copy nB1245A channel-custom-font-custom-21-eyebrow-reduced&quot;&gt;Vous d&amp;eacute;couvrez le&amp;nbsp;Mac&amp;nbsp;?&lt;/h2&gt;&#13;&#10;&#13;&#10;&lt;p class=&quot;copy f844754 channel-custom-font-custom-40-headline-reduced&quot;&gt;Le Mac fait tout&amp;nbsp;&amp;ccedil;a.&lt;/p&gt;&#13;&#10;&lt;/div&gt;&#13;&#10;&lt;/div&gt;&#13;&#10;&#13;&#10;&lt;div class=&quot;row large-display-bleed medium-display-bleed small-display-bleed oBF65B8&quot;&gt;&#13;&#10;&lt;div class=&quot;column large-4 small-12 r4746A7&quot;&gt;&#13;&#10;&lt;div&gt;&lt;/div&gt;&#13;&#10;&#13;&#10;&lt;div class=&quot;bento-box f0069A0&quot;&gt;&#13;&#10;&lt;div class=&quot;bentobox-item y837830&quot;&gt;&#13;&#10;&lt;div class=&quot;row large-display-bleed medium-display-bleed small-display-bleed m3518DF&quot;&gt;&#13;&#10;&lt;div class=&quot;column large-12 qE49E34&quot;&gt;&#13;&#10;&lt;div&gt;&lt;/div&gt;&#13;&#10;&#13;&#10;&lt;div&gt;&lt;picture&gt; &lt;source media=&quot;(min-width: 1069px)&quot; sizes=&quot;(min-width: 1069px) 49px&quot; srcset=&quot;https://media.ldlc.com/apple/macbook_pro_m3/images/flex_icon_checklist_checked_elevated_large.png?1697864086950 49w,https://media.ldlc.com/apple/macbook_pro_m3/images/flex_icon_checklist_checked_elevated_large_2x.png?1697864086953 98w&quot; type=&quot;image/png&quot; /&gt; &lt;source media=&quot;(min-width: 735px)&quot; sizes=&quot;(min-width: 735px) 49px&quot; srcset=&quot;https://media.ldlc.com/apple/macbook_pro_m3/images/flex_icon_checklist_checked_elevated_medium.png?1697864086952 49w,https://media.ldlc.com/apple/macbook_pro_m3/images/flex_icon_checklist_checked_elevated_medium_2x.png?1697864086955 98w&quot; type=&quot;image/png&quot; /&gt;&lt;img alt=&quot; &quot; class=&quot;image e8B7F63&quot; sizes=&quot;49px&quot; src=&quot;https://media.ldlc.com/apple/macbook_pro_m3/images/flex_icon_checklist_checked_elevated_small.png?1697864086952&quot; srcset=&quot;https://media.ldlc.com/apple/macbook_pro_m3/images/flex_icon_checklist_checked_elevated_small.png?1697864086952 49w,https://media.ldlc.com/apple/macbook_pro_m3/images/flex_icon_checklist_checked_elevated_small_2x.png?1697864086955 98w&quot; /&gt;&lt;/picture&gt;&lt;/div&gt;&#13;&#10;&#13;&#10;&lt;h3 class=&quot;copy n959C5B channel-custom-font-custom-24-eyebrow&quot;&gt;Facile &amp;agrave; ma&amp;icirc;triser.&lt;/h3&gt;&#13;&#10;&#13;&#10;&lt;p class=&quot;copy helvetica-neue d6518A7 channel-custom-font-custom-17-body-reduced&quot;&gt;Le Mac est si intuitif et facile &amp;agrave; utiliser que&amp;nbsp;vous pouvez faire tout de suite tout ce&amp;nbsp;que vous aimez.&lt;/p&gt;&#13;&#10;&lt;/div&gt;&#13;&#10;&lt;/div&gt;&#13;&#10;&lt;/div&gt;&#13;&#10;&lt;/div&gt;&#13;&#10;&lt;/div&gt;&#13;&#10;&#13;&#10;&lt;div class=&quot;column large-4 small-12 uE73611&quot;&gt;&#13;&#10;&lt;div&gt;&lt;/div&gt;&#13;&#10;&#13;&#10;&lt;div class=&quot;bento-box cA9D148&quot;&gt;&#13;&#10;&lt;div class=&quot;bentobox-item y88F2A7&quot;&gt;&#13;&#10;&lt;div class=&quot;row large-display-bleed medium-display-bleed small-display-bleed y337B07&quot;&gt;&#13;&#10;&lt;div class=&quot;column large-12 p37DA4F&quot;&gt;&#13;&#10;&lt;div&gt;&lt;/div&gt;&#13;&#10;&#13;&#10;&lt;div&gt;&lt;picture&gt; &lt;source media=&quot;(min-width: 1069px)&quot; sizes=&quot;(min-width: 1069px) 32px&quot; srcset=&quot;https://media.ldlc.com/apple/macbook_pro_m3/images/flex_icon_bolt_fill_elevated_large_2x.png?1697864086954 64w,https://media.ldlc.com/apple/macbook_pro_m3/images/flex_icon_bolt_fill_elevated_large.png?1697864086954 32w&quot; type=&quot;image/png&quot; /&gt; &lt;source media=&quot;(min-width: 735px)&quot; sizes=&quot;(min-width: 735px) 32px&quot; srcset=&quot;https://media.ldlc.com/apple/macbook_pro_m3/images/flex_icon_bolt_fill_elevated_medium_2x.png?1697864086951 64w,https://media.ldlc.com/apple/macbook_pro_m3/images/flex_icon_bolt_fill_elevated_medium.png?1697864086954 32w&quot; type=&quot;image/png&quot; /&gt;&lt;img alt=&quot; &quot; class=&quot;image jFD4FDF&quot; sizes=&quot;32px&quot; src=&quot;https://media.ldlc.com/apple/macbook_pro_m3/images/flex_icon_bolt_fill_elevated_small.png?1697864086949&quot; srcset=&quot;https://media.ldlc.com/apple/macbook_pro_m3/images/flex_icon_bolt_fill_elevated_small.png?1697864086949 32w,https://media.ldlc.com/apple/macbook_pro_m3/images/flex_icon_bolt_fill_elevated_small_2x.png?1697864086955 64w&quot; /&gt;&lt;/picture&gt;&lt;/div&gt;&#13;&#10;&#13;&#10;&lt;h3 class=&quot;copy jD2D33C channel-custom-font-custom-24-eyebrow&quot;&gt;Ultra&amp;#8209;rapide.&lt;/h3&gt;&#13;&#10;&#13;&#10;&lt;p class=&quot;copy helvetica-neue y52A5B0 channel-custom-font-custom-17-body-reduced&quot;&gt;Gr&amp;acirc;ce &amp;agrave; l&amp;rsquo;alliance des puces Apple et&amp;nbsp;de&amp;nbsp;macOS, le Mac vous permet de tout faire avec une puissance et une&amp;nbsp;rapidit&amp;eacute; ph&amp;eacute;nom&amp;eacute;nales.&lt;/p&gt;&#13;&#10;&lt;/div&gt;&#13;&#10;&lt;/div&gt;&#13;&#10;&lt;/div&gt;&#13;&#10;&lt;/div&gt;&#13;&#10;&lt;/div&gt;&#13;&#10;&#13;&#10;&lt;div class=&quot;column large-4 small-12 q965404&quot;&gt;&#13;&#10;&lt;div&gt;&lt;/div&gt;&#13;&#10;&#13;&#10;&lt;div class=&quot;bento-box l87B12D&quot;&gt;&#13;&#10;&lt;div class=&quot;bentobox-item m875AD5&quot;&gt;&#13;&#10;&lt;div class=&quot;row large-display-bleed medium-display-bleed small-display-bleed t70E5B8&quot;&gt;&#13;&#10;&lt;div class=&quot;column large-12 cFCD68D&quot;&gt;&#13;&#10;&lt;div&gt;&lt;/div&gt;&#13;&#10;&#13;&#10;&lt;div&gt;&lt;picture&gt; &lt;source media=&quot;(min-width: 1069px)&quot; sizes=&quot;(min-width: 1069px) 55px&quot; srcset=&quot;https://media.ldlc.com/apple/macbook_pro_m3/images/flex_icon_macbook_shield_checkmark_elevated_large_2x.png?1697864086953 110w,https://media.ldlc.com/apple/macbook_pro_m3/images/flex_icon_macbook_shield_checkmark_elevated_large.png?1697864086955 55w&quot; type=&quot;image/png&quot; /&gt; &lt;source media=&quot;(min-width: 735px)&quot; sizes=&quot;(min-width: 735px) 55px&quot; srcset=&quot;https://media.ldlc.com/apple/macbook_pro_m3/images/flex_icon_macbook_shield_checkmark_elevated_medium_2x.png?1697864086950 110w,https://media.ldlc.com/apple/macbook_pro_m3/images/flex_icon_macbook_shield_checkmark_elevated_medium.png?1697864086951 55w&quot; type=&quot;image/png&quot; /&gt;&lt;img alt=&quot; &quot; class=&quot;image v84DBF9&quot; sizes=&quot;55px&quot; src=&quot;https://media.ldlc.com/apple/macbook_pro_m3/images/flex_icon_macbook_shield_checkmark_elevated_small.png?1697864086949&quot; srcset=&quot;https://media.ldlc.com/apple/macbook_pro_m3/images/flex_icon_macbook_shield_checkmark_elevated_small.png?1697864086949 55w,https://media.ldlc.com/apple/macbook_pro_m3/images/flex_icon_macbook_shield_checkmark_elevated_small_2x.png?1697864086950 110w&quot; /&gt;&lt;/picture&gt;&lt;/div&gt;&#13;&#10;&#13;&#10;&lt;h3 class=&quot;copy m85A3D8 channel-custom-font-custom-24-eyebrow&quot;&gt;Con&amp;ccedil;u pour durer.&lt;/h3&gt;&#13;&#10;&#13;&#10;&lt;h3 class=&quot;copy helvetica-neue lF1E5E9 channel-custom-font-custom-17-body-reduced&quot;&gt;Avec son bo&amp;icirc;tier en aluminium r&amp;eacute;sistant et ses mises &amp;agrave; jour logicielles gratuites, le&amp;nbsp;Mac n&amp;rsquo;est vraiment pas pr&amp;egrave;s de&amp;nbsp;vous l&amp;acirc;cher.&lt;/h3&gt;&#13;&#10;&lt;/div&gt;&#13;&#10;&lt;/div&gt;&#13;&#10;&lt;/div&gt;&#13;&#10;&lt;/div&gt;&#13;&#10;&lt;/div&gt;&#13;&#10;&lt;/div&gt;&#13;&#10;&lt;/div&gt;&#13;&#10;&lt;/div&gt;&#13;&#10;&lt;!--END &gt; FLEX | NEW TO MAC--&gt;&lt;!--BEGIN &gt; LEGAL--&gt;&#13;&#10;&#13;&#10;&lt;div class=&quot;section t83B9E4&quot;&gt;&#13;&#10;&lt;div class=&quot;section-content&quot;&gt;&#13;&#10;&lt;div class=&quot;row large-display-bleed medium-display-bleed j54F2D3&quot;&gt;&#13;&#10;&lt;aside aria-labelledby=&quot;comp&quot; class=&quot;column large-12 medium-12 r4E643B&quot; role=&quot;complimentary&quot;&gt;&#13;&#10;&lt;div&gt;&lt;/div&gt;&#13;&#10;&#13;&#10;&lt;div class=&quot;row large-display-bleed medium-display-bleed small-display-bleed z592EE6&quot;&gt;&#13;&#10;&lt;div class=&quot;column large-12 yD5C652&quot;&gt;&#13;&#10;&lt;div&gt;&lt;/div&gt;&#13;&#10;&#13;&#10;&lt;h2 class=&quot;copy helvetica-neue hA042B6 channel-custom-font-custom-12-sosumi&quot; id=&quot;comp&quot;&gt;&lt;span id=&quot;footnote-diamond-1&quot;&gt;&amp;loz;&lt;/span&gt; Mentions l&amp;eacute;gales&lt;/h2&gt;&#13;&#10;&lt;/div&gt;&#13;&#10;&lt;/div&gt;&#13;&#10;&#13;&#10;&lt;ul class=&quot;list iA5FEC5&quot; role=&quot;list&quot;&gt;&#13;&#10;&#9;&lt;li class=&quot;list-item wA375D3&quot; role=&quot;listitem&quot;&gt;&#13;&#10;&#9;&lt;div class=&quot;row large-display-bleed medium-display-bleed small-display-bleed w08D849&quot;&gt;&#13;&#10;&#9;&lt;div class=&quot;column large-12 e87EF06&quot;&gt;&#13;&#10;&#9;&lt;div&gt;&lt;/div&gt;&#13;&#10;&#13;&#10;&#9;&lt;p class=&quot;copy helvetica-neue d0C3422 channel-custom-font-custom-12-sosumi&quot;&gt;&lt;span style=&quot;font-weight: 500;&quot;&gt;Alimentation et batterie&amp;nbsp;:&lt;/span&gt; Autonomie pour la lecture vid&amp;eacute;o sur l&amp;rsquo;app&amp;nbsp;Apple&amp;nbsp;TV. L&amp;rsquo;autonomie de la batterie varie en fonction de la configuration et de l&amp;rsquo;utilisation. Pour&amp;nbsp;plus d&amp;rsquo;informations, consultez apple.com/fr/batteries.&lt;/p&gt;&#13;&#10;&#9;&lt;/div&gt;&#13;&#10;&#9;&lt;/div&gt;&#13;&#10;&#9;&lt;/li&gt;&#13;&#10;&#9;&lt;li class=&quot;list-item u4D2C3C&quot; role=&quot;listitem&quot;&gt;&#13;&#10;&#9;&lt;div class=&quot;row large-display-bleed medium-display-bleed small-display-bleed eC71575&quot;&gt;&#13;&#10;&#9;&lt;div class=&quot;column large-12 wA1DEC2&quot;&gt;&#13;&#10;&#9;&lt;div&gt;&lt;/div&gt;&#13;&#10;&#13;&#10;&#9;&lt;p class=&quot;copy helvetica-neue sA8CF13 channel-custom-font-custom-12-sosumi&quot;&gt;&lt;span style=&quot;font-weight: 500;&quot;&gt;Thunderbolt&amp;nbsp;:&lt;/span&gt; La configuration des ports varie en fonction du mod&amp;egrave;le.&lt;/p&gt;&#13;&#10;&#9;&lt;/div&gt;&#13;&#10;&#9;&lt;/div&gt;&#13;&#10;&#9;&lt;/li&gt;&#13;&#10;&#9;&lt;li class=&quot;list-item lAA9137&quot; role=&quot;listitem&quot;&gt;&#13;&#10;&#9;&lt;div class=&quot;row large-display-bleed medium-display-bleed small-display-bleed k40C766&quot;&gt;&#13;&#10;&#9;&lt;div class=&quot;column large-12 g5338C7&quot;&gt;&#13;&#10;&#9;&lt;div&gt;&lt;/div&gt;&#13;&#10;&#13;&#10;&#9;&lt;p class=&quot;copy helvetica-neue kAF77B0 channel-custom-font-custom-12-sosumi&quot;&gt;&lt;span style=&quot;font-weight: 500;&quot;&gt;Sans&amp;#8209;fil&amp;nbsp;:&lt;/span&gt; Wi&amp;#8209;Fi&amp;nbsp;6E disponible dans les pays et les r&amp;eacute;gions le prenant en charge.&lt;/p&gt;&#13;&#10;&#9;&lt;/div&gt;&#13;&#10;&#9;&lt;/div&gt;&#13;&#10;&#9;&lt;/li&gt;&#13;&#10;&#9;&lt;li class=&quot;list-item g471EC7&quot; role=&quot;listitem&quot;&gt;&#13;&#10;&#9;&lt;div class=&quot;row large-display-bleed medium-display-bleed small-display-bleed u23E21E&quot;&gt;&#13;&#10;&#9;&lt;div class=&quot;column large-12 w1C8212&quot;&gt;&#13;&#10;&#9;&lt;div&gt;&lt;/div&gt;&#13;&#10;&#13;&#10;&#9;&lt;p class=&quot;copy helvetica-neue i3C3C15 channel-custom-font-custom-12-sosumi&quot;&gt;&lt;span style=&quot;font-weight: 500;&quot;&gt;&amp;Eacute;cran&amp;nbsp;:&lt;/span&gt; La&amp;nbsp;taille de l&amp;rsquo;&amp;eacute;cran se mesure en diagonale. La taille r&amp;eacute;elle de l&amp;rsquo;&amp;eacute;cran de l&amp;rsquo;iMac 24&amp;nbsp;pouces est de&amp;nbsp;23,5&amp;nbsp;pouces en&amp;nbsp;diagonale. L&amp;rsquo;&amp;eacute;cran des MacBook&amp;nbsp;Air 13&amp;nbsp;pouces et 15&amp;nbsp;pouces avec puce&amp;nbsp;M2 et celui des MacBook&amp;nbsp;Pro 14&amp;nbsp;pouces et 16&amp;nbsp;pouces pr&amp;eacute;sentent des angles arrondis au sommet. Si&amp;nbsp;l&amp;rsquo;on mesure ces &amp;eacute;crans comme un rectangle, leur diagonale fait respectivement 13,6&amp;nbsp;pouces, 15,3&amp;nbsp;pouces, 14,2&amp;nbsp;pouces et 16,2&amp;nbsp;pouces (la&amp;nbsp;zone d&amp;rsquo;affichage r&amp;eacute;elle est moindre).&lt;/p&gt;&#13;&#10;&#9;&lt;/div&gt;&#13;&#10;&#9;&lt;/div&gt;&#13;&#10;&#9;&lt;/li&gt;&#13;&#10;&#9;&lt;li class=&quot;list-item t1C1A59&quot; role=&quot;listitem&quot;&gt;&#13;&#10;&#9;&lt;div class=&quot;row large-display-bleed medium-display-bleed small-display-bleed a98234E&quot;&gt;&#13;&#10;&#9;&lt;div class=&quot;column large-12 n25B17F&quot;&gt;&#13;&#10;&#9;&lt;div&gt;&lt;/div&gt;&#13;&#10;&#13;&#10;&#9;&lt;p class=&quot;copy helvetica-neue mEE11E9 channel-custom-font-custom-12-sosumi&quot;&gt;&lt;span style=&quot;font-weight: 500;&quot;&gt;Stockage&amp;nbsp;:&lt;/span&gt; 1&amp;nbsp;Go = 1&amp;nbsp;milliard d&amp;rsquo;octets et 1&amp;nbsp;To&amp;nbsp;=&amp;nbsp;1&amp;nbsp;000&amp;nbsp;milliards d&amp;rsquo;octets&amp;nbsp;; la&amp;nbsp;capacit&amp;eacute; r&amp;eacute;elle format&amp;eacute;e est&amp;nbsp;moindre.&lt;/p&gt;&#13;&#10;&#9;&lt;/div&gt;&#13;&#10;&#9;&lt;/div&gt;&#13;&#10;&#9;&lt;/li&gt;&#13;&#10;&#9;&lt;li class=&quot;list-item h5504C8&quot; role=&quot;listitem&quot;&gt;&#13;&#10;&#9;&lt;div class=&quot;row large-display-bleed medium-display-bleed small-display-bleed a8A45E3&quot;&gt;&#13;&#10;&#9;&lt;div class=&quot;column large-12 tC9F0B3&quot;&gt;&#13;&#10;&#9;&lt;div&gt;&lt;/div&gt;&#13;&#10;&#13;&#10;&#9;&lt;p class=&quot;copy helvetica-neue rB29F22 channel-custom-font-custom-12-sosumi&quot;&gt;&lt;span style=&quot;font-weight: 500;&quot;&gt;Touch&amp;nbsp;ID&amp;nbsp;:&lt;/span&gt; Le Magic&amp;nbsp;Keyboard avec Touch&amp;nbsp;ID est fourni avec les mod&amp;egrave;les d&amp;rsquo;iMac avec GPU 10&amp;nbsp;c&amp;oelig;urs, et disponible sous forme d&amp;rsquo;option pour les mod&amp;egrave;les avec GPU 8&amp;nbsp;c&amp;oelig;urs.&lt;/p&gt;&#13;&#10;&#9;&lt;/div&gt;&#13;&#10;&#9;&lt;/div&gt;&#13;&#10;&#9;&lt;/li&gt;&#13;&#10;&#9;&lt;li class=&quot;list-item u279A3F&quot; role=&quot;listitem&quot;&gt;&#13;&#10;&#9;&lt;div class=&quot;row large-display-bleed medium-display-bleed small-display-bleed oF1D1B6&quot;&gt;&#13;&#10;&#9;&lt;div class=&quot;column large-12 j14DBD0&quot;&gt;&#13;&#10;&#9;&lt;div&gt;&lt;/div&gt;&#13;&#10;&#13;&#10;&#9;&lt;p class=&quot;copy helvetica-neue gB4B1BD channel-custom-font-custom-12-sosumi&quot;&gt;&lt;span style=&quot;font-weight: 500;&quot;&gt;Disponibilit&amp;eacute; des services, fonctionnalit&amp;eacute;s et&amp;nbsp;apps&amp;nbsp;:&lt;/span&gt; Les fonctionnalit&amp;eacute;s sont sujettes &amp;agrave; modification. La disponibilit&amp;eacute; des fonctionnalit&amp;eacute;s, des applications et des services peut varier en&amp;nbsp;fonction des zones g&amp;eacute;ographiques et des&amp;nbsp;langues.&lt;/p&gt;&#13;&#10;&#9;&lt;/div&gt;&#13;&#10;&#9;&lt;/div&gt;&#13;&#10;&#9;&lt;/li&gt;&#13;&#10;&#9;&lt;li class=&quot;list-item fDFCD46&quot; role=&quot;listitem&quot;&gt;&#13;&#10;&#9;&lt;div class=&quot;row large-display-bleed medium-display-bleed small-display-bleed fC4EDE8&quot;&gt;&#13;&#10;&#9;&lt;div class=&quot;column large-12 pE5EB05&quot;&gt;&#13;&#10;&#9;&lt;div&gt;&lt;/div&gt;&#13;&#10;&#13;&#10;&#9;&lt;p class=&quot;copy helvetica-neue n13C608 channel-custom-font-custom-12-sosumi&quot;&gt;&lt;span style=&quot;font-weight: 500;&quot;&gt;App&amp;nbsp;Store&amp;nbsp;:&lt;/span&gt; Les apps sont disponibles sur l&amp;rsquo;App&amp;nbsp;Store.&lt;/p&gt;&#13;&#10;&#9;&lt;/div&gt;&#13;&#10;&#9;&lt;/div&gt;&#13;&#10;&#9;&lt;/li&gt;&#13;&#10;&#9;&lt;li class=&quot;list-item fDFCD46&quot; role=&quot;listitem&quot;&gt;&#13;&#10;&#9;&lt;div class=&quot;row large-display-bleed medium-display-bleed small-display-bleed fC4EDE8&quot;&gt;&#13;&#10;&#9;&lt;div class=&quot;column large-12 pE5EB05&quot;&gt;&#13;&#10;&#9;&lt;div&gt;&lt;/div&gt;&#13;&#10;&#13;&#10;&#9;&lt;p class=&quot;copy helvetica-neue n13C608 channel-custom-font-custom-12-sosumi&quot;&gt;N&amp;eacute;cessite un compte iCloud et une connexion internet.&lt;/p&gt;&#13;&#10;&#9;&lt;/div&gt;&#13;&#10;&#9;&lt;/div&gt;&#13;&#10;&#9;&lt;/li&gt;&#13;&#10;&lt;/ul&gt;&#13;&#10;&lt;/aside&gt;&#13;&#10;&lt;/div&gt;&#13;&#10;&lt;/div&gt;&#13;&#10;&lt;/div&gt;&#13;&#10;&lt;!--END &gt; LEGAL--&gt;&lt;/div&gt;&#13;&#10;&#10;            &lt;/div&gt;&#10;                    &#10;        &#10;        &#10;        &#10;            &lt;/div&gt;&#10;&lt;/div&gt;&#10;                            &#10;&#10;&lt;div role=&quot;tabpanel&quot; class=&quot;tab-pane&quot; id=&quot;specs-tech&quot;&#10;     data-tracking-event=&quot;click&quot;&#10;     data-tracking-category=&quot;Onglets fiche produit&quot;&#10;     data-tracking-action=&quot;click&quot;&#10;     data-tracking-label=&quot;Fiche technique&quot;&#10;&gt;&#10;    &lt;div class=&quot;title-1&quot;&gt;Fiche technique&lt;/div&gt;&#10;    &lt;div class=&quot;tab-pane-content&quot;&gt;&#10;        &lt;div class=&quot;specsTech&quot;&gt;&#10;                            &lt;div class=&quot;select-critere&quot;&gt;&#10;                    &lt;img loading=&quot;lazy&quot; src=&quot;/build/img/public/arrowCriteres.png&quot; alt=&quot;&quot; /&gt;&#10;                    &lt;span&gt;Sélectionnez vos critères&lt;/span&gt;&#10;                &lt;/div&gt;&#10;                        &lt;table id=&quot;product-parameters&quot;&gt;&#10;                &lt;tbody&gt;&#10;                &#10;&lt;tr class=&quot;feature&quot;&gt;&#10;    &lt;td class=&quot;title&quot; rowspan=&quot;3&quot;&gt;&lt;h2&gt;Informations générales&lt;/h2&gt;&lt;/td&gt;&#10;    &lt;td class=&quot;label&quot;&gt;&lt;h3&gt;Désignation&lt;/h3&gt;&lt;/td&gt;&#10;    &lt;td class=&quot;checkbox&quot;&gt;Apple MacBook Pro M3 Pro 14&amp;quot; Noir sidéral 18Go/512 Go (MRX33FN/A)&lt;/td&gt;&#10;&lt;/tr&gt;&#10;    &lt;tr&gt;&#10;        &lt;td class=&quot;label&quot;&gt;&lt;h3&gt;Marque&lt;/h3&gt;&lt;/td&gt;&#10;        &lt;td class=&quot;checkbox&quot;&gt;&#10;                            &lt;input type=&quot;checkbox&quot; id=&quot;+fb-C000005309&quot;/&gt;&#10;                &lt;label for=&quot;+fb-C000005309&quot;&gt;Apple&lt;/label&gt;&#10;                                                                                                                        &lt;a href=&quot;#&quot;                         rel=&quot;nofollow&quot;&#10;                        data-decode=&quot;true&quot;&#10;                        data-param-slug=&quot;informatique/ordinateur-portable/portable-mac&quot;&#10;                        data-param-category-id=&quot;4266&quot;&#10;                        data-param-filter-url=&quot;+fb-C000005309&quot;&#10;                        data-route=&quot;listing_page_filtered_fr&quot;&#10;                    &gt;&#10;                      Apple&#10;                            &lt;/a&gt;&#10;                    &lt;/td&gt;&#10;    &lt;/tr&gt;&#10;    &lt;tr&gt;&#10;        &lt;td class=&quot;label&quot;&gt;&lt;h3&gt;Modèle&lt;/h3&gt;&lt;/td&gt;&#10;        &lt;td class=&quot;checkbox&quot;&gt;MRX33FN/A&lt;/td&gt;&#10;    &lt;/tr&gt;&#10;&#10;&#10;                        &#10;                                                            &lt;tr class=&quot;feature&quot;&gt;&#10;                        &lt;td class=&quot;title&quot; rowspan=&quot;2&quot;&gt;&lt;h2&gt;Gamme&lt;/h2&gt;&lt;/td&gt;&#10;                                                                                &lt;td class=&quot;label&quot; rowspan=&quot;1&quot;&gt;&lt;h3&gt;Gamme Macbook&lt;/h3&gt;&lt;/td&gt;&#10;                                                                &lt;td class=&quot;checkbox&quot;&gt;&#10;                            &lt;input type=&quot;checkbox&quot; id=&quot;+fv2663-17126&quot;/&gt;                            &lt;label for=&quot;+fv2663-17126&quot;&gt;&lt;/label&gt;&#10;                            &lt;a href=&quot;#&quot; rel=&quot;nofollow&quot; data-decode=&quot;true&quot; data-param-slug=&quot;informatique/ordinateur-portable/portable-mac&quot; data-param-category-id=&quot;4266&quot; data-param-filter-url=&quot;+fv2663-17126&quot; data-route=&quot;listing_page_filtered_fr&quot; target=&quot;_blank&quot;&gt;&#10;                                                                                                MacBook Pro                                                                &lt;/a&gt;                        &lt;/td&gt;&#10;                    &lt;/tr&gt;&#10;                                                                    &lt;tr&gt;&#10;                                                        &lt;td class=&quot;label&quot; rowspan=&quot;1&quot;&gt;&lt;h3&gt;Année de sortie&lt;/h3&gt;&lt;/td&gt;&#10;                                                                &lt;td class=&quot;checkbox&quot;&gt;&#10;                            &lt;input type=&quot;checkbox&quot; id=&quot;+fv2800-20709&quot;/&gt;                            &lt;label for=&quot;+fv2800-20709&quot;&gt;&lt;/label&gt;&#10;                            &lt;a href=&quot;#&quot; rel=&quot;nofollow&quot; data-decode=&quot;true&quot; data-param-slug=&quot;informatique/ordinateur-portable/portable-mac&quot; data-param-category-id=&quot;4266&quot; data-param-filter-url=&quot;+fv2800-20709&quot; data-route=&quot;listing_page_filtered_fr&quot; target=&quot;_blank&quot;&gt;&#10;                                                                                                2023                                                                &lt;/a&gt;                        &lt;/td&gt;&#10;                    &lt;/tr&gt;&#10;                                                                                &lt;tr class=&quot;feature&quot;&gt;&#10;                        &lt;td class=&quot;title&quot; rowspan=&quot;2&quot;&gt;&lt;h2&gt;Système d&amp;#039;exploitation&lt;/h2&gt;&lt;/td&gt;&#10;                                                                                &lt;td class=&quot;label&quot; rowspan=&quot;1&quot;&gt;&lt;h3&gt;Système d&amp;#039;exploitation&lt;/h3&gt;&lt;/td&gt;&#10;                                                                &lt;td class=&quot;checkbox&quot;&gt;&#10;                            &lt;input type=&quot;checkbox&quot; id=&quot;+fv403-20941&quot;/&gt;                            &lt;label for=&quot;+fv403-20941&quot;&gt;&lt;/label&gt;&#10;                            &lt;a href=&quot;#&quot; rel=&quot;nofollow&quot; data-decode=&quot;true&quot; data-param-slug=&quot;informatique/ordinateur-portable/portable-mac&quot; data-param-category-id=&quot;4266&quot; data-param-filter-url=&quot;+fv403-20941&quot; data-route=&quot;listing_page_filtered_fr&quot; target=&quot;_blank&quot;&gt;&#10;                                                                                                Apple macOS Sonoma                                                                &lt;/a&gt;                        &lt;/td&gt;&#10;                    &lt;/tr&gt;&#10;                                                                    &lt;tr&gt;&#10;                                                        &lt;td class=&quot;label&quot; rowspan=&quot;1&quot;&gt;&lt;h3&gt;Système d&amp;#039;exploitation fourni&lt;/h3&gt;&lt;/td&gt;&#10;                                                                &lt;td class=&quot;checkbox&quot;&gt;&#10;                            &lt;input type=&quot;checkbox&quot; id=&quot;+fc598-1&quot;/&gt;                            &lt;label for=&quot;+fc598-1&quot;&gt;&lt;/label&gt;&#10;                            &lt;a href=&quot;#&quot; rel=&quot;nofollow&quot; data-decode=&quot;true&quot; data-param-slug=&quot;informatique/ordinateur-portable/portable-mac&quot; data-param-category-id=&quot;4266&quot; data-param-filter-url=&quot;+fc598-1&quot; data-route=&quot;listing_page_filtered_fr&quot; target=&quot;_blank&quot;&gt;&#10;                                                                                                Oui                                                                &lt;/a&gt;                        &lt;/td&gt;&#10;                    &lt;/tr&gt;&#10;                                                                                &lt;tr class=&quot;feature&quot;&gt;&#10;                        &lt;td class=&quot;title&quot; rowspan=&quot;2&quot;&gt;&lt;h2&gt;Processeur et chipset&lt;/h2&gt;&lt;/td&gt;&#10;                                                                                &lt;td class=&quot;label&quot; rowspan=&quot;1&quot;&gt;&lt;h3&gt;Processeur&lt;/h3&gt;&lt;/td&gt;&#10;                                                                &lt;td class=&quot;checkbox&quot;&gt;&#10;                            &lt;input type=&quot;checkbox&quot; id=&quot;+fv394-21159&quot;/&gt;                            &lt;label for=&quot;+fv394-21159&quot;&gt;&lt;/label&gt;&#10;                            &lt;a href=&quot;#&quot; rel=&quot;nofollow&quot; data-decode=&quot;true&quot; data-param-slug=&quot;informatique/ordinateur-portable/portable-mac&quot; data-param-category-id=&quot;4266&quot; data-param-filter-url=&quot;+fv394-21159&quot; data-route=&quot;listing_page_filtered_fr&quot; target=&quot;_blank&quot;&gt;&#10;                                                                                                Apple M3 Pro (11-Core/GPU14-Core)                                                                &lt;/a&gt;                        &lt;/td&gt;&#10;                    &lt;/tr&gt;&#10;                                                                    &lt;tr&gt;&#10;                                                        &lt;td class=&quot;label&quot; rowspan=&quot;1&quot;&gt;&lt;h3&gt;Type de processeur&lt;/h3&gt;&lt;/td&gt;&#10;                                                                &lt;td class=&quot;no-checkbox&quot;&gt;&#10;                                                        &lt;label for=&quot;&quot;&gt;&lt;/label&gt;&#10;                            Puce Apple M3 Pro (CPU 11 coeurs / GPU 14 coeurs / Neural Engine 16 coeurs)                        &lt;/td&gt;&#10;                    &lt;/tr&gt;&#10;                                                                                &lt;tr class=&quot;feature&quot;&gt;&#10;                        &lt;td class=&quot;title&quot; rowspan=&quot;1&quot;&gt;&lt;h2&gt;Mémoire&lt;/h2&gt;&lt;/td&gt;&#10;                                                                                &lt;td class=&quot;label&quot; rowspan=&quot;1&quot;&gt;&lt;h3&gt;Taille de la mémoire&lt;/h3&gt;&lt;/td&gt;&#10;                                                                &lt;td class=&quot;checkbox&quot;&gt;&#10;                            &lt;input type=&quot;checkbox&quot; id=&quot;+fi395-l18h18&quot;/&gt;                            &lt;label for=&quot;+fi395-l18h18&quot;&gt;&lt;/label&gt;&#10;                            &lt;a href=&quot;#&quot; rel=&quot;nofollow&quot; data-decode=&quot;true&quot; data-param-slug=&quot;informatique/ordinateur-portable/portable-mac&quot; data-param-category-id=&quot;4266&quot; data-param-filter-url=&quot;+fi395-l18h18&quot; data-route=&quot;listing_page_filtered_fr&quot; target=&quot;_blank&quot;&gt;&#10;                                                                                                18                                Go                                &lt;/a&gt;                        &lt;/td&gt;&#10;                    &lt;/tr&gt;&#10;                                                                                &lt;tr class=&quot;feature&quot;&gt;&#10;                        &lt;td class=&quot;title&quot; rowspan=&quot;5&quot;&gt;&lt;h2&gt;Affichage&lt;/h2&gt;&lt;/td&gt;&#10;                                                                                &lt;td class=&quot;label&quot; rowspan=&quot;1&quot;&gt;&lt;h3&gt;Taille de l&amp;#039;écran&lt;/h3&gt;&lt;/td&gt;&#10;                                                                &lt;td class=&quot;checkbox&quot;&gt;&#10;                            &lt;input type=&quot;checkbox&quot; id=&quot;+fv889-4928&quot;/&gt;                            &lt;label for=&quot;+fv889-4928&quot;&gt;&lt;/label&gt;&#10;                            &lt;a href=&quot;#&quot; rel=&quot;nofollow&quot; data-decode=&quot;true&quot; data-param-slug=&quot;informatique/ordinateur-portable/portable-mac&quot; data-param-category-id=&quot;4266&quot; data-param-filter-url=&quot;+fv889-4928&quot; data-route=&quot;listing_page_filtered_fr&quot; target=&quot;_blank&quot;&gt;&#10;                                                                                                14 pouces                                                                &lt;/a&gt;                        &lt;/td&gt;&#10;                    &lt;/tr&gt;&#10;                                                                    &lt;tr&gt;&#10;                                                        &lt;td class=&quot;label&quot; rowspan=&quot;1&quot;&gt;&lt;h3&gt;Résolution Max&lt;/h3&gt;&lt;/td&gt;&#10;                                                                &lt;td class=&quot;checkbox&quot;&gt;&#10;                            &lt;input type=&quot;checkbox&quot; id=&quot;+fv398-20093&quot;/&gt;                            &lt;label for=&quot;+fv398-20093&quot;&gt;&lt;/label&gt;&#10;                            &lt;a href=&quot;#&quot; rel=&quot;nofollow&quot; data-decode=&quot;true&quot; data-param-slug=&quot;informatique/ordinateur-portable/portable-mac&quot; data-param-category-id=&quot;4266&quot; data-param-filter-url=&quot;+fv398-20093&quot; data-route=&quot;listing_page_filtered_fr&quot; target=&quot;_blank&quot;&gt;&#10;                                                                                                3024 x 1964 pixels                                                                &lt;/a&gt;                        &lt;/td&gt;&#10;                    &lt;/tr&gt;&#10;                                                                    &lt;tr&gt;&#10;                                                        &lt;td class=&quot;label&quot; rowspan=&quot;1&quot;&gt;&lt;h3&gt;Format de l&amp;#039;écran&lt;/h3&gt;&lt;/td&gt;&#10;                                                                &lt;td class=&quot;checkbox&quot;&gt;&#10;                            &lt;input type=&quot;checkbox&quot; id=&quot;+fv397-1192&quot;/&gt;                            &lt;label for=&quot;+fv397-1192&quot;&gt;&lt;/label&gt;&#10;                            &lt;a href=&quot;#&quot; rel=&quot;nofollow&quot; data-decode=&quot;true&quot; data-param-slug=&quot;informatique/ordinateur-portable/portable-mac&quot; data-param-category-id=&quot;4266&quot; data-param-filter-url=&quot;+fv397-1192&quot; data-route=&quot;listing_page_filtered_fr&quot; target=&quot;_blank&quot;&gt;&#10;                                                                                                16/10                                                                &lt;/a&gt;                        &lt;/td&gt;&#10;                    &lt;/tr&gt;&#10;                                                                    &lt;tr&gt;&#10;                                                        &lt;td class=&quot;label&quot; rowspan=&quot;1&quot;&gt;&lt;h3&gt;Ecran large&lt;/h3&gt;&lt;/td&gt;&#10;                                                                &lt;td class=&quot;checkbox&quot;&gt;&#10;                            &lt;input type=&quot;checkbox&quot; id=&quot;+fc597-1&quot;/&gt;                            &lt;label for=&quot;+fc597-1&quot;&gt;&lt;/label&gt;&#10;                            &lt;a href=&quot;#&quot; rel=&quot;nofollow&quot; data-decode=&quot;true&quot; data-param-slug=&quot;informatique/ordinateur-portable/portable-mac&quot; data-param-category-id=&quot;4266&quot; data-param-filter-url=&quot;+fc597-1&quot; data-route=&quot;listing_page_filtered_fr&quot; target=&quot;_blank&quot;&gt;&#10;                                                                                                Oui                                                                &lt;/a&gt;                        &lt;/td&gt;&#10;                    &lt;/tr&gt;&#10;                                                                    &lt;tr&gt;&#10;                                                        &lt;td class=&quot;label&quot; rowspan=&quot;1&quot;&gt;&lt;h3&gt;Chipset graphique&lt;/h3&gt;&lt;/td&gt;&#10;                                                                &lt;td class=&quot;checkbox&quot;&gt;&#10;                            &lt;input type=&quot;checkbox&quot; id=&quot;+fv121-21164&quot;/&gt;                            &lt;label for=&quot;+fv121-21164&quot;&gt;&lt;/label&gt;&#10;                            &lt;a href=&quot;#&quot; rel=&quot;nofollow&quot; data-decode=&quot;true&quot; data-param-slug=&quot;informatique/ordinateur-portable/portable-mac&quot; data-param-category-id=&quot;4266&quot; data-param-filter-url=&quot;+fv121-21164&quot; data-route=&quot;listing_page_filtered_fr&quot; target=&quot;_blank&quot;&gt;&#10;                                                                                                Apple M3 Pro GPU 14 coeurs                                                                &lt;/a&gt;                        &lt;/td&gt;&#10;                    &lt;/tr&gt;&#10;                                                                                &lt;tr class=&quot;feature&quot;&gt;&#10;                        &lt;td class=&quot;title&quot; rowspan=&quot;5&quot;&gt;&lt;h2&gt;Stockage&lt;/h2&gt;&lt;/td&gt;&#10;                                                                                &lt;td class=&quot;label&quot; rowspan=&quot;1&quot;&gt;&lt;h3&gt;Disque dur&lt;/h3&gt;&lt;/td&gt;&#10;                                                                &lt;td class=&quot;checkbox&quot;&gt;&#10;                            &lt;input type=&quot;checkbox&quot; id=&quot;+fv374-7329&quot;/&gt;                            &lt;label for=&quot;+fv374-7329&quot;&gt;&lt;/label&gt;&#10;                            &lt;a href=&quot;#&quot; rel=&quot;nofollow&quot; data-decode=&quot;true&quot; data-param-slug=&quot;informatique/ordinateur-portable/portable-mac&quot; data-param-category-id=&quot;4266&quot; data-param-filter-url=&quot;+fv374-7329&quot; data-route=&quot;listing_page_filtered_fr&quot; target=&quot;_blank&quot;&gt;&#10;                                                                                                SSD 512 Go                                                                &lt;/a&gt;                        &lt;/td&gt;&#10;                    &lt;/tr&gt;&#10;                                                                    &lt;tr&gt;&#10;                                                        &lt;td class=&quot;label&quot; rowspan=&quot;1&quot;&gt;&lt;h3&gt;Capacité&lt;/h3&gt;&lt;/td&gt;&#10;                                                                &lt;td class=&quot;checkbox&quot;&gt;&#10;                            &lt;input type=&quot;checkbox&quot; id=&quot;+fi62-l512h512&quot;/&gt;                            &lt;label for=&quot;+fi62-l512h512&quot;&gt;&lt;/label&gt;&#10;                            &lt;a href=&quot;#&quot; rel=&quot;nofollow&quot; data-decode=&quot;true&quot; data-param-slug=&quot;informatique/ordinateur-portable/portable-mac&quot; data-param-category-id=&quot;4266&quot; data-param-filter-url=&quot;+fi62-l512h512&quot; data-route=&quot;listing_page_filtered_fr&quot; target=&quot;_blank&quot;&gt;&#10;                                                                                                512                                Go                                &lt;/a&gt;                        &lt;/td&gt;&#10;                    &lt;/tr&gt;&#10;                                                                    &lt;tr&gt;&#10;                                                        &lt;td class=&quot;label&quot; rowspan=&quot;1&quot;&gt;&lt;h3&gt;Lecteur de cartes&lt;/h3&gt;&lt;/td&gt;&#10;                                                                &lt;td class=&quot;checkbox&quot;&gt;&#10;                            &lt;input type=&quot;checkbox&quot; id=&quot;+fv290-6138&quot;/&gt;                            &lt;label for=&quot;+fv290-6138&quot;&gt;&lt;/label&gt;&#10;                            &lt;a href=&quot;#&quot; rel=&quot;nofollow&quot; data-decode=&quot;true&quot; data-param-slug=&quot;informatique/ordinateur-portable/portable-mac&quot; data-param-category-id=&quot;4266&quot; data-param-filter-url=&quot;+fv290-6138&quot; data-route=&quot;listing_page_filtered_fr&quot; target=&quot;_blank&quot;&gt;&#10;                                                                                                SDXC                                                                &lt;/a&gt;                        &lt;/td&gt;&#10;                    &lt;/tr&gt;&#10;                                                                    &lt;tr&gt;&#10;                                                        &lt;td class=&quot;label&quot; rowspan=&quot;1&quot;&gt;&lt;h3&gt;Graveur DVD&lt;/h3&gt;&lt;/td&gt;&#10;                                                                &lt;td class=&quot;checkbox&quot;&gt;&#10;                            &lt;input type=&quot;checkbox&quot; id=&quot;+fc599-0&quot;/&gt;                            &lt;label for=&quot;+fc599-0&quot;&gt;&lt;/label&gt;&#10;                            &lt;a href=&quot;#&quot; rel=&quot;nofollow&quot; data-decode=&quot;true&quot; data-param-slug=&quot;informatique/ordinateur-portable/portable-mac&quot; data-param-category-id=&quot;4266&quot; data-param-filter-url=&quot;+fc599-0&quot; data-route=&quot;listing_page_filtered_fr&quot; target=&quot;_blank&quot;&gt;&#10;                                                                                                Non                                                                &lt;/a&gt;                        &lt;/td&gt;&#10;                    &lt;/tr&gt;&#10;                                                                    &lt;tr&gt;&#10;                                                        &lt;td class=&quot;label&quot; rowspan=&quot;1&quot;&gt;&lt;h3&gt;Type de lecteur / graveur&lt;/h3&gt;&lt;/td&gt;&#10;                                                                &lt;td class=&quot;checkbox&quot;&gt;&#10;                            &lt;input type=&quot;checkbox&quot; id=&quot;+fv404-1774&quot;/&gt;                            &lt;label for=&quot;+fv404-1774&quot;&gt;&lt;/label&gt;&#10;                            &lt;a href=&quot;#&quot; rel=&quot;nofollow&quot; data-decode=&quot;true&quot; data-param-slug=&quot;informatique/ordinateur-portable/portable-mac&quot; data-param-category-id=&quot;4266&quot; data-param-filter-url=&quot;+fv404-1774&quot; data-route=&quot;listing_page_filtered_fr&quot; target=&quot;_blank&quot;&gt;&#10;                                                                                                Aucun                                                                &lt;/a&gt;                        &lt;/td&gt;&#10;                    &lt;/tr&gt;&#10;                                                                                &lt;tr class=&quot;feature&quot;&gt;&#10;                        &lt;td class=&quot;title&quot; rowspan=&quot;2&quot;&gt;&lt;h2&gt;Communication&lt;/h2&gt;&lt;/td&gt;&#10;                                                                                &lt;td class=&quot;label&quot; rowspan=&quot;1&quot;&gt;&lt;h3&gt;Norme(s) réseau sans-fil&lt;/h3&gt;&lt;/td&gt;&#10;                                                                &lt;td class=&quot;checkbox&quot;&gt;&#10;                            &lt;input type=&quot;checkbox&quot; id=&quot;+fv401-19651&quot;/&gt;                            &lt;label for=&quot;+fv401-19651&quot;&gt;&lt;/label&gt;&#10;                            &lt;a href=&quot;#&quot; rel=&quot;nofollow&quot; data-decode=&quot;true&quot; data-param-slug=&quot;informatique/ordinateur-portable/portable-mac&quot; data-param-category-id=&quot;4266&quot; data-param-filter-url=&quot;+fv401-19651&quot; data-route=&quot;listing_page_filtered_fr&quot; target=&quot;_blank&quot;&gt;&#10;                                                                                                Wi-Fi 6E                                                                &lt;/a&gt;                        &lt;/td&gt;&#10;                    &lt;/tr&gt;&#10;                                                                    &lt;tr&gt;&#10;                                                        &lt;td class=&quot;label&quot; rowspan=&quot;1&quot;&gt;&lt;h3&gt;Technologie Bluetooth&lt;/h3&gt;&lt;/td&gt;&#10;                                                                &lt;td class=&quot;checkbox&quot;&gt;&#10;                            &lt;input type=&quot;checkbox&quot; id=&quot;+fv408-20239&quot;/&gt;                            &lt;label for=&quot;+fv408-20239&quot;&gt;&lt;/label&gt;&#10;                            &lt;a href=&quot;#&quot; rel=&quot;nofollow&quot; data-decode=&quot;true&quot; data-param-slug=&quot;informatique/ordinateur-portable/portable-mac&quot; data-param-category-id=&quot;4266&quot; data-param-filter-url=&quot;+fv408-20239&quot; data-route=&quot;listing_page_filtered_fr&quot; target=&quot;_blank&quot;&gt;&#10;                                                                                                Bluetooth 5.3                                                                &lt;/a&gt;                        &lt;/td&gt;&#10;                    &lt;/tr&gt;&#10;                                                                                &lt;tr class=&quot;feature&quot;&gt;&#10;                        &lt;td class=&quot;title&quot; rowspan=&quot;3&quot;&gt;&lt;h2&gt;Multimédia&lt;/h2&gt;&lt;/td&gt;&#10;                                                                                &lt;td class=&quot;label&quot; rowspan=&quot;1&quot;&gt;&lt;h3&gt;Webcam&lt;/h3&gt;&lt;/td&gt;&#10;                                                                &lt;td class=&quot;checkbox&quot;&gt;&#10;                            &lt;input type=&quot;checkbox&quot; id=&quot;+fc406-1&quot;/&gt;                            &lt;label for=&quot;+fc406-1&quot;&gt;&lt;/label&gt;&#10;                            &lt;a href=&quot;#&quot; rel=&quot;nofollow&quot; data-decode=&quot;true&quot; data-param-slug=&quot;informatique/ordinateur-portable/portable-mac&quot; data-param-category-id=&quot;4266&quot; data-param-filter-url=&quot;+fc406-1&quot; data-route=&quot;listing_page_filtered_fr&quot; target=&quot;_blank&quot;&gt;&#10;                                                                                                Oui                                                                &lt;/a&gt;                        &lt;/td&gt;&#10;                    &lt;/tr&gt;&#10;                                                                    &lt;tr&gt;&#10;                                                        &lt;td class=&quot;label&quot; rowspan=&quot;1&quot;&gt;&lt;h3&gt;Microphone intégré&lt;/h3&gt;&lt;/td&gt;&#10;                                                                &lt;td class=&quot;checkbox&quot;&gt;&#10;                            &lt;input type=&quot;checkbox&quot; id=&quot;+fc510-1&quot;/&gt;                            &lt;label for=&quot;+fc510-1&quot;&gt;&lt;/label&gt;&#10;                            &lt;a href=&quot;#&quot; rel=&quot;nofollow&quot; data-decode=&quot;true&quot; data-param-slug=&quot;informatique/ordinateur-portable/portable-mac&quot; data-param-category-id=&quot;4266&quot; data-param-filter-url=&quot;+fc510-1&quot; data-route=&quot;listing_page_filtered_fr&quot; target=&quot;_blank&quot;&gt;&#10;                                                                                                Oui                                                                &lt;/a&gt;                        &lt;/td&gt;&#10;                    &lt;/tr&gt;&#10;                                                                    &lt;tr&gt;&#10;                                                        &lt;td class=&quot;label&quot; rowspan=&quot;1&quot;&gt;&lt;h3&gt;Type de H.P&lt;/h3&gt;&lt;/td&gt;&#10;                                                                &lt;td class=&quot;checkbox&quot;&gt;&#10;                            &lt;input type=&quot;checkbox&quot; id=&quot;+fv412-1158&quot;/&gt;                            &lt;label for=&quot;+fv412-1158&quot;&gt;&lt;/label&gt;&#10;                            &lt;a href=&quot;#&quot; rel=&quot;nofollow&quot; data-decode=&quot;true&quot; data-param-slug=&quot;informatique/ordinateur-portable/portable-mac&quot; data-param-category-id=&quot;4266&quot; data-param-filter-url=&quot;+fv412-1158&quot; data-route=&quot;listing_page_filtered_fr&quot; target=&quot;_blank&quot;&gt;&#10;                                                                                                Intégrés                                                                &lt;/a&gt;                        &lt;/td&gt;&#10;                    &lt;/tr&gt;&#10;                                                                                &lt;tr class=&quot;feature&quot;&gt;&#10;                        &lt;td class=&quot;title&quot; rowspan=&quot;8&quot;&gt;&lt;h2&gt;Equipement&lt;/h2&gt;&lt;/td&gt;&#10;                                                                                &lt;td class=&quot;label&quot; rowspan=&quot;3&quot;&gt;&lt;h3&gt;Type d&amp;#039;activités&lt;/h3&gt;&lt;/td&gt;&#10;                                                                &lt;td class=&quot;checkbox&quot;&gt;&#10;                            &lt;input type=&quot;checkbox&quot; id=&quot;+fv417-941&quot;/&gt;                            &lt;label for=&quot;+fv417-941&quot;&gt;&lt;/label&gt;&#10;                            &lt;a href=&quot;#&quot; rel=&quot;nofollow&quot; data-decode=&quot;true&quot; data-param-slug=&quot;informatique/ordinateur-portable/portable-mac&quot; data-param-category-id=&quot;4266&quot; data-param-filter-url=&quot;+fv417-941&quot; data-route=&quot;listing_page_filtered_fr&quot; target=&quot;_blank&quot;&gt;&#10;                                                                                                Bureautique                                                                &lt;/a&gt;                        &lt;/td&gt;&#10;                    &lt;/tr&gt;&#10;                                                &lt;tr&gt;&#10;                                                        &lt;td class=&quot;checkbox&quot;&gt;&#10;                            &lt;input type=&quot;checkbox&quot; id=&quot;+fv417-942&quot;/&gt;                            &lt;label for=&quot;+fv417-942&quot;&gt;&lt;/label&gt;&#10;                            &lt;a href=&quot;#&quot; rel=&quot;nofollow&quot; data-decode=&quot;true&quot; data-param-slug=&quot;informatique/ordinateur-portable/portable-mac&quot; data-param-category-id=&quot;4266&quot; data-param-filter-url=&quot;+fv417-942&quot; data-route=&quot;listing_page_filtered_fr&quot; target=&quot;_blank&quot;&gt;&#10;                                                                                                Graphisme                                                                &lt;/a&gt;                        &lt;/td&gt;&#10;                    &lt;/tr&gt;&#10;                                                &lt;tr&gt;&#10;                                                        &lt;td class=&quot;checkbox&quot;&gt;&#10;                            &lt;input type=&quot;checkbox&quot; id=&quot;+fv417-943&quot;/&gt;                            &lt;label for=&quot;+fv417-943&quot;&gt;&lt;/label&gt;&#10;                            &lt;a href=&quot;#&quot; rel=&quot;nofollow&quot; data-decode=&quot;true&quot; data-param-slug=&quot;informatique/ordinateur-portable/portable-mac&quot; data-param-category-id=&quot;4266&quot; data-param-filter-url=&quot;+fv417-943&quot; data-route=&quot;listing_page_filtered_fr&quot; target=&quot;_blank&quot;&gt;&#10;                                                                                                Multimédia                                                                &lt;/a&gt;                        &lt;/td&gt;&#10;                    &lt;/tr&gt;&#10;                                                                    &lt;tr&gt;&#10;                                                        &lt;td class=&quot;label&quot; rowspan=&quot;1&quot;&gt;&lt;h3&gt;Norme du clavier&lt;/h3&gt;&lt;/td&gt;&#10;                                                                &lt;td class=&quot;checkbox&quot;&gt;&#10;                            &lt;input type=&quot;checkbox&quot; id=&quot;+fv217-911&quot;/&gt;                            &lt;label for=&quot;+fv217-911&quot;&gt;&lt;/label&gt;&#10;                            &lt;a href=&quot;#&quot; rel=&quot;nofollow&quot; data-decode=&quot;true&quot; data-param-slug=&quot;informatique/ordinateur-portable/portable-mac&quot; data-param-category-id=&quot;4266&quot; data-param-filter-url=&quot;+fv217-911&quot; data-route=&quot;listing_page_filtered_fr&quot; target=&quot;_blank&quot;&gt;&#10;                                                                                                AZERTY                                                                &lt;/a&gt;                        &lt;/td&gt;&#10;                    &lt;/tr&gt;&#10;                                                                    &lt;tr&gt;&#10;                                                        &lt;td class=&quot;label&quot; rowspan=&quot;1&quot;&gt;&lt;h3&gt;Localisation&lt;/h3&gt;&lt;/td&gt;&#10;                                                                &lt;td class=&quot;checkbox&quot;&gt;&#10;                            &lt;input type=&quot;checkbox&quot; id=&quot;+fv216-912&quot;/&gt;                            &lt;label for=&quot;+fv216-912&quot;&gt;&lt;/label&gt;&#10;                            &lt;a href=&quot;#&quot; rel=&quot;nofollow&quot; data-decode=&quot;true&quot; data-param-slug=&quot;informatique/ordinateur-portable/portable-mac&quot; data-param-category-id=&quot;4266&quot; data-param-filter-url=&quot;+fv216-912&quot; data-route=&quot;listing_page_filtered_fr&quot; target=&quot;_blank&quot;&gt;&#10;                                                                                                Français                                                                &lt;/a&gt;                        &lt;/td&gt;&#10;                    &lt;/tr&gt;&#10;                                                                    &lt;tr&gt;&#10;                                                        &lt;td class=&quot;label&quot; rowspan=&quot;1&quot;&gt;&lt;h3&gt;Pavé numérique&lt;/h3&gt;&lt;/td&gt;&#10;                                                                &lt;td class=&quot;checkbox&quot;&gt;&#10;                            &lt;input type=&quot;checkbox&quot; id=&quot;+fc410-0&quot;/&gt;                            &lt;label for=&quot;+fc410-0&quot;&gt;&lt;/label&gt;&#10;                            &lt;a href=&quot;#&quot; rel=&quot;nofollow&quot; data-decode=&quot;true&quot; data-param-slug=&quot;informatique/ordinateur-portable/portable-mac&quot; data-param-category-id=&quot;4266&quot; data-param-filter-url=&quot;+fc410-0&quot; data-route=&quot;listing_page_filtered_fr&quot; target=&quot;_blank&quot;&gt;&#10;                                                                                                Non                                                                &lt;/a&gt;                        &lt;/td&gt;&#10;                    &lt;/tr&gt;&#10;                                                                    &lt;tr&gt;&#10;                                                        &lt;td class=&quot;label&quot; rowspan=&quot;1&quot;&gt;&lt;h3&gt;Touches Multimédia&lt;/h3&gt;&lt;/td&gt;&#10;                                                                &lt;td class=&quot;checkbox&quot;&gt;&#10;                            &lt;input type=&quot;checkbox&quot; id=&quot;+fc389-1&quot;/&gt;                            &lt;label for=&quot;+fc389-1&quot;&gt;&lt;/label&gt;&#10;                            &lt;a href=&quot;#&quot; rel=&quot;nofollow&quot; data-decode=&quot;true&quot; data-param-slug=&quot;informatique/ordinateur-portable/portable-mac&quot; data-param-category-id=&quot;4266&quot; data-param-filter-url=&quot;+fc389-1&quot; data-route=&quot;listing_page_filtered_fr&quot; target=&quot;_blank&quot;&gt;&#10;                                                                                                Oui                                                                &lt;/a&gt;                        &lt;/td&gt;&#10;                    &lt;/tr&gt;&#10;                                                                    &lt;tr&gt;&#10;                                                        &lt;td class=&quot;label&quot; rowspan=&quot;1&quot;&gt;&lt;h3&gt;Lecteur biométrique&lt;/h3&gt;&lt;/td&gt;&#10;                                                                &lt;td class=&quot;checkbox&quot;&gt;&#10;                            &lt;input type=&quot;checkbox&quot; id=&quot;+fc409-1&quot;/&gt;                            &lt;label for=&quot;+fc409-1&quot;&gt;&lt;/label&gt;&#10;                            &lt;a href=&quot;#&quot; rel=&quot;nofollow&quot; data-decode=&quot;true&quot; data-param-slug=&quot;informatique/ordinateur-portable/portable-mac&quot; data-param-category-id=&quot;4266&quot; data-param-filter-url=&quot;+fc409-1&quot; data-route=&quot;listing_page_filtered_fr&quot; target=&quot;_blank&quot;&gt;&#10;                                                                                                Oui                                                                &lt;/a&gt;                        &lt;/td&gt;&#10;                    &lt;/tr&gt;&#10;                                                                                &lt;tr class=&quot;feature&quot;&gt;&#10;                        &lt;td class=&quot;title&quot; rowspan=&quot;4&quot;&gt;&lt;h2&gt;Connectique&lt;/h2&gt;&lt;/td&gt;&#10;                                                                                &lt;td class=&quot;label&quot; rowspan=&quot;3&quot;&gt;&lt;h3&gt;Connecteur(s) disponible(s)&lt;/h3&gt;&lt;/td&gt;&#10;                                                                &lt;td class=&quot;checkbox&quot;&gt;&#10;                            &lt;input type=&quot;checkbox&quot; id=&quot;+fv405-1521&quot;/&gt;                            &lt;label for=&quot;+fv405-1521&quot;&gt;&lt;/label&gt;&#10;                            &lt;a href=&quot;#&quot; rel=&quot;nofollow&quot; data-decode=&quot;true&quot; data-param-slug=&quot;informatique/ordinateur-portable/portable-mac&quot; data-param-category-id=&quot;4266&quot; data-param-filter-url=&quot;+fv405-1521&quot; data-route=&quot;listing_page_filtered_fr&quot; target=&quot;_blank&quot;&gt;&#10;                                                                                                Casque (Jack 3.5mm Femelle)                                                                &lt;/a&gt;                        &lt;/td&gt;&#10;                    &lt;/tr&gt;&#10;                                                &lt;tr&gt;&#10;                                                        &lt;td class=&quot;checkbox&quot;&gt;&#10;                            &lt;input type=&quot;checkbox&quot; id=&quot;+fv405-2677&quot;/&gt;                            &lt;label for=&quot;+fv405-2677&quot;&gt;&lt;/label&gt;&#10;                            1 X                                                                                                                                                                                                                         &lt;a href=&quot;#&quot; rel=&quot;nofollow&quot; data-decode=&quot;true&quot; data-param-slug=&quot;informatique/ordinateur-portable/portable-mac&quot; data-param-category-id=&quot;4266&quot; data-param-filter-url=&quot;+fv405-2677&quot; data-route=&quot;listing_page_filtered_fr&quot; target=&quot;_blank&quot;&gt;&#10;                                                                                                HDMI Femelle                                                                &lt;/a&gt;                        &lt;/td&gt;&#10;                    &lt;/tr&gt;&#10;                                                &lt;tr&gt;&#10;                                                        &lt;td class=&quot;checkbox&quot;&gt;&#10;                            &lt;input type=&quot;checkbox&quot; id=&quot;+fv405-19289&quot;/&gt;                            &lt;label for=&quot;+fv405-19289&quot;&gt;&lt;/label&gt;&#10;                            3 X                                                                                                                                                                                                                         &lt;a href=&quot;#&quot; rel=&quot;nofollow&quot; data-decode=&quot;true&quot; data-param-slug=&quot;informatique/ordinateur-portable/portable-mac&quot; data-param-category-id=&quot;4266&quot; data-param-filter-url=&quot;+fv405-19289&quot; data-route=&quot;listing_page_filtered_fr&quot; target=&quot;_blank&quot;&gt;&#10;                                                                                                Thunderbolt 4/USB-C                                                                &lt;/a&gt;                        &lt;/td&gt;&#10;                    &lt;/tr&gt;&#10;                                                                    &lt;tr&gt;&#10;                                                        &lt;td class=&quot;label&quot; rowspan=&quot;1&quot;&gt;&lt;h3&gt;Sortie HDMI&lt;/h3&gt;&lt;/td&gt;&#10;                                                                &lt;td class=&quot;checkbox&quot;&gt;&#10;                            &lt;input type=&quot;checkbox&quot; id=&quot;+fc1096-1&quot;/&gt;                            &lt;label for=&quot;+fc1096-1&quot;&gt;&lt;/label&gt;&#10;                            &lt;a href=&quot;#&quot; rel=&quot;nofollow&quot; data-decode=&quot;true&quot; data-param-slug=&quot;informatique/ordinateur-portable/portable-mac&quot; data-param-category-id=&quot;4266&quot; data-param-filter-url=&quot;+fc1096-1&quot; data-route=&quot;listing_page_filtered_fr&quot; target=&quot;_blank&quot;&gt;&#10;                                                                                                Oui                                                                &lt;/a&gt;                        &lt;/td&gt;&#10;                    &lt;/tr&gt;&#10;                                                                                &lt;tr class=&quot;feature&quot;&gt;&#10;                        &lt;td class=&quot;title&quot; rowspan=&quot;8&quot;&gt;&lt;h2&gt;Caractéristiques physiques&lt;/h2&gt;&lt;/td&gt;&#10;                                                                                &lt;td class=&quot;label&quot; rowspan=&quot;1&quot;&gt;&lt;h3&gt;Couleur&lt;/h3&gt;&lt;/td&gt;&#10;                                                                &lt;td class=&quot;checkbox&quot;&gt;&#10;                            &lt;input type=&quot;checkbox&quot; id=&quot;+fv70-41&quot;/&gt;                            &lt;label for=&quot;+fv70-41&quot;&gt;&lt;/label&gt;&#10;                            &lt;a href=&quot;#&quot; rel=&quot;nofollow&quot; data-decode=&quot;true&quot; data-param-slug=&quot;informatique/ordinateur-portable/portable-mac&quot; data-param-category-id=&quot;4266&quot; data-param-filter-url=&quot;+fv70-41&quot; data-route=&quot;listing_page_filtered_fr&quot; target=&quot;_blank&quot;&gt;&#10;                                                                                                Noir                                                                &lt;/a&gt;                        &lt;/td&gt;&#10;                    &lt;/tr&gt;&#10;                                                                    &lt;tr&gt;&#10;                                                        &lt;td class=&quot;label&quot; rowspan=&quot;1&quot;&gt;&lt;h3&gt;Matériau&lt;/h3&gt;&lt;/td&gt;&#10;                                                                &lt;td class=&quot;checkbox&quot;&gt;&#10;                            &lt;input type=&quot;checkbox&quot; id=&quot;+fv75-207&quot;/&gt;                            &lt;label for=&quot;+fv75-207&quot;&gt;&lt;/label&gt;&#10;                            &lt;a href=&quot;#&quot; rel=&quot;nofollow&quot; data-decode=&quot;true&quot; data-param-slug=&quot;informatique/ordinateur-portable/portable-mac&quot; data-param-category-id=&quot;4266&quot; data-param-filter-url=&quot;+fv75-207&quot; data-route=&quot;listing_page_filtered_fr&quot; target=&quot;_blank&quot;&gt;&#10;                                                                                                Aluminium                                                                &lt;/a&gt;                        &lt;/td&gt;&#10;                    &lt;/tr&gt;&#10;                                                                    &lt;tr&gt;&#10;                                                        &lt;td class=&quot;label&quot; rowspan=&quot;1&quot;&gt;&lt;h3&gt;Profondeur&lt;/h3&gt;&lt;/td&gt;&#10;                                                                &lt;td class=&quot;checkbox&quot;&gt;&#10;                            &lt;input type=&quot;checkbox&quot; id=&quot;+fi264-l221h222&quot;/&gt;                            &lt;label for=&quot;+fi264-l221h222&quot;&gt;&lt;/label&gt;&#10;                            &lt;a href=&quot;#&quot; rel=&quot;nofollow&quot; data-decode=&quot;true&quot; data-param-slug=&quot;informatique/ordinateur-portable/portable-mac&quot; data-param-category-id=&quot;4266&quot; data-param-filter-url=&quot;+fi264-l221h222&quot; data-route=&quot;listing_page_filtered_fr&quot; target=&quot;_blank&quot;&gt;&#10;                                                                                                221.2                                mm                                &lt;/a&gt;                        &lt;/td&gt;&#10;                    &lt;/tr&gt;&#10;                                                                    &lt;tr&gt;&#10;                                                        &lt;td class=&quot;label&quot; rowspan=&quot;1&quot;&gt;&lt;h3&gt;Largeur&lt;/h3&gt;&lt;/td&gt;&#10;                                                                &lt;td class=&quot;checkbox&quot;&gt;&#10;                            &lt;input type=&quot;checkbox&quot; id=&quot;+fi263-l312h313&quot;/&gt;                            &lt;label for=&quot;+fi263-l312h313&quot;&gt;&lt;/label&gt;&#10;                            &lt;a href=&quot;#&quot; rel=&quot;nofollow&quot; data-decode=&quot;true&quot; data-param-slug=&quot;informatique/ordinateur-portable/portable-mac&quot; data-param-category-id=&quot;4266&quot; data-param-filter-url=&quot;+fi263-l312h313&quot; data-route=&quot;listing_page_filtered_fr&quot; target=&quot;_blank&quot;&gt;&#10;                                                                                                312.6                                mm                                &lt;/a&gt;                        &lt;/td&gt;&#10;                    &lt;/tr&gt;&#10;                                                                    &lt;tr&gt;&#10;                                                        &lt;td class=&quot;label&quot; rowspan=&quot;1&quot;&gt;&lt;h3&gt;Epaisseur&lt;/h3&gt;&lt;/td&gt;&#10;                                                                &lt;td class=&quot;checkbox&quot;&gt;&#10;                            &lt;input type=&quot;checkbox&quot; id=&quot;+fi382-l15h16&quot;/&gt;                            &lt;label for=&quot;+fi382-l15h16&quot;&gt;&lt;/label&gt;&#10;                            &lt;a href=&quot;#&quot; rel=&quot;nofollow&quot; data-decode=&quot;true&quot; data-param-slug=&quot;informatique/ordinateur-portable/portable-mac&quot; data-param-category-id=&quot;4266&quot; data-param-filter-url=&quot;+fi382-l15h16&quot; data-route=&quot;listing_page_filtered_fr&quot; target=&quot;_blank&quot;&gt;&#10;                                                                                                15.5                                mm                                &lt;/a&gt;                        &lt;/td&gt;&#10;                    &lt;/tr&gt;&#10;                                                                    &lt;tr&gt;&#10;                                                        &lt;td class=&quot;label&quot; rowspan=&quot;1&quot;&gt;&lt;h3&gt;Poids&lt;/h3&gt;&lt;/td&gt;&#10;                                                                &lt;td class=&quot;checkbox&quot;&gt;&#10;                            &lt;input type=&quot;checkbox&quot; id=&quot;+fi416-l1610h1610&quot;/&gt;                            &lt;label for=&quot;+fi416-l1610h1610&quot;&gt;&lt;/label&gt;&#10;                            &lt;a href=&quot;#&quot; rel=&quot;nofollow&quot; data-decode=&quot;true&quot; data-param-slug=&quot;informatique/ordinateur-portable/portable-mac&quot; data-param-category-id=&quot;4266&quot; data-param-filter-url=&quot;+fi416-l1610h1610&quot; data-route=&quot;listing_page_filtered_fr&quot; target=&quot;_blank&quot;&gt;&#10;                                                                                                1.61                                kg                                &lt;/a&gt;                        &lt;/td&gt;&#10;                    &lt;/tr&gt;&#10;                                                                    &lt;tr&gt;&#10;                                                        &lt;td class=&quot;label&quot; rowspan=&quot;1&quot;&gt;&lt;h3&gt;Indice réparabilité (sur 10)&lt;/h3&gt;&lt;/td&gt;&#10;                                                                &lt;td class=&quot;checkbox&quot;&gt;&#10;                            &lt;input type=&quot;checkbox&quot; id=&quot;+fi2835-l6h7&quot;/&gt;                            &lt;label for=&quot;+fi2835-l6h7&quot;&gt;&lt;/label&gt;&#10;                            &lt;a href=&quot;#&quot; rel=&quot;nofollow&quot; data-decode=&quot;true&quot; data-param-slug=&quot;informatique/ordinateur-portable/portable-mac&quot; data-param-category-id=&quot;4266&quot; data-param-filter-url=&quot;+fi2835-l6h7&quot; data-route=&quot;listing_page_filtered_fr&quot; target=&quot;_blank&quot;&gt;&#10;                                                                                                6.7                                                                &lt;/a&gt;                        &lt;/td&gt;&#10;                    &lt;/tr&gt;&#10;                                                                    &lt;tr&gt;&#10;                                                        &lt;td class=&quot;label&quot; rowspan=&quot;1&quot;&gt;&lt;h3&gt;Définition de l&amp;#039;indice de réparabilité&lt;/h3&gt;&lt;/td&gt;&#10;                                                                &lt;td class=&quot;no-checkbox&quot;&gt;&#10;                                                        &lt;label for=&quot;&quot;&gt;&lt;/label&gt;&#10;                            L'indice de réparabilité des produits s'inscrit dans le cadre de la LOI n° 2020-105 du 10 février 2020 relative à la lutte contre le gaspillage et à l'économie circulaire. Une note de 1 à 10 est attribuée au produit en fonction de son &quot;degré&quot; de réparabilité. 5 critères sont pris en compte pour établir cette notation (durée de disponibilité de la documentation technique, caractère démontable de l'équipement, durée de disponibilité des pièces détachées, rapport entre le prix de vente des pièces détachées et le prix de vente de l'équipement, critères spécifiques à la catégorie d'équipements concernée). L'indice de réparabilité est obtenu en additionnant les cinq notes obtenues puis en divisant ce total par dix pour exprimer une note synthétique sur une échelle de 1 à 10.                        &lt;/td&gt;&#10;                    &lt;/tr&gt;&#10;                                                                                &lt;tr class=&quot;feature&quot;&gt;&#10;                        &lt;td class=&quot;title&quot; rowspan=&quot;3&quot;&gt;&lt;h2&gt;Alimentation&lt;/h2&gt;&lt;/td&gt;&#10;                                                                                &lt;td class=&quot;label&quot; rowspan=&quot;1&quot;&gt;&lt;h3&gt;Autonomie&lt;/h3&gt;&lt;/td&gt;&#10;                                                                &lt;td class=&quot;checkbox&quot;&gt;&#10;                            &lt;input type=&quot;checkbox&quot; id=&quot;+fi198-l18h18&quot;/&gt;                            &lt;label for=&quot;+fi198-l18h18&quot;&gt;&lt;/label&gt;&#10;                            &lt;a href=&quot;#&quot; rel=&quot;nofollow&quot; data-decode=&quot;true&quot; data-param-slug=&quot;informatique/ordinateur-portable/portable-mac&quot; data-param-category-id=&quot;4266&quot; data-param-filter-url=&quot;+fi198-l18h18&quot; data-route=&quot;listing_page_filtered_fr&quot; target=&quot;_blank&quot;&gt;&#10;                                                                                                18                                Heure(s)                                &lt;/a&gt;                        &lt;/td&gt;&#10;                    &lt;/tr&gt;&#10;                                                                    &lt;tr&gt;&#10;                                                        &lt;td class=&quot;label&quot; rowspan=&quot;1&quot;&gt;&lt;h3&gt;Capacité de la batterie&lt;/h3&gt;&lt;/td&gt;&#10;                                                                &lt;td class=&quot;checkbox&quot;&gt;&#10;                            &lt;input type=&quot;checkbox&quot; id=&quot;+fi494-l72400h72400&quot;/&gt;                            &lt;label for=&quot;+fi494-l72400h72400&quot;&gt;&lt;/label&gt;&#10;                            &lt;a href=&quot;#&quot; rel=&quot;nofollow&quot; data-decode=&quot;true&quot; data-param-slug=&quot;informatique/ordinateur-portable/portable-mac&quot; data-param-category-id=&quot;4266&quot; data-param-filter-url=&quot;+fi494-l72400h72400&quot; data-route=&quot;listing_page_filtered_fr&quot; target=&quot;_blank&quot;&gt;&#10;                                                                                                72.4                                Wh                                &lt;/a&gt;                        &lt;/td&gt;&#10;                    &lt;/tr&gt;&#10;                                                                    &lt;tr&gt;&#10;                                                        &lt;td class=&quot;label&quot; rowspan=&quot;1&quot;&gt;&lt;h3&gt;Batterie amovible&lt;/h3&gt;&lt;/td&gt;&#10;                                                                &lt;td class=&quot;checkbox&quot;&gt;&#10;                            &lt;input type=&quot;checkbox&quot; id=&quot;+fc1195-0&quot;/&gt;                            &lt;label for=&quot;+fc1195-0&quot;&gt;&lt;/label&gt;&#10;                            &lt;a href=&quot;#&quot; rel=&quot;nofollow&quot; data-decode=&quot;true&quot; data-param-slug=&quot;informatique/ordinateur-portable/portable-mac&quot; data-param-category-id=&quot;4266&quot; data-param-filter-url=&quot;+fc1195-0&quot; data-route=&quot;listing_page_filtered_fr&quot; target=&quot;_blank&quot;&gt;&#10;                                                                                                Non                                                                &lt;/a&gt;                        &lt;/td&gt;&#10;                    &lt;/tr&gt;&#10;                                                                                &lt;tr class=&quot;feature&quot;&gt;&#10;                        &lt;td class=&quot;title&quot; rowspan=&quot;2&quot;&gt;&lt;h2&gt;DAS (Débit d&amp;#039;Absorption Spécifique)&lt;/h2&gt;&lt;/td&gt;&#10;                                                                                &lt;td class=&quot;label&quot; rowspan=&quot;1&quot;&gt;&lt;h3&gt;DAS tronc&lt;/h3&gt;&lt;/td&gt;&#10;                                                                &lt;td class=&quot;checkbox&quot;&gt;&#10;                            &lt;input type=&quot;checkbox&quot; id=&quot;+fi2773-l0h1&quot;/&gt;                            &lt;label for=&quot;+fi2773-l0h1&quot;&gt;&lt;/label&gt;&#10;                            &lt;a href=&quot;#&quot; rel=&quot;nofollow&quot; data-decode=&quot;true&quot; data-param-slug=&quot;informatique/ordinateur-portable/portable-mac&quot; data-param-category-id=&quot;4266&quot; data-param-filter-url=&quot;+fi2773-l0h1&quot; data-route=&quot;listing_page_filtered_fr&quot; target=&quot;_blank&quot;&gt;&#10;                                                                                                0.71                                W/kg                                &lt;/a&gt;                        &lt;/td&gt;&#10;                    &lt;/tr&gt;&#10;                                                                    &lt;tr&gt;&#10;                                                        &lt;td class=&quot;label&quot; rowspan=&quot;1&quot;&gt;&lt;h3&gt;DAS membres&lt;/h3&gt;&lt;/td&gt;&#10;                                                                &lt;td class=&quot;checkbox&quot;&gt;&#10;                            &lt;input type=&quot;checkbox&quot; id=&quot;+fi2774-l0h1&quot;/&gt;                            &lt;label for=&quot;+fi2774-l0h1&quot;&gt;&lt;/label&gt;&#10;                            &lt;a href=&quot;#&quot; rel=&quot;nofollow&quot; data-decode=&quot;true&quot; data-param-slug=&quot;informatique/ordinateur-portable/portable-mac&quot; data-param-category-id=&quot;4266&quot; data-param-filter-url=&quot;+fi2774-l0h1&quot; data-route=&quot;listing_page_filtered_fr&quot; target=&quot;_blank&quot;&gt;&#10;                                                                                                0.71                                W/kg                                &lt;/a&gt;                        &lt;/td&gt;&#10;                    &lt;/tr&gt;&#10;                            &#10;&#10;                                    &#10;            &#10;            &lt;tr&gt;&#10;            &lt;td class=&quot;title&quot; rowspan=&quot;3&quot;&gt;&lt;h2&gt;Garanties&lt;/h2&gt;&lt;/td&gt;&#10;            &lt;td class=&quot;label&quot;&gt;&lt;h3&gt;Garantie commerciale&lt;/h3&gt;&lt;/td&gt;&#10;            &lt;td class=&quot;no-checkbox&quot;&gt;&#10;                                    &lt;span data-toggle=&quot;modal&quot; data-target=&quot;#guaranteeCommentModal&quot; class=&quot;pointer&quot;&gt;&#10;        1 an constructeur&#10;    &lt;/span&gt;&#10;    &#10;    &lt;br/&gt;    &lt;a href=&quot;/aide/50-la-garantie-ldlc/&quot; target=&quot;_blank&quot;&gt;&#10;        3 ans vendeur&#10;    &lt;/a&gt;&#10;&#10;    &lt;div class=&quot;modal fade&quot; id=&quot;guaranteeCommentModal&quot; tabindex=&quot;-1&quot; role=&quot;dialog&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 padding&quot;&gt;&#10;                    &lt;h3&gt;Garantie limit&amp;eacute;e Apple&amp;nbsp;&lt;/h3&gt;&#13;&#10;&#13;&#10;&lt;p&gt;La Garantie limit&amp;eacute;e d&amp;rsquo;un an d&amp;rsquo;Apple est une garantie commerciale du fabricant offerte par Apple. Elle conf&amp;egrave;re des droits diff&amp;eacute;rents de ceux dont vous pouvez disposer en vertu de la loi, y compris, mais sans s&amp;#39;y limiter, ceux relatifs aux produits non conformes ou aux produits pr&amp;eacute;sentant des vices cach&amp;eacute;s. Par cons&amp;eacute;quent, la Garantie limit&amp;eacute;e d&amp;rsquo;un an Apple s&amp;rsquo;ajoute aux droits conf&amp;eacute;r&amp;eacute;s par la loi, au lieu de les remplacer.&lt;/p&gt;&#13;&#10;&#10;                &lt;/div&gt;&#10;            &lt;/div&gt;&#10;        &lt;/div&gt;&#10;    &lt;/div&gt;&#10;&#10;            &lt;/td&gt;&#10;        &lt;/tr&gt;&#10;                &lt;tr&gt;&#10;                        &lt;td class=&quot;label&quot;&gt;&lt;h3&gt;Garantie légale&lt;/h3&gt;&lt;/td&gt;&#10;            &lt;td class=&quot;no-checkbox&quot;&gt;&#10;                &lt;a href=&quot;/aide/54-garanties-legales/&quot; target=&quot;_blank&quot;&gt;Voir les modalités&lt;/a&gt;            &lt;/td&gt;&#10;        &lt;/tr&gt;&#10;    &#10;            &lt;tr&gt;&#10;                        &lt;td class=&quot;label&quot;&gt;&lt;h3&gt;Disponibilité des pièces détachées&lt;/h3&gt;&lt;/td&gt;&#10;            &lt;td class=&quot;no-checkbox&quot;&gt;5 ans&lt;/td&gt;&#10;        &lt;/tr&gt;&#10;                    &#10;                                                                &lt;/tbody&gt;&#10;            &lt;/table&gt;&#10;&#10;            &lt;div class=&quot;pdt-update&quot;&gt;&#10;                &#10;                &lt;div class=&quot;links&quot;&gt;&#10;                                                                                                &#10;                        &lt;p&gt;Voir tous les produits &lt;a href=&quot;/apple/bint000005309/&quot;&gt;Apple&lt;/a&gt;&lt;/p&gt;&#10;&#10;                                        &#10;                                        &#10;                &lt;/div&gt;&#10;                &lt;p class=&quot;pdt-update-infos&quot;&gt;&#10;                    Produit référencé le &lt;span&gt;31/10/2023&lt;/span&gt;&#10;                &lt;/p&gt;&#10;            &lt;/div&gt;&#10;        &lt;/div&gt;&#10;    &lt;/div&gt;&#10;&lt;/div&gt;&#10;                                            &lt;div role=&quot;tabpanel&quot; class=&quot;tab-pane top-products&quot; id=&quot;associated-products&quot;&gt;&#10;    &lt;div class=&quot;title-1&quot;&gt;Produits associés&lt;/div&gt;&#10;    &lt;div class=&quot;tab-pane-content&quot;&gt;&#10;                                                                                                                                                                                    &#10;    &lt;div class=&quot;container-fluid&quot;&gt;&#10;        &lt;div class=&quot;row&quot;&gt;&#10;            &lt;div class=&quot;col-md-6 col-xs-12&quot;&gt;&#10;                &lt;ul class=&quot;list-product&quot;&gt;&#10;                                            &lt;li class=&quot;dsp-table&quot;&gt;&#10;                            &lt;a href=&quot;/fiche/PB00188280.html&quot;&#10;   data-tracking-event=&quot;click&quot;&#10;   data-tracking-category=&quot;Cross_sell&quot;&#10;   data-tracking-action=&quot;Clics&quot;&#10;   data-tracking-label=&quot;AR201505190150&quot;&#10;   data-impression-event=&quot;trackEvent&quot;&#10;   data-impression-category=&quot;Cross_sell&quot;&#10;   data-impression-action=&quot;Impressions&quot;&#10;   data-impression-label=&quot;AR201505190150&quot;&#10;&gt;&#10;    &lt;div class=&quot;pic dsp-cell&quot;&gt;&#10;       &lt;img loading=&quot;lazy&quot; src=&quot;https://media.ldlc.com/r150/ld/products/00/03/04/30/LD0003043056_2.jpg&quot; alt=&quot;&quot;&gt;&#10;    &lt;/div&gt;&#10;    &lt;div class=&quot;txt dsp-cell&quot;&gt;&#10;        &lt;div class=&quot;title&quot;&gt;Apple Adaptateur USB-C vers USB&lt;/div&gt;&#10;        &lt;div class=&quot;price&quot;&gt; 24€&lt;sup&gt;95&lt;/sup&gt; &lt;/div&gt;&#10;    &lt;/div&gt;&#10;    &lt;div class=&quot;see dsp-cell&quot;&gt;&#10;        &lt;div class=&quot;button outline mini noMarge&quot;&gt;Voir &lt;span class=&quot;fleche&quot;&gt;›&lt;/span&gt;&lt;/div&gt;&#10;    &lt;/div&gt;&#10;&lt;/a&gt;&#10;&#10;                        &lt;/li&gt;&#10;                                            &lt;li class=&quot;dsp-table&quot;&gt;&#10;                            &lt;a href=&quot;/fiche/PB00281807.html&quot;&#10;   data-tracking-event=&quot;click&quot;&#10;   data-tracking-category=&quot;Cross_sell&quot;&#10;   data-tracking-action=&quot;Clics&quot;&#10;   data-tracking-label=&quot;AR201911190060&quot;&#10;   data-impression-event=&quot;trackEvent&quot;&#10;   data-impression-category=&quot;Cross_sell&quot;&#10;   data-impression-action=&quot;Impressions&quot;&#10;   data-impression-label=&quot;AR201911190060&quot;&#10;&gt;&#10;    &lt;div class=&quot;pic dsp-cell&quot;&gt;&#10;       &lt;img loading=&quot;lazy&quot; src=&quot;https://media.ldlc.com/r150/ld/products/00/05/53/22/LD0005532202_2.jpg&quot; alt=&quot;&quot;&gt;&#10;    &lt;/div&gt;&#10;    &lt;div class=&quot;txt dsp-cell&quot;&gt;&#10;        &lt;div class=&quot;title&quot;&gt;Apple Adaptateur secteur USB-C 96W Blanc&lt;/div&gt;&#10;        &lt;div class=&quot;price&quot;&gt; 84€&lt;sup&gt;95&lt;/sup&gt; &lt;/div&gt;&#10;    &lt;/div&gt;&#10;    &lt;div class=&quot;see dsp-cell&quot;&gt;&#10;        &lt;div class=&quot;button outline mini noMarge&quot;&gt;Voir &lt;span class=&quot;fleche&quot;&gt;›&lt;/span&gt;&lt;/div&gt;&#10;    &lt;/div&gt;&#10;&lt;/a&gt;&#10;&#10;                        &lt;/li&gt;&#10;                                            &lt;li class=&quot;dsp-table&quot;&gt;&#10;                            &lt;a href=&quot;/fiche/PB00489432.html&quot;&#10;   data-tracking-event=&quot;click&quot;&#10;   data-tracking-category=&quot;Cross_sell&quot;&#10;   data-tracking-action=&quot;Clics&quot;&#10;   data-tracking-label=&quot;AR202203090030&quot;&#10;   data-impression-event=&quot;trackEvent&quot;&#10;   data-impression-category=&quot;Cross_sell&quot;&#10;   data-impression-action=&quot;Impressions&quot;&#10;   data-impression-label=&quot;AR202203090030&quot;&#10;&gt;&#10;    &lt;div class=&quot;pic dsp-cell&quot;&gt;&#10;       &lt;img loading=&quot;lazy&quot; src=&quot;https://media.ldlc.com/r150/ld/products/00/05/93/61/LD0005936173_1.jpg&quot; alt=&quot;&quot;&gt;&#10;    &lt;/div&gt;&#10;    &lt;div class=&quot;txt dsp-cell&quot;&gt;&#10;        &lt;div class=&quot;title&quot;&gt;Apple 27&amp;quot; LED - Studio Display - Verre standard - Inclinaison&lt;/div&gt;&#10;        &lt;div class=&quot;price&quot;&gt; 1&amp;nbsp;749€&lt;sup&gt;00&lt;/sup&gt; &lt;/div&gt;&#10;    &lt;/div&gt;&#10;    &lt;div class=&quot;see dsp-cell&quot;&gt;&#10;        &lt;div class=&quot;button outline mini noMarge&quot;&gt;Voir &lt;span class=&quot;fleche&quot;&gt;›&lt;/span&gt;&lt;/div&gt;&#10;    &lt;/div&gt;&#10;&lt;/a&gt;&#10;&#10;                        &lt;/li&gt;&#10;                                    &lt;/ul&gt;&#10;            &lt;/div&gt;&#10;            &lt;div class=&quot;col-md-6 col-xs-12&quot;&gt;&#10;                &lt;ul class=&quot;list-product&quot;&gt;&#10;                                            &lt;li class=&quot;dsp-table&quot;&gt;&#10;                            &lt;a href=&quot;/fiche/PB00455315.html&quot;&#10;   data-tracking-event=&quot;click&quot;&#10;   data-tracking-category=&quot;Cross_sell&quot;&#10;   data-tracking-action=&quot;Clics&quot;&#10;   data-tracking-label=&quot;AR202108090041&quot;&#10;   data-impression-event=&quot;trackEvent&quot;&#10;   data-impression-category=&quot;Cross_sell&quot;&#10;   data-impression-action=&quot;Impressions&quot;&#10;   data-impression-label=&quot;AR202108090041&quot;&#10;&gt;&#10;    &lt;div class=&quot;pic dsp-cell&quot;&gt;&#10;       &lt;img loading=&quot;lazy&quot; src=&quot;https://media.ldlc.com/r150/ld/products/00/05/87/07/LD0005870709_1.jpg&quot; alt=&quot;&quot;&gt;&#10;    &lt;/div&gt;&#10;    &lt;div class=&quot;txt dsp-cell&quot;&gt;&#10;        &lt;div class=&quot;title&quot;&gt;Apple Magic Mouse (2021)&lt;/div&gt;&#10;        &lt;div class=&quot;price&quot;&gt; 85€&lt;sup&gt;00&lt;/sup&gt; &lt;/div&gt;&#10;    &lt;/div&gt;&#10;    &lt;div class=&quot;see dsp-cell&quot;&gt;&#10;        &lt;div class=&quot;button outline mini noMarge&quot;&gt;Voir &lt;span class=&quot;fleche&quot;&gt;›&lt;/span&gt;&lt;/div&gt;&#10;    &lt;/div&gt;&#10;&lt;/a&gt;&#10;&#10;                        &lt;/li&gt;&#10;                                            &lt;li class=&quot;dsp-table&quot;&gt;&#10;                            &lt;a href=&quot;/fiche/PB00464818.html&quot;&#10;   data-tracking-event=&quot;click&quot;&#10;   data-tracking-category=&quot;Cross_sell&quot;&#10;   data-tracking-action=&quot;Clics&quot;&#10;   data-tracking-label=&quot;AR202110180122&quot;&#10;   data-impression-event=&quot;trackEvent&quot;&#10;   data-impression-category=&quot;Cross_sell&quot;&#10;   data-impression-action=&quot;Impressions&quot;&#10;   data-impression-label=&quot;AR202110180122&quot;&#10;&gt;&#10;    &lt;div class=&quot;pic dsp-cell&quot;&gt;&#10;       &lt;img loading=&quot;lazy&quot; src=&quot;https://media.ldlc.com/r150/ld/products/00/05/89/88/LD0005898809_1.jpg&quot; alt=&quot;&quot;&gt;&#10;    &lt;/div&gt;&#10;    &lt;div class=&quot;txt dsp-cell&quot;&gt;&#10;        &lt;div class=&quot;title&quot;&gt;Apple Câble USB-C vers Magsafe 3 - 2 m&lt;/div&gt;&#10;        &lt;div class=&quot;price&quot;&gt; 55€&lt;sup&gt;00&lt;/sup&gt; &lt;/div&gt;&#10;    &lt;/div&gt;&#10;    &lt;div class=&quot;see dsp-cell&quot;&gt;&#10;        &lt;div class=&quot;button outline mini noMarge&quot;&gt;Voir &lt;span class=&quot;fleche&quot;&gt;›&lt;/span&gt;&lt;/div&gt;&#10;    &lt;/div&gt;&#10;&lt;/a&gt;&#10;&#10;                        &lt;/li&gt;&#10;                                    &lt;/ul&gt;&#10;            &lt;/div&gt;&#10;        &lt;/div&gt;&#10;    &lt;/div&gt;&#10;&#10;    &lt;/div&gt;&#10;&lt;/div&gt;&#10;                                                                 &lt;div role=&quot;tabpanel&quot; class=&quot;tab-pane&quot; id=&quot;clients-review&quot;&gt;&#10;    &lt;div class=&quot;title-1&quot;&gt;Avis client&lt;/div&gt;&#10;    &lt;div class=&quot;tab-pane-content&quot;&gt;&#10;        &lt;div class=&quot;modal modal-full&quot; id=&quot;review-zoom-modal&quot; tabindex=&quot;-1&quot; role=&quot;dialog&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quot;&gt;&#10;                &lt;div id=&quot;ctl00_cphMainContent_pnlReviewPopupZoom&quot; class=&quot;modalZoom modalPopup rounded&quot;&gt;&#10;                    &lt;input type=&quot;submit&quot; name=&quot;ctl00$cphMainContent$mpePopupReviewZoomTargetControlID&quot; value=&quot;&quot; id=&quot;ctl00_cphMainContent_mpePopupReviewZoomTargetControlID&quot; style=&quot;display:none;&quot;&gt;&#10;                    &lt;div id=&quot;review-previews&quot;&gt;&lt;/div&gt;&#10;                    &lt;div id=&quot;review-zoomContainer&quot;&gt;&#10;                        &lt;div id=&quot;review-zoom&quot;&gt;&lt;/div&gt;&#10;                    &lt;/div&gt;&#10;                &lt;/div&gt;&#10;            &lt;/div&gt;&#10;        &lt;/div&gt;&#10;    &lt;/div&gt;&#10;&lt;/div&gt;&#10;&lt;div class=&quot;client-reviews&quot;&gt;&#10;    &lt;div class=&quot;global-reviews&quot;&gt;&#10;                        &#10;&#10;    &lt;div class=&quot;average&quot;&gt;&#10;        &lt;strong&gt;Note générale&lt;/strong&gt;&#10;        &lt;div class=&quot;note&quot;&gt;10&lt;em&gt;/10&lt;/em&gt;&lt;/div&gt;&#10;        &lt;div class=&quot;ratingClient&quot;&gt;&#10;            &lt;span class=&quot;star-10&quot;&gt;&lt;/span&gt;&#10;        &lt;/div&gt;&#10;                    &lt;em&gt;sur 1 avis&lt;/em&gt;&#10;                 &lt;/a&gt;&#10;                &lt;a class=&quot;moderation&quot; href=&quot;/aide/51-les-engagements-qualite-de-ldlc-com/&quot; target=&quot;_blank&quot;&gt;Charte de rédaction et de modération&lt;/a&gt;&#10;    &lt;/div&gt;&#10;        &lt;div class=&quot;write-review&quot;&gt;&#10;        &lt;button data-product-id=&quot;AR202310310159&quot;&#10;                class=&quot;button want-to-review&quot;&gt;&#10;            Donner votre avis &lt;span class=&quot;fleche&quot;&gt;›&lt;/span&gt;&#10;        &lt;/button&gt;&#10;    &lt;/div&gt;&#10;&#10;&lt;ul class=&quot;detail-note&quot;&gt;&#10;                    &lt;li&gt;&#10;            &lt;div class=&quot;ratingClient&quot;&gt;&#10;                &lt;span class=&quot;star-10&quot;&gt;&lt;/span&gt;&#10;            &lt;/div&gt;&#10;            &lt;div class=&quot;pull-right&quot;&gt;&#10;                &lt;div class=&quot;pourcentage&quot;&gt;&#10;                    100%&#10;                &lt;/div&gt;&#10;&#10;                                    &lt;span class=&quot;nb-avis&quot;&gt;&#10;                        1 avis&#10;                    &lt;/span&gt;&#10;                            &lt;/div&gt;&#10;            &lt;div class=&quot;progress&quot;&gt;&#10;                &lt;div class=&quot;jauge&quot; style=&quot;width:100%;&quot;&gt;&lt;/div&gt;&#10;            &lt;/div&gt;&#10;        &lt;/li&gt;&#10;                    &lt;li&gt;&#10;            &lt;div class=&quot;ratingClient&quot;&gt;&#10;                &lt;span class=&quot;star-8&quot;&gt;&lt;/span&gt;&#10;            &lt;/div&gt;&#10;            &lt;div class=&quot;pull-right&quot;&gt;&#10;                &lt;div class=&quot;pourcentage&quot;&gt;&#10;                    0%&#10;                &lt;/div&gt;&#10;&#10;                            &lt;/div&gt;&#10;            &lt;div class=&quot;progress&quot;&gt;&#10;                &lt;div class=&quot;jauge&quot; style=&quot;width:0%;&quot;&gt;&lt;/div&gt;&#10;            &lt;/div&gt;&#10;        &lt;/li&gt;&#10;                    &lt;li&gt;&#10;            &lt;div class=&quot;ratingClient&quot;&gt;&#10;                &lt;span class=&quot;star-6&quot;&gt;&lt;/span&gt;&#10;            &lt;/div&gt;&#10;            &lt;div class=&quot;pull-right&quot;&gt;&#10;                &lt;div class=&quot;pourcentage&quot;&gt;&#10;                    0%&#10;                &lt;/div&gt;&#10;&#10;                            &lt;/div&gt;&#10;            &lt;div class=&quot;progress&quot;&gt;&#10;                &lt;div class=&quot;jauge&quot; style=&quot;width:0%;&quot;&gt;&lt;/div&gt;&#10;            &lt;/div&gt;&#10;        &lt;/li&gt;&#10;                    &lt;li&gt;&#10;            &lt;div class=&quot;ratingClient&quot;&gt;&#10;                &lt;span class=&quot;star-4&quot;&gt;&lt;/span&gt;&#10;            &lt;/div&gt;&#10;            &lt;div class=&quot;pull-right&quot;&gt;&#10;                &lt;div class=&quot;pourcentage&quot;&gt;&#10;                    0%&#10;                &lt;/div&gt;&#10;&#10;                            &lt;/div&gt;&#10;            &lt;div class=&quot;progress&quot;&gt;&#10;                &lt;div class=&quot;jauge&quot; style=&quot;width:0%;&quot;&gt;&lt;/div&gt;&#10;            &lt;/div&gt;&#10;        &lt;/li&gt;&#10;                    &lt;li&gt;&#10;            &lt;div class=&quot;ratingClient&quot;&gt;&#10;                &lt;span class=&quot;star-2&quot;&gt;&lt;/span&gt;&#10;            &lt;/div&gt;&#10;            &lt;div class=&quot;pull-right&quot;&gt;&#10;                &lt;div class=&quot;pourcentage&quot;&gt;&#10;                    0%&#10;                &lt;/div&gt;&#10;&#10;                            &lt;/div&gt;&#10;            &lt;div class=&quot;progress&quot;&gt;&#10;                &lt;div class=&quot;jauge&quot; style=&quot;width:0%;&quot;&gt;&lt;/div&gt;&#10;            &lt;/div&gt;&#10;        &lt;/li&gt;&#10;    &lt;/ul&gt;&#10;    &lt;/div&gt;&#10;&#10;    &lt;ul class=&quot;reviews&quot;&gt;&#10;                    &#10;&lt;li data-offer-id=&quot;AR202310310159&quot;&gt;&#10;    &lt;div class=&quot;exif&quot;&gt;&#10;        &lt;div class=&quot;author&quot;&gt;&#10;            &lt;strong&gt;par MaximeC&lt;/strong&gt;&#10;            &lt;div class=&quot;date&quot;&gt;&#10;                Publié le 12/11/2023&#10;            &lt;/div&gt;&#10;                                            &lt;div class=&quot;date&quot;&gt;&#10;                                            Produit acheté chez &lt;em&gt;LDLC le 08/11/2023&lt;/em&gt;&#10;                                    &lt;/div&gt;&#10;                    &lt;/div&gt;&#10;        &lt;div class=&quot;stats&quot;&gt;&#10;            &lt;span&gt;Nombre d'avis&amp;nbsp;: 1&lt;/span&gt;&#10;            &lt;span&gt;Note moyenne&amp;nbsp;: 10&lt;/span&gt;&#10;        &lt;/div&gt;&#10;    &lt;/div&gt;&#10;    &lt;div class=&quot;content&quot;&gt;&#10;        &lt;div class=&quot;ratingClient&quot;&gt;&#10;            &lt;span class=&quot;star-10&quot;&gt;&lt;/span&gt;&#10;        &lt;/div&gt;&#10;        &lt;h2 class=&quot;title&quot;&gt;Professionnel, sobre et efficace.&lt;/h2&gt;&#10;        &lt;p&gt;Premier achat chez LDLC après avoir été conseillé par une amie qui m’en disait que du bien. De la commande à la réception du produit, aucune faille n’a été décelée et je suis pleinement satisfait de mon expérience. J’espère avoir de nouveaux coups de cœur d’achat, pour pouvoir de nouveau faire appel à eux. &lt;br /&gt;&#13;&#10;Merci LDLC et continuez ainsi!&lt;/p&gt;&#10;        &lt;div class=&quot;review--bottom&quot;&gt;&#10;            &#10;&#10;&lt;div class=&quot;reviewphoto&quot;&gt;&#10;    &lt;/div&gt;&#10;            &lt;div class=&quot;review--action&quot;&gt;&#10;                                &lt;div class=&quot;report&quot;&gt;&#10;                    &lt;span class=&quot;icon icon-info-bold&quot;&#10;                          border-tooltip=&quot;tip&quot; data-placement=&quot;bottom&quot;&#10;                          data-toggle=&quot;modal&quot;&#10;                          data-original-title=&quot;Signaler cet avis comme inapproprié&quot;&#10;                          data-review-id=&quot;PC20065094&quot; data-review-type=&quot;1&quot;&#10;                    &gt;&lt;/span&gt;&#10;                &lt;/div&gt;&#10;                &lt;div class=&quot;like&quot;&gt;&#10;                    &lt;button data-review-id=&quot;PC20065094&quot; class=&quot;nb-like outline&quot;&gt;&#10;                        &lt;span class=&quot;nb&quot;&gt;+&lt;/span&gt;&#10;                        &lt;span class=&quot;icon icon-like-bold&quot;&gt;&lt;/span&gt;&#10;                    &lt;/button&gt;&#10;                &lt;/div&gt;&#10;            &lt;/div&gt;&#10;        &lt;/div&gt;&#10;&#10;            &lt;/div&gt;&#10;&lt;/li&gt;            &lt;/ul&gt;&#10;&#10;    &lt;/div&gt;&#10;&#10;    &lt;/div&gt;&#10;&lt;/div&gt;&#10;                                                                &lt;div role=&quot;tabpanel&quot; class=&quot;tab-pane qa-wrapper&quot; id=&quot;questions-answers&quot;&gt;&#10;    &lt;div class=&quot;title-1&quot;&gt;Questions / Réponses&lt;/div&gt;&#10;    &lt;div class=&quot;tab-pane-content&quot;&gt;&#10;            &lt;div class=&quot;dsp-table no-question&quot;&gt;&#10;    &lt;div class=&quot;dsp-cell no-question-img&quot;&gt;&#10;        &lt;img loading=&quot;lazy&quot; src=&quot;/build/img/public/no-question.png&quot; alt=&quot;&quot;/&gt;&#10;    &lt;/div&gt;&#10;    &lt;div class=&quot;dsp-cell&quot;&gt;&#10;        &lt;div class=&quot;no-question-intro&quot;&gt;Il n&amp;#039;y a pas encore de question concernant ce produit&lt;/div&gt;&#10;        &lt;div class=&quot;no-question-txt&quot;&gt;Nos clients seront ravis d&amp;#039;éclairer votre lanterne&lt;/div&gt;&#10;                    &lt;button class=&quot;button noMarge qa-ask-question&quot;&gt;Poser une question&lt;/button&gt;&#10;            &lt;/div&gt;&#10;&lt;/div&gt;&#10;&#10;    &lt;/div&gt;&#10;&lt;/div&gt;&#10;                                    &lt;/div&gt;&#10;            &lt;/div&gt;&#10;        &lt;/div&gt;&#10;                    &#10;&#10;&#10;                &#10;    &#10;&#10;    &lt;div class=&quot;sbloc push-pdt&quot;&gt;&#10;        &lt;div&gt;&#10;            &lt;div class=&quot;nav-tabs-component nav-tabs-component-grey&quot;&gt;&#10;                &lt;ul class=&quot;nav nav-tabs&quot; role=&quot;tablist&quot;&gt;&#10;                                            &lt;li role=&quot;presentation&quot; class=&quot;active&quot;&gt;&#10;                            &lt;span data-target=&quot;#suggestion&quot; aria-controls=&quot;suggestion&quot; role=&quot;tab&quot; data-toggle=&quot;tab&quot;&gt;&#10;                                Produits similaires&#10;                            &lt;/span&gt;&#10;                        &lt;/li&gt;&#10;                                                                &lt;li role=&quot;presentation&quot;&gt;&#10;                            &lt;span data-target=&quot;#best-selling&quot; aria-controls=&quot;best-selling&quot; role=&quot;tab&quot; data-toggle=&quot;tab&quot;&gt;&#10;                                Meilleures ventes&#10;                            &lt;/span&gt;&#10;                        &lt;/li&gt;&#10;                                                            &lt;/ul&gt;&#10;            &lt;/div&gt;&#10;&#10;            &lt;div class=&quot;tab-content tab-slider&quot;&gt;&#10;                                    &lt;div role=&quot;tabpanel&quot; class=&quot;tab-pane active&quot; id=&quot;suggestion&quot;&gt;        &#10;    &lt;div class=&quot;sbloc text-center no-padding lbo-filters&quot; data-lbo-active-products-count=&quot;11&quot; data-lbo-inactive-products-count=&quot;12&quot; data-lbo-products-count=&quot;23&quot; &gt;&#10;        &lt;div class=&quot;slider slider-6 pic-label lbo&quot;&gt;&#10;            &lt;div class=&quot;title-1&quot;&gt;Produits similaires&lt;/div&gt;&#10;            &lt;div class=&quot;swiper&quot;&gt;&#10;                &lt;div class=&quot;swiper-wrapper&quot;&gt;&#10;                                                                                            &lt;div class=&quot;swiper-slide&quot;&gt;&#10;                            &lt;a href=&quot;/fiche/PB00585495.html&quot;&gt;&#10;                                                                                                                                                                    &lt;div class=&quot;pic&quot;&gt;&lt;img loading=&quot;lazy&quot; src=&quot;https://media.ldlc.com/r150/ld/products/00/06/07/94/LD0006079429_0006081335_0006090918.jpg&quot; alt=&quot;Apple MacBook Pro M3 Pro 14&amp;quot; Noir sidéral 36Go/1 To (MRX33FN/A-36GB-1TB-96W)&quot; title=&quot;Apple MacBook Pro M3 Pro 14&amp;quot; Noir sidéral 36Go/1 To (MRX33FN/A-36GB-1TB-96W)&quot; onerror=&quot;this.src='/build/img/public/no-photo-150.jpg'&quot;&gt;&lt;/div&gt;&#10;                                &lt;div class=&quot;txt&quot;&gt;&lt;span&gt;Apple MacBook Pro M3 Pro 14&amp;quot; Noir sidéral 36Go/1 To (MRX33FN/A-36GB-1TB-96W)&lt;/span&gt;&lt;/div&gt;&#10;                            &lt;/a&gt;&#10;                        &lt;/div&gt;&#10;                                                                                            &lt;div class=&quot;swiper-slide&quot;&gt;&#10;                            &lt;a href=&quot;/fiche/PB00585460.html&quot;&gt;&#10;                                                                                                                                                                    &lt;div class=&quot;pic&quot;&gt;&lt;img loading=&quot;lazy&quot; src=&quot;https://media.ldlc.com/r150/ld/products/00/06/07/94/LD0006079429_0006082960_0006090751.jpg&quot; alt=&quot;Apple MacBook Pro M3 Pro 14&amp;quot; Noir sidéral 18Go/1 To (MRX33FN/A-1TB)&quot; title=&quot;Apple MacBook Pro M3 Pro 14&amp;quot; Noir sidéral 18Go/1 To (MRX33FN/A-1TB)&quot; onerror=&quot;this.src='/build/img/public/no-photo-150.jpg'&quot;&gt;&lt;/div&gt;&#10;                                &lt;div class=&quot;txt&quot;&gt;&lt;span&gt;Apple MacBook Pro M3 Pro 14&amp;quot; Noir sidéral 18Go/1 To (MRX33FN/A-1TB)&lt;/span&gt;&lt;/div&gt;&#10;                            &lt;/a&gt;&#10;                        &lt;/div&gt;&#10;                                                                                            &lt;div class=&quot;swiper-slide&quot;&gt;&#10;                            &lt;a href=&quot;/fiche/PB00585455.html&quot;&gt;&#10;                                                                                                                                                                    &lt;div class=&quot;pic&quot;&gt;&lt;img loading=&quot;lazy&quot; src=&quot;https://media.ldlc.com/r150/ld/products/00/06/07/94/LD0006079424_0006090741.jpg&quot; alt=&quot;Apple MacBook Pro M3 Pro 14&amp;quot; Argent 18Go/1 To (MRX63FN/A-1TB)&quot; title=&quot;Apple MacBook Pro M3 Pro 14&amp;quot; Argent 18Go/1 To (MRX63FN/A-1TB)&quot; onerror=&quot;this.src='/build/img/public/no-photo-150.jpg'&quot;&gt;&lt;/div&gt;&#10;                                &lt;div class=&quot;txt&quot;&gt;&lt;span&gt;Apple MacBook Pro M3 Pro 14&amp;quot; Argent 18Go/1 To (MRX63FN/A-1TB)&lt;/span&gt;&lt;/div&gt;&#10;                            &lt;/a&gt;&#10;                        &lt;/div&gt;&#10;                                                                                            &lt;div class=&quot;swiper-slide&quot;&gt;&#10;                            &lt;a href=&quot;/fiche/PB00581744.html&quot;&gt;&#10;                                                                                                                                                                    &lt;div class=&quot;pic&quot;&gt;&lt;img loading=&quot;lazy&quot; src=&quot;https://media.ldlc.com/r150/ld/products/00/06/07/94/LD0006079424_0006083753.jpg&quot; alt=&quot;Apple MacBook Pro M3 Pro 14&amp;quot; Argent 18Go/1 To (MRX63FN/A-1TB-QWERTY-INT)&quot; title=&quot;Apple MacBook Pro M3 Pro 14&amp;quot; Argent 18Go/1 To (MRX63FN/A-1TB-QWERTY-INT)&quot; onerror=&quot;this.src='/build/img/public/no-photo-150.jpg'&quot;&gt;&lt;/div&gt;&#10;                                &lt;div class=&quot;txt&quot;&gt;&lt;span&gt;Apple MacBook Pro M3 Pro 14&amp;quot; Argent 18Go/1 To (MRX63FN/A-1TB-QWERTY-INT)&lt;/span&gt;&lt;/div&gt;&#10;                            &lt;/a&gt;&#10;                        &lt;/div&gt;&#10;                                                                                            &lt;div class=&quot;swiper-slide&quot;&gt;&#10;                            &lt;a href=&quot;/fiche/PB00581354.html&quot;&gt;&#10;                                                                                                                                                                    &lt;div class=&quot;pic&quot;&gt;&lt;img loading=&quot;lazy&quot; src=&quot;https://media.ldlc.com/r150/ld/products/00/06/07/94/LD0006079429_0006082960.jpg&quot; alt=&quot;Apple MacBook Pro M3 Pro 14&amp;quot; Noir sidéral 18Go/2 To (MRX33FN/A-2TB)&quot; title=&quot;Apple MacBook Pro M3 Pro 14&amp;quot; Noir sidéral 18Go/2 To (MRX33FN/A-2TB)&quot; onerror=&quot;this.src='/build/img/public/no-photo-150.jpg'&quot;&gt;&lt;/div&gt;&#10;                                &lt;div class=&quot;txt&quot;&gt;&lt;span&gt;Apple MacBook Pro M3 Pro 14&amp;quot; Noir sidéral 18Go/2 To (MRX33FN/A-2TB)&lt;/span&gt;&lt;/div&gt;&#10;                            &lt;/a&gt;&#10;                        &lt;/div&gt;&#10;                                                                                            &lt;div class=&quot;swiper-slide&quot;&gt;&#10;                            &lt;a href=&quot;/fiche/PB00581141.html&quot;&gt;&#10;                                                                                                                                                                    &lt;div class=&quot;pic&quot;&gt;&lt;img loading=&quot;lazy&quot; src=&quot;https://media.ldlc.com/r150/ld/products/00/06/07/94/LD0006079424_0006082121.jpg&quot; alt=&quot;Apple MacBook Pro M3 Pro 14&amp;quot; Argent 36 Go/512 Go (MRX63FN/A-36GB-QWERTY-US)&quot; title=&quot;Apple MacBook Pro M3 Pro 14&amp;quot; Argent 36 Go/512 Go (MRX63FN/A-36GB-QWERTY-US)&quot; onerror=&quot;this.src='/build/img/public/no-photo-150.jpg'&quot;&gt;&lt;/div&gt;&#10;                                &lt;div class=&quot;txt&quot;&gt;&lt;span&gt;Apple MacBook Pro M3 Pro 14&amp;quot; Argent 36 Go/512 Go (MRX63FN/A-36GB-QWERTY-US)&lt;/span&gt;&lt;/div&gt;&#10;                            &lt;/a&gt;&#10;                        &lt;/div&gt;&#10;                                                                                            &lt;div class=&quot;swiper-slide&quot;&gt;&#10;                            &lt;a href=&quot;/fiche/PB00580762.html&quot;&gt;&#10;                                                                                                                                                                    &lt;div class=&quot;pic&quot;&gt;&lt;img loading=&quot;lazy&quot; src=&quot;https://media.ldlc.com/r150/ld/products/00/06/07/94/LD0006079429_0006081335.jpg&quot; alt=&quot;Apple MacBook Pro M3 Pro 14&amp;quot; Noir sidéral 36Go/512 Go (MRX33FN/A-36GB)&quot; title=&quot;Apple MacBook Pro M3 Pro 14&amp;quot; Noir sidéral 36Go/512 Go (MRX33FN/A-36GB)&quot; onerror=&quot;this.src='/build/img/public/no-photo-150.jpg'&quot;&gt;&lt;/div&gt;&#10;                                &lt;div class=&quot;txt&quot;&gt;&lt;span&gt;Apple MacBook Pro M3 Pro 14&amp;quot; Noir sidéral 36Go/512 Go (MRX33FN/A-36GB)&lt;/span&gt;&lt;/div&gt;&#10;                            &lt;/a&gt;&#10;                        &lt;/div&gt;&#10;                                                                                            &lt;div class=&quot;swiper-slide&quot;&gt;&#10;                            &lt;a href=&quot;/fiche/PB00579945.html&quot;&gt;&#10;                                                                                                                                                                    &lt;div class=&quot;pic&quot;&gt;&lt;img loading=&quot;lazy&quot; src=&quot;https://media.ldlc.com/r150/ld/products/00/06/07/94/LD0006079424.jpg&quot; alt=&quot;Apple MacBook Pro M3 Pro 14&amp;quot; Argent 18Go/512 Go (MRX63FN/A)&quot; title=&quot;Apple MacBook Pro M3 Pro 14&amp;quot; Argent 18Go/512 Go (MRX63FN/A)&quot; onerror=&quot;this.src='/build/img/public/no-photo-150.jpg'&quot;&gt;&lt;/div&gt;&#10;                                &lt;div class=&quot;txt&quot;&gt;&lt;span&gt;Apple MacBook Pro M3 Pro 14&amp;quot; Argent 18Go/512 Go (MRX63FN/A)&lt;/span&gt;&lt;/div&gt;&#10;                            &lt;/a&gt;&#10;                        &lt;/div&gt;&#10;                                                                                            &lt;div class=&quot;swiper-slide&quot;&gt;&#10;                            &lt;a href=&quot;/fiche/PB00588400.html&quot;&gt;&#10;                                                                                                                                                                    &lt;div class=&quot;pic&quot;&gt;&lt;img loading=&quot;lazy&quot; src=&quot;https://media.ldlc.com/r150/ld/products/00/06/07/94/LD0006079429_0006079459_0006082727_0006088234_0006098417.jpg&quot; alt=&quot;Apple MacBook Pro M3 Max 14&amp;quot; Noir sidéral 36Go/4 To (MRX43FN/A-CPU14-GPU30-36GB-4TB)&quot; title=&quot;Apple MacBook Pro M3 Max 14&amp;quot; Noir sidéral 36Go/4 To (MRX43FN/A-CPU14-GPU30-36GB-4TB)&quot; onerror=&quot;this.src='/build/img/public/no-photo-150.jpg'&quot;&gt;&lt;/div&gt;&#10;                                &lt;div class=&quot;txt&quot;&gt;&lt;span&gt;Apple MacBook Pro M3 Max 14&amp;quot; Noir sidéral 36Go/4 To (MRX43FN/A-CPU14-GPU30-36GB-4TB)&lt;/span&gt;&lt;/div&gt;&#10;                            &lt;/a&gt;&#10;                        &lt;/div&gt;&#10;                                                                                            &lt;div class=&quot;swiper-slide&quot;&gt;&#10;                            &lt;a href=&quot;/fiche/PB00588218.html&quot;&gt;&#10;                                                                                                                                                                    &lt;div class=&quot;pic&quot;&gt;&lt;img loading=&quot;lazy&quot; src=&quot;https://media.ldlc.com/r150/ld/products/00/06/07/94/LD0006079429_0006081076_0006082965_0006097362.jpg&quot; alt=&quot;Apple MacBook Pro M3 Max 14&amp;quot; Noir sidéral 36 Go/512 Go (MRX33FN/A-CPU14-GPU30-36GB)&quot; title=&quot;Apple MacBook Pro M3 Max 14&amp;quot; Noir sidéral 36 Go/512 Go (MRX33FN/A-CPU14-GPU30-36GB)&quot; onerror=&quot;this.src='/build/img/public/no-photo-150.jpg'&quot;&gt;&lt;/div&gt;&#10;                                &lt;div class=&quot;txt&quot;&gt;&lt;span&gt;Apple MacBook Pro M3 Max 14&amp;quot; Noir sidéral 36 Go/512 Go (MRX33FN/A-CPU14-GPU30-36GB)&lt;/span&gt;&lt;/div&gt;&#10;                            &lt;/a&gt;&#10;                        &lt;/div&gt;&#10;                                                                                            &lt;div class=&quot;swiper-slide&quot;&gt;&#10;                            &lt;a href=&quot;/fiche/PB00587207.html&quot;&gt;&#10;                                                                                                                                                                    &lt;div class=&quot;pic&quot;&gt;&lt;img loading=&quot;lazy&quot; src=&quot;https://media.ldlc.com/r150/ld/products/00/06/07/94/LD0006079488_0006095333.jpg&quot; alt=&quot;Apple MacBook Pro M3 Max 14&amp;quot; Noir sidéral 36Go/2 To (MRX53FN/A-2TB)&quot; title=&quot;Apple MacBook Pro M3 Max 14&amp;quot; Noir sidéral 36Go/2 To (MRX53FN/A-2TB)&quot; onerror=&quot;this.src='/build/img/public/no-photo-150.jpg'&quot;&gt;&lt;/div&gt;&#10;                                &lt;div class=&quot;txt&quot;&gt;&lt;span&gt;Apple MacBook Pro M3 Max 14&amp;quot; Noir sidéral 36Go/2 To (MRX53FN/A-2TB)&lt;/span&gt;&lt;/div&gt;&#10;                            &lt;/a&gt;&#10;                        &lt;/div&gt;&#10;                    &#10;                                                                                            &lt;div class=&quot;swiper-slide&quot;&gt;&#10;                            &lt;a href=&quot;/fiche/PB00579912.html&quot;&gt;&#10;                                                                                                                                                                    &lt;div class=&quot;pic&quot;&gt;&lt;img loading=&quot;lazy&quot; src=&quot;https://media.ldlc.com/r150/ld/products/00/06/00/78/LD0006007869_0006008694_0006078964.jpg&quot; alt=&quot;Apple MacBook Pro M2 Pro 14&amp;quot; Gris sidéral 32Go/512 Go (MPHE3FN/A-32GB-QWERTY-US)&quot; title=&quot;Apple MacBook Pro M2 Pro 14&amp;quot; Gris sidéral 32Go/512 Go (MPHE3FN/A-32GB-QWERTY-US)&quot; onerror=&quot;this.src='/build/img/public/no-photo-150.jpg'&quot;&gt;&lt;/div&gt;&#10;                                &lt;div class=&quot;txt&quot;&gt;&lt;span&gt;Apple MacBook Pro M2 Pro 14&amp;quot; Gris sidéral 32Go/512 Go (MPHE3FN/A-32GB-QWERTY-US)&lt;/span&gt;&lt;/div&gt;&#10;                            &lt;/a&gt;&#10;                        &lt;/div&gt;&#10;&#10;                                                                                            &lt;div class=&quot;swiper-slide&quot;&gt;&#10;                            &lt;a href=&quot;/fiche/PB00579089.html&quot;&gt;&#10;                                                                                                                                                                    &lt;div class=&quot;pic&quot;&gt;&lt;img loading=&quot;lazy&quot; src=&quot;https://media.ldlc.com/r150/ld/products/00/06/00/78/LD0006007869_0006007874_0006074150_0006077779.jpg&quot; alt=&quot;Apple MacBook Pro M2 Pro 14&amp;quot; Gris sidéral 32Go/1To (MPHF3FN/A-32GB-QWERTY)&quot; title=&quot;Apple MacBook Pro M2 Pro 14&amp;quot; Gris sidéral 32Go/1To (MPHF3FN/A-32GB-QWERTY)&quot; onerror=&quot;this.src='/build/img/public/no-photo-150.jpg'&quot;&gt;&lt;/div&gt;&#10;                                &lt;div class=&quot;txt&quot;&gt;&lt;span&gt;Apple MacBook Pro M2 Pro 14&amp;quot; Gris sidéral 32Go/1To (MPHF3FN/A-32GB-QWERTY)&lt;/span&gt;&lt;/div&gt;&#10;                            &lt;/a&gt;&#10;                        &lt;/div&gt;&#10;&#10;                                                                                            &lt;div class=&quot;swiper-slide&quot;&gt;&#10;                            &lt;a href=&quot;/fiche/PB00576698.html&quot;&gt;&#10;                                                                                                                                                                    &lt;div class=&quot;pic&quot;&gt;&lt;img loading=&quot;lazy&quot; src=&quot;https://media.ldlc.com/r150/ld/products/00/06/00/78/LD0006007869_0006007874_0006074150.jpg&quot; alt=&quot;Apple MacBook Pro M2 Pro 14&amp;quot; Gris sidéral 16Go/1To (MPHF3FN/A-QWERTY)&quot; title=&quot;Apple MacBook Pro M2 Pro 14&amp;quot; Gris sidéral 16Go/1To (MPHF3FN/A-QWERTY)&quot; onerror=&quot;this.src='/build/img/public/no-photo-150.jpg'&quot;&gt;&lt;/div&gt;&#10;                                &lt;div class=&quot;txt&quot;&gt;&lt;span&gt;Apple MacBook Pro M2 Pro 14&amp;quot; Gris sidéral 16Go/1To (MPHF3FN/A-QWERTY)&lt;/span&gt;&lt;/div&gt;&#10;                            &lt;/a&gt;&#10;                        &lt;/div&gt;&#10;&#10;                                                                                            &lt;div class=&quot;swiper-slide&quot;&gt;&#10;                            &lt;a href=&quot;/fiche/PB00572944.html&quot;&gt;&#10;                                                                                                                                                                    &lt;div class=&quot;pic&quot;&gt;&lt;img loading=&quot;lazy&quot; src=&quot;https://media.ldlc.com/r150/ld/products/00/06/00/78/LD0006007884_0006008370_0006069106.jpg&quot; alt=&quot;Apple MacBook Pro M2 Pro 14&amp;quot; Argent 32 Go/2 To (MPHH3FN/A-32GB-2TB)&quot; title=&quot;Apple MacBook Pro M2 Pro 14&amp;quot; Argent 32 Go/2 To (MPHH3FN/A-32GB-2TB)&quot; onerror=&quot;this.src='/build/img/public/no-photo-150.jpg'&quot;&gt;&lt;/div&gt;&#10;                                &lt;div class=&quot;txt&quot;&gt;&lt;span&gt;Apple MacBook Pro M2 Pro 14&amp;quot; Argent 32 Go/2 To (MPHH3FN/A-32GB-2TB)&lt;/span&gt;&lt;/div&gt;&#10;                            &lt;/a&gt;&#10;                        &lt;/div&gt;&#10;&#10;                                                                                            &lt;div class=&quot;swiper-slide&quot;&gt;&#10;                            &lt;a href=&quot;/fiche/PB00570017.html&quot;&gt;&#10;                                                                                                                                                                    &lt;div class=&quot;pic&quot;&gt;&lt;img loading=&quot;lazy&quot; src=&quot;https://media.ldlc.com/r150/ld/products/00/06/00/78/LD0006007869_0006007874_0006007879_0006037010_0006062347.jpg&quot; alt=&quot;Apple MacBook Pro M2 Max 14&amp;quot; Gris sidéral 64Go/1To (MPHG3FN/A-64GB-QWERTZ)&quot; title=&quot;Apple MacBook Pro M2 Max 14&amp;quot; Gris sidéral 64Go/1To (MPHG3FN/A-64GB-QWERTZ)&quot; onerror=&quot;this.src='/build/img/public/no-photo-150.jpg'&quot;&gt;&lt;/div&gt;&#10;                                &lt;div class=&quot;txt&quot;&gt;&lt;span&gt;Apple MacBook Pro M2 Max 14&amp;quot; Gris sidéral 64Go/1To (MPHG3FN/A-64GB-QWERTZ)&lt;/span&gt;&lt;/div&gt;&#10;                            &lt;/a&gt;&#10;                        &lt;/div&gt;&#10;&#10;                                                                                            &lt;div class=&quot;swiper-slide&quot;&gt;&#10;                            &lt;a href=&quot;/fiche/PB00569095.html&quot;&gt;&#10;                                                                                                                                                                    &lt;div class=&quot;pic&quot;&gt;&lt;img loading=&quot;lazy&quot; src=&quot;https://media.ldlc.com/r150/ld/products/00/06/00/78/LD0006007869_0006008328_0006060811.jpg&quot; alt=&quot;Apple MacBook Pro M2 Pro 14&amp;quot; Gris sidéral 32 Go/512 Go (MPHE3FN/A-GPU19-32GB)&quot; title=&quot;Apple MacBook Pro M2 Pro 14&amp;quot; Gris sidéral 32 Go/512 Go (MPHE3FN/A-GPU19-32GB)&quot; onerror=&quot;this.src='/build/img/public/no-photo-150.jpg'&quot;&gt;&lt;/div&gt;&#10;                                &lt;div class=&quot;txt&quot;&gt;&lt;span&gt;Apple MacBook Pro M2 Pro 14&amp;quot; Gris sidéral 32 Go/512 Go (MPHE3FN/A-GPU19-32GB)&lt;/span&gt;&lt;/div&gt;&#10;                            &lt;/a&gt;&#10;                        &lt;/div&gt;&#10;&#10;                                                                                            &lt;div class=&quot;swiper-slide&quot;&gt;&#10;                            &lt;a href=&quot;/fiche/PB00568907.html&quot;&gt;&#10;                                                                                                                                                                    &lt;div class=&quot;pic&quot;&gt;&lt;img loading=&quot;lazy&quot; src=&quot;https://media.ldlc.com/r150/ld/products/00/06/00/78/LD0006007884_0006008365_0006059570.jpg&quot; alt=&quot;Apple MacBook Pro M2 Pro 14&amp;quot; Argent 16Go/2 To (MPHH3FN/A-2TB-96W)&quot; title=&quot;Apple MacBook Pro M2 Pro 14&amp;quot; Argent 16Go/2 To (MPHH3FN/A-2TB-96W)&quot; onerror=&quot;this.src='/build/img/public/no-photo-150.jpg'&quot;&gt;&lt;/div&gt;&#10;                                &lt;div class=&quot;txt&quot;&gt;&lt;span&gt;Apple MacBook Pro M2 Pro 14&amp;quot; Argent 16Go/2 To (MPHH3FN/A-2TB-96W)&lt;/span&gt;&lt;/div&gt;&#10;                            &lt;/a&gt;&#10;                        &lt;/div&gt;&#10;&#10;                                                                                            &lt;div class=&quot;swiper-slide&quot;&gt;&#10;                            &lt;a href=&quot;/fiche/PB00564432.html&quot;&gt;&#10;                                                                                                                                                                    &lt;div class=&quot;pic&quot;&gt;&lt;img loading=&quot;lazy&quot; src=&quot;https://media.ldlc.com/r150/ld/products/00/06/00/78/LD0006007889_0006056307.jpg&quot; alt=&quot;Apple MacBook Pro M2 Pro 14&amp;quot; Argent 32Go/1To (MPHJ3FN/A-32GB)&quot; title=&quot;Apple MacBook Pro M2 Pro 14&amp;quot; Argent 32Go/1To (MPHJ3FN/A-32GB)&quot; onerror=&quot;this.src='/build/img/public/no-photo-150.jpg'&quot;&gt;&lt;/div&gt;&#10;                                &lt;div class=&quot;txt&quot;&gt;&lt;span&gt;Apple MacBook Pro M2 Pro 14&amp;quot; Argent 32Go/1To (MPHJ3FN/A-32GB)&lt;/span&gt;&lt;/div&gt;&#10;                            &lt;/a&gt;&#10;                        &lt;/div&gt;&#10;&#10;                                                                                            &lt;div class=&quot;swiper-slide&quot;&gt;&#10;                            &lt;a href=&quot;/fiche/PB00563455.html&quot;&gt;&#10;                                                                                                                                                                    &lt;div class=&quot;pic&quot;&gt;&lt;img loading=&quot;lazy&quot; src=&quot;https://media.ldlc.com/r150/ld/products/00/06/00/78/LD0006007869_0006007874_0006007879_0006053712.jpg&quot; alt=&quot;Apple MacBook Pro M2 Max 14&amp;quot; Gris sidéral 64Go/1To (MPHG3FN/A-64GB)&quot; title=&quot;Apple MacBook Pro M2 Max 14&amp;quot; Gris sidéral 64Go/1To (MPHG3FN/A-64GB)&quot; onerror=&quot;this.src='/build/img/public/no-photo-150.jpg'&quot;&gt;&lt;/div&gt;&#10;                                &lt;div class=&quot;txt&quot;&gt;&lt;span&gt;Apple MacBook Pro M2 Max 14&amp;quot; Gris sidéral 64Go/1To (MPHG3FN/A-64GB)&lt;/span&gt;&lt;/div&gt;&#10;                            &lt;/a&gt;&#10;                        &lt;/div&gt;&#10;&#10;                                                                                            &lt;div class=&quot;swiper-slide&quot;&gt;&#10;                            &lt;a href=&quot;/fiche/PB00561753.html&quot;&gt;&#10;                                                                                                                                                                    &lt;div class=&quot;pic&quot;&gt;&lt;img loading=&quot;lazy&quot; src=&quot;https://media.ldlc.com/r150/ld/products/00/06/00/78/LD0006007869_0006050575.jpg&quot; alt=&quot;Apple MacBook Pro M2 Pro 14&amp;quot; Gris sidéral 32 Go/512 Go (MPHE3FN/A-32GB-96W)&quot; title=&quot;Apple MacBook Pro M2 Pro 14&amp;quot; Gris sidéral 32 Go/512 Go (MPHE3FN/A-32GB-96W)&quot; onerror=&quot;this.src='/build/img/public/no-photo-150.jpg'&quot;&gt;&lt;/div&gt;&#10;                                &lt;div class=&quot;txt&quot;&gt;&lt;span&gt;Apple MacBook Pro M2 Pro 14&amp;quot; Gris sidéral 32 Go/512 Go (MPHE3FN/A-32GB-96W)&lt;/span&gt;&lt;/div&gt;&#10;                            &lt;/a&gt;&#10;                        &lt;/div&gt;&#10;&#10;                                                                                            &lt;div class=&quot;swiper-slide&quot;&gt;&#10;                            &lt;a href=&quot;/fiche/PB00559795.html&quot;&gt;&#10;                                                                                                                                                                    &lt;div class=&quot;pic&quot;&gt;&lt;img loading=&quot;lazy&quot; src=&quot;https://media.ldlc.com/r150/ld/products/00/06/00/78/LD0006007869_0006047004.jpg&quot; alt=&quot;Apple MacBook Pro M2 Pro 14&amp;quot; Gris sidéral 16Go/2 To (MPHE3FN/A-2TB-96W)&quot; title=&quot;Apple MacBook Pro M2 Pro 14&amp;quot; Gris sidéral 16Go/2 To (MPHE3FN/A-2TB-96W)&quot; onerror=&quot;this.src='/build/img/public/no-photo-150.jpg'&quot;&gt;&lt;/div&gt;&#10;                                &lt;div class=&quot;txt&quot;&gt;&lt;span&gt;Apple MacBook Pro M2 Pro 14&amp;quot; Gris sidéral 16Go/2 To (MPHE3FN/A-2TB-96W)&lt;/span&gt;&lt;/div&gt;&#10;                            &lt;/a&gt;&#10;                        &lt;/div&gt;&#10;&#10;                                                                                            &lt;div class=&quot;swiper-slide&quot;&gt;&#10;                            &lt;a href=&quot;/fiche/PB00559062.html&quot;&gt;&#10;                                                                                                                                                                    &lt;div class=&quot;pic&quot;&gt;&lt;img loading=&quot;lazy&quot; src=&quot;https://media.ldlc.com/r150/ld/products/00/06/00/78/LD0006007894_0006046492.jpg&quot; alt=&quot;Apple MacBook Pro M2 Max 14&amp;quot; Argent 32Go/2To (MPHK3FN/A-2TB)&quot; title=&quot;Apple MacBook Pro M2 Max 14&amp;quot; Argent 32Go/2To (MPHK3FN/A-2TB)&quot; onerror=&quot;this.src='/build/img/public/no-photo-150.jpg'&quot;&gt;&lt;/div&gt;&#10;                                &lt;div class=&quot;txt&quot;&gt;&lt;span&gt;Apple MacBook Pro M2 Max 14&amp;quot; Argent 32Go/2To (MPHK3FN/A-2TB)&lt;/span&gt;&lt;/div&gt;&#10;                            &lt;/a&gt;&#10;                        &lt;/div&gt;&#10;&#10;                                    &lt;/div&gt;&#10;                &lt;div class=&quot;swiper-button-next&quot;&gt;&lt;/div&gt;&#10;                &lt;div class=&quot;swiper-button-prev&quot;&gt;&lt;/div&gt;&#10;            &lt;/div&gt;&#10;        &lt;/div&gt;&#10;    &lt;/div&gt;&#10;    &lt;/div&gt;                                &lt;div role=&quot;tabpanel&quot; class=&quot;tab-pane active&quot; id=&quot;best-selling&quot;&gt;&lt;div class=&quot;slider slider-6 more-product&quot;&gt;&lt;div class=&quot;title-1&quot;&gt;Meilleures ventes&lt;/div&gt;&lt;div class=&quot;swiper&quot;&gt;&lt;div class=&quot;swiper-wrapper&quot;&gt;&lt;div class=&quot;swiper-slide&quot;&gt;&lt;a href=&quot;/fiche/PB00500986.html&quot;&gt;&lt;div class=&quot;pic&quot;&gt;&lt;img src=&quot;https://media.ldlc.com/r150/ld/products/00/05/95/96/LD0005959647.jpg&quot; loading=&quot;lazy&quot; onerror=&quot;this.src='/build/img/public/no-photo-150.jpg'&quot; alt=&quot;Apple MacBook Air M2 13 pouces (2022) Minuit 8Go/256 Go (MLY33FN/A)&quot;&gt;&lt;/div&gt;&lt;div class=&quot;txt&quot;&gt;&lt;span&gt;Apple MacBook Air M2 13 pouces (2022) Minuit 8Go/256 Go (MLY33FN/A)&lt;/span&gt;&lt;div class=&quot;price&quot;&gt; 1&amp;nbsp;299€&lt;sup&gt;00&lt;/sup&gt;&lt;/div&gt;&lt;/div&gt;&lt;/a&gt;&lt;/div&gt;&lt;div class=&quot;swiper-slide&quot;&gt;&lt;a href=&quot;/fiche/PB00500981.html&quot;&gt;&lt;div class=&quot;pic&quot;&gt;&lt;img src=&quot;https://media.ldlc.com/r150/ld/products/00/05/95/96/LD0005959609.jpg&quot; loading=&quot;lazy&quot; onerror=&quot;this.src='/build/img/public/no-photo-150.jpg'&quot; alt=&quot;Apple MacBook Air M2 13 pouces (2022) Gris sidéral 8Go/256 Go (MLXW3FN/A)&quot;&gt;&lt;/div&gt;&lt;div class=&quot;txt&quot;&gt;&lt;span&gt;Apple MacBook Air M2 13 pouces (2022) Gris sidéral 8Go/256 Go (MLXW3FN/A)&lt;/span&gt;&lt;div class=&quot;price&quot;&gt; 1&amp;nbsp;299€&lt;sup&gt;00&lt;/sup&gt;&lt;/div&gt;&lt;/div&gt;&lt;/a&gt;&lt;/div&gt;&lt;div class=&quot;swiper-slide&quot;&gt;&lt;a href=&quot;/fiche/PB00500983.html&quot;&gt;&lt;div class=&quot;pic&quot;&gt;&lt;img src=&quot;https://media.ldlc.com/r150/ld/products/00/05/95/96/LD0005959626.jpg&quot; loading=&quot;lazy&quot; onerror=&quot;this.src='/build/img/public/no-photo-150.jpg'&quot; alt=&quot;Apple MacBook Air M2 13 pouces (2022) Lumière stellaire 8Go/256 Go (MLY13FN/A)&quot;&gt;&lt;/div&gt;&lt;div class=&quot;txt&quot;&gt;&lt;span&gt;Apple MacBook Air M2 13 pouces (2022) Lumière stellaire 8Go/256 Go (MLY13FN/A)&lt;/span&gt;&lt;div class=&quot;price&quot;&gt; 1&amp;nbsp;299€&lt;sup&gt;00&lt;/sup&gt;&lt;/div&gt;&lt;/div&gt;&lt;/a&gt;&lt;/div&gt;&lt;div class=&quot;swiper-slide&quot;&gt;&lt;a href=&quot;/fiche/PB00500982.html&quot;&gt;&lt;div class=&quot;pic&quot;&gt;&lt;img src=&quot;https://media.ldlc.com/r150/ld/products/00/05/95/96/LD0005959615.jpg&quot; loading=&quot;lazy&quot; onerror=&quot;this.src='/build/img/public/no-photo-150.jpg'&quot; alt=&quot;Apple MacBook Air M2 13 pouces (2022) Argent 8Go/256 Go (MLXY3FN/A)&quot;&gt;&lt;/div&gt;&lt;div class=&quot;txt&quot;&gt;&lt;span&gt;Apple MacBook Air M2 13 pouces (2022) Argent 8Go/256 Go (MLXY3FN/A)&lt;/span&gt;&lt;div class=&quot;price&quot;&gt; 1&amp;nbsp;299€&lt;sup&gt;00&lt;/sup&gt;&lt;/div&gt;&lt;/div&gt;&lt;/a&gt;&lt;/div&gt;&lt;div class=&quot;swiper-slide&quot;&gt;&lt;a href=&quot;/fiche/PB00579946.html&quot;&gt;&lt;div class=&quot;pic&quot;&gt;&lt;img src=&quot;https://media.ldlc.com/r150/ld/products/00/06/07/94/LD0006079429.jpg&quot; loading=&quot;lazy&quot; onerror=&quot;this.src='/build/img/public/no-photo-150.jpg'&quot; alt=&quot;Apple MacBook Pro M3 Pro 14&amp;quot; Noir sidéral 18Go/512 Go (MRX33FN/A)&quot;&gt;&lt;/div&gt;&lt;div class=&quot;txt&quot;&gt;&lt;span&gt;Apple MacBook Pro M3 Pro 14&amp;quot; Noir sidéral 18Go/512 Go (MRX33FN/A)&lt;/span&gt;&lt;div class=&quot;price&quot;&gt; 2&amp;nbsp;499€&lt;sup&gt;00&lt;/sup&gt;&lt;/div&gt;&lt;/div&gt;&lt;/a&gt;&lt;/div&gt;&lt;div class=&quot;swiper-slide&quot;&gt;&lt;a href=&quot;/fiche/PB00390416.html&quot;&gt;&lt;div class=&quot;pic&quot;&gt;&lt;img src=&quot;https://media.ldlc.com/r150/ld/products/00/05/74/91/LD0005749177_1.jpg&quot; loading=&quot;lazy&quot; onerror=&quot;this.src='/build/img/public/no-photo-150.jpg'&quot; alt=&quot;Apple MacBook Air M1 (2020) Or 8Go/256 Go (MGND3FN/A)&quot;&gt;&lt;/div&gt;&lt;div class=&quot;txt&quot;&gt;&lt;span&gt;Apple MacBook Air M1 (2020) Or 8Go/256 Go (MGND3FN/A)&lt;/span&gt;&lt;div class=&quot;price&quot;&gt; 999€&lt;sup&gt;00&lt;/sup&gt;&lt;/div&gt;&lt;/div&gt;&lt;/a&gt;&lt;/div&gt;&lt;div class=&quot;swiper-slide&quot;&gt;&lt;a href=&quot;/fiche/PB00579959.html&quot;&gt;&lt;div class=&quot;pic&quot;&gt;&lt;img src=&quot;https://media.ldlc.com/r150/ld/products/00/06/07/95/LD0006079507.jpg&quot; loading=&quot;lazy&quot; onerror=&quot;this.src='/build/img/public/no-photo-150.jpg'&quot; alt=&quot;Apple MacBook Pro M3 Pro 16&amp;quot; Noir sidéral 18Go/512 Go (MRW13FN/A)&quot;&gt;&lt;/div&gt;&lt;div class=&quot;txt&quot;&gt;&lt;span&gt;Apple MacBook Pro M3 Pro 16&amp;quot; Noir sidéral 18Go/512 Go (MRW13FN/A)&lt;/span&gt;&lt;div class=&quot;price&quot;&gt; 2&amp;nbsp;999€&lt;sup&gt;00&lt;/sup&gt;&lt;/div&gt;&lt;/div&gt;&lt;/a&gt;&lt;/div&gt;&lt;div class=&quot;swiper-slide&quot;&gt;&lt;a href=&quot;/fiche/PB00390399.html&quot;&gt;&lt;div class=&quot;pic&quot;&gt;&lt;img src=&quot;https://media.ldlc.com/r150/ld/products/00/05/81/99/LD0005819990_1.jpg&quot; loading=&quot;lazy&quot; onerror=&quot;this.src='/build/img/public/no-photo-150.jpg'&quot; alt=&quot;Apple MacBook Air M1 (2020) Gris sidéral 8Go/256 Go (MGN63FN/A)&quot;&gt;&lt;/div&gt;&lt;div class=&quot;txt&quot;&gt;&lt;span&gt;Apple MacBook Air M1 (2020) Gris sidéral 8Go/256 Go (MGN63FN/A)&lt;/span&gt;&lt;div class=&quot;price&quot;&gt; 999€&lt;sup&gt;00&lt;/sup&gt;&lt;/div&gt;&lt;/div&gt;&lt;/a&gt;&lt;/div&gt;&lt;div class=&quot;swiper-slide&quot;&gt;&lt;a href=&quot;/fiche/PB00390401.html&quot;&gt;&lt;div class=&quot;pic&quot;&gt;&lt;img src=&quot;https://media.ldlc.com/r150/ld/products/00/05/81/99/LD0005819967_1.jpg&quot; loading=&quot;lazy&quot; onerror=&quot;this.src='/build/img/public/no-photo-150.jpg'&quot; alt=&quot;Apple MacBook Air M1 (2020) Argent 8Go/256 Go (MGN93FN/A)&quot;&gt;&lt;/div&gt;&lt;div class=&quot;txt&quot;&gt;&lt;span&gt;Apple MacBook Air M1 (2020) Argent 8Go/256 Go (MGN93FN/A)&lt;/span&gt;&lt;div class=&quot;price&quot;&gt; 999€&lt;sup&gt;00&lt;/sup&gt;&lt;/div&gt;&lt;/div&gt;&lt;/a&gt;&lt;/div&gt;&lt;div class=&quot;swiper-slide&quot;&gt;&lt;a href=&quot;/fiche/PB00580198.html&quot;&gt;&lt;div class=&quot;pic&quot;&gt;&lt;img src=&quot;https://media.ldlc.com/r150/ld/products/00/06/07/94/LD0006079400_0006080411.jpg&quot; loading=&quot;lazy&quot; onerror=&quot;this.src='/build/img/public/no-photo-150.jpg'&quot; alt=&quot;Apple MacBook Pro M3 14&amp;quot; Gris sidéral 16 Go/512 Go (MTL73FN/A-16GB)&quot;&gt;&lt;/div&gt;&lt;div class=&quot;txt&quot;&gt;&lt;span&gt;Apple MacBook Pro M3 14&amp;quot; Gris sidéral 16 Go/512 Go (MTL73FN/A-16GB)&lt;/span&gt;&lt;div class=&quot;price&quot;&gt; 2&amp;nbsp;229€&lt;sup&gt;00&lt;/sup&gt;&lt;/div&gt;&lt;/div&gt;&lt;/a&gt;&lt;/div&gt;&lt;div class=&quot;swiper-slide&quot;&gt;&lt;a href=&quot;/fiche/PB00556974.html&quot;&gt;&lt;div class=&quot;pic&quot;&gt;&lt;img src=&quot;https://media.ldlc.com/r150/ld/products/00/06/04/40/LD0006044074.jpg&quot; loading=&quot;lazy&quot; onerror=&quot;this.src='/build/img/public/no-photo-150.jpg'&quot; alt=&quot;Apple MacBook Air M2 15 pouces (2023) Minuit 8Go/256 Go (MQKW3FN/A)&quot;&gt;&lt;/div&gt;&lt;div class=&quot;txt&quot;&gt;&lt;span&gt;Apple MacBook Air M2 15 pouces (2023) Minuit 8Go/256 Go (MQKW3FN/A)&lt;/span&gt;&lt;div class=&quot;price&quot;&gt; 1&amp;nbsp;599€&lt;sup&gt;00&lt;/sup&gt;&lt;/div&gt;&lt;/div&gt;&lt;/a&gt;&lt;/div&gt;&lt;div class=&quot;swiper-slide&quot;&gt;&lt;a href=&quot;/fiche/PB00396871.html&quot;&gt;&lt;div class=&quot;pic&quot;&gt;&lt;img src=&quot;https://media.ldlc.com/r150/ld/products/00/05/82/00/LD0005820000_1.jpg&quot; loading=&quot;lazy&quot; onerror=&quot;this.src='/build/img/public/no-photo-150.jpg'&quot; alt=&quot;Apple MacBook Air M1 (2020) Gris sidéral 16Go/256 Go (MGN63FN/A-16GB)&quot;&gt;&lt;/div&gt;&lt;div class=&quot;txt&quot;&gt;&lt;span&gt;Apple MacBook Air M1 (2020) Gris sidéral 16Go/256 Go (MGN63FN/A-16GB)&lt;/span&gt;&lt;div class=&quot;price&quot;&gt; 1&amp;nbsp;299€&lt;sup&gt;00&lt;/sup&gt;&lt;/div&gt;&lt;/div&gt;&lt;/a&gt;&lt;/div&gt;&lt;div class=&quot;swiper-slide&quot;&gt;&lt;a href=&quot;/fiche/PB00500994.html&quot;&gt;&lt;div class=&quot;pic&quot;&gt;&lt;img src=&quot;https://media.ldlc.com/r150/ld/products/00/05/95/96/LD0005959626_0005959684.jpg&quot; loading=&quot;lazy&quot; onerror=&quot;this.src='/build/img/public/no-photo-150.jpg'&quot; alt=&quot;Apple MacBook Air M2 13 pouces (2022) Lumière stellaire 8Go/512 Go (MLY23FN/A)&quot;&gt;&lt;/div&gt;&lt;div class=&quot;txt&quot;&gt;&lt;span&gt;Apple MacBook Air M2 13 pouces (2022) Lumière stellaire 8Go/512 Go (MLY23FN/A)&lt;/span&gt;&lt;div class=&quot;price&quot;&gt; 1&amp;nbsp;649€&lt;sup&gt;00&lt;/sup&gt;&lt;/div&gt;&lt;/div&gt;&lt;/a&gt;&lt;/div&gt;&lt;div class=&quot;swiper-slide&quot;&gt;&lt;a href=&quot;/fiche/PB00541497.html&quot;&gt;&lt;div class=&quot;pic&quot;&gt;&lt;img src=&quot;https://media.ldlc.com/r150/ld/products/00/05/95/96/LD0005959647_0005966871_0006012475.jpg&quot; loading=&quot;lazy&quot; onerror=&quot;this.src='/build/img/public/no-photo-150.jpg'&quot; alt=&quot;Apple MacBook Air M2 13 pouces (2022) Minuit 16 Go/512 Go (MLY33FN/A-16GB-512GB)&quot;&gt;&lt;/div&gt;&lt;div class=&quot;txt&quot;&gt;&lt;span&gt;Apple MacBook Air M2 13 pouces (2022) Minuit 16 Go/512 Go (MLY33FN/A-16GB-512GB)&lt;/span&gt;&lt;div class=&quot;price&quot;&gt; 1&amp;nbsp;759€&lt;sup&gt;00&lt;/sup&gt;&lt;/div&gt;&lt;/div&gt;&lt;/a&gt;&lt;/div&gt;&lt;div class=&quot;swiper-slide&quot;&gt;&lt;a href=&quot;/fiche/PB00579951.html&quot;&gt;&lt;div class=&quot;pic&quot;&gt;&lt;img src=&quot;https://media.ldlc.com/r150/ld/products/00/06/07/94/LD0006079429_0006079459.jpg&quot; loading=&quot;lazy&quot; onerror=&quot;this.src='/build/img/public/no-photo-150.jpg'&quot; alt=&quot;Apple MacBook Pro M3 Pro 14&amp;quot; Noir sidéral 18Go/1 To (MRX43FN/A)&quot;&gt;&lt;/div&gt;&lt;div class=&quot;txt&quot;&gt;&lt;span&gt;Apple MacBook Pro M3 Pro 14&amp;quot; Noir sidéral 18Go/1 To (MRX43FN/A)&lt;/span&gt;&lt;div class=&quot;price&quot;&gt; 2&amp;nbsp;999€&lt;sup&gt;00&lt;/sup&gt;&lt;/div&gt;&lt;/div&gt;&lt;/a&gt;&lt;/div&gt;&lt;div class=&quot;swiper-slide&quot;&gt;&lt;a href=&quot;/fiche/PB00579953.html&quot;&gt;&lt;div class=&quot;pic&quot;&gt;&lt;img src=&quot;https://media.ldlc.com/r150/ld/products/00/06/07/94/LD0006079474.jpg&quot; loading=&quot;lazy&quot; onerror=&quot;this.src='/build/img/public/no-photo-150.jpg'&quot; alt=&quot;Apple MacBook Pro M3 Pro 14&amp;quot; Argent 18Go/1 To (MRX73FN/A)&quot;&gt;&lt;/div&gt;&lt;div class=&quot;txt&quot;&gt;&lt;span&gt;Apple MacBook Pro M3 Pro 14&amp;quot; Argent 18Go/1 To (MRX73FN/A)&lt;/span&gt;&lt;div class=&quot;price&quot;&gt; 2&amp;nbsp;999€&lt;sup&gt;00&lt;/sup&gt;&lt;/div&gt;&lt;/div&gt;&lt;/a&gt;&lt;/div&gt;&lt;div class=&quot;swiper-slide&quot;&gt;&lt;a href=&quot;/fiche/PB00579957.html&quot;&gt;&lt;div class=&quot;pic&quot;&gt;&lt;img src=&quot;https://media.ldlc.com/r150/ld/products/00/06/07/94/LD0006079488.jpg&quot; loading=&quot;lazy&quot; onerror=&quot;this.src='/build/img/public/no-photo-150.jpg'&quot; alt=&quot;Apple MacBook Pro M3 Max 14&amp;quot; Noir sidéral 36Go/1 To (MRX53FN/A)&quot;&gt;&lt;/div&gt;&lt;div class=&quot;txt&quot;&gt;&lt;span&gt;Apple MacBook Pro M3 Max 14&amp;quot; Noir sidéral 36Go/1 To (MRX53FN/A)&lt;/span&gt;&lt;div class=&quot;price&quot;&gt; 3&amp;nbsp;999€&lt;sup&gt;00&lt;/sup&gt;&lt;/div&gt;&lt;/div&gt;&lt;/a&gt;&lt;/div&gt;&lt;div class=&quot;swiper-slide&quot;&gt;&lt;a href=&quot;/fiche/PB00584410.html&quot;&gt;&lt;div class=&quot;pic&quot;&gt;&lt;img src=&quot;https://media.ldlc.com/r150/ld/products/00/05/95/96/LD0005959626_0006035764_0006088990.jpg&quot; loading=&quot;lazy&quot; onerror=&quot;this.src='/build/img/public/no-photo-150.jpg'&quot; alt=&quot;Apple MacBook Air M2 13 pouces (2022) Lumière stellaire 16Go/512 Go (MLY13FN/A-16GB-512GB)&quot;&gt;&lt;/div&gt;&lt;div class=&quot;txt&quot;&gt;&lt;span&gt;Apple MacBook Air M2 13 pouces (2022) Lumière stellaire 16Go/512 Go (MLY13FN/A-16GB-512GB)&lt;/span&gt;&lt;div class=&quot;price&quot;&gt; 1&amp;nbsp;759€&lt;sup&gt;01&lt;/sup&gt;&lt;/div&gt;&lt;/div&gt;&lt;/a&gt;&lt;/div&gt;&lt;/div&gt;&lt;div class=&quot;swiper-button-next&quot;&gt;&lt;/div&gt;&lt;div class=&quot;swiper-button-prev&quot;&gt;&lt;/div&gt;&lt;/div&gt;&lt;/div&gt;&lt;/div&gt;            &lt;/div&gt;&#10;        &lt;/div&gt;&#10;    &lt;/div&gt;&#10;        &#10;&#10;        &lt;div class=&quot;bloc-tendances-thematiques&quot;&gt;&#10;                &lt;div class=&quot;row content&quot;&gt;&#10;        &lt;div class=&quot;col-xs-12&quot;&gt;&#10;            &lt;p&gt;&#10;                &lt;span class=&quot;bloc-tendances-thematiques--title&quot;&gt;Dans la même thématique&amp;nbsp;:&lt;/span&gt;&#10;                                    &lt;span&gt;m3 pro&lt;/span&gt;&#10;                     |                                     &lt;span&gt;apple&lt;/span&gt;&#10;                     |                                     &lt;span&gt;macbook m3&lt;/span&gt;&#10;                     |                                     &lt;span&gt;macbook pro 14&lt;/span&gt;&#10;                     |                                     &lt;span&gt;mac book pro&lt;/span&gt;&#10;                     |                                     &lt;span&gt;macbook pro m3 pro&lt;/span&gt;&#10;                     |                                     &lt;span&gt;mac&lt;/span&gt;&#10;                     |                                     &lt;span&gt;macbook pro m3&lt;/span&gt;&#10;                     |                                     &lt;span&gt;macbook&lt;/span&gt;&#10;                     |                                     &lt;span&gt;macbook pro&lt;/span&gt;&#10;                                                &lt;/p&gt;&#10;        &lt;/div&gt;&#10;    &lt;/div&gt;&#10;                        &lt;div class=&quot;row content&quot;&gt;&#10;                &lt;div class=&quot;col-xs-12&quot;&gt;&#10;                    &lt;p&gt;&#10;                        &lt;span class=&quot;bloc-tendances-thematiques--title&quot;&gt;Tendances actuelles&amp;nbsp;:&lt;/span&gt;&#10;                                                    &lt;a href=&quot;/informatique/ordinateur-portable/portable-mac/c4266/+fv2663-17125.html&quot;&gt;&lt;span&gt;MacBook Air&lt;/span&gt;&lt;/a&gt;&#10;                             |                                                     &lt;a href=&quot;/informatique/ordinateur-portable/portable-mac/c4266/+fv2663-17126.html&quot;&gt;&lt;span&gt;MacBook Pro&lt;/span&gt;&lt;/a&gt;&#10;                                                                        &lt;/p&gt;&#10;                &lt;/div&gt;&#10;            &lt;/div&gt;&#10;                    &lt;/div&gt;&#10;&#10;&#10;        &lt;div id=&quot;mentions&quot; class=&quot;mentions&quot;&gt;&lt;p&gt;** Le financement est accordé sous réserve d’acceptation définitive par Younited Pay après l’étude de votre dossier. Vous disposez d’un droit de rétractation de 14 jours calendaires révolus à compter de la signature de l’offre de contrat de crédit. L'expédition du produit ne sera effectuée qu'après ce délai de rétractation. &lt;br/&gt;&lt;br/&gt;GROUPE LDLC SA, au capital social de 1 137 979,08 euros, dont le siège social est situé 2 rue des Érables - 69760 LIMONEST - immatriculée au RCS de Lyon sous le numéro B 403 554 181, n°ORIAS 20009100 agit en qualité de mandataire non-exclusif en opérations en banque de Younited Pay, société anonyme à Directoire et Conseil de Surveillance au capital de 1 389 051&amp;nbsp;€ - Siège social&amp;nbsp;: 21 rue de Châteaudun - 75009 PARIS - RCS de Paris 517 586 376 - Numéro ORIAS 11061269, agréé en tant qu'établissement de crédit - Prestataire de Services d'Investissement par l'Autorité de Contrôle Prudentiel et de Résolution (n°16488). GROUPE LDLC SA apporte son concours à la réalisation d'opérations de crédit sans agir en qualité de prêteur.&lt;/p&gt;&#10;            &lt;div class=&quot;wrap-compare-product&quot;&gt;&#10;                &lt;div class=&quot;wrap-button&quot;&gt;&#10;                    &lt;a href=&quot;#&quot; id=&quot;filter-product&quot; class=&quot;button maxi&quot;&gt;Voir les produits correspondants&lt;/a&gt;&#10;                &lt;/div&gt;&#10;            &lt;/div&gt;&#10;        &lt;/div&gt;&#10;    &lt;/div&gt;&#10;                &lt;div class=&quot;modal modal-younited&quot; id=&quot;modal-condition-younited&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title-2&quot;&gt;&lt;img src=&quot;/build/img/public/younited-pay.svg&quot;&gt;&lt;/div&gt;&#10;            &lt;div class=&quot;modal-body padding&quot;&gt;&#10;                &lt;p&gt;&#10;&#10;            Offre valable uniquement en France métropolitaine. Crédit affecté amortissable par Younited Pay &lt;span&gt;avec possibilité de reprise après 36 mois&lt;/span&gt;.&lt;br/&gt;&lt;br/&gt;&#10;    Taux annuel effectif global (TAEG) fixe &lt;span&gt;14,99%&lt;/span&gt;. Taux débiteur fixe : 14,05%.&lt;br/&gt;&#10;    Paiement en 44 mensualités de &lt;span&gt;73,26 €&lt;/span&gt;. Après 36 mensualités, vous aurez remboursé 2 636,18 € et serez éligible à la reprise du bien financé qui, sous réserve de la conformité aux conditions d’éligibilité, mettra fin à votre crédit. Montant total dû après 44 mois sans reprise : &lt;span&gt;3 223,44 €&lt;/span&gt;. Intérêts : 715,49 €. Frais de port inclus.&lt;br/&gt;&lt;br/&gt;&#10;    &lt;span&gt;Un crédit vous engage et doit être remboursé. Vérifiez vos capacités de remboursement avant de vous engager. L'expédition du produit ne sera effectuée qu'après l'expiration du délai de rétractation de 14 jours calendaires révolus à compter de la signature de l’offre de contrat de crédit.&lt;/span&gt;&#10;&lt;/p&gt;&#10;            &lt;/div&gt;&#10;            &lt;div class=&quot;modal-footer text-center&quot;&gt;&#10;                &lt;div class=&quot;buttons&quot;&gt;&#10;                    &lt;button type=&quot;button&quot; class=&quot;button&quot; data-dismiss=&quot;modal&quot; aria-label=&quot;Close&quot;&gt;Ok&lt;/button&gt;&#10;                &lt;/div&gt;&#10;            &lt;/div&gt;&#10;        &lt;/div&gt;&#10;    &lt;/div&gt;&#10;&lt;/div&gt;&#10;        &lt;div class=&quot;modal modal-full&quot; id=&quot;product-zoom&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quot;&gt;&#10;                &lt;div id=&quot;ctl00_cphMainContent_pnlPopupZoom&quot; class=&quot;modalZoom modalPopup rounded&quot;&gt;&#10;                    &lt;input type=&quot;submit&quot; name=&quot;ctl00$cphMainContent$mpePopupZoomTargetControlID&quot; value=&quot;&quot; id=&quot;ctl00_cphMainContent_mpePopupZoomTargetControlID&quot; style=&quot;display: none&quot;&gt;&#10;                    &lt;div id=&quot;previews&quot;&gt;&lt;/div&gt;&#10;                    &lt;div id=&quot;zoomContainer&quot;&gt;&#10;                        &lt;div id=&quot;zoom&quot;&gt;&lt;/div&gt;&#10;                    &lt;/div&gt;&#10;                &lt;/div&gt;&#10;            &lt;/div&gt;&#10;        &lt;/div&gt;&#10;    &lt;/div&gt;&#10;&lt;/div&gt;    &lt;div class=&quot;modal&quot; id=&quot;error-modal&quot; tabindex=&quot;-1&quot; role=&quot;dialog&quot; aria-labelledby=&quot;myModalLabel&quot;&gt;&#10;    &lt;div class=&quot;modal-dialog&quot; role=&quot;document&quot;&gt;&#10;        &lt;div class=&quot;modal-content&quot;&gt;&lt;/div&gt;&#10;    &lt;/div&gt;&#10;&lt;/div&gt;&#10;&#10;    &lt;div class=&quot;modal fade&quot; id=&quot;modal-translation&quot; tabindex=&quot;-1&quot; role=&quot;dialog&quot;&gt;&#10;        &lt;div class=&quot;modal-dialog modal-md&quot; role=&quot;document&quot;&gt;&#10;            &lt;div class=&quot;modal-content&quot;&gt;&#10;            &lt;/div&gt;&#10;        &lt;/div&gt;&#10;    &lt;/div&gt;&#10;    &lt;div class=&quot;modal&quot; id=&quot;modal-default&quot; tabindex=&quot;-1&quot; role=&quot;dialog&quot; aria-labelledby=&quot;myModalLabel&quot;&gt;&#10;    &lt;div class=&quot;modal-dialog&quot; role=&quot;document&quot;&gt;&#10;        &lt;div class=&quot;modal-content&quot;&gt;&lt;/div&gt;&#10;    &lt;/div&gt;&#10;&lt;/div&gt;&#10;        &lt;div class=&quot;modal modal-alert&quot; id=&quot;error-generic-modal&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h2 class=&quot;title-2&quot;&gt;Une erreur est survenue&lt;/h2&gt;&#10;            &lt;div class=&quot;modal-body padding text-center&quot;&gt;&#10;                Veuillez nous excuser pour la gêne occasionnée&#10;            &lt;/div&gt;&#10;        &lt;/div&gt;&#10;    &lt;/div&gt;&#10;&lt;/div&gt;&#10;&lt;div class=&quot;modal&quot; id=&quot;modal-login&quot; tabindex=&quot;-1&quot; role=&quot;dialog&quot; aria-labelledby=&quot;myModalLabel&quot;&gt;&#10;    &lt;div class=&quot;modal-dialog&quot; role=&quot;document&quot;&gt;&#10;        &lt;div class=&quot;modal-content&quot;&gt;&#10;            &lt;button type=&quot;button&quot; class=&quot;close&quot; data-dismiss=&quot;modal&quot; aria-label=&quot;Close&quot;&gt;&lt;span class=&quot;icon icon-close&quot; aria-hidden=&quot;true&quot;&gt;&lt;/span&gt;&lt;/button&gt;&#10;                                                                &lt;div class=&quot;modal-body padding text-center&quot;&gt;&lt;/div&gt;&#10;        &lt;/div&gt;&#10;    &lt;/div&gt;&#10;&lt;/div&gt;&#10;    &lt;div class=&quot;modal&quot; id=&quot;shop-choice-multiple&quot; tabindex=&quot;-1&quot; role=&quot;dialog&quot; aria-labelledby=&quot;ShopSelection&quot;&gt;&#10;    &lt;div class=&quot;modal-dialog modal-md modal-xs&quot; role=&quot;document&quot;&gt;&#10;        &lt;div class=&quot;modal-content&quot;&gt;&#10;            &lt;button type=&quot;button&quot; class=&quot;close&quot; data-dismiss=&quot;modal&quot; aria-label=&quot;Close&quot;&gt;&lt;span class=&quot;icon icon-close&quot; aria-hidden=&quot;true&quot;&gt;&lt;/span&gt;&lt;/button&gt;&#10;            &lt;h3 class=&quot;title-2&quot;&gt;Choix de votre boutique préférée&amp;nbsp;:&lt;/h3&gt;&#10;            &lt;div class=&quot;modal-body padding&quot;&gt;&#10;                &lt;div class=&quot;pic col-sm-6&quot;&gt;&#10;                    &lt;img loading=&quot;lazy&quot; src=&quot;/build/img/public/country-map-fr.jpg&quot; alt=&quot;&quot;&gt;&#10;                &lt;/div&gt;&#10;                &lt;div class=&quot;shop-choice col-sm-6&quot;&gt;&#10;                    &lt;label&gt;Choix de votre boutique préférée&amp;nbsp;:&lt;/label&gt;&#10;&#10;                    &lt;select data-placeholder=&quot;Sélectionnez une boutique&quot; data-out-of-stock=&quot;Rupture&quot; id=&quot;shopSelection&quot; class=&quot;select2 autocomplete select-shop&quot;&gt;&#10;                        &lt;option&gt;&lt;/option&gt;&#10;                    &lt;/select&gt;&#10;&#10;                    &lt;div class=&quot;geolocation-button text-center&quot;&gt;&#10;                        &lt;button class=&quot;button outline noMarge&quot; id=&quot;shop-product-findme&quot;&gt;Géolocalisez-moi&lt;/button&gt;&#10;                    &lt;/div&gt;&#10;                &lt;/div&gt;&#10;                &lt;div class=&quot;result sbloc text-center&quot;&gt;&#10;                    &lt;strong&gt;Vous avez sélectionné la boutique&amp;nbsp;: &lt;span class=&quot;shop&quot;&gt;&lt;/span&gt;&lt;/strong&gt;&#10;&lt;div class=&quot;address&quot;&gt;&lt;/div&gt;&#10;&lt;div class=&quot;opening&quot;&gt;&#10;    &lt;p class=&quot;opening&quot;&gt;&lt;/p&gt;&#10;&lt;/div&gt;&#10;                &lt;/div&gt;&#10;                &lt;div class=&quot;geoloc-result&quot;&gt;&#10;                &lt;/div&gt;&#10;                &lt;div class=&quot;bottom-button button-shop-choice&quot;&gt;&#10;                    &lt;button class=&quot;button&quot;&gt;Choisir &lt;em&gt;cette boutique&lt;/em&gt;&lt;/button&gt;&#10;                &lt;/div&gt;&#10;            &lt;/div&gt;&#10;        &lt;/div&gt;&#10;    &lt;/div&gt;&#10;&lt;/div&gt;&#10;&#10;&lt;footer&gt;&#10;    &lt;div class=&quot;top&quot;&gt;&#10;    &lt;div class=&quot;container&quot;&gt;&#10;        &lt;div class=&quot;row f1&quot;&gt;&#10;                            &lt;div class=&quot;col-md-3 col-xs-6&quot;&gt;&#10;                    &lt;strong&gt;Qui sommes nous ?&lt;/strong&gt;&#10;                    &lt;ul&gt;&#13;&#10;&#9;&lt;li&gt;&lt;a href=&quot;https://www.ldlc.com/aide/52-qui-sommes-nous/&quot;&gt;Notre Histoire&lt;/a&gt;&lt;/li&gt;&#13;&#10;&#9;&lt;li&gt;&lt;a href=&quot;https://www.ldlc.com/aide/58-nos-conditions-generales-de-vente/&quot; rel=&quot;nofollow&quot;&gt;CGV&lt;/a&gt;&amp;nbsp;/ &lt;a href=&quot;https://www.ldlc.com/aide/51-les-engagements-qualite-de-ldlc-com/&quot; rel=&quot;nofollow&quot;&gt;Avis clients&lt;/a&gt;&lt;/li&gt;&#13;&#10;&#9;&lt;li&gt;&lt;a href=&quot;https://www.groupe-ldlc.com/donnees-personnelles/&quot; rel=&quot;nofollow&quot;&gt;Donn&amp;eacute;es personnelles&lt;/a&gt; et &lt;a href=&quot;https://www.ldlc.com/aide/69-declaration-relative-aux-cookies/&quot; rel=&quot;nofollow&quot;&gt;Cookies&lt;/a&gt;&lt;/li&gt;&#13;&#10;&#9;&lt;li&gt;&lt;a class=&quot;js-no-scroll&quot; data-target=&quot;#modal-cookies&quot; data-toggle=&quot;modal&quot; href=&quot;#CookiesPreferences&quot; rel=&quot;nofollow&quot;&gt;G&amp;eacute;rer mes cookies&lt;/a&gt;&lt;/li&gt;&#13;&#10;&#9;&lt;li&gt;&lt;a href=&quot;https://www.ldlc.com/aide/53-informations-legales/&quot; rel=&quot;nofollow&quot;&gt;Mentions l&amp;eacute;gales&lt;/a&gt;&lt;/li&gt;&#13;&#10;&lt;/ul&gt;&#10;                &lt;/div&gt;&#10;                            &lt;div class=&quot;col-md-3 col-xs-6&quot;&gt;&#10;                    &lt;strong&gt;Nous rejoindre&lt;/strong&gt;&#10;                    &lt;ul&gt;&#13;&#10;&#9;&lt;li&gt;&lt;a href=&quot;https://www.ldlc.com/n4894/marketplace/&quot; rel=&quot;nofollow&quot;&gt;Vendez sur LDLC&lt;/a&gt;&lt;/li&gt;&#13;&#10;&#9;&lt;li&gt;&lt;a href=&quot;https://carrieres.groupe-ldlc.com/fr&quot; rel=&quot;nofollow&quot; target=&quot;_blank&quot;&gt;Recrutement&lt;/a&gt;&lt;/li&gt;&#13;&#10;&#9;&lt;li&gt;&lt;a href=&quot;https://affiliation-createurs.groupe-ldlc.com/&quot; target=&quot;_blank&quot;&gt;Programme cr&amp;eacute;ateurs&lt;/a&gt;&lt;/li&gt;&#13;&#10;&#9;&lt;li&gt;&lt;a href=&quot;https://www.lecole-ldlc.com/&quot; rel=&quot;nofollow&quot; target=&quot;_blank&quot;&gt;l&amp;#39;&amp;Eacute;cole LDLC&lt;/a&gt;&lt;/li&gt;&#13;&#10;&#9;&lt;li&gt;&lt;a href=&quot;https://www.ldlc.com/aide/215-cgu-marketplace/&quot; rel=&quot;nofollow&quot;&gt;Marketplace&lt;/a&gt;&lt;/li&gt;&#13;&#10;&lt;/ul&gt;&#10;                &lt;/div&gt;&#10;                            &lt;div class=&quot;col-md-3 col-xs-6&quot;&gt;&#10;                    &lt;strong&gt;Besoin d&amp;#039;aide ?&lt;/strong&gt;&#10;                    &lt;ul&gt;&#13;&#10;&#9;&lt;li&gt;&lt;a href=&quot;https://www.ldlc.com/aide/&quot; rel=&quot;nofollow&quot;&gt;Questions fr&amp;eacute;quentes&lt;/a&gt;&lt;/li&gt;&#13;&#10;&#9;&lt;li&gt;&lt;a href=&quot;https://www.ldlc.com/aide/u1-avant-vente/#modes-de-livraison&quot; rel=&quot;nofollow&quot;&gt;Modes de livraison&lt;/a&gt;&lt;/li&gt;&#13;&#10;&#9;&lt;li&gt;&lt;a href=&quot;https://www.ldlc.com/aide/u1-avant-vente/#modes-de-reglement&quot; rel=&quot;nofollow&quot;&gt;Modes&amp;nbsp;de r&amp;egrave;glement&lt;/a&gt;&lt;/li&gt;&#13;&#10;&#9;&lt;li&gt;&lt;a href=&quot;https://www.ldlc.com/aide/u10-garantie-retours/#nos-garanties&quot; rel=&quot;nofollow&quot;&gt;Garanties&lt;/a&gt;&amp;nbsp;et &lt;a href=&quot;https://www.ldlc.com/aide/218-pack-confort/&quot; rel=&quot;nofollow&quot;&gt;Pack Confort&lt;/a&gt;&lt;/li&gt;&#13;&#10;&#9;&lt;li&gt;&lt;a href=&quot;https://www.ldlc.com/aide/u10-garantie-retours/#retour-de-produit-s-&quot; rel=&quot;nofollow&quot;&gt;Demander un retour&lt;/a&gt;&lt;/li&gt;&#13;&#10;&lt;/ul&gt;&#10;                &lt;/div&gt;&#10;                        &lt;div class=&quot;col-md-3 col-xs-6 fcontact&quot;&gt;&#10;                                                    &lt;div class=&quot;pic&quot;&gt;&#10;                                                                                                        &lt;a href=&quot;https://www.ldlc.com/n3220/service-client/&quot;&#10;                                title=&quot;Élu Service clients de l&amp;#039;année&quot; &gt;&#10;                                                                                &lt;img loading=&quot;lazy&quot; src=&quot;https://media.ldlc.com/nbo/ldlc/footer/eeb415060d356be407d0029cde99096b73bda352.png&quot; alt=&quot;Élu Service clients de l&amp;#039;année&quot; width=&quot;98&quot; height=&quot;100&quot;&gt;&#10;                                                    &lt;/a&gt;&#10;                                            &lt;/div&gt;&#10;                &#10;                &lt;div class=&quot;txt&quot; id=&quot;client-service-wrapper&quot;&#10;                                                                                    data-day1-am-start=&quot;800&quot;&#10;                                data-day1-am-end=&quot;1650&quot;&#10;                                                                                                                                            data-day2-am-start=&quot;800&quot;&#10;                                data-day2-am-end=&quot;1650&quot;&#10;                                                                                                                                            data-day3-am-start=&quot;800&quot;&#10;                                data-day3-am-end=&quot;1650&quot;&#10;                                                                                                                                            data-day4-am-start=&quot;800&quot;&#10;                                data-day4-am-end=&quot;1650&quot;&#10;                                                                                                                                            data-day5-am-start=&quot;800&quot;&#10;                                data-day5-am-end=&quot;1650&quot;&#10;                                                                                                                                            data-day6-am-start=&quot;800&quot;&#10;                                data-day6-am-end=&quot;1200&quot;&#10;                                                                                        data-day6-pm-start=&quot;1300&quot;&#10;                                data-day6-pm-end=&quot;1650&quot;&#10;                                                                                                                                                    &gt;&#10;                    &lt;strong&gt;Nous contacter :&lt;/strong&gt;&#10;&#10;                    &lt;div id=&quot;phone-client-service&quot; class=&quot;hidden&quot;&gt;&#10;                        &lt;a href=&quot;tel:+33427466000&quot; class=&quot;phone&quot;&gt;&#10;                            &lt;span class=&quot;icon icon-phone-bold&quot;&gt;&lt;/span&gt;&#10;                            04 27 46 60 00&#10;                        &lt;/a&gt;&#10;                        &lt;p class=&quot;small&quot;&gt;Appel non surtaxé&lt;/p&gt;&#10;                    &lt;/div&gt;&#10;&#10;                    &lt;div id=&quot;mail-client-service&quot; class=&quot;mail-client-service&quot;&gt;&#10;                        &lt;a href=&quot;https://www.ldlc.com/aide/57-nous-contacter/&quot; class=&quot;mail&quot;&gt;&#10;                            &lt;span class=&quot;icon icon-mail-bold&quot;&gt;&lt;/span&gt;&#10;                            Par email&#10;                        &lt;/a&gt;&#10;                    &lt;/div&gt;&#10;                &lt;/div&gt;&#10;                                                &lt;div class=&quot;mentions text-center&quot;&gt;&#10;                    *Étude BVA – Viséo CI – Plus d’infos sur escda.fr&#10;                &lt;/div&gt;&#10;                            &lt;/div&gt;&#10;        &lt;/div&gt;&#10;        &lt;div class=&quot;dsp-table f2&quot;&gt;&#10;                            &lt;div class=&quot;dsp-cell hidden-xs hidden-sm&quot;&gt;&#10;                    &lt;span class=&quot;icon icon-3x&quot;&gt;&lt;/span&gt;&#10;                    &lt;div class=&quot;txt&quot;&gt;&#10;                        &lt;strong&gt;Paiement en 3 fois&lt;/strong&gt;&#10;                        &lt;p&gt;Par carte bancaire à partir de 100€ d&amp;#039;achat.&lt;/p&gt;&#10;                    &lt;/div&gt;&#10;                &lt;/div&gt;&#10;                            &lt;div class=&quot;dsp-cell hidden-xs hidden-sm&quot;&gt;&#10;                    &lt;span class=&quot;icon icon-dom-tom&quot;&gt;&lt;/span&gt;&#10;                    &lt;div class=&quot;txt&quot;&gt;&#10;                        &lt;strong&gt;Livraison DOM-TOM&lt;/strong&gt;&#10;                        &lt;p&gt;Nous livrons dans les DOM-TOM en HT !&lt;/p&gt;&#10;                    &lt;/div&gt;&#10;                &lt;/div&gt;&#10;                            &lt;div class=&quot;dsp-cell hidden-xs hidden-sm&quot;&gt;&#10;                    &lt;span class=&quot;icon icon-express&quot;&gt;&lt;/span&gt;&#10;                    &lt;div class=&quot;txt&quot;&gt;&#10;                        &lt;strong&gt;Livraison express&lt;/strong&gt;&#10;                        &lt;p&gt;Livré demain avant 13h !&lt;/p&gt;&#10;                    &lt;/div&gt;&#10;                &lt;/div&gt;&#10;                    &lt;/div&gt;&#10;        &lt;div class=&quot;row f3&quot;&gt;&#10;            &lt;div class=&quot;col-xs-12 text-center&quot;&gt;&#10;                &lt;img loading=&quot;lazy&quot; src=&quot;https://www.ldlc.com/build/img/common/LDLC-logo.gif&quot; alt=&quot;LDLC.com&quot; width=&quot;137px&quot;&gt;&#10;                                                                                                                                                                                                                                                                                                                                                                                                &lt;div data-locales=&quot;{&amp;quot;fr-fr&amp;quot;:&amp;quot;France&amp;quot;,&amp;quot;fr-be&amp;quot;:&amp;quot;Belgique&amp;quot;,&amp;quot;fr-lu&amp;quot;:&amp;quot;Luxembourg&amp;quot;,&amp;quot;fr-ch&amp;quot;:&amp;quot;Suisse&amp;quot;,&amp;quot;es-es&amp;quot;:&amp;quot;Espagne&amp;quot;,&amp;quot;it-it&amp;quot;:&amp;quot;Italie&amp;quot;,&amp;quot;en&amp;quot;:&amp;quot;International (Anglais)&amp;quot;}&quot;&gt;&lt;/div&gt;&#10;&#10;                                                &lt;/div&gt;&#10;                                                                    &lt;/div&gt;&#10;            &lt;/div&gt;&#10;&lt;/div&gt;&#10;&#10;    &lt;div class=&quot;middle&quot;&gt;&#10;        &lt;div class=&quot;container&quot;&gt;&#10;                            &#10;        &lt;/div&gt;&#10;    &lt;/div&gt;&#10;    &lt;/footer&gt;&#10;&#10;    &lt;script type=&quot;text/javascript&quot;&gt;&#10;        var ctl00_cphMainContent = [&#10;                                                    {&quot;Image&quot;:&quot;https://media.ldlc.com/r374/ld/products/00/06/07/94/LD0006079429.jpg&quot;,&quot;Url&quot;:&quot;https://media.ldlc.com/r1600/ld/products/00/06/07/94/LD0006079429.jpg&quot;},&#10;                                            {&quot;Image&quot;:&quot;https://media.ldlc.com/r374/ld/products/00/06/07/94/LD0006079430.jpg&quot;,&quot;Url&quot;:&quot;https://media.ldlc.com/r1600/ld/products/00/06/07/94/LD0006079430.jpg&quot;},&#10;                                            {&quot;Image&quot;:&quot;https://media.ldlc.com/r374/ld/products/00/06/07/94/LD0006079431.jpg&quot;,&quot;Url&quot;:&quot;https://media.ldlc.com/r1600/ld/products/00/06/07/94/LD0006079431.jpg&quot;},&#10;                                            {&quot;Image&quot;:&quot;https://media.ldlc.com/r374/ld/products/00/06/07/94/LD0006079432.jpg&quot;,&quot;Url&quot;:&quot;https://media.ldlc.com/r1600/ld/products/00/06/07/94/LD0006079432.jpg&quot;},&#10;                                            {&quot;Image&quot;:&quot;https://media.ldlc.com/r374/ld/products/00/06/07/94/LD0006079433.jpg&quot;,&quot;Url&quot;:&quot;https://media.ldlc.com/r1600/ld/products/00/06/07/94/LD0006079433.jpg&quot;},&#10;                            ];&#10;        if ($(document).find('.videoPicto').length &gt; 0) {&#10;            ctl00_cphMainContent.push({});&#10;        }&#10;        if ($(document).find('.demoPicto').length &gt; 0) {&#10;            ctl00_cphMainContent.push({});&#10;        }&#10;        if ($(document).find('.demoPicto3d').length &gt; 0) {&#10;            ctl00_cphMainContent.push({});&#10;        }&#10;    &lt;/script&gt;&#10;&#10;        &lt;script&gt;&#10;        var request_locale = 'fr';&#10;        var request_country = 'fr';&#10;    &lt;/script&gt;&#10;    &lt;script src=&quot;/build/runtime.17079101.js&quot;&gt;&lt;/script&gt;&lt;script src=&quot;/build/9755.b60b25cc.js&quot;&gt;&lt;/script&gt;&lt;script src=&quot;/build/9621.d236b7f3.js&quot;&gt;&lt;/script&gt;&lt;script src=&quot;/build/3409.713dfbe9.js&quot;&gt;&lt;/script&gt;&lt;script src=&quot;/build/4804.597b3be2.js&quot;&gt;&lt;/script&gt;&lt;script src=&quot;/build/7625.d28bd3f8.js&quot;&gt;&lt;/script&gt;&lt;script src=&quot;/build/8930.83ef5599.js&quot;&gt;&lt;/script&gt;&lt;script src=&quot;/build/48.ebeaa1de.js&quot;&gt;&lt;/script&gt;&lt;script src=&quot;/build/8939.0ac1d154.js&quot;&gt;&lt;/script&gt;&lt;script src=&quot;/build/1598.f94359a4.js&quot;&gt;&lt;/script&gt;&lt;script src=&quot;/build/3706.103d6c1e.js&quot;&gt;&lt;/script&gt;&lt;script src=&quot;/build/4278.96a563de.js&quot;&gt;&lt;/script&gt;&lt;script src=&quot;/build/js/app.26474f62.js&quot;&gt;&lt;/script&gt;&#10;    &lt;script src=&quot;/build/js/front.b5d9b7f6.js&quot;&gt;&lt;/script&gt;&#10;    &lt;script type=&quot;text/javascript&quot; src=&quot;/bundles/fosjsrouting/js/router.min.js?5.19.24&quot;&gt;&lt;/script&gt;&#10;    &lt;script type=&quot;text/javascript&quot; src=&quot;/js/routing?callback=fos.Router.setData&amp;amp;5.19.24&quot;&gt;&lt;/script&gt;&#10;    &lt;script type=&quot;text/javascript&quot; src=&quot;/js/base.min.js?5.19.24&quot;&gt;&lt;/script&gt;&#10;&#10;&#10;    &lt;script src=&quot;/build/7831.5362395f.js&quot; defer&gt;&lt;/script&gt;&lt;script src=&quot;/build/1625.7b399a2b.js&quot; defer&gt;&lt;/script&gt;&lt;script src=&quot;/build/5848.7d0cc7c9.js&quot; defer&gt;&lt;/script&gt;&lt;script src=&quot;/build/js/product-page.ee1b2c8a.js&quot; defer&gt;&lt;/script&gt;&#10;    &lt;/body&gt;&#10;&lt;/html&gt;&#10;" calcext:value-type="string">
            <text:p>&lt;!DOCTYPE html&gt;</text:p>
            <text:p>&lt;html class="no-js" lang="fr-FR"&gt;</text:p>
            <text:p>&lt;head&gt;</text:p>
            <text:p>            </text:p>
            <text:p>        &lt;title&gt;Apple MacBook Pro M3 Pro 14" Noir sidéral 18Go/512 Go (MRX33FN/A) - MacBook - Garantie 3 ans LDLC&lt;/title&gt;</text:p>
            <text:p>        &lt;meta charset="utf-8" /&gt;</text:p>
            <text:p>&lt;meta name="viewport" content="width=device-width, initial-scale=1.0" /&gt;</text:p>
            <text:p>&lt;meta name="theme-color" content="#243774" /&gt;</text:p>
            <text:p>&lt;meta name="description" content="Achat MacBook Apple MacBook Pro M3 Pro 14&amp;quot; Noir sidéral 18Go/512 Go (MRX33FN/A) (MRX33FN/A) sur LDLC, n°1 du high-tech. Puce Apple M3 Pro CPU 11 coeurs (GPU 14 coeurs) 18 Go SSD 512 Go 14&amp;quot; LED Liquid Retina XDR Wi-Fi 6E/Bluetooth Webcam Mac OS Sonoma." /&gt;</text:p>
            <text:p>&lt;meta http-equiv="X-UA-Compatible" content="IE=edge" /&gt;</text:p>
            <text:p>&lt;meta property="og:description" content="Achat MacBook Apple MacBook Pro M3 Pro 14&amp;quot; Noir sidéral 18Go/512 Go (MRX33FN/A) (MRX33FN/A) sur LDLC, n°1 du high-tech. Puce Apple M3 Pro CPU 11 coeurs (GPU 14 coeurs) 18 Go SSD 512 Go 14&amp;quot; LED Liquid Retina XDR Wi-Fi 6E/Bluetooth Webcam Mac OS Sonoma." /&gt;</text:p>
            <text:p>&lt;meta property="og:title" content="Apple MacBook Pro M3 Pro 14&amp;quot; Noir sidéral 18Go/512 Go (MRX33FN/A) - MacBook - Garantie 3 ans LDLC" /&gt;</text:p>
            <text:p>&lt;meta property="og:image" content="https://media.ldlc.com/r1600/ld/products/00/06/07/94/LD0006079429.jpg" /&gt;</text:p>
            <text:p>&lt;meta property="og:url" content="https://www.ldlc.com/fiche/PB00579946.html" /&gt;</text:p>
            <text:p>&lt;meta property="store:url_fr-fr" content="url=https://www.ldlc.com/fiche/PB00579946.html, locale=fr-fr" /&gt;</text:p>
            <text:p>&lt;meta property="store:url_en" content="url=https://www.ldlc.com/en/product/PB00579946.html, locale=en" /&gt;</text:p>
            <text:p>&lt;meta property="store:url_fr-be" content="url=https://www.ldlc.com/fr-be/fiche/PB00579946.html, locale=fr-be" /&gt;</text:p>
            <text:p>&lt;meta property="store:url_fr-lu" content="url=https://www.ldlc.com/fr-lu/fiche/PB00579946.html, locale=fr-lu" /&gt;</text:p>
            <text:p>&lt;meta property="store:url_fr-ch" content="url=https://www.ldlc.com/fr-ch/fiche/PB00579946.html, locale=fr-ch" /&gt;</text:p>
            <text:p/>
            <text:p>        &lt;link rel="canonical" href="https://www.ldlc.com/fiche/PB00579946.html"/&gt;</text:p>
            <text:p/>
            <text:p>        &lt;link rel="alternate" href="https://www.ldlc.com/fiche/PB00579946.html" hreflang="fr-fr"/&gt;</text:p>
            <text:p>&lt;link rel="alternate" href="https://www.ldlc.com/en/product/PB00579946.html" hreflang="en"/&gt;</text:p>
            <text:p>&lt;link rel="alternate" href="https://www.ldlc.com/fr-be/fiche/PB00579946.html" hreflang="fr-be"/&gt;</text:p>
            <text:p>&lt;link rel="alternate" href="https://www.ldlc.com/fr-lu/fiche/PB00579946.html" hreflang="fr-lu"/&gt;</text:p>
            <text:p>&lt;link rel="alternate" href="https://www.ldlc.com/fr-ch/fiche/PB00579946.html" hreflang="fr-ch"/&gt;</text:p>
            <text:p/>
            <text:p>    </text:p>
            <text:p>    </text:p>
            <text:p>    &lt;meta http-equiv="content-language" content="fr-FR" /&gt;</text:p>
            <text:p/>
            <text:p>            &lt;link rel="preload" href="/bundles/fosjsrouting/js/router.min.js?5.19.24" as="script"&gt;</text:p>
            <text:p>        &lt;link rel="preload" href="/js/routing?callback=fos.Router.setData&amp;amp;5.19.24" as="script"&gt;</text:p>
            <text:p>        &lt;link rel="preload" href="/js/base.min.js?5.19.24" as="script"&gt;</text:p>
            <text:p>                &lt;link rel="dns-prefetch" href="https://media.ldlc.com" /&gt;</text:p>
            <text:p>                &lt;link rel="stylesheet" href="/build/7308.c94e02f3.css"&gt;</text:p>
            <text:p>        &lt;link rel="apple-touch-icon" sizes="180x180" href="/build/img/common/favicon/apple-touch-icon.png"&gt;</text:p>
            <text:p>    &lt;link rel="icon" type="image/png" href="/build/img/common/favicon/favicon-32x32.png" sizes="32x32"&gt;</text:p>
            <text:p>    &lt;link rel="icon" type="image/png" href="/build/img/common/favicon/favicon-16x16.png" sizes="16x16"&gt;</text:p>
            <text:p>    &lt;link rel="manifest" href="/build/img/common/favicon/manifest.json"&gt;</text:p>
            <text:p>    &lt;link rel="mask-icon" href="/build/img/common/favicon/safari-pinned-tab.svg" color="#243774"&gt;</text:p>
            <text:p>    &lt;script type="text/javascript" src="/js/libs/jquery-3.6.1.min.js?5.19.24"&gt;&lt;/script&gt;</text:p>
            <text:p>    &lt;script src="/V4px/js/ldlcmachine.js" async&gt;&lt;/script&gt;</text:p>
            <text:p>            </text:p>
            <text:p>                &lt;script type="application/ld+json"&gt;</text:p>
            <text:p>{</text:p>
            <text:p>    "@context": "https://schema.org/",</text:p>
            <text:p>    "@type": "Product",</text:p>
            <text:p>    "name": "Apple MacBook Pro M3 Pro 14&amp;quot; Noir sidéral 18Go/512 Go (MRX33FN/A)",</text:p>
            <text:p>    "gtin13": "0195949076572",</text:p>
            <text:p>    "image": ["https://media.ldlc.com/r1600/ld/products/00/06/07/94/LD0006079429.jpg", "https://media.ldlc.com/r1600/ld/products/00/06/07/94/LD0006079430.jpg", "https://media.ldlc.com/r1600/ld/products/00/06/07/94/LD0006079431.jpg", "https://media.ldlc.com/r1600/ld/products/00/06/07/94/LD0006079432.jpg", "https://media.ldlc.com/r1600/ld/products/00/06/07/94/LD0006079433.jpg"],</text:p>
            <text:p>    "description": "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text:p>
            <text:p>    "mpn": "MRX33FN/A",</text:p>
            <text:p>    "sku": "AR202310310159",</text:p>
            <text:p>    "brand": {</text:p>
            <text:p>        "@type": "Brand",</text:p>
            <text:p>        "name": "Apple"</text:p>
            <text:p>    },</text:p>
            <text:p>    "aggregateRating": {</text:p>
            <text:p>        "@type": "AggregateRating",</text:p>
            <text:p>        "ratingValue": "10",</text:p>
            <text:p>        "reviewCount": "1",</text:p>
            <text:p>        "bestRating": "10",</text:p>
            <text:p>        "worstRating": "0"</text:p>
            <text:p>    },</text:p>
            <text:p>    "offers": {</text:p>
            <text:p>        "@type": "Offer",</text:p>
            <text:p>        "priceCurrency": "EUR",</text:p>
            <text:p>        "availability": "https://schema.org/InStock",</text:p>
            <text:p>        "itemCondition": "https://schema.org/NewCondition",</text:p>
            <text:p>        "price": "2499",</text:p>
            <text:p>        "url": "https://www.ldlc.com/fiche/PB00579946.html"</text:p>
            <text:p>    }</text:p>
            <text:p>}</text:p>
            <text:p>&lt;/script&gt;</text:p>
            <text:p/>
            <text:p>        &lt;script type="application/ld+json"&gt; {</text:p>
            <text:p>    "@context": "https://schema.org/",</text:p>
            <text:p>    "@type": "BreadcrumbList",</text:p>
            <text:p>    "itemListElement": [</text:p>
            <text:p>                    {</text:p>
            <text:p>                "@type": "ListItem",</text:p>
            <text:p>                "position": 1,</text:p>
            <text:p>                "item": {</text:p>
            <text:p>                    "@id":"https://www.ldlc.com/informatique/cint3063/",</text:p>
            <text:p>                    "name": "Informatique"</text:p>
            <text:p>                }</text:p>
            <text:p>            },                    {</text:p>
            <text:p>                "@type": "ListItem",</text:p>
            <text:p>                "position": 2,</text:p>
            <text:p>                "item": {</text:p>
            <text:p>                    "@id":"https://www.ldlc.com/informatique/ordinateur-portable/cint4195/",</text:p>
            <text:p>                    "name": "Ordinateur portable"</text:p>
            <text:p>                }</text:p>
            <text:p>            },                    {</text:p>
            <text:p>                "@type": "ListItem",</text:p>
            <text:p>                "position": 3,</text:p>
            <text:p>                "item": {</text:p>
            <text:p>                    "@id":"https://www.ldlc.com/informatique/ordinateur-portable/portable-mac/c4266/",</text:p>
            <text:p>                    "name": "MacBook"</text:p>
            <text:p>                }</text:p>
            <text:p>            },                    {</text:p>
            <text:p>                "@type": "ListItem",</text:p>
            <text:p>                "position": 4,</text:p>
            <text:p>                "item": {</text:p>
            <text:p>                    "@id":"/fiche/PB00579946.html",</text:p>
            <text:p>                    "name": "Apple MacBook Pro M3 Pro 14&amp;quot; Noir sidéral 18Go/512 Go (MRX33FN/A)"</text:p>
            <text:p>                }</text:p>
            <text:p>            }            ]</text:p>
            <text:p>}</text:p>
            <text:p>&lt;/script&gt;</text:p>
            <text:p/>
            <text:p>            &lt;!-- Google Tag Manager --&gt;</text:p>
            <text:p>        &lt;script&gt;</text:p>
            <text:p>            (function(w,d,s,l,i){w[l]=w[l]||[];w[l].push({'gtm.start':</text:p>
            <text:p>                    new Date().getTime(),event:'gtm.js'});var f=d.getElementsByTagName(s)[0],</text:p>
            <text:p>                j=d.createElement(s),dl=l!='dataLayer'?'&amp;l='+l:'';j.async=true;j.src=</text:p>
            <text:p>                'https://www.googletagmanager.com/gtm.js?id='+i+dl;f.parentNode.insertBefore(j,f);</text:p>
            <text:p>            })(window,document,'script','dataLayer','GTM-MFCHFFT');</text:p>
            <text:p>        &lt;/script&gt;</text:p>
            <text:p>        &lt;!-- End Google Tag Manager --&gt;</text:p>
            <text:p>        &lt;!-- Matomo --&gt;</text:p>
            <text:p>    &lt;script&gt;</text:p>
            <text:p>        var _paq = window._paq = window._paq || [];</text:p>
            <text:p>        _paq.push(['setCookieDomain', '*.ldlc.com']);</text:p>
            <text:p>        _paq.push(['setDomains', '*.ldlc.com']);</text:p>
            <text:p>        _paq.push(['enableLinkTracking']);</text:p>
            <text:p>        _paq.push(['trackVisibleContentImpressions']);</text:p>
            <text:p>        _paq.push(['setConversionAttributionFirstReferrer', true]);</text:p>
            <text:p>        _paq.push(['trackPageView']);</text:p>
            <text:p>        (function() {</text:p>
            <text:p>            var u="https://tracking.groupe-ldlc.com/";</text:p>
            <text:p>            _paq.push(['setTrackerUrl', u+'matomo.php']);</text:p>
            <text:p>            _paq.push(['setSiteId', '1']);</text:p>
            <text:p>            var d=document, g=d.createElement('script'), s=d.getElementsByTagName('script')[0];</text:p>
            <text:p>            g.async=true; g.src=u+'matomo.js'; s.parentNode.insertBefore(g,s);</text:p>
            <text:p>        })();</text:p>
            <text:p>    &lt;/script&gt;</text:p>
            <text:p>    &lt;!-- End Matomo Code --&gt;</text:p>
            <text:p>        </text:p>
            <text:p>    </text:p>
            <text:p>&lt;/head&gt;</text:p>
            <text:p>&lt;body  data-language="fr" data-country="fr"</text:p>
            <text:p>                                         data-country-code="270001"</text:p>
            <text:p>                                         data-country-label="France"</text:p>
            <text:p>                                         data-error="Une erreur est survenue"</text:p>
            <text:p>        &gt;</text:p>
            <text:p>    &lt;script&gt;</text:p>
            <text:p>    let body = document.querySelector('body');</text:p>
            <text:p>    body.setAttribute('data-favorite-shop-id', '-1');</text:p>
            <text:p>    body.setAttribute('data-favorite-shop-title', '');</text:p>
            <text:p>    body.setAttribute('data-favorite-shop-city', '');</text:p>
            <text:p>    body.setAttribute('data-favorite-shop-in-configurator', '');</text:p>
            <text:p>&lt;/script&gt;</text:p>
            <text:p/>
            <text:p>&lt;!-- Google Tag Manager (noscript) --&gt;</text:p>
            <text:p>&lt;noscript&gt;</text:p>
            <text:p>        &lt;iframe src="https://www.googletagmanager.com/ns.html?id=GTM-MFCHFFT" height="0" width="0" style="display:none;visibility:hidden"&gt;&lt;/iframe&gt;</text:p>
            <text:p>&lt;/noscript&gt;</text:p>
            <text:p>&lt;!-- End Google Tag Manager (noscript) --&gt;</text:p>
            <text:p/>
            <text:p>&lt;div id="cookieConsent"&gt;&lt;/div&gt;</text:p>
            <text:p>            </text:p>
            <text:p>        &lt;header&gt;</text:p>
            <text:p>    &lt;div class="alert-country-banner" id="localisation-banner"&gt;&lt;/div&gt;</text:p>
            <text:p>    &lt;div class="top"&gt;</text:p>
            <text:p>        &lt;div class="container"&gt;</text:p>
            <text:p>            &lt;div class="wrap-header"&gt;</text:p>
            <text:p>                &lt;div class="hidden-l burger-menu"&gt;</text:p>
            <text:p>                    &lt;a href="#" class="toggle-menu dl-trigger"&gt;</text:p>
            <text:p>                        &lt;span class="icon-burger"&gt;&lt;/span&gt;</text:p>
            <text:p>                        &lt;span class="txt"&gt;MENU&lt;/span&gt;</text:p>
            <text:p>                    &lt;/a&gt;</text:p>
            <text:p>                &lt;/div&gt;</text:p>
            <text:p>                &lt;div class="logo"&gt;</text:p>
            <text:p>                                        &lt;a href="https://www.ldlc.com/"&gt;</text:p>
            <text:p>                        &lt;img src="https://media.ldlc.com/nbo/ldlc/logo/e53b63e8-7c44-44c0-b59e-2018dc654c95logo-g3ans.gif" alt="Logo LDLC" /&gt;</text:p>
            <text:p>                    &lt;/a&gt;</text:p>
            <text:p>                &lt;/div&gt;</text:p>
            <text:p/>
            <text:p>                &lt;form name="search" method="post" action="https://www.ldlc.com/recherche/" id="formSearch" novalidate="novalidate"&gt;</text:p>
            <text:p>&lt;div class="search-block"&gt;</text:p>
            <text:p>        &lt;div class="universes"&gt;</text:p>
            <text:p>        &lt;div class="form-group select-group"&gt;</text:p>
            <text:p>            &lt;select id="search_universe" name="search[universe]" class="select2"&gt;&lt;option value="all" selected="selected"&gt;Tous les univers&lt;/option&gt;&lt;option value="3063"&gt;Informatique&lt;/option&gt;&lt;option value="3064"&gt;Image &amp;amp; Son&lt;/option&gt;&lt;option value="3065"&gt;Téléphonie &amp;amp; Auto&lt;/option&gt;&lt;option value="3067"&gt;Jeux &amp;amp; loisirs&lt;/option&gt;&lt;option value="7641"&gt;Objets connectés&lt;/option&gt;&lt;option value="3068"&gt;Consommables&lt;/option&gt;&lt;option value="3888"&gt;Connectique&lt;/option&gt;&lt;/select&gt;</text:p>
            <text:p>        &lt;/div&gt;</text:p>
            <text:p>    &lt;/div&gt;</text:p>
            <text:p>        &lt;div class="wrap-search"&gt;</text:p>
            <text:p>        &lt;div class="search"&gt;</text:p>
            <text:p>            &lt;input type="text" id="search_search_text" name="search[search_text]" required="required" placeholder="Chercher un produit, une marque, une catégorie..." data-placeholder="Chercher un produit, une marque, une catégorie..." data-mobile-placeholder="Rechercher" autocomplete="off" /&gt;</text:p>
            <text:p>            &lt;button type="submit" class="submit"&gt;</text:p>
            <text:p>                &lt;span class="icon icon-zoom"&gt;&lt;/span&gt;</text:p>
            <text:p>            &lt;/button&gt;</text:p>
            <text:p>        &lt;/div&gt;</text:p>
            <text:p>        &lt;div class="search-engine"&gt;&lt;/div&gt;</text:p>
            <text:p>        &lt;a href="#" class="close-se"&gt; Fermer &lt;span class="icon icon-close"&gt;&lt;/span&gt;&lt;/a&gt;</text:p>
            <text:p>    &lt;/div&gt;</text:p>
            <text:p>&lt;/div&gt;</text:p>
            <text:p>&lt;/form&gt;</text:p>
            <text:p/>
            <text:p/>
            <text:p>                &lt;div id="user_cart"&gt;&lt;/div&gt;</text:p>
            <text:p/>
            <text:p>                &lt;div id="shop-menu-item" class="select-shop" data-shop="Boutique" data-shops="Boutiques"&gt;</text:p>
            <text:p>        &lt;a href="https://www.ldlc.com/magasins-ldlc/" class="shop-icon hide"&gt;</text:p>
            <text:p>        &lt;span class="icon icon-geo"&gt;&lt;/span&gt;</text:p>
            <text:p>        &lt;span class="txt" data-shop="Boutique" data-shops="Boutiques"&gt;Boutiques&lt;/span&gt;</text:p>
            <text:p>        &lt;span class="icon icon-success"&gt;&lt;/span&gt;</text:p>
            <text:p>    &lt;/a&gt;</text:p>
            <text:p>&lt;/div&gt;</text:p>
            <text:p>&lt;div id="account-menu-item" class="account"&gt;</text:p>
            <text:p>    &lt;a id="compte" class="hide" href="https://secure2.ldlc.com/fr-fr/Account" rel="nofollow"&gt;</text:p>
            <text:p>        &lt;span class="icon icon-user"&gt;&lt;/span&gt;</text:p>
            <text:p>        &lt;span class="txt"&gt;Compte&lt;/span&gt;</text:p>
            <text:p>        &lt;span id="logged-user-icon" class="icon icon-link"&gt;&lt;/span&gt;</text:p>
            <text:p>    &lt;/a&gt;</text:p>
            <text:p>&lt;/div&gt;</text:p>
            <text:p>&lt;div class="basket"&gt;</text:p>
            <text:p>    &lt;a id="panier" class="hide" href="https://secure2.ldlc.com/fr-fr/Cart" rel="nofollow"&gt;</text:p>
            <text:p>        &lt;span class="icon icon-basket"&gt;&lt;/span&gt;</text:p>
            <text:p>        &lt;span class="txt"&gt;Panier&lt;/span&gt;</text:p>
            <text:p>    &lt;/a&gt;</text:p>
            <text:p>&lt;/div&gt;</text:p>
            <text:p>            &lt;/div&gt;</text:p>
            <text:p>        &lt;/div&gt;</text:p>
            <text:p>    &lt;/div&gt;</text:p>
            <text:p>            &lt;nav&gt;</text:p>
            <text:p>    &lt;div class="container" data-loading-ajax="1" data-loading-ajax-mode-all="1"&gt;</text:p>
            <text:p>        &lt;div class="cat-menu"&gt;</text:p>
            <text:p>            &lt;ul&gt;&lt;li class="cat submenu-picto" data-id-trigger="trigger-c1"&gt;&lt;div class="cat-arrow"&gt;&lt;span style="font-size:13px;"&gt;Tous nos produits&lt;/span&gt; &lt;span class="icon icon-arrow-bottom-extrabold"&gt;&lt;/span&gt;&lt;/div&gt;&lt;div class="main-menu dl-menuwrapper" data-back="Retour" id="dl-menu"&gt;&lt;ul class="dl-menu"&gt;&lt;li class="active" data-submenu-id="c-1"&gt;&lt;a href="https://www.ldlc.com/informatique/cint3063/"&gt;&lt;img alt="" data-entity-type="file" data-entity-uuid="bc1e8b82-e395-4711-8cae-e869d29eb170" height="100" src="https://media.ldlc.com/nbo/ldlc/menu/editor/2b468fe63e216f132cbec236f3f65dc993d4eff1.png" width="100" /&gt;Informatique&lt;span class="icon icon-arrow-right-extrabold"&gt;&amp;nbsp;&lt;/span&gt;&lt;/a&gt;&lt;div class="sub submenu-container sub-5" data-id-ajax="ajax-c1" id="c-1"&gt;&amp;nbsp;&lt;/div&gt;&lt;/li&gt;&lt;li data-id-trigger="trigger-c2" data-submenu-id="c-2"&gt;&lt;a href="https://www.ldlc.com/image-son/cint3064/"&gt;&lt;img alt="" data-entity-type="file" data-entity-uuid="094d17fe-7043-443e-b3fb-4183641cd8f8" height="100" src="https://media.ldlc.com/nbo/ldlc/menu/editor/44c67de987bc0ca4f9d2e291d7902b42383b5c7e.png" width="100" /&gt;Image &amp;amp; son &lt;span class="icon icon-arrow-right-extrabold"&gt;&amp;nbsp;&lt;/span&gt;&lt;/a&gt;&lt;div class="sub submenu-container sub-5" data-id-ajax="ajax-c2" id="c-2"&gt;&amp;nbsp;&lt;/div&gt;&lt;/li&gt;&lt;li data-id-trigger="trigger-c3" data-submenu-id="c-3"&gt;&lt;a href="https://www.ldlc.com/telephonie/cint3065/"&gt;&lt;img alt="" data-entity-type="file" data-entity-uuid="aa01e5cd-9cf4-4eb8-a1f9-42e356164fd7" height="100" src="https://media.ldlc.com/nbo/ldlc/menu/editor/56cd2ed57bdfac0428f38d28bbfc2401471c61c7.png" width="100" /&gt;Téléphonie &amp;amp; auto &lt;span class="icon icon-arrow-right-extrabold"&gt;&amp;nbsp;&lt;/span&gt;&lt;/a&gt;&lt;div class="sub submenu-container sub-3" data-id-ajax="ajax-c3" id="c-3"&gt;&amp;nbsp;&lt;/div&gt;&lt;/li&gt;&lt;li data-id-trigger="trigger-c8" data-submenu-id="c-8"&gt;&lt;a href="https://www.ldlc.com/n6222/"&gt;&lt;img alt="" class="picto" data-entity-type="" data-entity-uuid="" src="https://media.ldlc.com/nbo/ldlc/menu/editor/ab29cb074bc4b2569b7641b8f2f0f339425eea3f.png" /&gt;Seconde vie&amp;nbsp;&lt;span class="icon icon-arrow-right-extrabold"&gt;&amp;nbsp;&lt;/span&gt;&lt;/a&gt;&lt;div class="sub submenu-container sub-2" data-id-ajax="ajax-c8" id="c-8"&gt;&amp;nbsp;&lt;/div&gt;&lt;/li&gt;&lt;li data-id-trigger="trigger-c4" data-submenu-id="c-4"&gt;&lt;a href="https://www.ldlc.com/jeux-loisirs/cint3067/"&gt;&lt;img alt="" data-entity-type="file" data-entity-uuid="e2a14c44-b1de-4176-8b51-9c3c451ec858" height="100" src="https://media.ldlc.com/nbo/ldlc/menu/editor/b65cad83c0cd63bf21e69b8d7f8104de98092e21.png" width="100" /&gt;Jeux &amp;amp; loisirs&amp;nbsp;&lt;span class="icon icon-arrow-right-extrabold"&gt;&amp;nbsp;&lt;/span&gt;&lt;/a&gt;&lt;div class="sub submenu-container sub-4" data-id-ajax="ajax-c4" id="c-4"&gt;&amp;nbsp;&lt;/div&gt;&lt;/li&gt;&lt;li data-id-trigger="trigger-c5" data-submenu-id="c-5"&gt;&lt;a href="https://www.ldlc.com/objets-connectes/cint7641/"&gt;&lt;img alt="" data-entity-type="file" data-entity-uuid="076a82b6-59fc-4688-8c87-ed09320aadd1" height="100" src="https://media.ldlc.com/nbo/ldlc/menu/editor/04bfbc4b5241d0d26f849a38de4abd1475068c3d.png" width="100" /&gt;Objets connectés &lt;span class="icon icon-arrow-right-extrabold"&gt;&amp;nbsp;&lt;/span&gt;&lt;/a&gt;&lt;div class="sub submenu-container sub-4" data-id-ajax="ajax-c5" id="c-5"&gt;&amp;nbsp;&lt;/div&gt;&lt;/li&gt;&lt;li data-id-trigger="trigger-c7" data-submenu-id="c-7"&gt;&lt;a href="https://www.ldlc.com/consommables/cint3068/"&gt;&lt;img alt="" data-entity-type="file" data-entity-uuid="e810fbb4-e186-48ec-9b06-8dc51a177c6c" height="100" src="https://media.ldlc.com/nbo/ldlc/menu/editor/e53e2df26ff5e75c66099e4a63ec6ab49c3ca1c6.png" width="100" /&gt;Consommables&lt;span class="icon icon-arrow-right-extrabold"&gt;&amp;nbsp;&lt;/span&gt;&lt;/a&gt;&lt;div class="sub submenu-container sub-4" data-id-ajax="ajax-c7" id="c-7"&gt;&amp;nbsp;&lt;/div&gt;&lt;/li&gt;&lt;li data-id-trigger="trigger-c6" data-submenu-id="c-6"&gt;&lt;a href="https://www.ldlc.com/connectiques/cint3888/"&gt;&lt;img alt="" data-entity-type="file" data-entity-uuid="caee6fb1-afd9-4473-b42d-c34e98766e50" height="100" src="https://media.ldlc.com/nbo/ldlc/menu/editor/953e6667dcb2f1a909c1f5993ffb08c91cec554f.png" width="100" /&gt;Connectique&lt;span class="icon icon-arrow-right-extrabold"&gt;&amp;nbsp;&lt;/span&gt;&lt;/a&gt;&lt;div class="sub submenu-container sub-4" data-id-ajax="ajax-c6" id="c-6"&gt;&amp;nbsp;&lt;/div&gt;&lt;/li&gt;&lt;li class="MobileOnly" data-submenu-id="c-8"&gt;&lt;a href="https://www.ldlc.com/n5351/tech-it-easy/"&gt;Nos guides d'achat&lt;/a&gt;&lt;/li&gt;&lt;/ul&gt;&lt;/div&gt;&lt;/li&gt;&lt;li&gt;&lt;a href="https://www.ldlc.com/configurateur/"&gt;&lt;span class="icon icon-cat icon-tools"&gt;&amp;nbsp;&lt;/span&gt; &lt;span&gt;Configurateur PC&lt;/span&gt; &lt;/a&gt;&lt;/li&gt;&lt;!--&lt;li&gt;&lt;a href="https://www.ldlc.com/n2193/coin-des-affaires/"&gt;&lt;span class="icon icon-cat icon-eur" style="color: #FFC800;"&gt;&amp;nbsp;&lt;/span&gt;&lt;span style="color: #FFC800;"&gt;Soldes&lt;/span&gt; &lt;/a&gt;&lt;/li&gt;--&gt;&lt;li&gt;&lt;a href="https://www.ldlc.com/n6222/"&gt;&lt;span class="icon icon-cat icon-loop"&gt;&amp;nbsp;&lt;/span&gt; &lt;span&gt;Seconde vie&lt;/span&gt; &lt;/a&gt;&lt;/li&gt;&lt;li class="nav_promo cat" data-id-trigger="trigger-promo"&gt;&lt;div class="cat-arrow"&gt;&lt;span class="icon icon-cat icon-percent"&gt;&amp;nbsp;&lt;/span&gt; &lt;span&gt;Promotions&lt;/span&gt; &lt;span class="icon icon-arrow-bottom-extrabold"&gt;&amp;nbsp;&lt;/span&gt;&lt;/div&gt;&lt;div class="sub-cat center-sub dsp-table" data-id-ajax="ajax-promo"&gt;&amp;nbsp;&lt;/div&gt;&lt;/li&gt;&lt;li&gt;&lt;a href="https://www.ldlc.com/nouveautes/"&gt;&lt;span class="icon icon-cat icon-new"&gt;&amp;nbsp;&lt;/span&gt; &lt;span&gt;Nouveautés&lt;/span&gt; &lt;/a&gt;&lt;/li&gt;&lt;li&gt;&lt;a href="https://www.ldlc.com/n5816/"&gt;&lt;span class="icon icon-cat icon-like"&gt;&amp;nbsp;&lt;/span&gt; &lt;span&gt;Services&lt;/span&gt; &lt;/a&gt;&lt;/li&gt;&lt;li&gt;&lt;a href="https://www.ldlc.com/aide/"&gt;&lt;span class="icon icon-cat icon-question"&gt;&amp;nbsp;&lt;/span&gt; &lt;span&gt;Besoin d'aide&lt;/span&gt; &lt;/a&gt;&lt;/li&gt;&lt;!--&lt;li&gt;&lt;a href="https://www.ldlc.com/aide/219-informations-covid-19/"&gt;&lt;span class="icon icon-cat icon-error" style="color: #FFC800;"&gt;&amp;nbsp;&lt;/span&gt; &lt;span style="color: #FFC800;"&gt;Infos COVID-19&lt;/span&gt; &lt;/a&gt;&lt;/li&gt;--&gt;&lt;/ul&gt;</text:p>
            <text:p>        &lt;/div&gt;</text:p>
            <text:p>        &lt;a href="#" class="back-top"&gt;</text:p>
            <text:p>            &lt;span class="icon icon-arrow-top"&gt;&lt;/span&gt;</text:p>
            <text:p>        &lt;/a&gt;</text:p>
            <text:p>    &lt;/div&gt;</text:p>
            <text:p>&lt;/nav&gt;</text:p>
            <text:p/>
            <text:p>&lt;script&gt;</text:p>
            <text:p>            if (document.querySelector('.wrap-stock .stock-shop')) {</text:p>
            <text:p>            document.querySelector('.wrap-stock .stocks').append('&lt;div class="stock-shop"&gt;&lt;strong&gt;Boutique&lt;/strong&gt;&lt;div&gt;&lt;/div&gt;&lt;/div&gt;');</text:p>
            <text:p>        }</text:p>
            <text:p>        if ( document.querySelector('.wrap-stock .stocks')) {</text:p>
            <text:p>            document.querySelector('.wrap-stock .stocks').classList.add('info-stock-shop');</text:p>
            <text:p>        }</text:p>
            <text:p>            &lt;/script&gt;</text:p>
            <text:p/>
            <text:p>    &lt;/header&gt;</text:p>
            <text:p/>
            <text:p>&lt;div class="ajaxWait" style="display:none;"&gt;&lt;/div&gt;</text:p>
            <text:p>                    &lt;div class="main product-detail"</text:p>
            <text:p>         data-product-id="AR202310310159"</text:p>
            <text:p>         data-product-url-id="PB00579946"</text:p>
            <text:p>         data-offer-is-master="1"</text:p>
            <text:p>         data-offer-is-marketplace="0"</text:p>
            <text:p>         data-offer-id="AR202310310159"</text:p>
            <text:p>         data-product-is-clearance="0"</text:p>
            <text:p>         data-product-is-secondhand="0"</text:p>
            <text:p>         data-product-typology=""</text:p>
            <text:p>         data-category-id="4266"</text:p>
            <text:p>         data-category-route="listing_page_filtered_"</text:p>
            <text:p>         data-category-slug="informatique/ordinateur-portable/portable-mac"</text:p>
            <text:p>         data-constructor-id="MRX33FN/A"</text:p>
            <text:p>         data-variant-group-code="5470"</text:p>
            <text:p>    &gt;</text:p>
            <text:p>                        &lt;div class="breadcrumb"&gt;</text:p>
            <text:p>        &lt;a href="/" class="back"&gt;Retour&lt;/a&gt;</text:p>
            <text:p>        &lt;ul&gt;</text:p>
            <text:p>            &lt;li class="home"&gt;</text:p>
            <text:p>                &lt;a href="https://www.ldlc.com/"&gt;</text:p>
            <text:p>                    &lt;span class="icon icon-home-bold"&gt;&lt;/span&gt;</text:p>
            <text:p>                &lt;/a&gt;</text:p>
            <text:p>            &lt;/li&gt;</text:p>
            <text:p>                                                                        &lt;li&gt;</text:p>
            <text:p>                                            &lt;a href="https://www.ldlc.com/informatique/cint3063/"&gt;</text:p>
            <text:p>                            Informatique</text:p>
            <text:p>                        &lt;/a&gt;</text:p>
            <text:p>                                                &lt;span class="icon icon-arrow-right-extrabold"&gt;&lt;/span&gt;</text:p>
            <text:p>                                                                            &lt;ul class="bc-nav"&gt;</text:p>
            <text:p>                                &lt;li&gt;</text:p>
            <text:p>                                                                                                                    &lt;a href="https://www.ldlc.com/informatique/pieces-informatique/cint4197/"&gt;Pièces informatique&lt;/a&gt;</text:p>
            <text:p>                                                                                                                                                            &lt;a href="https://www.ldlc.com/informatique/peripherique-pc/cint4196/"&gt;Périphériques&lt;/a&gt;</text:p>
            <text:p>                                                                                                                                                            &lt;a href="https://www.ldlc.com/informatique/ordinateur-portable/cint4195/"&gt;Ordinateur portable&lt;/a&gt;</text:p>
            <text:p>                                                                                                                                                            &lt;a href="https://www.ldlc.com/informatique/ordinateur-de-bureau/cint4194/"&gt;Ordinateur de bureau&lt;/a&gt;</text:p>
            <text:p>                                                                                                                                                            &lt;a href="https://www.ldlc.com/informatique/tablette/cint7630/"&gt;Tablette&lt;/a&gt;</text:p>
            <text:p>                                                                                                                                                            &lt;a href="https://www.ldlc.com/informatique/reseau/cint4198/"&gt;Réseau&lt;/a&gt;</text:p>
            <text:p>                                                                                                                                                            &lt;a href="https://www.ldlc.com/informatique/raspberry-pi/cint7706/"&gt;Raspberry Pi&lt;/a&gt;</text:p>
            <text:p>                                                                                                                                                            &lt;a href="https://www.ldlc.com/informatique/realite-virtuelle/cint7935/"&gt;Réalité virtuelle&lt;/a&gt;</text:p>
            <text:p>                                                                                                                                                            &lt;a href="https://www.ldlc.com/informatique/logiciel/cint4193/"&gt;Logiciels&lt;/a&gt;</text:p>
            <text:p>                                                                                                                                                            &lt;a href="https://www.ldlc.com/informatique/pc-caisse/cint5129/"&gt;Matériel pour Point de Vente (POS)&lt;/a&gt;</text:p>
            <text:p>                                                                                                            &lt;/li&gt;</text:p>
            <text:p>                            &lt;/ul&gt;</text:p>
            <text:p>                                                            &lt;/li&gt;</text:p>
            <text:p>                                                                            &lt;li&gt;</text:p>
            <text:p>                                            &lt;a href="https://www.ldlc.com/informatique/ordinateur-portable/cint4195/"&gt;</text:p>
            <text:p>                            Ordinateur portable</text:p>
            <text:p>                        &lt;/a&gt;</text:p>
            <text:p>                                                &lt;span class="icon icon-arrow-right-extrabold"&gt;&lt;/span&gt;</text:p>
            <text:p>                                                                            &lt;ul class="bc-nav"&gt;</text:p>
            <text:p>                                &lt;li&gt;</text:p>
            <text:p>                                                                                                                    &lt;a href="https://www.ldlc.com/informatique/ordinateur-portable/pc-portable/c4265/"&gt;PC portable&lt;/a&gt;</text:p>
            <text:p>                                                                                                                                                            &lt;a href="https://www.ldlc.com/informatique/ordinateur-portable/portable-mac/c4266/"&gt;MacBook&lt;/a&gt;</text:p>
            <text:p>                                                                                                                                                            &lt;a href="https://www.ldlc.com/informatique/ordinateur-portable/sac-sacoche-housse/c4267/"&gt;Sac, sacoche, housse&lt;/a&gt;</text:p>
            <text:p>                                                                                                                                                            &lt;a href="https://www.ldlc.com/informatique/ordinateur-portable/pc-portable-reconditionne/c7855/"&gt;PC portable reconditionné&lt;/a&gt;</text:p>
            <text:p>                                                                                                                                                            &lt;a href="https://www.ldlc.com/informatique/ordinateur-portable/macbook-reconditionne/c7856/"&gt;MacBook reconditionné&lt;/a&gt;</text:p>
            <text:p>                                                                                                                                                            &lt;a href="https://www.ldlc.com/informatique/ordinateur-portable/support-pc-portable/c4270/"&gt;Ventilateur PC portable&lt;/a&gt;</text:p>
            <text:p>                                                                                                                                                            &lt;a href="https://www.ldlc.com/informatique/ordinateur-portable/station-d-accueil/c4269/"&gt;Station d&amp;#039;accueil PC portable&lt;/a&gt;</text:p>
            <text:p>                                                                                                                                                            &lt;a href="https://www.ldlc.com/informatique/ordinateur-portable/accessoires-pc-portable/c4257/"&gt;Accessoires PC portable&lt;/a&gt;</text:p>
            <text:p>                                                                                                                                                            &lt;a href="https://www.ldlc.com/informatique/ordinateur-portable/accessoire-apple/c4256/"&gt;Accessoires Apple&lt;/a&gt;</text:p>
            <text:p>                                                                                                                                                            &lt;a href="https://www.ldlc.com/informatique/ordinateur-portable/disque-dur-2-1-2/c4260/"&gt;Disque dur 2&amp;quot;1/2&lt;/a&gt;</text:p>
            <text:p>                                                                                                                                                            &lt;a href="https://www.ldlc.com/informatique/ordinateur-portable/memoire-pc-portable/c4262/"&gt;Mémoire PC portable&lt;/a&gt;</text:p>
            <text:p>                                                                                                                                                            &lt;a href="https://www.ldlc.com/informatique/ordinateur-portable/garanties/c4261/"&gt;Garanties PC portable&lt;/a&gt;</text:p>
            <text:p>                                                                                                                                                            &lt;a href="https://www.ldlc.com/informatique/ordinateur-portable/adaptateur-secteur/c4258/"&gt;Chargeur PC portable&lt;/a&gt;</text:p>
            <text:p>                                                                                                                                                            &lt;a href="https://www.ldlc.com/informatique/ordinateur-portable/batterie-pc-portable/c4259/"&gt;Batterie PC portable&lt;/a&gt;</text:p>
            <text:p>                                                                                                            &lt;/li&gt;</text:p>
            <text:p>                            &lt;/ul&gt;</text:p>
            <text:p>                                                            &lt;/li&gt;</text:p>
            <text:p>                                                                            &lt;li class="alone"&gt;</text:p>
            <text:p>                                            &lt;a href="https://www.ldlc.com/informatique/ordinateur-portable/portable-mac/c4266/"&gt;</text:p>
            <text:p>                            MacBook</text:p>
            <text:p>                        &lt;/a&gt;</text:p>
            <text:p>                                                &lt;span class="icon icon-arrow-right-extrabold"&gt;&lt;/span&gt;</text:p>
            <text:p>                                                                                    &lt;/li&gt;</text:p>
            <text:p>                                                                            &lt;li class="alone"&gt;</text:p>
            <text:p>                                                                    &lt;strong class="lastBreadcrumb"&gt;Apple MacBook Pro M3 Pro 14" Noir sidéral 18Go/512 Go (MRX33FN/A)&lt;/strong&gt;</text:p>
            <text:p>                                                            &lt;/li&gt;</text:p>
            <text:p>                                    &lt;/ul&gt;</text:p>
            <text:p>    &lt;/div&gt;</text:p>
            <text:p/>
            <text:p/>
            <text:p>        </text:p>
            <text:p>                    &lt;div class="sbloc product-bloc" id="activeOffer"&gt;</text:p>
            <text:p>    &lt;div class="title"&gt;</text:p>
            <text:p>                    &lt;div class="share-btn"&gt;</text:p>
            <text:p>                                &lt;ul&gt;</text:p>
            <text:p>                    &lt;li class="share-mail"&gt;</text:p>
            <text:p>                        &lt;a href="#" id="share-product" data-product-id="AR202310310159" data-offer-id="AR202310310159" data-tracking-event="click" data-tracking-category="Partage" data-tracking-action="Mail" data-tracking-label="Page produit"&gt;</text:p>
            <text:p>                            &lt;span class="icon icon-mail"&gt;&lt;/span&gt;</text:p>
            <text:p>                        &lt;/a&gt;</text:p>
            <text:p>                    &lt;/li&gt;</text:p>
            <text:p>                    &lt;li class="share-fb"&gt;</text:p>
            <text:p>                        &lt;a href="https://www.facebook.com/sharer/sharer.php?u=https%3A%2F%2Fwww.ldlc.com%2Ffiche%2FPB00579946.html" target="_blank" title="Facebook" data-tracking-event="click" data-tracking-category="Partage" data-tracking-action="Facebook" data-tracking-label="Page produit"&gt;</text:p>
            <text:p>                            &lt;span class="icon icon-fb"&gt;&lt;/span&gt;</text:p>
            <text:p>                        &lt;/a&gt;</text:p>
            <text:p>                    &lt;/li&gt;</text:p>
            <text:p>                    &lt;li class="share-tw"&gt;</text:p>
            <text:p>                        &lt;a href="https://twitter.com/intent/tweet?url=https%3A%2F%2Fwww.ldlc.com%2Ffiche%2FPB00579946.html&amp;amp;text=Apple%20MacBook%20Pro%20M3%20Pro%2014%22%20Noir%20sid%C3%A9ral%2018Go%2F512%20Go%20%28MRX33FN%2FA%29" target="_blank" title="Twitter" data-tracking-event="click" data-tracking-category="Partage" data-tracking-action="Twitter" data-tracking-label="Page produit"&gt;</text:p>
            <text:p>                            &lt;span class="icon icon-twitter"&gt;&lt;/span&gt;</text:p>
            <text:p>                        &lt;/a&gt;</text:p>
            <text:p>                    &lt;/li&gt;</text:p>
            <text:p>                &lt;/ul&gt;</text:p>
            <text:p>            &lt;/div&gt;</text:p>
            <text:p>                &lt;h1 class="title-1"&gt;</text:p>
            <text:p>            Apple MacBook Pro M3 Pro 14&amp;quot; Noir sidéral 18Go/512 Go (MRX33FN/A)</text:p>
            <text:p>        &lt;/h1&gt;</text:p>
            <text:p>                    &lt;h2&gt;Puce Apple M3 Pro CPU 11 coeurs (GPU 14 coeurs) 18 Go SSD 512 Go 14&amp;quot; LED Liquid Retina XDR Wi-Fi 6E/Bluetooth Webcam Mac OS Sonoma&lt;/h2&gt;</text:p>
            <text:p>            &lt;/div&gt;</text:p>
            <text:p>    &lt;div class="product-info"&gt;</text:p>
            <text:p>        &lt;div class="pic"&gt;</text:p>
            <text:p>            </text:p>
            <text:p>    </text:p>
            <text:p/>
            <text:p>    </text:p>
            <text:p>&lt;div id="productphoto" data-ean="0195949076572" data-language="fr"&gt;</text:p>
            <text:p>    &lt;div class="product"&gt;</text:p>
            <text:p>        &lt;a href="" class="photodefault clearfix" id="ctl00_cphMainContent_hplZoom" tabindex="0"&gt;</text:p>
            <text:p>            &lt;img loading="lazy" id="ctl00_cphMainContent_ImgProduct" alt="Apple MacBook Pro M3 Pro 14&amp;quot; Noir sidéral 18Go/512 Go (MRX33FN/A)" src="https://media.ldlc.com/r374/ld/products/00/06/07/94/LD0006079429.jpg" title="Apple MacBook Pro M3 Pro 14&amp;quot; Noir sidéral 18Go/512 Go (MRX33FN/A)"&gt;</text:p>
            <text:p>        &lt;/a&gt;</text:p>
            <text:p>            &lt;/div&gt;</text:p>
            <text:p/>
            <text:p>    </text:p>
            <text:p>    &lt;div class="zoom"&gt;</text:p>
            <text:p>        &lt;ul class="clearfix"&gt;</text:p>
            <text:p>                                                                                &lt;li class="zoomboxover vignette selected" data-index="0" data-type="photo"</text:p>
            <text:p>                        id="liZoom_0" &gt;</text:p>
            <text:p>                        &lt;a href="https://media.ldlc.com/r1600/ld/products/00/06/07/94/LD0006079429.jpg" class="pVignette photo" rel="photopopup" tabindex="0"&gt;</text:p>
            <text:p>                            &lt;img alt="Apple MacBook Pro M3 Pro 14&amp;quot; Noir sidéral 18Go/512 Go (MRX33FN/A) Puce Apple M3 Pro CPU 11 coeurs (GPU 14 coeurs) 18 Go SSD 512 Go 14&amp;quot; LED Liquid Retina XDR Wi-Fi 6E/Bluetooth Webcam Mac OS Sonoma" loading="lazy" src="https://media.ldlc.com/r80/ld/products/00/06/07/94/LD0006079429.jpg" onerror="this.src='/build/img/public/no-photo.jpg'" title="Apple MacBook Pro M3 Pro 14&amp;quot; Noir sidéral 18Go/512 Go (MRX33FN/A) Puce Apple M3 Pro CPU 11 coeurs (GPU 14 coeurs) 18 Go SSD 512 Go 14&amp;quot; LED Liquid Retina XDR Wi-Fi 6E/Bluetooth Webcam Mac OS Sonoma"&gt;</text:p>
            <text:p>                        &lt;/a&gt;</text:p>
            <text:p>                    &lt;/li&gt;</text:p>
            <text:p>                                                                            &lt;li class="zoomboxover vignette " data-index="1" data-type="photo"</text:p>
            <text:p>                        id="liZoom_1" &gt;</text:p>
            <text:p>                        &lt;a href="https://media.ldlc.com/r1600/ld/products/00/06/07/94/LD0006079430.jpg" class="pVignette photo" rel="photopopup" tabindex="0"&gt;</text:p>
            <text:p>                            &lt;img alt="MacBook" loading="lazy" src="https://media.ldlc.com/r80/ld/products/00/06/07/94/LD0006079430.jpg" onerror="this.src='/build/img/public/no-photo.jpg'" title="MacBook"&gt;</text:p>
            <text:p>                        &lt;/a&gt;</text:p>
            <text:p>                    &lt;/li&gt;</text:p>
            <text:p>                                                                            &lt;li class="zoomboxover vignette " data-index="2" data-type="photo"</text:p>
            <text:p>                        id="liZoom_2" &gt;</text:p>
            <text:p>                        &lt;a href="https://media.ldlc.com/r1600/ld/products/00/06/07/94/LD0006079431.jpg" class="pVignette photo" rel="photopopup" tabindex="0"&gt;</text:p>
            <text:p>                            &lt;img alt="Avis Apple MacBook Pro M3 Pro 14&amp;quot; Noir sidéral 18Go/512 Go (MRX33FN/A)" loading="lazy" src="https://media.ldlc.com/r80/ld/products/00/06/07/94/LD0006079431.jpg" onerror="this.src='/build/img/public/no-photo.jpg'" title="Avis Apple MacBook Pro M3 Pro 14&amp;quot; Noir sidéral 18Go/512 Go (MRX33FN/A)"&gt;</text:p>
            <text:p>                        &lt;/a&gt;</text:p>
            <text:p>                    &lt;/li&gt;</text:p>
            <text:p>                                                                            &lt;li class="zoomboxover vignette " data-index="3" data-type="photo"</text:p>
            <text:p>                        id="liZoom_3" &gt;</text:p>
            <text:p>                        &lt;a href="https://media.ldlc.com/r1600/ld/products/00/06/07/94/LD0006079432.jpg" class="pVignette photo" rel="photopopup" tabindex="0"&gt;</text:p>
            <text:p>                            &lt;img alt="Acheter Apple MacBook Pro M3 Pro 14&amp;quot; Noir sidéral 18Go/512 Go (MRX33FN/A)" loading="lazy" src="https://media.ldlc.com/r80/ld/products/00/06/07/94/LD0006079432.jpg" onerror="this.src='/build/img/public/no-photo.jpg'" title="Acheter Apple MacBook Pro M3 Pro 14&amp;quot; Noir sidéral 18Go/512 Go (MRX33FN/A)"&gt;</text:p>
            <text:p>                        &lt;/a&gt;</text:p>
            <text:p>                    &lt;/li&gt;</text:p>
            <text:p>                                                                            &lt;li class="zoomboxover vignette " data-index="4" data-type="photo"</text:p>
            <text:p>                        id="liZoom_4" &gt;</text:p>
            <text:p>                        &lt;a href="https://media.ldlc.com/r1600/ld/products/00/06/07/94/LD0006079433.jpg" class="pVignette photo" rel="photopopup" tabindex="0"&gt;</text:p>
            <text:p>                            &lt;img alt="Apple MacBook Pro M3 Pro 14&amp;quot; Noir sidéral 18Go/512 Go (MRX33FN/A) pas cher" loading="lazy" src="https://media.ldlc.com/r80/ld/products/00/06/07/94/LD0006079433.jpg" onerror="this.src='/build/img/public/no-photo.jpg'" title="Apple MacBook Pro M3 Pro 14&amp;quot; Noir sidéral 18Go/512 Go (MRX33FN/A) pas cher"&gt;</text:p>
            <text:p>                        &lt;/a&gt;</text:p>
            <text:p>                    &lt;/li&gt;</text:p>
            <text:p>                                                                        </text:p>
            <text:p>        &lt;/ul&gt;</text:p>
            <text:p>    &lt;/div&gt;</text:p>
            <text:p>&lt;/div&gt;</text:p>
            <text:p>&lt;div class="swiper-product"&gt;</text:p>
            <text:p>    &lt;div class="swiper"&gt;</text:p>
            <text:p>        &lt;div class="swiper-wrapper"&gt;</text:p>
            <text:p>                                                                    &lt;div class="swiper-slide"&gt;</text:p>
            <text:p>                        &lt;a href="https://media.ldlc.com/r1600/ld/products/00/06/07/94/LD0006079429.jpg" class="photodefault clearfix"</text:p>
            <text:p>                           rel="photopopup" tabindex="0"&gt;</text:p>
            <text:p>                            &lt;img loading="lazy" alt="Apple MacBook Pro M3 Pro 14&amp;quot; Noir sidéral 18Go/512 Go (MRX33FN/A) Puce Apple M3 Pro CPU 11 coeurs (GPU 14 coeurs) 18 Go SSD 512 Go 14&amp;quot; LED Liquid Retina XDR Wi-Fi 6E/Bluetooth Webcam Mac OS Sonoma" src="https://media.ldlc.com/r374/ld/products/00/06/07/94/LD0006079429.jpg"</text:p>
            <text:p>                                 onerror="this.src='/build/img/public/no-photo.jpg'"</text:p>
            <text:p>                                 title="Apple MacBook Pro M3 Pro 14&amp;quot; Noir sidéral 18Go/512 Go (MRX33FN/A) Puce Apple M3 Pro CPU 11 coeurs (GPU 14 coeurs) 18 Go SSD 512 Go 14&amp;quot; LED Liquid Retina XDR Wi-Fi 6E/Bluetooth Webcam Mac OS Sonoma"&gt;</text:p>
            <text:p>                        &lt;/a&gt;</text:p>
            <text:p>                    &lt;/div&gt;</text:p>
            <text:p>                                                        &lt;div class="swiper-slide"&gt;</text:p>
            <text:p>                        &lt;a href="https://media.ldlc.com/r1600/ld/products/00/06/07/94/LD0006079430.jpg" class="photodefault clearfix"</text:p>
            <text:p>                           rel="photopopup" tabindex="0"&gt;</text:p>
            <text:p>                            &lt;img loading="lazy" alt="MacBook" src="https://media.ldlc.com/r374/ld/products/00/06/07/94/LD0006079430.jpg"</text:p>
            <text:p>                                 onerror="this.src='/build/img/public/no-photo.jpg'"</text:p>
            <text:p>                                 title="MacBook"&gt;</text:p>
            <text:p>                        &lt;/a&gt;</text:p>
            <text:p>                    &lt;/div&gt;</text:p>
            <text:p>                                                        &lt;div class="swiper-slide"&gt;</text:p>
            <text:p>                        &lt;a href="https://media.ldlc.com/r1600/ld/products/00/06/07/94/LD0006079431.jpg" class="photodefault clearfix"</text:p>
            <text:p>                           rel="photopopup" tabindex="0"&gt;</text:p>
            <text:p>                            &lt;img loading="lazy" alt="Avis Apple MacBook Pro M3 Pro 14&amp;quot; Noir sidéral 18Go/512 Go (MRX33FN/A)" src="https://media.ldlc.com/r374/ld/products/00/06/07/94/LD0006079431.jpg"</text:p>
            <text:p>                                 onerror="this.src='/build/img/public/no-photo.jpg'"</text:p>
            <text:p>                                 title="Avis Apple MacBook Pro M3 Pro 14&amp;quot; Noir sidéral 18Go/512 Go (MRX33FN/A)"&gt;</text:p>
            <text:p>                        &lt;/a&gt;</text:p>
            <text:p>                    &lt;/div&gt;</text:p>
            <text:p>                                                        &lt;div class="swiper-slide"&gt;</text:p>
            <text:p>                        &lt;a href="https://media.ldlc.com/r1600/ld/products/00/06/07/94/LD0006079432.jpg" class="photodefault clearfix"</text:p>
            <text:p>                           rel="photopopup" tabindex="0"&gt;</text:p>
            <text:p>                            &lt;img loading="lazy" alt="Acheter Apple MacBook Pro M3 Pro 14&amp;quot; Noir sidéral 18Go/512 Go (MRX33FN/A)" src="https://media.ldlc.com/r374/ld/products/00/06/07/94/LD0006079432.jpg"</text:p>
            <text:p>                                 onerror="this.src='/build/img/public/no-photo.jpg'"</text:p>
            <text:p>                                 title="Acheter Apple MacBook Pro M3 Pro 14&amp;quot; Noir sidéral 18Go/512 Go (MRX33FN/A)"&gt;</text:p>
            <text:p>                        &lt;/a&gt;</text:p>
            <text:p>                    &lt;/div&gt;</text:p>
            <text:p>                                                        &lt;div class="swiper-slide"&gt;</text:p>
            <text:p>                        &lt;a href="https://media.ldlc.com/r1600/ld/products/00/06/07/94/LD0006079433.jpg" class="photodefault clearfix"</text:p>
            <text:p>                           rel="photopopup" tabindex="0"&gt;</text:p>
            <text:p>                            &lt;img loading="lazy" alt="Apple MacBook Pro M3 Pro 14&amp;quot; Noir sidéral 18Go/512 Go (MRX33FN/A) pas cher" src="https://media.ldlc.com/r374/ld/products/00/06/07/94/LD0006079433.jpg"</text:p>
            <text:p>                                 onerror="this.src='/build/img/public/no-photo.jpg'"</text:p>
            <text:p>                                 title="Apple MacBook Pro M3 Pro 14&amp;quot; Noir sidéral 18Go/512 Go (MRX33FN/A) pas cher"&gt;</text:p>
            <text:p>                        &lt;/a&gt;</text:p>
            <text:p>                    &lt;/div&gt;</text:p>
            <text:p>                                                &lt;/div&gt;</text:p>
            <text:p>        &lt;div class="swiper-pagination"&gt;&lt;/div&gt;</text:p>
            <text:p>    &lt;/div&gt;</text:p>
            <text:p>&lt;/div&gt;</text:p>
            <text:p>&lt;p class="mention"&gt;Photos non contractuelles&lt;/p&gt;</text:p>
            <text:p>        &lt;/div&gt;</text:p>
            <text:p>        &lt;div class="description"&gt;</text:p>
            <text:p>            &lt;div class="additionalInformation"&gt;</text:p>
            <text:p>                                                                                        &lt;div class="ratingClient"&gt;</text:p>
            <text:p>                                                                &lt;a href="/fiche/PB00579946.html#clients-review"&gt;</text:p>
            <text:p>                                    &lt;span class="star-10"&gt;&lt;/span&gt;</text:p>
            <text:p>                                    Un avis client</text:p>
            <text:p>                                &lt;/a&gt;</text:p>
            <text:p>                            &lt;/div&gt;</text:p>
            <text:p>                                            </text:p>
            <text:p>                                            &lt;div class="additionalInformation-QandA hide"&gt;</text:p>
            <text:p>                            &lt;a class="qa-ask-question-head" href="#" &gt;</text:p>
            <text:p>                                &lt;span class="icon icon-bubble"&gt;&lt;/span&gt;&lt;span class="nb-questions-answers"&gt;&lt;/span&gt; &lt;span class="questions-answers-label"&gt;question / réponse&lt;/span&gt;</text:p>
            <text:p>                            &lt;/a&gt;</text:p>
            <text:p>                        &lt;/div&gt;</text:p>
            <text:p>                                                &lt;/div&gt;</text:p>
            <text:p>                            &lt;p class="desc"&gt;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lt;/p&gt;</text:p>
            <text:p>                        &lt;p class="desc desc_mobile"&gt;Puce Apple M3 Pro CPU 11 coeurs (GPU 14 coeurs) 18 Go SSD 512 Go 14&amp;quot; LED Liquid Retina XDR Wi-Fi 6E/Bluetooth Webcam Mac OS Sonoma&lt;/p&gt;</text:p>
            <text:p/>
            <text:p>            </text:p>
            <text:p>                                            </text:p>
            <text:p>                &lt;div class="bloc-variants"&gt;</text:p>
            <text:p>                                                        </text:p>
            <text:p>    &lt;div class="variant"&gt;</text:p>
            <text:p>        &lt;div class="title-3"&gt;</text:p>
            <text:p>            Couleur&amp;nbsp;: &lt;strong class="selection"&gt;&lt;/strong&gt;</text:p>
            <text:p>        &lt;/div&gt;</text:p>
            <text:p>        &lt;ul&gt;</text:p>
            <text:p>                                                                                                                &lt;a href="/fiche/PB00579945.html"&gt;                    &lt;li class ="dispo-other"</text:p>
            <text:p>                        data-variant="Argent"</text:p>
            <text:p>                        data-product-id="AR202310310163"</text:p>
            <text:p>                        data-url-id="PB00579945"</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24.jpg" alt=""&gt;</text:p>
            <text:p>                                &lt;/span&gt;</text:p>
            <text:p>                            &lt;/div&gt;</text:p>
            <text:p>                            &lt;div class="txt hidden-sm-up"&gt;</text:p>
            <text:p>                                &lt;h3 class="label"&gt;Argent&lt;/h3&gt;</text:p>
            <text:p>                                                                    &lt;div class="price"&gt;2&amp;nbsp;499€00&lt;/div&gt;</text:p>
            <text:p>                                                                                                                                        &lt;div class="stock stock-1"&gt;</text:p>
            <text:p>                                        &lt;span&gt;En &lt;em&gt;stock&lt;/em&gt;&lt;/span&gt;</text:p>
            <text:p>                                    &lt;/div&gt;</text:p>
            <text:p>                                                            &lt;/div&gt;</text:p>
            <text:p>                                            &lt;/li&gt;</text:p>
            <text:p>                &lt;/a&gt;                                                                                                                &lt;a href="/fiche/PB00582319.html"&gt;                    &lt;li class ="dispo-other"</text:p>
            <text:p>                        data-variant="Gris"</text:p>
            <text:p>                        data-product-id="AR202311170044"</text:p>
            <text:p>                        data-url-id="PB00582319"</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00_0006080411_0006080416_0006084887.jpg" alt=""&gt;</text:p>
            <text:p>                                &lt;/span&gt;</text:p>
            <text:p>                            &lt;/div&gt;</text:p>
            <text:p>                            &lt;div class="txt hidden-sm-up"&gt;</text:p>
            <text:p>                                &lt;h3 class="label"&gt;Gris&lt;/h3&gt;</text:p>
            <text:p>                                                                    &lt;div class="price"&gt;2&amp;nbsp;689€01&lt;/div&gt;</text:p>
            <text:p>                                                                                                                                        &lt;div class="stock stock-6"&gt;</text:p>
            <text:p>                                        &lt;span&gt;+ de &lt;em&gt;15 jours&lt;/em&gt;&lt;/span&gt;</text:p>
            <text:p>                                    &lt;/div&gt;</text:p>
            <text:p>                                                            &lt;/div&gt;</text:p>
            <text:p>                                            &lt;/li&gt;</text:p>
            <text:p>                &lt;/a&gt;                                                                                                                &lt;a href="/fiche/PB00579946.html"&gt;                    &lt;li class ="active"</text:p>
            <text:p>                        data-variant="Noir"</text:p>
            <text:p>                        data-product-id="AR202310310159"</text:p>
            <text:p>                        data-url-id="PB00579946"</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29.jpg" alt=""&gt;</text:p>
            <text:p>                                &lt;/span&gt;</text:p>
            <text:p>                            &lt;/div&gt;</text:p>
            <text:p>                            &lt;div class="txt hidden-sm-up"&gt;</text:p>
            <text:p>                                &lt;h3 class="label"&gt;Noir&lt;/h3&gt;</text:p>
            <text:p>                                                                    &lt;div class="price"&gt;2&amp;nbsp;499€00&lt;/div&gt;</text:p>
            <text:p>                                                                                                                                        &lt;div class="stock stock-1"&gt;</text:p>
            <text:p>                                        &lt;span&gt;En &lt;em&gt;stock&lt;/em&gt;&lt;/span&gt;</text:p>
            <text:p>                                    &lt;/div&gt;</text:p>
            <text:p>                                                            &lt;/div&gt;</text:p>
            <text:p>                                            &lt;/li&gt;</text:p>
            <text:p>                &lt;/a&gt;                    &lt;/ul&gt;</text:p>
            <text:p>    &lt;/div&gt;</text:p>
            <text:p>                                    </text:p>
            <text:p>    &lt;div class="variant"&gt;</text:p>
            <text:p>        &lt;div class="title-3"&gt;</text:p>
            <text:p>            Taille de l&amp;#039;écran&amp;nbsp;: &lt;strong class="selection"&gt;&lt;/strong&gt;</text:p>
            <text:p>        &lt;/div&gt;</text:p>
            <text:p>        &lt;ul&gt;</text:p>
            <text:p>                                                                                                                &lt;a href="/fiche/PB00579946.html"&gt;                    &lt;li class ="active"</text:p>
            <text:p>                        data-variant="14 pouces"</text:p>
            <text:p>                        data-product-id="AR202310310159"</text:p>
            <text:p>                        data-url-id="PB00579946"</text:p>
            <text:p>                        data-tracking-event="click"</text:p>
            <text:p>                        data-tracking-category="Variants"</text:p>
            <text:p>                        data-tracking-action="Catégorie 4266"</text:p>
            <text:p>                        data-tracking-label="Taille de l&amp;#039;écran - 889"</text:p>
            <text:p>                    &gt;</text:p>
            <text:p>                                                    &lt;div class="txt"&gt;</text:p>
            <text:p>                                &lt;h3 class="label"&gt;14 pouces&lt;/h3&gt;</text:p>
            <text:p>                                                                    &lt;div class="price hidden"&gt;</text:p>
            <text:p>                                        2&amp;nbsp;499€00</text:p>
            <text:p>                                    &lt;/div&gt;</text:p>
            <text:p>                                                                                                                                        &lt;div class="stock stock-1 hidden"&gt;</text:p>
            <text:p>                                        &lt;span&gt;En &lt;em&gt;stock&lt;/em&gt;&lt;/span&gt;</text:p>
            <text:p>                                    &lt;/div&gt;</text:p>
            <text:p>                                                            &lt;/div&gt;</text:p>
            <text:p>                                            &lt;/li&gt;</text:p>
            <text:p>                &lt;/a&gt;                                                                                                                &lt;a href="/fiche/PB00579959.html"&gt;                    &lt;li class ="dispo-other"</text:p>
            <text:p>                        data-variant="15/16 pouces"</text:p>
            <text:p>                        data-product-id="AR202310310149"</text:p>
            <text:p>                        data-url-id="PB00579959"</text:p>
            <text:p>                        data-tracking-event="click"</text:p>
            <text:p>                        data-tracking-category="Variants"</text:p>
            <text:p>                        data-tracking-action="Catégorie 4266"</text:p>
            <text:p>                        data-tracking-label="Taille de l&amp;#039;écran - 889"</text:p>
            <text:p>                    &gt;</text:p>
            <text:p>                                                    &lt;div class="txt"&gt;</text:p>
            <text:p>                                &lt;h3 class="label"&gt;15/16 pouces&lt;/h3&gt;</text:p>
            <text:p>                                                                    &lt;div class="price hidden"&gt;</text:p>
            <text:p>                                        2&amp;nbsp;999€00</text:p>
            <text:p>                                    &lt;/div&gt;</text:p>
            <text:p>                                                                                                                                        &lt;div class="stock stock-4 hidden"&gt;</text:p>
            <text:p>                                        &lt;span&gt;Sous &lt;em&gt;7 jours&lt;/em&gt;&lt;/span&gt;</text:p>
            <text:p>                                    &lt;/div&gt;</text:p>
            <text:p>                                                            &lt;/div&gt;</text:p>
            <text:p>                                            &lt;/li&gt;</text:p>
            <text:p>                &lt;/a&gt;                    &lt;/ul&gt;</text:p>
            <text:p>    &lt;/div&gt;</text:p>
            <text:p>                                    </text:p>
            <text:p>    &lt;div class="variant"&gt;</text:p>
            <text:p>        &lt;div class="title-3"&gt;</text:p>
            <text:p>            Processeur&amp;nbsp;: &lt;strong class="selection"&gt;&lt;/strong&gt;</text:p>
            <text:p>        &lt;/div&gt;</text:p>
            <text:p>        &lt;ul&gt;</text:p>
            <text:p>                                                                                                                &lt;a href="/fiche/PB00586994.html"&gt;                    &lt;li class ="dispo-other"</text:p>
            <text:p>                        data-variant="Apple M3 (8-Core/GPU10-Core)"</text:p>
            <text:p>                        data-product-id="AR202312220055"</text:p>
            <text:p>                        data-url-id="PB00586994"</text:p>
            <text:p>                        data-tracking-event="click"</text:p>
            <text:p>                        data-tracking-category="Variants"</text:p>
            <text:p>                        data-tracking-action="Catégorie 4266"</text:p>
            <text:p>                        data-tracking-label="Processeur - 394"</text:p>
            <text:p>                    &gt;</text:p>
            <text:p>                                                    &lt;div class="txt"&gt;</text:p>
            <text:p>                                &lt;h3 class="label"&gt;Apple M3 (8-Core/GPU10-Core)&lt;/h3&gt;</text:p>
            <text:p>                                                                    &lt;div class="price hidden"&gt;</text:p>
            <text:p>                                        2&amp;nbsp;919€00</text:p>
            <text:p>                                    &lt;/div&gt;</text:p>
            <text:p>                                                                                                                                        &lt;div class="stock stock-6 hidden"&gt;</text:p>
            <text:p>                                        &lt;span&gt;+ de &lt;em&gt;15 jours&lt;/em&gt;&lt;/span&gt;</text:p>
            <text:p>                                    &lt;/div&gt;</text:p>
            <text:p>                                                            &lt;/div&gt;</text:p>
            <text:p>                                            &lt;/li&gt;</text:p>
            <text:p>                &lt;/a&gt;                                                                                                                &lt;a href="/fiche/PB00588400.html"&gt;                    &lt;li class ="dispo-other"</text:p>
            <text:p>                        data-variant="Apple M3 Max (14-Core/GPU30-Core)"</text:p>
            <text:p>                        data-product-id="AR202401110068"</text:p>
            <text:p>                        data-url-id="PB00588400"</text:p>
            <text:p>                        data-tracking-event="click"</text:p>
            <text:p>                        data-tracking-category="Variants"</text:p>
            <text:p>                        data-tracking-action="Catégorie 4266"</text:p>
            <text:p>                        data-tracking-label="Processeur - 394"</text:p>
            <text:p>                    &gt;</text:p>
            <text:p>                                                    &lt;div class="txt"&gt;</text:p>
            <text:p>                                &lt;h3 class="label"&gt;Apple M3 Max (14-Core/GPU30-Core)&lt;/h3&gt;</text:p>
            <text:p>                                                                    &lt;div class="price hidden"&gt;</text:p>
            <text:p>                                        5&amp;nbsp;149€00</text:p>
            <text:p>                                    &lt;/div&gt;</text:p>
            <text:p>                                                                                                                                        &lt;div class="stock stock-6 hidden"&gt;</text:p>
            <text:p>                                        &lt;span&gt;+ de &lt;em&gt;15 jours&lt;/em&gt;&lt;/span&gt;</text:p>
            <text:p>                                    &lt;/div&gt;</text:p>
            <text:p>                                                            &lt;/div&gt;</text:p>
            <text:p>                                            &lt;/li&gt;</text:p>
            <text:p>                &lt;/a&gt;                                                                                                                &lt;a href="/fiche/PB00580734.html"&gt;                    &lt;li class ="dispo-other"</text:p>
            <text:p>                        data-variant="Apple M3 Max (16-Core/GPU40-Core)"</text:p>
            <text:p>                        data-product-id="AR202311060067"</text:p>
            <text:p>                        data-url-id="PB00580734"</text:p>
            <text:p>                        data-tracking-event="click"</text:p>
            <text:p>                        data-tracking-category="Variants"</text:p>
            <text:p>                        data-tracking-action="Catégorie 4266"</text:p>
            <text:p>                        data-tracking-label="Processeur - 394"</text:p>
            <text:p>                    &gt;</text:p>
            <text:p>                                                    &lt;div class="txt"&gt;</text:p>
            <text:p>                                &lt;h3 class="label"&gt;Apple M3 Max (16-Core/GPU40-Core)&lt;/h3&gt;</text:p>
            <text:p>                                                                    &lt;div class="price hidden"&gt;</text:p>
            <text:p>                                        4&amp;nbsp;344€00</text:p>
            <text:p>                                    &lt;/div&gt;</text:p>
            <text:p>                                                                                                                                        &lt;div class="stock stock-6 hidden"&gt;</text:p>
            <text:p>                                        &lt;span&gt;+ de &lt;em&gt;15 jours&lt;/em&gt;&lt;/span&gt;</text:p>
            <text:p>                                    &lt;/div&gt;</text:p>
            <text:p>                                                            &lt;/div&gt;</text:p>
            <text:p>                                            &lt;/li&gt;</text:p>
            <text:p>                &lt;/a&gt;                                                                                                                &lt;a href="/fiche/PB00579946.html"&gt;                    &lt;li class ="active"</text:p>
            <text:p>                        data-variant="Apple M3 Pro (11-Core/GPU14-Core)"</text:p>
            <text:p>                        data-product-id="AR202310310159"</text:p>
            <text:p>                        data-url-id="PB00579946"</text:p>
            <text:p>                        data-tracking-event="click"</text:p>
            <text:p>                        data-tracking-category="Variants"</text:p>
            <text:p>                        data-tracking-action="Catégorie 4266"</text:p>
            <text:p>                        data-tracking-label="Processeur - 394"</text:p>
            <text:p>                    &gt;</text:p>
            <text:p>                                                    &lt;div class="txt"&gt;</text:p>
            <text:p>                                &lt;h3 class="label"&gt;Apple M3 Pro (11-Core/GPU14-Core)&lt;/h3&gt;</text:p>
            <text:p>                                                                    &lt;div class="price hidden"&gt;</text:p>
            <text:p>                                        2&amp;nbsp;499€00</text:p>
            <text:p>                                    &lt;/div&gt;</text:p>
            <text:p>                                                                                                                                        &lt;div class="stock stock-1 hidden"&gt;</text:p>
            <text:p>                                        &lt;span&gt;En &lt;em&gt;stock&lt;/em&gt;&lt;/span&gt;</text:p>
            <text:p>                                    &lt;/div&gt;</text:p>
            <text:p>                                                            &lt;/div&gt;</text:p>
            <text:p>                                            &lt;/li&gt;</text:p>
            <text:p>                &lt;/a&gt;                                                                                                                &lt;a href="/fiche/PB00579951.html"&gt;                    &lt;li class ="dispo-other"</text:p>
            <text:p>                        data-variant="Apple M3 Pro (12-Core/GPU18-Core)"</text:p>
            <text:p>                        data-product-id="AR202310310161"</text:p>
            <text:p>                        data-url-id="PB00579951"</text:p>
            <text:p>                        data-tracking-event="click"</text:p>
            <text:p>                        data-tracking-category="Variants"</text:p>
            <text:p>                        data-tracking-action="Catégorie 4266"</text:p>
            <text:p>                        data-tracking-label="Processeur - 394"</text:p>
            <text:p>                    &gt;</text:p>
            <text:p>                                                    &lt;div class="txt"&gt;</text:p>
            <text:p>                                &lt;h3 class="label"&gt;Apple M3 Pro (12-Core/GPU18-Core)&lt;/h3&gt;</text:p>
            <text:p>                                                                    &lt;div class="price hidden"&gt;</text:p>
            <text:p>                                        2&amp;nbsp;999€00</text:p>
            <text:p>                                    &lt;/div&gt;</text:p>
            <text:p>                                                                                                                                        &lt;div class="stock stock-1 hidden"&gt;</text:p>
            <text:p>                                        &lt;span&gt;En &lt;em&gt;stock&lt;/em&gt;&lt;/span&gt;</text:p>
            <text:p>                                    &lt;/div&gt;</text:p>
            <text:p>                                                            &lt;/div&gt;</text:p>
            <text:p>                                            &lt;/li&gt;</text:p>
            <text:p>                &lt;/a&gt;                    &lt;/ul&gt;</text:p>
            <text:p>    &lt;/div&gt;</text:p>
            <text:p>                                    </text:p>
            <text:p>    &lt;div class="variant"&gt;</text:p>
            <text:p>        &lt;div class="title-3"&gt;</text:p>
            <text:p>            Taille de la mémoire&amp;nbsp;: &lt;strong class="selection"&gt;&lt;/strong&gt;</text:p>
            <text:p>        &lt;/div&gt;</text:p>
            <text:p>        &lt;ul&gt;</text:p>
            <text:p>                                                                                                                &lt;a href="/fiche/PB00579942.html"&gt;                    &lt;li class ="dispo-other"</text:p>
            <text:p>                        data-variant="8 Go"</text:p>
            <text:p>                        data-product-id="AR202310310168"</text:p>
            <text:p>                        data-url-id="PB00579942"</text:p>
            <text:p>                        data-tracking-event="click"</text:p>
            <text:p>                        data-tracking-category="Variants"</text:p>
            <text:p>                        data-tracking-action="Catégorie 4266"</text:p>
            <text:p>                        data-tracking-label="Taille de la mémoire - 395"</text:p>
            <text:p>                    &gt;</text:p>
            <text:p>                                                    &lt;div class="txt"&gt;</text:p>
            <text:p>                                &lt;h3 class="label"&gt;8 Go&lt;/h3&gt;</text:p>
            <text:p>                                                                    &lt;div class="price hidden"&gt;</text:p>
            <text:p>                                        2&amp;nbsp;229€00</text:p>
            <text:p>                                    &lt;/div&gt;</text:p>
            <text:p>                                                                                                                                        &lt;div class="stock stock-1 hidden"&gt;</text:p>
            <text:p>                                        &lt;span&gt;En &lt;em&gt;stock&lt;/em&gt;&lt;/span&gt;</text:p>
            <text:p>                                    &lt;/div&gt;</text:p>
            <text:p>                                                            &lt;/div&gt;</text:p>
            <text:p>                                            &lt;/li&gt;</text:p>
            <text:p>                &lt;/a&gt;                                                                                                                &lt;a href="/fiche/PB00586994.html"&gt;                    &lt;li class ="dispo-other"</text:p>
            <text:p>                        data-variant="16 Go"</text:p>
            <text:p>                        data-product-id="AR202312220055"</text:p>
            <text:p>                        data-url-id="PB00586994"</text:p>
            <text:p>                        data-tracking-event="click"</text:p>
            <text:p>                        data-tracking-category="Variants"</text:p>
            <text:p>                        data-tracking-action="Catégorie 4266"</text:p>
            <text:p>                        data-tracking-label="Taille de la mémoire - 395"</text:p>
            <text:p>                    &gt;</text:p>
            <text:p>                                                    &lt;div class="txt"&gt;</text:p>
            <text:p>                                &lt;h3 class="label"&gt;16 Go&lt;/h3&gt;</text:p>
            <text:p>                                                                    &lt;div class="price hidden"&gt;</text:p>
            <text:p>                                        2&amp;nbsp;919€00</text:p>
            <text:p>                                    &lt;/div&gt;</text:p>
            <text:p>                                                                                                                                        &lt;div class="stock stock-6 hidden"&gt;</text:p>
            <text:p>                                        &lt;span&gt;+ de &lt;em&gt;15 jours&lt;/em&gt;&lt;/span&gt;</text:p>
            <text:p>                                    &lt;/div&gt;</text:p>
            <text:p>                                                            &lt;/div&gt;</text:p>
            <text:p>                                            &lt;/li&gt;</text:p>
            <text:p>                &lt;/a&gt;                                                                                                                &lt;a href="/fiche/PB00579946.html"&gt;                    &lt;li class ="active"</text:p>
            <text:p>                        data-variant="18 Go"</text:p>
            <text:p>                        data-product-id="AR202310310159"</text:p>
            <text:p>                        data-url-id="PB00579946"</text:p>
            <text:p>                        data-tracking-event="click"</text:p>
            <text:p>                        data-tracking-category="Variants"</text:p>
            <text:p>                        data-tracking-action="Catégorie 4266"</text:p>
            <text:p>                        data-tracking-label="Taille de la mémoire - 395"</text:p>
            <text:p>                    &gt;</text:p>
            <text:p>                                                    &lt;div class="txt"&gt;</text:p>
            <text:p>                                &lt;h3 class="label"&gt;18 Go&lt;/h3&gt;</text:p>
            <text:p>                                                                    &lt;div class="price hidden"&gt;</text:p>
            <text:p>                                        2&amp;nbsp;499€00</text:p>
            <text:p>                                    &lt;/div&gt;</text:p>
            <text:p>                                                                                                                                        &lt;div class="stock stock-1 hidden"&gt;</text:p>
            <text:p>                                        &lt;span&gt;En &lt;em&gt;stock&lt;/em&gt;&lt;/span&gt;</text:p>
            <text:p>                                    &lt;/div&gt;</text:p>
            <text:p>                                                            &lt;/div&gt;</text:p>
            <text:p>                                            &lt;/li&gt;</text:p>
            <text:p>                &lt;/a&gt;                                                                                                                &lt;a href="/fiche/PB00582189.html"&gt;                    &lt;li class ="dispo-other"</text:p>
            <text:p>                        data-variant="24 Go"</text:p>
            <text:p>                        data-product-id="AR202311160029"</text:p>
            <text:p>                        data-url-id="PB00582189"</text:p>
            <text:p>                        data-tracking-event="click"</text:p>
            <text:p>                        data-tracking-category="Variants"</text:p>
            <text:p>                        data-tracking-action="Catégorie 4266"</text:p>
            <text:p>                        data-tracking-label="Taille de la mémoire - 395"</text:p>
            <text:p>                    &gt;</text:p>
            <text:p>                                                    &lt;div class="txt"&gt;</text:p>
            <text:p>                                &lt;h3 class="label"&gt;24 Go&lt;/h3&gt;</text:p>
            <text:p>                                                                    &lt;div class="price hidden"&gt;</text:p>
            <text:p>                                        2&amp;nbsp;479€00</text:p>
            <text:p>                                    &lt;/div&gt;</text:p>
            <text:p>                                                                                                                                        &lt;div class="stock stock-6 hidden"&gt;</text:p>
            <text:p>                                        &lt;span&gt;+ de &lt;em&gt;15 jours&lt;/em&gt;&lt;/span&gt;</text:p>
            <text:p>                                    &lt;/div&gt;</text:p>
            <text:p>                                                            &lt;/div&gt;</text:p>
            <text:p>                                            &lt;/li&gt;</text:p>
            <text:p>                &lt;/a&gt;                                                                                                                &lt;a href="/fiche/PB00580762.html"&gt;                    &lt;li class ="dispo-other"</text:p>
            <text:p>                        data-variant="36 Go"</text:p>
            <text:p>                        data-product-id="AR202311070022"</text:p>
            <text:p>                        data-url-id="PB00580762"</text:p>
            <text:p>                        data-tracking-event="click"</text:p>
            <text:p>                        data-tracking-category="Variants"</text:p>
            <text:p>                        data-tracking-action="Catégorie 4266"</text:p>
            <text:p>                        data-tracking-label="Taille de la mémoire - 395"</text:p>
            <text:p>                    &gt;</text:p>
            <text:p>                                                    &lt;div class="txt"&gt;</text:p>
            <text:p>                                &lt;h3 class="label"&gt;36 Go&lt;/h3&gt;</text:p>
            <text:p>                                                                    &lt;div class="price hidden"&gt;</text:p>
            <text:p>                                        2&amp;nbsp;959€01</text:p>
            <text:p>                                    &lt;/div&gt;</text:p>
            <text:p>                                                                                                                                        &lt;div class="stock stock-5 hidden"&gt;</text:p>
            <text:p>                                        &lt;span&gt;Entre &lt;em&gt;7/15 jours&lt;/em&gt;&lt;/span&gt;</text:p>
            <text:p>                                    &lt;/div&gt;</text:p>
            <text:p>                                                            &lt;/div&gt;</text:p>
            <text:p>                                            &lt;/li&gt;</text:p>
            <text:p>                &lt;/a&gt;                                                                                                                &lt;a href="/fiche/PB00580734.html"&gt;                    &lt;li class ="dispo-other"</text:p>
            <text:p>                        data-variant="48 Go"</text:p>
            <text:p>                        data-product-id="AR202311060067"</text:p>
            <text:p>                        data-url-id="PB00580734"</text:p>
            <text:p>                        data-tracking-event="click"</text:p>
            <text:p>                        data-tracking-category="Variants"</text:p>
            <text:p>                        data-tracking-action="Catégorie 4266"</text:p>
            <text:p>                        data-tracking-label="Taille de la mémoire - 395"</text:p>
            <text:p>                    &gt;</text:p>
            <text:p>                                                    &lt;div class="txt"&gt;</text:p>
            <text:p>                                &lt;h3 class="label"&gt;48 Go&lt;/h3&gt;</text:p>
            <text:p>                                                                    &lt;div class="price hidden"&gt;</text:p>
            <text:p>                                        4&amp;nbsp;344€00</text:p>
            <text:p>                                    &lt;/div&gt;</text:p>
            <text:p>                                                                                                                                        &lt;div class="stock stock-6 hidden"&gt;</text:p>
            <text:p>                                        &lt;span&gt;+ de &lt;em&gt;15 jours&lt;/em&gt;&lt;/span&gt;</text:p>
            <text:p>                                    &lt;/div&gt;</text:p>
            <text:p>                                                            &lt;/div&gt;</text:p>
            <text:p>                                            &lt;/li&gt;</text:p>
            <text:p>                &lt;/a&gt;                                                                                                                &lt;a href="/fiche/PB00580756.html"&gt;                    &lt;li class ="dispo-other"</text:p>
            <text:p>                        data-variant="64 Go"</text:p>
            <text:p>                        data-product-id="AR202311070021"</text:p>
            <text:p>                        data-url-id="PB00580756"</text:p>
            <text:p>                        data-tracking-event="click"</text:p>
            <text:p>                        data-tracking-category="Variants"</text:p>
            <text:p>                        data-tracking-action="Catégorie 4266"</text:p>
            <text:p>                        data-tracking-label="Taille de la mémoire - 395"</text:p>
            <text:p>                    &gt;</text:p>
            <text:p>                                                    &lt;div class="txt"&gt;</text:p>
            <text:p>                                &lt;h3 class="label"&gt;64 Go&lt;/h3&gt;</text:p>
            <text:p>                                                                    &lt;div class="price hidden"&gt;</text:p>
            <text:p>                                        4&amp;nbsp;804€01</text:p>
            <text:p>                                    &lt;/div&gt;</text:p>
            <text:p>                                                                                                                                        &lt;div class="stock stock-5 hidden"&gt;</text:p>
            <text:p>                                        &lt;span&gt;Entre &lt;em&gt;7/15 jours&lt;/em&gt;&lt;/span&gt;</text:p>
            <text:p>                                    &lt;/div&gt;</text:p>
            <text:p>                                                            &lt;/div&gt;</text:p>
            <text:p>                                            &lt;/li&gt;</text:p>
            <text:p>                &lt;/a&gt;                                                                                                                &lt;a href="/fiche/PB00581126.html"&gt;                    &lt;li class ="dispo-other"</text:p>
            <text:p>                        data-variant="96 Go"</text:p>
            <text:p>                        data-product-id="AR202311080058"</text:p>
            <text:p>                        data-url-id="PB00581126"</text:p>
            <text:p>                        data-tracking-event="click"</text:p>
            <text:p>                        data-tracking-category="Variants"</text:p>
            <text:p>                        data-tracking-action="Catégorie 4266"</text:p>
            <text:p>                        data-tracking-label="Taille de la mémoire - 395"</text:p>
            <text:p>                    &gt;</text:p>
            <text:p>                                                    &lt;div class="txt"&gt;</text:p>
            <text:p>                                &lt;h3 class="label"&gt;96 Go&lt;/h3&gt;</text:p>
            <text:p>                                                                    &lt;div class="price hidden"&gt;</text:p>
            <text:p>                                        5&amp;nbsp;629€00</text:p>
            <text:p>                                    &lt;/div&gt;</text:p>
            <text:p>                                                                                                                                        &lt;div class="stock stock-6 hidden"&gt;</text:p>
            <text:p>                                        &lt;span&gt;+ de &lt;em&gt;15 jours&lt;/em&gt;&lt;/span&gt;</text:p>
            <text:p>                                    &lt;/div&gt;</text:p>
            <text:p>                                                            &lt;/div&gt;</text:p>
            <text:p>                                            &lt;/li&gt;</text:p>
            <text:p>                &lt;/a&gt;                                                                                                                &lt;a href="/fiche/PB00589141.html"&gt;                    &lt;li class ="dispo-other"</text:p>
            <text:p>                        data-variant="128 Go"</text:p>
            <text:p>                        data-product-id="AR202401160088"</text:p>
            <text:p>                        data-url-id="PB00589141"</text:p>
            <text:p>                        data-tracking-event="click"</text:p>
            <text:p>                        data-tracking-category="Variants"</text:p>
            <text:p>                        data-tracking-action="Catégorie 4266"</text:p>
            <text:p>                        data-tracking-label="Taille de la mémoire - 395"</text:p>
            <text:p>                    &gt;</text:p>
            <text:p>                                                    &lt;div class="txt"&gt;</text:p>
            <text:p>                                &lt;h3 class="label"&gt;128 Go&lt;/h3&gt;</text:p>
            <text:p>                                                                    &lt;div class="price hidden"&gt;</text:p>
            <text:p>                                        5&amp;nbsp;724€00</text:p>
            <text:p>                                    &lt;/div&gt;</text:p>
            <text:p>                                                                                                                                        &lt;div class="stock stock-6 hidden"&gt;</text:p>
            <text:p>                                        &lt;span&gt;+ de &lt;em&gt;15 jours&lt;/em&gt;&lt;/span&gt;</text:p>
            <text:p>                                    &lt;/div&gt;</text:p>
            <text:p>                                                            &lt;/div&gt;</text:p>
            <text:p>                                            &lt;/li&gt;</text:p>
            <text:p>                &lt;/a&gt;                    &lt;/ul&gt;</text:p>
            <text:p>    &lt;/div&gt;</text:p>
            <text:p>                                    </text:p>
            <text:p>    &lt;div class="variant"&gt;</text:p>
            <text:p>        &lt;div class="title-3"&gt;</text:p>
            <text:p>            Capacité&amp;nbsp;: &lt;strong class="selection"&gt;&lt;/strong&gt;</text:p>
            <text:p>        &lt;/div&gt;</text:p>
            <text:p>        &lt;ul&gt;</text:p>
            <text:p>                                                                                                                &lt;a href="/fiche/PB00579946.html"&gt;                    &lt;li class ="active"</text:p>
            <text:p>                        data-variant="512 Go"</text:p>
            <text:p>                        data-product-id="AR202310310159"</text:p>
            <text:p>                        data-url-id="PB00579946"</text:p>
            <text:p>                        data-tracking-event="click"</text:p>
            <text:p>                        data-tracking-category="Variants"</text:p>
            <text:p>                        data-tracking-action="Catégorie 4266"</text:p>
            <text:p>                        data-tracking-label="Capacité - 62"</text:p>
            <text:p>                    &gt;</text:p>
            <text:p>                                                    &lt;div class="txt"&gt;</text:p>
            <text:p>                                &lt;h3 class="label"&gt;512 Go&lt;/h3&gt;</text:p>
            <text:p>                                                                    &lt;div class="price hidden"&gt;</text:p>
            <text:p>                                        2&amp;nbsp;499€00</text:p>
            <text:p>                                    &lt;/div&gt;</text:p>
            <text:p>                                                                                                                                        &lt;div class="stock stock-1 hidden"&gt;</text:p>
            <text:p>                                        &lt;span&gt;En &lt;em&gt;stock&lt;/em&gt;&lt;/span&gt;</text:p>
            <text:p>                                    &lt;/div&gt;</text:p>
            <text:p>                                                            &lt;/div&gt;</text:p>
            <text:p>                                            &lt;/li&gt;</text:p>
            <text:p>                &lt;/a&gt;                                                                                                                &lt;a href="/fiche/PB00585460.html"&gt;                    &lt;li class ="dispo-other"</text:p>
            <text:p>                        data-variant="1024 Go"</text:p>
            <text:p>                        data-product-id="AR202312110025"</text:p>
            <text:p>                        data-url-id="PB00585460"</text:p>
            <text:p>                        data-tracking-event="click"</text:p>
            <text:p>                        data-tracking-category="Variants"</text:p>
            <text:p>                        data-tracking-action="Catégorie 4266"</text:p>
            <text:p>                        data-tracking-label="Capacité - 62"</text:p>
            <text:p>                    &gt;</text:p>
            <text:p>                                                    &lt;div class="txt"&gt;</text:p>
            <text:p>                                &lt;h3 class="label"&gt;1024 Go&lt;/h3&gt;</text:p>
            <text:p>                                                                    &lt;div class="price hidden"&gt;</text:p>
            <text:p>                                        2&amp;nbsp;729€00</text:p>
            <text:p>                                    &lt;/div&gt;</text:p>
            <text:p>                                                                                                                                        &lt;div class="stock stock-6 hidden"&gt;</text:p>
            <text:p>                                        &lt;span&gt;+ de &lt;em&gt;15 jours&lt;/em&gt;&lt;/span&gt;</text:p>
            <text:p>                                    &lt;/div&gt;</text:p>
            <text:p>                                                            &lt;/div&gt;</text:p>
            <text:p>                                            &lt;/li&gt;</text:p>
            <text:p>                &lt;/a&gt;                                                                                                                &lt;a href="/fiche/PB00587207.html"&gt;                    &lt;li class ="dispo-other"</text:p>
            <text:p>                        data-variant="2048 Go"</text:p>
            <text:p>                        data-product-id="AR202401020008"</text:p>
            <text:p>                        data-url-id="PB00587207"</text:p>
            <text:p>                        data-tracking-event="click"</text:p>
            <text:p>                        data-tracking-category="Variants"</text:p>
            <text:p>                        data-tracking-action="Catégorie 4266"</text:p>
            <text:p>                        data-tracking-label="Capacité - 62"</text:p>
            <text:p>                    &gt;</text:p>
            <text:p>                                                    &lt;div class="txt"&gt;</text:p>
            <text:p>                                &lt;h3 class="label"&gt;2048 Go&lt;/h3&gt;</text:p>
            <text:p>                                                                    &lt;div class="price hidden"&gt;</text:p>
            <text:p>                                        4&amp;nbsp;459€00</text:p>
            <text:p>                                    &lt;/div&gt;</text:p>
            <text:p>                                                                                                                                        &lt;div class="stock stock-4 hidden"&gt;</text:p>
            <text:p>                                        &lt;span&gt;Sous &lt;em&gt;7 jours&lt;/em&gt;&lt;/span&gt;</text:p>
            <text:p>                                    &lt;/div&gt;</text:p>
            <text:p>                                                            &lt;/div&gt;</text:p>
            <text:p>                                            &lt;/li&gt;</text:p>
            <text:p>                &lt;/a&gt;                                                                                                                &lt;a href="/fiche/PB00588400.html"&gt;                    &lt;li class ="dispo-other"</text:p>
            <text:p>                        data-variant="4096 Go"</text:p>
            <text:p>                        data-product-id="AR202401110068"</text:p>
            <text:p>                        data-url-id="PB00588400"</text:p>
            <text:p>                        data-tracking-event="click"</text:p>
            <text:p>                        data-tracking-category="Variants"</text:p>
            <text:p>                        data-tracking-action="Catégorie 4266"</text:p>
            <text:p>                        data-tracking-label="Capacité - 62"</text:p>
            <text:p>                    &gt;</text:p>
            <text:p>                                                    &lt;div class="txt"&gt;</text:p>
            <text:p>                                &lt;h3 class="label"&gt;4096 Go&lt;/h3&gt;</text:p>
            <text:p>                                                                    &lt;div class="price hidden"&gt;</text:p>
            <text:p>                                        5&amp;nbsp;149€00</text:p>
            <text:p>                                    &lt;/div&gt;</text:p>
            <text:p>                                                                                                                                        &lt;div class="stock stock-6 hidden"&gt;</text:p>
            <text:p>                                        &lt;span&gt;+ de &lt;em&gt;15 jours&lt;/em&gt;&lt;/span&gt;</text:p>
            <text:p>                                    &lt;/div&gt;</text:p>
            <text:p>                                                            &lt;/div&gt;</text:p>
            <text:p>                                            &lt;/li&gt;</text:p>
            <text:p>                &lt;/a&gt;                                                                                                                &lt;a href="/fiche/PB00583543.html"&gt;                    &lt;li class ="dispo-other"</text:p>
            <text:p>                        data-variant="8192 Go"</text:p>
            <text:p>                        data-product-id="AR202311240043"</text:p>
            <text:p>                        data-url-id="PB00583543"</text:p>
            <text:p>                        data-tracking-event="click"</text:p>
            <text:p>                        data-tracking-category="Variants"</text:p>
            <text:p>                        data-tracking-action="Catégorie 4266"</text:p>
            <text:p>                        data-tracking-label="Capacité - 62"</text:p>
            <text:p>                    &gt;</text:p>
            <text:p>                                                    &lt;div class="txt"&gt;</text:p>
            <text:p>                                &lt;h3 class="label"&gt;8192 Go&lt;/h3&gt;</text:p>
            <text:p>                                                                    &lt;div class="price hidden"&gt;</text:p>
            <text:p>                                        8&amp;nbsp;529€00</text:p>
            <text:p>                                    &lt;/div&gt;</text:p>
            <text:p>                                                                                                                                        &lt;div class="stock stock-6 hidden"&gt;</text:p>
            <text:p>                                        &lt;span&gt;+ de &lt;em&gt;15 jours&lt;/em&gt;&lt;/span&gt;</text:p>
            <text:p>                                    &lt;/div&gt;</text:p>
            <text:p>                                                            &lt;/div&gt;</text:p>
            <text:p>                                            &lt;/li&gt;</text:p>
            <text:p>                &lt;/a&gt;                    &lt;/ul&gt;</text:p>
            <text:p>    &lt;/div&gt;</text:p>
            <text:p>    &lt;/div&gt;</text:p>
            <text:p/>
            <text:p>    &lt;div class="bloc-variants-mobile"&gt;</text:p>
            <text:p>                    &lt;div class="variant-mobile-select"&gt;</text:p>
            <text:p>                &lt;a href="#" data-target="#modal-variants" data-toggle="modal" data-remote="false"&gt;</text:p>
            <text:p>                                                                                                &lt;div class="img-variant"&gt;</text:p>
            <text:p>                                &lt;span class="transparence"&gt;</text:p>
            <text:p>                                    &lt;img src="https://media.ldlc.com/r80/ld/products/00/06/07/94/LD0006079429.jpg" alt=""&gt;</text:p>
            <text:p>                                &lt;/span&gt;</text:p>
            <text:p>                            &lt;/div&gt;</text:p>
            <text:p>                                                                &lt;div class="title-3"&gt;</text:p>
            <text:p>                        Couleur&amp;nbsp;: &lt;strong class="selection"&gt;&lt;/strong&gt;</text:p>
            <text:p>                    &lt;/div&gt;</text:p>
            <text:p>                    &lt;span class="icon icon-arrow-right-bold"&gt;&lt;/span&gt;</text:p>
            <text:p>                &lt;/a&gt;</text:p>
            <text:p>            &lt;/div&gt;</text:p>
            <text:p>                    &lt;div class="variant-mobile-select"&gt;</text:p>
            <text:p>                &lt;a href="#" data-target="#modal-variants" data-toggle="modal" data-remote="false"&gt;</text:p>
            <text:p>                                        &lt;div class="title-3"&gt;</text:p>
            <text:p>                        Taille de l&amp;#039;écran&amp;nbsp;: &lt;strong class="selection"&gt;&lt;/strong&gt;</text:p>
            <text:p>                    &lt;/div&gt;</text:p>
            <text:p>                    &lt;span class="icon icon-arrow-right-bold"&gt;&lt;/span&gt;</text:p>
            <text:p>                &lt;/a&gt;</text:p>
            <text:p>            &lt;/div&gt;</text:p>
            <text:p>                    &lt;div class="variant-mobile-select"&gt;</text:p>
            <text:p>                &lt;a href="#" data-target="#modal-variants" data-toggle="modal" data-remote="false"&gt;</text:p>
            <text:p>                                        &lt;div class="title-3"&gt;</text:p>
            <text:p>                        Processeur&amp;nbsp;: &lt;strong class="selection"&gt;&lt;/strong&gt;</text:p>
            <text:p>                    &lt;/div&gt;</text:p>
            <text:p>                    &lt;span class="icon icon-arrow-right-bold"&gt;&lt;/span&gt;</text:p>
            <text:p>                &lt;/a&gt;</text:p>
            <text:p>            &lt;/div&gt;</text:p>
            <text:p>                    &lt;div class="variant-mobile-select"&gt;</text:p>
            <text:p>                &lt;a href="#" data-target="#modal-variants" data-toggle="modal" data-remote="false"&gt;</text:p>
            <text:p>                                        &lt;div class="title-3"&gt;</text:p>
            <text:p>                        Taille de la mémoire&amp;nbsp;: &lt;strong class="selection"&gt;&lt;/strong&gt;</text:p>
            <text:p>                    &lt;/div&gt;</text:p>
            <text:p>                    &lt;span class="icon icon-arrow-right-bold"&gt;&lt;/span&gt;</text:p>
            <text:p>                &lt;/a&gt;</text:p>
            <text:p>            &lt;/div&gt;</text:p>
            <text:p>                    &lt;div class="variant-mobile-select"&gt;</text:p>
            <text:p>                &lt;a href="#" data-target="#modal-variants" data-toggle="modal" data-remote="false"&gt;</text:p>
            <text:p>                                        &lt;div class="title-3"&gt;</text:p>
            <text:p>                        Capacité&amp;nbsp;: &lt;strong class="selection"&gt;&lt;/strong&gt;</text:p>
            <text:p>                    &lt;/div&gt;</text:p>
            <text:p>                    &lt;span class="icon icon-arrow-right-bold"&gt;&lt;/span&gt;</text:p>
            <text:p>                &lt;/a&gt;</text:p>
            <text:p>            &lt;/div&gt;</text:p>
            <text:p>            &lt;/div&gt;</text:p>
            <text:p/>
            <text:p>    &lt;div class="modal modal-variants" id="modal-variants" tabindex="-1" role="dialog" aria-labelledby="myModalLabel"&gt;</text:p>
            <text:p>    &lt;div class="modal-dialog width-dialog" role="document"&gt;</text:p>
            <text:p>        &lt;div class="modal-content"&gt;</text:p>
            <text:p>            &lt;button type="button" class="close" data-dismiss="modal" aria-label="Close"&gt;</text:p>
            <text:p>                Appliquer</text:p>
            <text:p>            &lt;/button&gt;</text:p>
            <text:p>            &lt;div class="modal-body"&gt;</text:p>
            <text:p>                                                                                    </text:p>
            <text:p>    &lt;div class="variant"&gt;</text:p>
            <text:p>        &lt;div class="title-3"&gt;</text:p>
            <text:p>            Couleur&amp;nbsp;: &lt;strong class="selection"&gt;&lt;/strong&gt;</text:p>
            <text:p>        &lt;/div&gt;</text:p>
            <text:p>        &lt;ul&gt;</text:p>
            <text:p>                                                                                                                                    &lt;li class ="dispo-other"</text:p>
            <text:p>                        data-variant="Argent"</text:p>
            <text:p>                        data-product-id="AR202310310163"</text:p>
            <text:p>                        data-url-id="PB00579945"</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24.jpg" alt=""&gt;</text:p>
            <text:p>                                &lt;/span&gt;</text:p>
            <text:p>                            &lt;/div&gt;</text:p>
            <text:p>                            &lt;div class="txt hidden-sm-up"&gt;</text:p>
            <text:p>                                &lt;h3 class="label"&gt;Argent&lt;/h3&gt;</text:p>
            <text:p>                                                                    &lt;div class="price"&gt;2&amp;nbsp;499€00&lt;/div&gt;</text:p>
            <text:p>                                                                                                                                        &lt;div class="stock stock-1"&gt;</text:p>
            <text:p>                                        &lt;span&gt;En &lt;em&gt;stock&lt;/em&gt;&lt;/span&gt;</text:p>
            <text:p>                                    &lt;/div&gt;</text:p>
            <text:p>                                                            &lt;/div&gt;</text:p>
            <text:p>                                            &lt;/li&gt;</text:p>
            <text:p>                                                                                                                                                    &lt;li class ="dispo-other"</text:p>
            <text:p>                        data-variant="Gris"</text:p>
            <text:p>                        data-product-id="AR202311170044"</text:p>
            <text:p>                        data-url-id="PB00582319"</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00_0006080411_0006080416_0006084887.jpg" alt=""&gt;</text:p>
            <text:p>                                &lt;/span&gt;</text:p>
            <text:p>                            &lt;/div&gt;</text:p>
            <text:p>                            &lt;div class="txt hidden-sm-up"&gt;</text:p>
            <text:p>                                &lt;h3 class="label"&gt;Gris&lt;/h3&gt;</text:p>
            <text:p>                                                                    &lt;div class="price"&gt;2&amp;nbsp;689€01&lt;/div&gt;</text:p>
            <text:p>                                                                                                                                        &lt;div class="stock stock-6"&gt;</text:p>
            <text:p>                                        &lt;span&gt;+ de &lt;em&gt;15 jours&lt;/em&gt;&lt;/span&gt;</text:p>
            <text:p>                                    &lt;/div&gt;</text:p>
            <text:p>                                                            &lt;/div&gt;</text:p>
            <text:p>                                            &lt;/li&gt;</text:p>
            <text:p>                                                                                                                                                    &lt;li class ="active"</text:p>
            <text:p>                        data-variant="Noir"</text:p>
            <text:p>                        data-product-id="AR202310310159"</text:p>
            <text:p>                        data-url-id="PB00579946"</text:p>
            <text:p>                        data-tracking-event="click"</text:p>
            <text:p>                        data-tracking-category="Variants"</text:p>
            <text:p>                        data-tracking-action="Catégorie 4266"</text:p>
            <text:p>                        data-tracking-label="Couleur - 70"</text:p>
            <text:p>                    &gt;</text:p>
            <text:p>                                                    &lt;div class="img-variant"&gt;</text:p>
            <text:p>                                &lt;span class="transparence"&gt;</text:p>
            <text:p>                                    &lt;img src="https://media.ldlc.com/r80/ld/products/00/06/07/94/LD0006079429.jpg" alt=""&gt;</text:p>
            <text:p>                                &lt;/span&gt;</text:p>
            <text:p>                            &lt;/div&gt;</text:p>
            <text:p>                            &lt;div class="txt hidden-sm-up"&gt;</text:p>
            <text:p>                                &lt;h3 class="label"&gt;Noir&lt;/h3&gt;</text:p>
            <text:p>                                                                    &lt;div class="price"&gt;2&amp;nbsp;499€00&lt;/div&gt;</text:p>
            <text:p>                                                                                                                                        &lt;div class="stock stock-1"&gt;</text:p>
            <text:p>                                        &lt;span&gt;En &lt;em&gt;stock&lt;/em&gt;&lt;/span&gt;</text:p>
            <text:p>                                    &lt;/div&gt;</text:p>
            <text:p>                                                            &lt;/div&gt;</text:p>
            <text:p>                                            &lt;/li&gt;</text:p>
            <text:p>                                    &lt;/ul&gt;</text:p>
            <text:p>    &lt;/div&gt;</text:p>
            <text:p>                                    </text:p>
            <text:p>    &lt;div class="variant"&gt;</text:p>
            <text:p>        &lt;div class="title-3"&gt;</text:p>
            <text:p>            Taille de l&amp;#039;écran&amp;nbsp;: &lt;strong class="selection"&gt;&lt;/strong&gt;</text:p>
            <text:p>        &lt;/div&gt;</text:p>
            <text:p>        &lt;ul&gt;</text:p>
            <text:p>                                                                                                                                    &lt;li class ="active"</text:p>
            <text:p>                        data-variant="14 pouces"</text:p>
            <text:p>                        data-product-id="AR202310310159"</text:p>
            <text:p>                        data-url-id="PB00579946"</text:p>
            <text:p>                        data-tracking-event="click"</text:p>
            <text:p>                        data-tracking-category="Variants"</text:p>
            <text:p>                        data-tracking-action="Catégorie 4266"</text:p>
            <text:p>                        data-tracking-label="Taille de l&amp;#039;écran - 889"</text:p>
            <text:p>                    &gt;</text:p>
            <text:p>                                                    &lt;div class="txt"&gt;</text:p>
            <text:p>                                &lt;h3 class="label"&gt;14 pouces&lt;/h3&gt;</text:p>
            <text:p>                                                                    &lt;div class="price hidden"&gt;</text:p>
            <text:p>                                        2&amp;nbsp;499€00</text:p>
            <text:p>                                    &lt;/div&gt;</text:p>
            <text:p>                                                                                                                                        &lt;div class="stock stock-1 hidden"&gt;</text:p>
            <text:p>                                        &lt;span&gt;En &lt;em&gt;stock&lt;/em&gt;&lt;/span&gt;</text:p>
            <text:p>                                    &lt;/div&gt;</text:p>
            <text:p>                                                            &lt;/div&gt;</text:p>
            <text:p>                                            &lt;/li&gt;</text:p>
            <text:p>                                                                                                                                                    &lt;li class ="dispo-other"</text:p>
            <text:p>                        data-variant="15/16 pouces"</text:p>
            <text:p>                        data-product-id="AR202310310149"</text:p>
            <text:p>                        data-url-id="PB00579959"</text:p>
            <text:p>                        data-tracking-event="click"</text:p>
            <text:p>                        data-tracking-category="Variants"</text:p>
            <text:p>                        data-tracking-action="Catégorie 4266"</text:p>
            <text:p>                        data-tracking-label="Taille de l&amp;#039;écran - 889"</text:p>
            <text:p>                    &gt;</text:p>
            <text:p>                                                    &lt;div class="txt"&gt;</text:p>
            <text:p>                                &lt;h3 class="label"&gt;15/16 pouces&lt;/h3&gt;</text:p>
            <text:p>                                                                    &lt;div class="price hidden"&gt;</text:p>
            <text:p>                                        2&amp;nbsp;999€00</text:p>
            <text:p>                                    &lt;/div&gt;</text:p>
            <text:p>                                                                                                                                        &lt;div class="stock stock-4 hidden"&gt;</text:p>
            <text:p>                                        &lt;span&gt;Sous &lt;em&gt;7 jours&lt;/em&gt;&lt;/span&gt;</text:p>
            <text:p>                                    &lt;/div&gt;</text:p>
            <text:p>                                                            &lt;/div&gt;</text:p>
            <text:p>                                            &lt;/li&gt;</text:p>
            <text:p>                                    &lt;/ul&gt;</text:p>
            <text:p>    &lt;/div&gt;</text:p>
            <text:p>                                    </text:p>
            <text:p>    &lt;div class="variant"&gt;</text:p>
            <text:p>        &lt;div class="title-3"&gt;</text:p>
            <text:p>            Processeur&amp;nbsp;: &lt;strong class="selection"&gt;&lt;/strong&gt;</text:p>
            <text:p>        &lt;/div&gt;</text:p>
            <text:p>        &lt;ul&gt;</text:p>
            <text:p>                                                                                                                                    &lt;li class ="dispo-other"</text:p>
            <text:p>                        data-variant="Apple M3 (8-Core/GPU10-Core)"</text:p>
            <text:p>                        data-product-id="AR202312220055"</text:p>
            <text:p>                        data-url-id="PB00586994"</text:p>
            <text:p>                        data-tracking-event="click"</text:p>
            <text:p>                        data-tracking-category="Variants"</text:p>
            <text:p>                        data-tracking-action="Catégorie 4266"</text:p>
            <text:p>                        data-tracking-label="Processeur - 394"</text:p>
            <text:p>                    &gt;</text:p>
            <text:p>                                                    &lt;div class="txt"&gt;</text:p>
            <text:p>                                &lt;h3 class="label"&gt;Apple M3 (8-Core/GPU10-Core)&lt;/h3&gt;</text:p>
            <text:p>                                                                    &lt;div class="price hidden"&gt;</text:p>
            <text:p>                                        2&amp;nbsp;919€00</text:p>
            <text:p>                                    &lt;/div&gt;</text:p>
            <text:p>                                                                                                                                        &lt;div class="stock stock-6 hidden"&gt;</text:p>
            <text:p>                                        &lt;span&gt;+ de &lt;em&gt;15 jours&lt;/em&gt;&lt;/span&gt;</text:p>
            <text:p>                                    &lt;/div&gt;</text:p>
            <text:p>                                                            &lt;/div&gt;</text:p>
            <text:p>                                            &lt;/li&gt;</text:p>
            <text:p>                                                                                                                                                    &lt;li class ="dispo-other"</text:p>
            <text:p>                        data-variant="Apple M3 Max (14-Core/GPU30-Core)"</text:p>
            <text:p>                        data-product-id="AR202401110068"</text:p>
            <text:p>                        data-url-id="PB00588400"</text:p>
            <text:p>                        data-tracking-event="click"</text:p>
            <text:p>                        data-tracking-category="Variants"</text:p>
            <text:p>                        data-tracking-action="Catégorie 4266"</text:p>
            <text:p>                        data-tracking-label="Processeur - 394"</text:p>
            <text:p>                    &gt;</text:p>
            <text:p>                                                    &lt;div class="txt"&gt;</text:p>
            <text:p>                                &lt;h3 class="label"&gt;Apple M3 Max (14-Core/GPU30-Core)&lt;/h3&gt;</text:p>
            <text:p>                                                                    &lt;div class="price hidden"&gt;</text:p>
            <text:p>                                        5&amp;nbsp;149€00</text:p>
            <text:p>                                    &lt;/div&gt;</text:p>
            <text:p>                                                                                                                                        &lt;div class="stock stock-6 hidden"&gt;</text:p>
            <text:p>                                        &lt;span&gt;+ de &lt;em&gt;15 jours&lt;/em&gt;&lt;/span&gt;</text:p>
            <text:p>                                    &lt;/div&gt;</text:p>
            <text:p>                                                            &lt;/div&gt;</text:p>
            <text:p>                                            &lt;/li&gt;</text:p>
            <text:p>                                                                                                                                                    &lt;li class ="dispo-other"</text:p>
            <text:p>                        data-variant="Apple M3 Max (16-Core/GPU40-Core)"</text:p>
            <text:p>                        data-product-id="AR202311060067"</text:p>
            <text:p>                        data-url-id="PB00580734"</text:p>
            <text:p>                        data-tracking-event="click"</text:p>
            <text:p>                        data-tracking-category="Variants"</text:p>
            <text:p>                        data-tracking-action="Catégorie 4266"</text:p>
            <text:p>                        data-tracking-label="Processeur - 394"</text:p>
            <text:p>                    &gt;</text:p>
            <text:p>                                                    &lt;div class="txt"&gt;</text:p>
            <text:p>                                &lt;h3 class="label"&gt;Apple M3 Max (16-Core/GPU40-Core)&lt;/h3&gt;</text:p>
            <text:p>                                                                    &lt;div class="price hidden"&gt;</text:p>
            <text:p>                                        4&amp;nbsp;344€00</text:p>
            <text:p>                                    &lt;/div&gt;</text:p>
            <text:p>                                                                                                                                        &lt;div class="stock stock-6 hidden"&gt;</text:p>
            <text:p>                                        &lt;span&gt;+ de &lt;em&gt;15 jours&lt;/em&gt;&lt;/span&gt;</text:p>
            <text:p>                                    &lt;/div&gt;</text:p>
            <text:p>                                                            &lt;/div&gt;</text:p>
            <text:p>                                            &lt;/li&gt;</text:p>
            <text:p>                                                                                                                                                    &lt;li class ="active"</text:p>
            <text:p>                        data-variant="Apple M3 Pro (11-Core/GPU14-Core)"</text:p>
            <text:p>                        data-product-id="AR202310310159"</text:p>
            <text:p>                        data-url-id="PB00579946"</text:p>
            <text:p>                        data-tracking-event="click"</text:p>
            <text:p>                        data-tracking-category="Variants"</text:p>
            <text:p>                        data-tracking-action="Catégorie 4266"</text:p>
            <text:p>                        data-tracking-label="Processeur - 394"</text:p>
            <text:p>                    &gt;</text:p>
            <text:p>                                                    &lt;div class="txt"&gt;</text:p>
            <text:p>                                &lt;h3 class="label"&gt;Apple M3 Pro (11-Core/GPU14-Core)&lt;/h3&gt;</text:p>
            <text:p>                                                                    &lt;div class="price hidden"&gt;</text:p>
            <text:p>                                        2&amp;nbsp;499€00</text:p>
            <text:p>                                    &lt;/div&gt;</text:p>
            <text:p>                                                                                                                                        &lt;div class="stock stock-1 hidden"&gt;</text:p>
            <text:p>                                        &lt;span&gt;En &lt;em&gt;stock&lt;/em&gt;&lt;/span&gt;</text:p>
            <text:p>                                    &lt;/div&gt;</text:p>
            <text:p>                                                            &lt;/div&gt;</text:p>
            <text:p>                                            &lt;/li&gt;</text:p>
            <text:p>                                                                                                                                                    &lt;li class ="dispo-other"</text:p>
            <text:p>                        data-variant="Apple M3 Pro (12-Core/GPU18-Core)"</text:p>
            <text:p>                        data-product-id="AR202310310161"</text:p>
            <text:p>                        data-url-id="PB00579951"</text:p>
            <text:p>                        data-tracking-event="click"</text:p>
            <text:p>                        data-tracking-category="Variants"</text:p>
            <text:p>                        data-tracking-action="Catégorie 4266"</text:p>
            <text:p>                        data-tracking-label="Processeur - 394"</text:p>
            <text:p>                    &gt;</text:p>
            <text:p>                                                    &lt;div class="txt"&gt;</text:p>
            <text:p>                                &lt;h3 class="label"&gt;Apple M3 Pro (12-Core/GPU18-Core)&lt;/h3&gt;</text:p>
            <text:p>                                                                    &lt;div class="price hidden"&gt;</text:p>
            <text:p>                                        2&amp;nbsp;999€00</text:p>
            <text:p>                                    &lt;/div&gt;</text:p>
            <text:p>                                                                                                                                        &lt;div class="stock stock-1 hidden"&gt;</text:p>
            <text:p>                                        &lt;span&gt;En &lt;em&gt;stock&lt;/em&gt;&lt;/span&gt;</text:p>
            <text:p>                                    &lt;/div&gt;</text:p>
            <text:p>                                                            &lt;/div&gt;</text:p>
            <text:p>                                            &lt;/li&gt;</text:p>
            <text:p>                                    &lt;/ul&gt;</text:p>
            <text:p>    &lt;/div&gt;</text:p>
            <text:p>                                    </text:p>
            <text:p>    &lt;div class="variant"&gt;</text:p>
            <text:p>        &lt;div class="title-3"&gt;</text:p>
            <text:p>            Taille de la mémoire&amp;nbsp;: &lt;strong class="selection"&gt;&lt;/strong&gt;</text:p>
            <text:p>        &lt;/div&gt;</text:p>
            <text:p>        &lt;ul&gt;</text:p>
            <text:p>                                                                                                                                    &lt;li class ="dispo-other"</text:p>
            <text:p>                        data-variant="8 Go"</text:p>
            <text:p>                        data-product-id="AR202310310168"</text:p>
            <text:p>                        data-url-id="PB00579942"</text:p>
            <text:p>                        data-tracking-event="click"</text:p>
            <text:p>                        data-tracking-category="Variants"</text:p>
            <text:p>                        data-tracking-action="Catégorie 4266"</text:p>
            <text:p>                        data-tracking-label="Taille de la mémoire - 395"</text:p>
            <text:p>                    &gt;</text:p>
            <text:p>                                                    &lt;div class="txt"&gt;</text:p>
            <text:p>                                &lt;h3 class="label"&gt;8 Go&lt;/h3&gt;</text:p>
            <text:p>                                                                    &lt;div class="price hidden"&gt;</text:p>
            <text:p>                                        2&amp;nbsp;229€00</text:p>
            <text:p>                                    &lt;/div&gt;</text:p>
            <text:p>                                                                                                                                        &lt;div class="stock stock-1 hidden"&gt;</text:p>
            <text:p>                                        &lt;span&gt;En &lt;em&gt;stock&lt;/em&gt;&lt;/span&gt;</text:p>
            <text:p>                                    &lt;/div&gt;</text:p>
            <text:p>                                                            &lt;/div&gt;</text:p>
            <text:p>                                            &lt;/li&gt;</text:p>
            <text:p>                                                                                                                                                    &lt;li class ="dispo-other"</text:p>
            <text:p>                        data-variant="16 Go"</text:p>
            <text:p>                        data-product-id="AR202312220055"</text:p>
            <text:p>                        data-url-id="PB00586994"</text:p>
            <text:p>                        data-tracking-event="click"</text:p>
            <text:p>                        data-tracking-category="Variants"</text:p>
            <text:p>                        data-tracking-action="Catégorie 4266"</text:p>
            <text:p>                        data-tracking-label="Taille de la mémoire - 395"</text:p>
            <text:p>                    &gt;</text:p>
            <text:p>                                                    &lt;div class="txt"&gt;</text:p>
            <text:p>                                &lt;h3 class="label"&gt;16 Go&lt;/h3&gt;</text:p>
            <text:p>                                                                    &lt;div class="price hidden"&gt;</text:p>
            <text:p>                                        2&amp;nbsp;919€00</text:p>
            <text:p>                                    &lt;/div&gt;</text:p>
            <text:p>                                                                                                                                        &lt;div class="stock stock-6 hidden"&gt;</text:p>
            <text:p>                                        &lt;span&gt;+ de &lt;em&gt;15 jours&lt;/em&gt;&lt;/span&gt;</text:p>
            <text:p>                                    &lt;/div&gt;</text:p>
            <text:p>                                                            &lt;/div&gt;</text:p>
            <text:p>                                            &lt;/li&gt;</text:p>
            <text:p>                                                                                                                                                    &lt;li class ="active"</text:p>
            <text:p>                        data-variant="18 Go"</text:p>
            <text:p>                        data-product-id="AR202310310159"</text:p>
            <text:p>                        data-url-id="PB00579946"</text:p>
            <text:p>                        data-tracking-event="click"</text:p>
            <text:p>                        data-tracking-category="Variants"</text:p>
            <text:p>                        data-tracking-action="Catégorie 4266"</text:p>
            <text:p>                        data-tracking-label="Taille de la mémoire - 395"</text:p>
            <text:p>                    &gt;</text:p>
            <text:p>                                                    &lt;div class="txt"&gt;</text:p>
            <text:p>                                &lt;h3 class="label"&gt;18 Go&lt;/h3&gt;</text:p>
            <text:p>                                                                    &lt;div class="price hidden"&gt;</text:p>
            <text:p>                                        2&amp;nbsp;499€00</text:p>
            <text:p>                                    &lt;/div&gt;</text:p>
            <text:p>                                                                                                                                        &lt;div class="stock stock-1 hidden"&gt;</text:p>
            <text:p>                                        &lt;span&gt;En &lt;em&gt;stock&lt;/em&gt;&lt;/span&gt;</text:p>
            <text:p>                                    &lt;/div&gt;</text:p>
            <text:p>                                                            &lt;/div&gt;</text:p>
            <text:p>                                            &lt;/li&gt;</text:p>
            <text:p>                                                                                                                                                    &lt;li class ="dispo-other"</text:p>
            <text:p>                        data-variant="24 Go"</text:p>
            <text:p>                        data-product-id="AR202311160029"</text:p>
            <text:p>                        data-url-id="PB00582189"</text:p>
            <text:p>                        data-tracking-event="click"</text:p>
            <text:p>                        data-tracking-category="Variants"</text:p>
            <text:p>                        data-tracking-action="Catégorie 4266"</text:p>
            <text:p>                        data-tracking-label="Taille de la mémoire - 395"</text:p>
            <text:p>                    &gt;</text:p>
            <text:p>                                                    &lt;div class="txt"&gt;</text:p>
            <text:p>                                &lt;h3 class="label"&gt;24 Go&lt;/h3&gt;</text:p>
            <text:p>                                                                    &lt;div class="price hidden"&gt;</text:p>
            <text:p>                                        2&amp;nbsp;479€00</text:p>
            <text:p>                                    &lt;/div&gt;</text:p>
            <text:p>                                                                                                                                        &lt;div class="stock stock-6 hidden"&gt;</text:p>
            <text:p>                                        &lt;span&gt;+ de &lt;em&gt;15 jours&lt;/em&gt;&lt;/span&gt;</text:p>
            <text:p>                                    &lt;/div&gt;</text:p>
            <text:p>                                                            &lt;/div&gt;</text:p>
            <text:p>                                            &lt;/li&gt;</text:p>
            <text:p>                                                                                                                                                    &lt;li class ="dispo-other"</text:p>
            <text:p>                        data-variant="36 Go"</text:p>
            <text:p>                        data-product-id="AR202311070022"</text:p>
            <text:p>                        data-url-id="PB00580762"</text:p>
            <text:p>                        data-tracking-event="click"</text:p>
            <text:p>                        data-tracking-category="Variants"</text:p>
            <text:p>                        data-tracking-action="Catégorie 4266"</text:p>
            <text:p>                        data-tracking-label="Taille de la mémoire - 395"</text:p>
            <text:p>                    &gt;</text:p>
            <text:p>                                                    &lt;div class="txt"&gt;</text:p>
            <text:p>                                &lt;h3 class="label"&gt;36 Go&lt;/h3&gt;</text:p>
            <text:p>                                                                    &lt;div class="price hidden"&gt;</text:p>
            <text:p>                                        2&amp;nbsp;959€01</text:p>
            <text:p>                                    &lt;/div&gt;</text:p>
            <text:p>                                                                                                                                        &lt;div class="stock stock-5 hidden"&gt;</text:p>
            <text:p>                                        &lt;span&gt;Entre &lt;em&gt;7/15 jours&lt;/em&gt;&lt;/span&gt;</text:p>
            <text:p>                                    &lt;/div&gt;</text:p>
            <text:p>                                                            &lt;/div&gt;</text:p>
            <text:p>                                            &lt;/li&gt;</text:p>
            <text:p>                                                                                                                                                    &lt;li class ="dispo-other"</text:p>
            <text:p>                        data-variant="48 Go"</text:p>
            <text:p>                        data-product-id="AR202311060067"</text:p>
            <text:p>                        data-url-id="PB00580734"</text:p>
            <text:p>                        data-tracking-event="click"</text:p>
            <text:p>                        data-tracking-category="Variants"</text:p>
            <text:p>                        data-tracking-action="Catégorie 4266"</text:p>
            <text:p>                        data-tracking-label="Taille de la mémoire - 395"</text:p>
            <text:p>                    &gt;</text:p>
            <text:p>                                                    &lt;div class="txt"&gt;</text:p>
            <text:p>                                &lt;h3 class="label"&gt;48 Go&lt;/h3&gt;</text:p>
            <text:p>                                                                    &lt;div class="price hidden"&gt;</text:p>
            <text:p>                                        4&amp;nbsp;344€00</text:p>
            <text:p>                                    &lt;/div&gt;</text:p>
            <text:p>                                                                                                                                        &lt;div class="stock stock-6 hidden"&gt;</text:p>
            <text:p>                                        &lt;span&gt;+ de &lt;em&gt;15 jours&lt;/em&gt;&lt;/span&gt;</text:p>
            <text:p>                                    &lt;/div&gt;</text:p>
            <text:p>                                                            &lt;/div&gt;</text:p>
            <text:p>                                            &lt;/li&gt;</text:p>
            <text:p>                                                                                                                                                    &lt;li class ="dispo-other"</text:p>
            <text:p>                        data-variant="64 Go"</text:p>
            <text:p>                        data-product-id="AR202311070021"</text:p>
            <text:p>                        data-url-id="PB00580756"</text:p>
            <text:p>                        data-tracking-event="click"</text:p>
            <text:p>                        data-tracking-category="Variants"</text:p>
            <text:p>                        data-tracking-action="Catégorie 4266"</text:p>
            <text:p>                        data-tracking-label="Taille de la mémoire - 395"</text:p>
            <text:p>                    &gt;</text:p>
            <text:p>                                                    &lt;div class="txt"&gt;</text:p>
            <text:p>                                &lt;h3 class="label"&gt;64 Go&lt;/h3&gt;</text:p>
            <text:p>                                                                    &lt;div class="price hidden"&gt;</text:p>
            <text:p>                                        4&amp;nbsp;804€01</text:p>
            <text:p>                                    &lt;/div&gt;</text:p>
            <text:p>                                                                                                                                        &lt;div class="stock stock-5 hidden"&gt;</text:p>
            <text:p>                                        &lt;span&gt;Entre &lt;em&gt;7/15 jours&lt;/em&gt;&lt;/span&gt;</text:p>
            <text:p>                                    &lt;/div&gt;</text:p>
            <text:p>                                                            &lt;/div&gt;</text:p>
            <text:p>                                            &lt;/li&gt;</text:p>
            <text:p>                                                                                                                                                    &lt;li class ="dispo-other"</text:p>
            <text:p>                        data-variant="96 Go"</text:p>
            <text:p>                        data-product-id="AR202311080058"</text:p>
            <text:p>                        data-url-id="PB00581126"</text:p>
            <text:p>                        data-tracking-event="click"</text:p>
            <text:p>                        data-tracking-category="Variants"</text:p>
            <text:p>                        data-tracking-action="Catégorie 4266"</text:p>
            <text:p>                        data-tracking-label="Taille de la mémoire - 395"</text:p>
            <text:p>                    &gt;</text:p>
            <text:p>                                                    &lt;div class="txt"&gt;</text:p>
            <text:p>                                &lt;h3 class="label"&gt;96 Go&lt;/h3&gt;</text:p>
            <text:p>                                                                    &lt;div class="price hidden"&gt;</text:p>
            <text:p>                                        5&amp;nbsp;629€00</text:p>
            <text:p>                                    &lt;/div&gt;</text:p>
            <text:p>                                                                                                                                        &lt;div class="stock stock-6 hidden"&gt;</text:p>
            <text:p>                                        &lt;span&gt;+ de &lt;em&gt;15 jours&lt;/em&gt;&lt;/span&gt;</text:p>
            <text:p>                                    &lt;/div&gt;</text:p>
            <text:p>                                                            &lt;/div&gt;</text:p>
            <text:p>                                            &lt;/li&gt;</text:p>
            <text:p>                                                                                                                                                    &lt;li class ="dispo-other"</text:p>
            <text:p>                        data-variant="128 Go"</text:p>
            <text:p>                        data-product-id="AR202401160088"</text:p>
            <text:p>                        data-url-id="PB00589141"</text:p>
            <text:p>                        data-tracking-event="click"</text:p>
            <text:p>                        data-tracking-category="Variants"</text:p>
            <text:p>                        data-tracking-action="Catégorie 4266"</text:p>
            <text:p>                        data-tracking-label="Taille de la mémoire - 395"</text:p>
            <text:p>                    &gt;</text:p>
            <text:p>                                                    &lt;div class="txt"&gt;</text:p>
            <text:p>                                &lt;h3 class="label"&gt;128 Go&lt;/h3&gt;</text:p>
            <text:p>                                                                    &lt;div class="price hidden"&gt;</text:p>
            <text:p>                                        5&amp;nbsp;724€00</text:p>
            <text:p>                                    &lt;/div&gt;</text:p>
            <text:p>                                                                                                                                        &lt;div class="stock stock-6 hidden"&gt;</text:p>
            <text:p>                                        &lt;span&gt;+ de &lt;em&gt;15 jours&lt;/em&gt;&lt;/span&gt;</text:p>
            <text:p>                                    &lt;/div&gt;</text:p>
            <text:p>                                                            &lt;/div&gt;</text:p>
            <text:p>                                            &lt;/li&gt;</text:p>
            <text:p>                                    &lt;/ul&gt;</text:p>
            <text:p>    &lt;/div&gt;</text:p>
            <text:p>                                    </text:p>
            <text:p>    &lt;div class="variant"&gt;</text:p>
            <text:p>        &lt;div class="title-3"&gt;</text:p>
            <text:p>            Capacité&amp;nbsp;: &lt;strong class="selection"&gt;&lt;/strong&gt;</text:p>
            <text:p>        &lt;/div&gt;</text:p>
            <text:p>        &lt;ul&gt;</text:p>
            <text:p>                                                                                                                                    &lt;li class ="active"</text:p>
            <text:p>                        data-variant="512 Go"</text:p>
            <text:p>                        data-product-id="AR202310310159"</text:p>
            <text:p>                        data-url-id="PB00579946"</text:p>
            <text:p>                        data-tracking-event="click"</text:p>
            <text:p>                        data-tracking-category="Variants"</text:p>
            <text:p>                        data-tracking-action="Catégorie 4266"</text:p>
            <text:p>                        data-tracking-label="Capacité - 62"</text:p>
            <text:p>                    &gt;</text:p>
            <text:p>                                                    &lt;div class="txt"&gt;</text:p>
            <text:p>                                &lt;h3 class="label"&gt;512 Go&lt;/h3&gt;</text:p>
            <text:p>                                                                    &lt;div class="price hidden"&gt;</text:p>
            <text:p>                                        2&amp;nbsp;499€00</text:p>
            <text:p>                                    &lt;/div&gt;</text:p>
            <text:p>                                                                                                                                        &lt;div class="stock stock-1 hidden"&gt;</text:p>
            <text:p>                                        &lt;span&gt;En &lt;em&gt;stock&lt;/em&gt;&lt;/span&gt;</text:p>
            <text:p>                                    &lt;/div&gt;</text:p>
            <text:p>                                                            &lt;/div&gt;</text:p>
            <text:p>                                            &lt;/li&gt;</text:p>
            <text:p>                                                                                                                                                    &lt;li class ="dispo-other"</text:p>
            <text:p>                        data-variant="1024 Go"</text:p>
            <text:p>                        data-product-id="AR202312110025"</text:p>
            <text:p>                        data-url-id="PB00585460"</text:p>
            <text:p>                        data-tracking-event="click"</text:p>
            <text:p>                        data-tracking-category="Variants"</text:p>
            <text:p>                        data-tracking-action="Catégorie 4266"</text:p>
            <text:p>                        data-tracking-label="Capacité - 62"</text:p>
            <text:p>                    &gt;</text:p>
            <text:p>                                                    &lt;div class="txt"&gt;</text:p>
            <text:p>                                &lt;h3 class="label"&gt;1024 Go&lt;/h3&gt;</text:p>
            <text:p>                                                                    &lt;div class="price hidden"&gt;</text:p>
            <text:p>                                        2&amp;nbsp;729€00</text:p>
            <text:p>                                    &lt;/div&gt;</text:p>
            <text:p>                                                                                                                                        &lt;div class="stock stock-6 hidden"&gt;</text:p>
            <text:p>                                        &lt;span&gt;+ de &lt;em&gt;15 jours&lt;/em&gt;&lt;/span&gt;</text:p>
            <text:p>                                    &lt;/div&gt;</text:p>
            <text:p>                                                            &lt;/div&gt;</text:p>
            <text:p>                                            &lt;/li&gt;</text:p>
            <text:p>                                                                                                                                                    &lt;li class ="dispo-other"</text:p>
            <text:p>                        data-variant="2048 Go"</text:p>
            <text:p>                        data-product-id="AR202401020008"</text:p>
            <text:p>                        data-url-id="PB00587207"</text:p>
            <text:p>                        data-tracking-event="click"</text:p>
            <text:p>                        data-tracking-category="Variants"</text:p>
            <text:p>                        data-tracking-action="Catégorie 4266"</text:p>
            <text:p>                        data-tracking-label="Capacité - 62"</text:p>
            <text:p>                    &gt;</text:p>
            <text:p>                                                    &lt;div class="txt"&gt;</text:p>
            <text:p>                                &lt;h3 class="label"&gt;2048 Go&lt;/h3&gt;</text:p>
            <text:p>                                                                    &lt;div class="price hidden"&gt;</text:p>
            <text:p>                                        4&amp;nbsp;459€00</text:p>
            <text:p>                                    &lt;/div&gt;</text:p>
            <text:p>                                                                                                                                        &lt;div class="stock stock-4 hidden"&gt;</text:p>
            <text:p>                                        &lt;span&gt;Sous &lt;em&gt;7 jours&lt;/em&gt;&lt;/span&gt;</text:p>
            <text:p>                                    &lt;/div&gt;</text:p>
            <text:p>                                                            &lt;/div&gt;</text:p>
            <text:p>                                            &lt;/li&gt;</text:p>
            <text:p>                                                                                                                                                    &lt;li class ="dispo-other"</text:p>
            <text:p>                        data-variant="4096 Go"</text:p>
            <text:p>                        data-product-id="AR202401110068"</text:p>
            <text:p>                        data-url-id="PB00588400"</text:p>
            <text:p>                        data-tracking-event="click"</text:p>
            <text:p>                        data-tracking-category="Variants"</text:p>
            <text:p>                        data-tracking-action="Catégorie 4266"</text:p>
            <text:p>                        data-tracking-label="Capacité - 62"</text:p>
            <text:p>                    &gt;</text:p>
            <text:p>                                                    &lt;div class="txt"&gt;</text:p>
            <text:p>                                &lt;h3 class="label"&gt;4096 Go&lt;/h3&gt;</text:p>
            <text:p>                                                                    &lt;div class="price hidden"&gt;</text:p>
            <text:p>                                        5&amp;nbsp;149€00</text:p>
            <text:p>                                    &lt;/div&gt;</text:p>
            <text:p>                                                                                                                                        &lt;div class="stock stock-6 hidden"&gt;</text:p>
            <text:p>                                        &lt;span&gt;+ de &lt;em&gt;15 jours&lt;/em&gt;&lt;/span&gt;</text:p>
            <text:p>                                    &lt;/div&gt;</text:p>
            <text:p>                                                            &lt;/div&gt;</text:p>
            <text:p>                                            &lt;/li&gt;</text:p>
            <text:p>                                                                                                                                                    &lt;li class ="dispo-other"</text:p>
            <text:p>                        data-variant="8192 Go"</text:p>
            <text:p>                        data-product-id="AR202311240043"</text:p>
            <text:p>                        data-url-id="PB00583543"</text:p>
            <text:p>                        data-tracking-event="click"</text:p>
            <text:p>                        data-tracking-category="Variants"</text:p>
            <text:p>                        data-tracking-action="Catégorie 4266"</text:p>
            <text:p>                        data-tracking-label="Capacité - 62"</text:p>
            <text:p>                    &gt;</text:p>
            <text:p>                                                    &lt;div class="txt"&gt;</text:p>
            <text:p>                                &lt;h3 class="label"&gt;8192 Go&lt;/h3&gt;</text:p>
            <text:p>                                                                    &lt;div class="price hidden"&gt;</text:p>
            <text:p>                                        8&amp;nbsp;529€00</text:p>
            <text:p>                                    &lt;/div&gt;</text:p>
            <text:p>                                                                                                                                        &lt;div class="stock stock-6 hidden"&gt;</text:p>
            <text:p>                                        &lt;span&gt;+ de &lt;em&gt;15 jours&lt;/em&gt;&lt;/span&gt;</text:p>
            <text:p>                                    &lt;/div&gt;</text:p>
            <text:p>                                                            &lt;/div&gt;</text:p>
            <text:p>                                            &lt;/li&gt;</text:p>
            <text:p>                                    &lt;/ul&gt;</text:p>
            <text:p>    &lt;/div&gt;</text:p>
            <text:p>                            &lt;/div&gt;</text:p>
            <text:p>        &lt;/div&gt;</text:p>
            <text:p>    &lt;/div&gt;</text:p>
            <text:p>&lt;/div&gt;    </text:p>
            <text:p>            </text:p>
            <text:p>            </text:p>
            <text:p>                        </text:p>
            <text:p>            &lt;ul class="specs-infos"&gt;</text:p>
            <text:p>                                                    &lt;li&gt;</text:p>
            <text:p>                        &lt;img src="https://media.ldlc.com/r100-60/bo/repairindex/fr/fr/repairability-index-6.7.png" /&gt;</text:p>
            <text:p>                    &lt;/li&gt;</text:p>
            <text:p>                                                    &lt;li&gt;</text:p>
            <text:p>                                                &lt;img src="https://media.ldlc.com/v3/specs/21169.gif" alt="Apple M3 Pro" /&gt;</text:p>
            <text:p>                    &lt;/li&gt;</text:p>
            <text:p>                </text:p>
            <text:p>                    &lt;li&gt;</text:p>
            <text:p>                    &lt;a href="/aide/50-la-garantie-ldlc/" target="_blank"&gt;</text:p>
            <text:p>                &lt;img src="https://media.ldlc.com/bo/guarantee/fr/fr/guarantee-ldlc.png" /&gt;</text:p>
            <text:p>            &lt;/a&gt;</text:p>
            <text:p>            &lt;/li&gt;</text:p>
            <text:p/>
            <text:p>            &lt;/ul&gt;</text:p>
            <text:p/>
            <text:p>            </text:p>
            <text:p>            </text:p>
            <text:p>                                           &lt;div class="product-promo-list"&gt;</text:p>
            <text:p>        &lt;p class="product-promo-list_title"&gt;</text:p>
            <text:p>        1 Promotion en cours</text:p>
            <text:p>        &lt;/p&gt;</text:p>
            <text:p/>
            <text:p>                                                        </text:p>
            <text:p>                            &lt;a class="product-promo-list_item dsp-table"</text:p>
            <text:p>                   data-image="0"</text:p>
            <text:p>                   data-image-url=""</text:p>
            <text:p>                   data-tracking=""</text:p>
            <text:p>                   data-name="Votre Mac à partir de 73.26€/mois* !"</text:p>
            <text:p>                   href="/n5315/younited/"</text:p>
            <text:p>                   target="_blank"</text:p>
            <text:p>                   rel="nofollow"</text:p>
            <text:p>                &gt;</text:p>
            <text:p>                    &lt;span class="dsp-cell icon icon-promo"&gt;&lt;/span&gt;</text:p>
            <text:p>                    &lt;span class="dsp-cell product-promo-list_text"&gt;</text:p>
            <text:p>                        Votre Mac à partir de 73.26€/mois* !&lt;span class="fleche"&gt;›&lt;/span&gt;</text:p>
            <text:p>                    &lt;/span&gt;</text:p>
            <text:p>                &lt;/a&gt;</text:p>
            <text:p>                    </text:p>
            <text:p>    &lt;/div&gt;</text:p>
            <text:p>            </text:p>
            <text:p>            </text:p>
            <text:p>            </text:p>
            <text:p>            </text:p>
            <text:p>            </text:p>
            <text:p>            </text:p>
            <text:p>                                                                    &lt;div class="shipping"&gt;</text:p>
            <text:p>        &lt;ul&gt;</text:p>
            <text:p>                            &lt;li&gt;</text:p>
            <text:p>                           </text:p>
            <text:p>    </text:p>
            <text:p>    </text:p>
            <text:p>&lt;img src="/build/img/common/ico-livraison-express-fiche.jpg" alt="Livraison possible le 19/01/2024 avant 13h"&gt;</text:p>
            <text:p>&lt;p&gt;</text:p>
            <text:p>    Livraison possible le 19/01/2024 avant 13h</text:p>
            <text:p>        &lt;/p&gt;</text:p>
            <text:p>                &lt;/li&gt;</text:p>
            <text:p>                            &lt;li&gt;</text:p>
            <text:p>                           </text:p>
            <text:p>                </text:p>
            <text:p>    </text:p>
            <text:p>&lt;img src="/build/img/common/ico-sameday-fiche.jpg" alt="Livraison possible en soirée"&gt;</text:p>
            <text:p>&lt;p&gt;</text:p>
            <text:p>    Livraison possible en soirée</text:p>
            <text:p>                &lt;br /&gt;&lt;span class="link-open-modal" id="modal-verif-370090"&gt;Vérifier mon code postal&lt;/&gt;</text:p>
            <text:p>    &lt;/p&gt;</text:p>
            <text:p>                &lt;/li&gt;</text:p>
            <text:p>                    &lt;/ul&gt;</text:p>
            <text:p>    &lt;/div&gt;</text:p>
            <text:p/>
            <text:p>                            </text:p>
            <text:p>                    </text:p>
            <text:p>    &lt;div class="recycle"&gt;</text:p>
            <text:p>        &lt;img src="/build/img/common/ico-recycle.png"&gt;</text:p>
            <text:p>        &lt;p&gt;Reprise de votre ancien produit&lt;br/&gt;</text:p>
            <text:p>            &lt;a  href="#" class="link-open-modal recyclable_modal"&gt;En savoir plus&lt;/a&gt;</text:p>
            <text:p>        &lt;/p&gt;</text:p>
            <text:p>    &lt;/div&gt;</text:p>
            <text:p>        &lt;/div&gt;</text:p>
            <text:p/>
            <text:p>        &lt;div class="wrap-aside"&gt;</text:p>
            <text:p>                            &lt;aside&gt;</text:p>
            <text:p>            </text:p>
            <text:p>    </text:p>
            <text:p>    </text:p>
            <text:p/>
            <text:p>            &lt;div class="younited"&gt;</text:p>
            <text:p>    &lt;div class="younited-body"&gt;</text:p>
            <text:p>        &lt;div class="younited-body_from"&gt;A partir de&lt;/div&gt;</text:p>
            <text:p>        &lt;div class="younited-body_price price"&gt;</text:p>
            <text:p>            &lt;div class="price"&gt;</text:p>
            <text:p>                 73€&lt;sup&gt;26&lt;/sup&gt;&lt;sup&gt;/mois&lt;/sup&gt;</text:p>
            <text:p>            &lt;/div&gt;</text:p>
            <text:p>        &lt;/div&gt;</text:p>
            <text:p>        &lt;div class="younited-body_during"&gt;Pendant 44 mois&lt;/div&gt;</text:p>
            <text:p>    &lt;/div&gt;</text:p>
            <text:p>    &lt;div class="younited-footer"&gt;</text:p>
            <text:p>        &lt;div class="younited-footer_action"&gt;</text:p>
            <text:p>            &lt;a href="#" id="redirectToCredit" class="button mini noMarge" data-tracking-event="click" data-tracking-category="Younited" data-tracking-action="click" data-tracking-label="AR202310310159"&gt;Payer mensuellement&lt;/a&gt;</text:p>
            <text:p>            &lt;p class="younited_conditions"&gt;&lt;a href="#" data-toggle="modal" data-target="#modal-condition-younited"&gt;Voir les conditions de Younited Pay**&lt;/a&gt;&lt;/p&gt;</text:p>
            <text:p>        &lt;/div&gt;</text:p>
            <text:p>        &lt;div class="younited-footer_separation"&gt;ou&lt;/div&gt;</text:p>
            <text:p>    &lt;/div&gt;</text:p>
            <text:p>&lt;/div&gt;</text:p>
            <text:p/>
            <text:p>                &lt;div class="price"&gt;&lt;div class="price"&gt;2&amp;nbsp;499€&lt;sup&gt;00&lt;/sup&gt;&lt;/div&gt;&lt;/div&gt;</text:p>
            <text:p>                            &lt;div class="eco"&gt;Éco-part.&amp;nbsp;: 0€&lt;sup&gt;36&lt;/sup&gt;&lt;/div&gt;</text:p>
            <text:p>                </text:p>
            <text:p>        </text:p>
            <text:p>                    &lt;div class="saleBlock invisible" id="product-page-price" data-price="2499"</text:p>
            <text:p>                 data-vat="20" data-cart-minimum-amount="0"</text:p>
            <text:p>                 data-product-price-vat-on="2499" data-product-price-vat-off="2082.5"</text:p>
            <text:p>            &gt;</text:p>
            <text:p>                &lt;div class="qty-selector" &gt;</text:p>
            <text:p>                    &lt;span class="txt"&gt;Quantité&lt;/span&gt;</text:p>
            <text:p>                    &lt;div class="quantity"&gt;</text:p>
            <text:p>                        &lt;div class="dropdown active"&gt;</text:p>
            <text:p>                            &lt;div class="input"&gt;</text:p>
            <text:p>                                &lt;span class="hida"&gt;1&lt;/span&gt;</text:p>
            <text:p>                                &lt;p class="multiSel"&gt;&lt;/p&gt;</text:p>
            <text:p>                                &lt;span class="icon icon icon-arrow-bottom-bold"&gt;&lt;/span&gt;</text:p>
            <text:p>                            &lt;/div&gt;</text:p>
            <text:p>                            &lt;div class="list"&gt;</text:p>
            <text:p>                                &lt;div class="mutliSelect"&gt;</text:p>
            <text:p>                                    &lt;div class="drop"&gt;</text:p>
            <text:p>                                        &lt;ul&gt;</text:p>
            <text:p>                                                                                                                                                                                    &lt;li class=""&gt;&lt;span&gt;1&lt;/span&gt;&lt;/li&gt;</text:p>
            <text:p>                                                                                            &lt;li class=""&gt;&lt;span&gt;2&lt;/span&gt;&lt;/li&gt;</text:p>
            <text:p>                                                                                            &lt;li class=""&gt;&lt;span&gt;3&lt;/span&gt;&lt;/li&gt;</text:p>
            <text:p>                                                                                            &lt;li class=""&gt;&lt;span&gt;4&lt;/span&gt;&lt;/li&gt;</text:p>
            <text:p>                                                                                            &lt;li class=""&gt;&lt;span&gt;5&lt;/span&gt;&lt;/li&gt;</text:p>
            <text:p>                                                                                            &lt;li class=""&gt;&lt;span&gt;6&lt;/span&gt;&lt;/li&gt;</text:p>
            <text:p>                                                                                            &lt;li class=""&gt;&lt;span&gt;7&lt;/span&gt;&lt;/li&gt;</text:p>
            <text:p>                                                                                            &lt;li class=""&gt;&lt;span&gt;8&lt;/span&gt;&lt;/li&gt;</text:p>
            <text:p>                                                                                            &lt;li class=""&gt;&lt;span&gt;9&lt;/span&gt;&lt;/li&gt;</text:p>
            <text:p>                                                                                    &lt;/ul&gt;</text:p>
            <text:p>                                                                                    &lt;span class="more"&gt;+10&lt;/span&gt;</text:p>
            <text:p>                                                                            &lt;/div&gt;</text:p>
            <text:p>                                &lt;/div&gt;</text:p>
            <text:p>                            &lt;/div&gt;</text:p>
            <text:p>                        &lt;/div&gt;</text:p>
            <text:p>                        &lt;input id="qty-for-AR202310310159" type="number" class="text qty" data-max="100"</text:p>
            <text:p>                               value="1"&gt;</text:p>
            <text:p>                    &lt;/div&gt;</text:p>
            <text:p>                    &lt;span id="qty-max-alert" class="helper"&gt;</text:p>
            <text:p>                        La quantité maximum autorisée est 100</text:p>
            <text:p>                    &lt;/span&gt;</text:p>
            <text:p>                &lt;/div&gt;</text:p>
            <text:p/>
            <text:p>                &lt;div class="add-to-cart-bloc"&gt;</text:p>
            <text:p>                    &lt;button class="button picto color2 noMarge add-to-cart"</text:p>
            <text:p>                            data-product-id="AR202310310159"</text:p>
            <text:p>                            data-offer-id="AR202310310159"</text:p>
            <text:p>                            data-is-marketplace="0"</text:p>
            <text:p>                            data-add-offer-key=""</text:p>
            <text:p>                            data-tracking-event="click"</text:p>
            <text:p>                            data-tracking-category="Ajout panier"</text:p>
            <text:p>                            data-tracking-action="Page produit bouton principal"</text:p>
            <text:p>                            data-tracking-label="AR202310310159"&gt;</text:p>
            <text:p>                        &lt;span class="icon icon-basket-bold"&gt;&lt;/span&gt;</text:p>
            <text:p>                        Ajouter au panier</text:p>
            <text:p>                    &lt;/button&gt;</text:p>
            <text:p>                    &lt;button class="button picto color2 noMarge add-to-cart-oneclic hide"</text:p>
            <text:p>                            data-product-id="AR202310310159"</text:p>
            <text:p>                            data-offer-id="AR202310310159"</text:p>
            <text:p>                            data-is-marketplace="0"</text:p>
            <text:p>                            data-add-offer-key=""</text:p>
            <text:p>                            data-tracking-event="click"</text:p>
            <text:p>                            data-tracking-category="Ajout panier"</text:p>
            <text:p>                            data-tracking-action="Page produit bouton oneclick"</text:p>
            <text:p>                            data-tracking-label="AR202310310159"&gt;</text:p>
            <text:p>                        &lt;span class="icon icon-flash"&gt;&lt;/span&gt;</text:p>
            <text:p>                        Acheter cet article</text:p>
            <text:p>                    &lt;/button&gt;</text:p>
            <text:p>                &lt;/div&gt;</text:p>
            <text:p>                &lt;div class="add-to-cart-bloc-mobile"&gt;</text:p>
            <text:p>                    &lt;div class="price"&gt;&lt;div class="price"&gt;2&amp;nbsp;499€&lt;sup&gt;00&lt;/sup&gt;&lt;/div&gt;&lt;/div&gt;</text:p>
            <text:p>                    &lt;button class="button picto color2 noMarge add-to-cart"</text:p>
            <text:p>                            data-product-id="AR202310310159"</text:p>
            <text:p>                            data-offer-id="AR202310310159"</text:p>
            <text:p>                            data-is-marketplace="0"</text:p>
            <text:p>                            data-add-offer-key=""</text:p>
            <text:p>                            data-tracking-event="click"</text:p>
            <text:p>                            data-tracking-category="Ajout panier"</text:p>
            <text:p>                            data-tracking-action="Page produit sticky mobile"</text:p>
            <text:p>                            data-tracking-label="AR202310310159"&gt;</text:p>
            <text:p>                        &lt;span class="icon icon-basket-bold"&gt;&lt;/span&gt;</text:p>
            <text:p>                        Ajouter au panier</text:p>
            <text:p>                    &lt;/button&gt;</text:p>
            <text:p>                &lt;/div&gt;</text:p>
            <text:p>            &lt;/div&gt;</text:p>
            <text:p>                            &lt;span class="link-open-modal price-alert hidden-l-down"</text:p>
            <text:p>                  id="price-alert"&gt;Être informé d&amp;#039;une baisse de prix&lt;/span&gt;</text:p>
            <text:p>                            &lt;div class="stocks stock-info" id="product-page-stock" data-stockcode="1"&gt;</text:p>
            <text:p>                &lt;div class="website"&gt;</text:p>
            <text:p>            &lt;div class="title"&gt;</text:p>
            <text:p>                Dispo web&amp;nbsp;:            &lt;/div&gt;</text:p>
            <text:p>            &lt;div class="content"&gt;</text:p>
            <text:p>                &lt;div class="modal-stock-web pointer stock stock-1" data-stock-web="1"&gt;&lt;span&gt;En &lt;em&gt;stock&lt;/em&gt;&lt;/span&gt;&lt;/div&gt;</text:p>
            <text:p>                            &lt;/div&gt;</text:p>
            <text:p>        &lt;/div&gt;</text:p>
            <text:p>    </text:p>
            <text:p>                            &lt;div class="shop"&gt;</text:p>
            <text:p>                &lt;div class="title"&gt;Dispo boutique&amp;nbsp;:&amp;nbsp;&lt;/div&gt;</text:p>
            <text:p>                &lt;div class="content"&gt;</text:p>
            <text:p>                    &lt;div class="info no-favorite-shop"&gt;</text:p>
            <text:p>                                                    &lt;span class="pointer modal-shop-choice link-open-modal"</text:p>
            <text:p>                                  data-offer-id="AR202310310159"</text:p>
            <text:p>                                  data-is-marketplace="0"</text:p>
            <text:p>                            &gt;</text:p>
            <text:p>                                Dispo dans &lt;span&gt;13 boutiques&lt;/span&gt;</text:p>
            <text:p>                            &lt;/span&gt;</text:p>
            <text:p>                                            &lt;/div&gt;</text:p>
            <text:p>                &lt;/div&gt;</text:p>
            <text:p>            &lt;/div&gt;</text:p>
            <text:p>            &lt;/div&gt;</text:p>
            <text:p/>
            <text:p>    &lt;/aside&gt;</text:p>
            <text:p>                </text:p>
            <text:p/>
            <text:p>                    &lt;/div&gt;</text:p>
            <text:p>    &lt;/div&gt;</text:p>
            <text:p>    &lt;div id="compare_offer"&gt;&lt;/div&gt;</text:p>
            <text:p>&lt;/div&gt;</text:p>
            <text:p/>
            <text:p>&lt;div id="adsProduct" class="ad"&gt;</text:p>
            <text:p>                    &lt;div class="advertising-banner" id="pubContentproductTop" data-url="https://pub.groupe-ldlc.com/www/delivery/ajs.php" data-banner-parent-id="adsProduct" data-banner-custom='&amp;#x7B;&amp;quot;zoneid&amp;quot;&amp;#x3A;25,&amp;quot;pays&amp;quot;&amp;#x3A;270001,&amp;quot;c&amp;quot;&amp;#x3A;&amp;quot;4266&amp;quot;,&amp;quot;u&amp;quot;&amp;#x3A;&amp;quot;3063,4195,4266&amp;quot;,&amp;quot;p&amp;quot;&amp;#x3A;&amp;quot;AR202310310159&amp;quot;,&amp;quot;b&amp;quot;&amp;#x3A;&amp;quot;C000005309&amp;quot;,&amp;quot;store&amp;quot;&amp;#x3A;&amp;quot;&amp;quot;&amp;#x7D;'&gt;</text:p>
            <text:p>&lt;/div&gt;</text:p>
            <text:p/>
            <text:p>    &lt;/div&gt;</text:p>
            <text:p/>
            <text:p>    &lt;div id="adsSpecialOfferProduct" class="ad hide"&gt;</text:p>
            <text:p>        &lt;a id="imageWithLink" target="_blank"&gt;&lt;/a&gt;</text:p>
            <text:p>    &lt;/div&gt;</text:p>
            <text:p/>
            <text:p>&lt;div class="modal" id="modal-pack-confort" tabindex="-1" role="dialog" aria-labelledby="myModalLabel"&gt;</text:p>
            <text:p>    &lt;div class="modal-dialog" role="document"&gt;</text:p>
            <text:p>        &lt;div class="modal-content"&gt;&lt;/div&gt;</text:p>
            <text:p>    &lt;/div&gt;</text:p>
            <text:p>&lt;/div&gt;</text:p>
            <text:p>        </text:p>
            <text:p>        &lt;div class="sbloc details-pdt"&gt;</text:p>
            <text:p>                        </text:p>
            <text:p>                                                        </text:p>
            <text:p>            &lt;div class="detail tabs-component-collapse"&gt;</text:p>
            <text:p>                &lt;div class="nav-tabs-component nav-tabs-component-grey"&gt;</text:p>
            <text:p>    &lt;ul class="nav nav-tabs nav-tab-collapse"&gt;</text:p>
            <text:p>        &lt;li role="presentation" class="active"&gt;</text:p>
            <text:p>            &lt;h2&gt;</text:p>
            <text:p>                &lt;a href="#descriptif"</text:p>
            <text:p>                   data-tracking-event="click" data-tracking-category="Onglets fiche produit" data-tracking-action="click" data-tracking-label="Descriptif"</text:p>
            <text:p>                   data-toggle="tab"&gt;Descriptif&lt;/a&gt;</text:p>
            <text:p>            &lt;/h2&gt;</text:p>
            <text:p>        &lt;/li&gt;</text:p>
            <text:p>        &lt;li role="presentation"&gt;</text:p>
            <text:p>            &lt;h2&gt;</text:p>
            <text:p>                &lt;a href="#specs-tech"</text:p>
            <text:p>                   data-tracking-event="click" data-tracking-category="Onglets fiche produit" data-tracking-action="click" data-tracking-label="Fiche technique"</text:p>
            <text:p>                   data-toggle="tab"&gt;Fiche technique&lt;/a&gt;</text:p>
            <text:p>            &lt;/h2&gt;</text:p>
            <text:p>        &lt;/li&gt;</text:p>
            <text:p>                &lt;li role="presentation"&gt;</text:p>
            <text:p>            &lt;h2&gt;</text:p>
            <text:p>                &lt;a href="#associated-products"</text:p>
            <text:p>                   data-tracking-event="click" data-tracking-category="Onglets fiche produit" data-tracking-action="click" data-tracking-label="Produits associés"</text:p>
            <text:p>                   data-toggle="tab"&gt;Produits associés&lt;/a&gt;</text:p>
            <text:p>            &lt;/h2&gt;</text:p>
            <text:p>        &lt;/li&gt;</text:p>
            <text:p>                            &lt;li role="presentation"&gt;</text:p>
            <text:p>                &lt;h2&gt;</text:p>
            <text:p>                    &lt;a id="clients-review-label-wrapper" href="#clients-review"</text:p>
            <text:p>                       data-tracking-event="click" data-tracking-category="Onglets fiche produit" data-tracking-action="click"</text:p>
            <text:p>                       data-tracking-label="Avis clients"</text:p>
            <text:p>                       data-toggle="tab"&gt;Avis client&lt;/a&gt;</text:p>
            <text:p>                &lt;/h2&gt;</text:p>
            <text:p>            &lt;/li&gt;</text:p>
            <text:p>                            &lt;li role="presentation"&gt;</text:p>
            <text:p>                &lt;h2&gt;</text:p>
            <text:p>                    &lt;a id="questions-answers-label-wrapper" href="#questions-answers"</text:p>
            <text:p>                       data-tracking-event="click" data-tracking-category="Onglets fiche produit" data-tracking-action="click" data-tracking-label="Question / Réponse"</text:p>
            <text:p>                       data-label-singulier="question / réponse"</text:p>
            <text:p>                       data-label-pluriel="questions / réponses"</text:p>
            <text:p>                       data-label-none="Poser une question"</text:p>
            <text:p>                       data-toggle="tab"&gt;</text:p>
            <text:p>                        &lt;span class="nb-questions-answers"&gt;&lt;/span&gt; &lt;span class="questions-answers-label"&gt;question / réponse&lt;/span&gt;</text:p>
            <text:p>                    &lt;/a&gt;</text:p>
            <text:p>                &lt;/h2&gt;</text:p>
            <text:p>            &lt;/li&gt;</text:p>
            <text:p>        </text:p>
            <text:p>    &lt;/ul&gt;</text:p>
            <text:p>&lt;/div&gt;</text:p>
            <text:p>                &lt;div class="tab-content tab-collapse"&gt;</text:p>
            <text:p>                    &lt;div role="tabpanel" class="tab-pane active" id="descriptif"&gt;</text:p>
            <text:p>    &lt;div class="title-1"&gt;Descriptif&lt;/div&gt;</text:p>
            <text:p>    &lt;div class="tab-pane-content"&gt;</text:p>
            <text:p>        &lt;div class="logo"&gt;</text:p>
            <text:p>                                                                </text:p>
            <text:p>            &lt;a href="/apple/bint000005309/" rel="nofollow"&gt;</text:p>
            <text:p>                                                    &lt;img loading="lazy"  src="https://media.ldlc.com/v3/marque/bo/00/05/73/18/V30005731834_2.jpg" alt="Apple"&gt;</text:p>
            <text:p>                                            &lt;/a&gt;</text:p>
            <text:p>                    &lt;/div&gt;</text:p>
            <text:p>        &lt;div class="brand-logo"&gt;Apple&lt;/div&gt;</text:p>
            <text:p>                    &lt;div id="description" class="description"&gt;</text:p>
            <text:p>                &lt;link href="https://media.ldlc.com/mkt/ldlc/fr/test-apple-premium-reseller/styles/main.built.css" rel="stylesheet" type="text/css" /&gt;</text:p>
            <text:p>&lt;link href="https://media.ldlc.com/apple/macbook_pro_m3/css/macbook_pro_m3.css" media="all" rel="stylesheet" /&gt;</text:p>
            <text:p>&lt;div class="channel-html"&gt;&lt;!--BEGIN SECTION | HERO--&gt;</text:p>
            <text:p>&lt;div class="section theme-light kFCC369"&gt;</text:p>
            <text:p>&lt;div class="section-content"&gt;</text:p>
            <text:p>&lt;div class="row large-display-bleed medium-display-bleed small-display-bleed mBB39A4"&gt;</text:p>
            <text:p>&lt;div class="column large-12 q78DB1D"&gt;</text:p>
            <text:p>&lt;div&gt;&lt;/div&gt;</text:p>
            <text:p></text:p>
            <text:p>&lt;div class="row large-display-bleed medium-display-bleed small-display-bleed g4F6AC3"&gt;</text:p>
            <text:p>&lt;div class="column gB2E09F"&gt;</text:p>
            <text:p>&lt;div&gt;&lt;/div&gt;</text:p>
            <text:p></text:p>
            <text:p>&lt;h2&gt;&lt;picture&gt; &lt;source media="(min-width: 1069px)" sizes="(min-width: 1069px) 199px" srcset="https://media.ldlc.com/apple/macbook_pro_m3/images/hero_logo_large_2x.png?1697864086952 398w,https://media.ldlc.com/apple/macbook_pro_m3/images/hero_logo_large.png?1697864086955 199w" type="image/png" /&gt; &lt;source media="(min-width: 735px)" sizes="(min-width: 735px) 148px" srcset="https://media.ldlc.com/apple/macbook_pro_m3/images/hero_logo_medium_2x.png?1697864086951 296w,https://media.ldlc.com/apple/macbook_pro_m3/images/hero_logo_medium.png?1697864086952 148w" type="image/png" /&gt;&lt;img alt="MacBook Pro" class="image r05C4E8" sizes="131px" src="https://media.ldlc.com/apple/macbook_pro_m3/images/hero_logo_small.png?1697864086950" srcset="https://media.ldlc.com/apple/macbook_pro_m3/images/hero_logo_small.png?1697864086950 131w,https://media.ldlc.com/apple/macbook_pro_m3/images/hero_logo_small_2x.png?1697864086955 262w" /&gt;&lt;/picture&gt;&lt;/h2&gt;</text:p>
            <text:p>&lt;/div&gt;</text:p>
            <text:p>&lt;/div&gt;</text:p>
            <text:p></text:p>
            <text:p>&lt;p class="copy c2E1F7E channel-custom-font-custom-72-hero-headline"&gt;Monstrueux.&lt;br /&gt;</text:p>
            <text:p>Magnifique.&lt;/p&gt;</text:p>
            <text:p></text:p>
            <text:p>&lt;div&gt;&lt;picture&gt; &lt;source media="(min-width: 1069px)" sizes="(min-width: 1069px) 1310px" srcset="https://media.ldlc.com/apple/macbook_pro_m3/images/hero_large.png?1697864086950 1310w,https://media.ldlc.com/apple/macbook_pro_m3/images/hero_large_2x.png?1697864086951 2620w" type="image/png" /&gt; &lt;source media="(min-width: 735px)" sizes="(min-width: 735px) 901px" srcset="https://media.ldlc.com/apple/macbook_pro_m3/images/hero_medium_2x.png?1697864086954 1802w,https://media.ldlc.com/apple/macbook_pro_m3/images/hero_medium.png?1697864086956 901w" type="image/png" /&gt;&lt;img alt="Une présentation d'ordinateurs portables MacBook Pro met en valeur le large écran et le design fin" class="image double-invert lCF960E" sizes="280px" src="https://media.ldlc.com/apple/macbook_pro_m3/images/hero_small.png?1697864086953" srcset="https://media.ldlc.com/apple/macbook_pro_m3/images/hero_small.png?1697864086953 280w,https://media.ldlc.com/apple/macbook_pro_m3/images/hero_small_2x.png?1697864086953 560w" /&gt;&lt;/picture&gt;&lt;/div&gt;</text:p>
            <text:p></text:p>
            <text:p>&lt;p class="copy helvetica-neue vC7FB64 channel-custom-font-custom-24-intro-elevated"&gt;Des performances qui changent la&amp;nbsp;donne. Des graphismes nouvelle g&amp;eacute;n&amp;eacute;ration. Jusqu&amp;rsquo;&amp;agrave; 22&amp;nbsp;heures d&amp;rsquo;autonomie&lt;span aria-hidden="true" style="top: -0.3em; position: relative; font-size: .6em; vertical-align: top;"&gt;&amp;loz;&lt;/span&gt;&lt;span class="visuallyhidden" style="white-space: nowrap;"&gt;Renvoi aux mentions l&amp;eacute;gales&lt;/span&gt;.&lt;br class="large" /&gt;</text:p>
            <text:p>&lt;br class="medium" /&gt;</text:p>
            <text:p>Et&amp;nbsp;un nouveau coloris noir sid&amp;eacute;ral.&lt;/p&gt;</text:p>
            <text:p>&lt;/div&gt;</text:p>
            <text:p>&lt;/div&gt;</text:p>
            <text:p>&lt;/div&gt;</text:p>
            <text:p>&lt;/div&gt;</text:p>
            <text:p>&lt;!--END SECTION | HERO--&gt;&lt;!--BEGIN SECTION | FEATURE TILES--&gt;</text:p>
            <text:p></text:p>
            <text:p>&lt;div class="section theme-light p569FC3"&gt;</text:p>
            <text:p>&lt;div class="section-content"&gt;</text:p>
            <text:p>&lt;div class="row large-display-bleed medium-display-bleed small-display-bleed b75B398"&gt;</text:p>
            <text:p>&lt;div class="column large-12 d06B2F5"&gt;</text:p>
            <text:p>&lt;div&gt;&lt;/div&gt;</text:p>
            <text:p></text:p>
            <text:p>&lt;ul aria-label="Points forts du MacBook Pro" class="list dBB71FE" role="list"&gt;</text:p>
            <text:p>	&lt;li class="list-item aF9AC90" role="listitem"&gt;</text:p>
            <text:p>	&lt;div class="row large-display-bleed medium-display-bleed small-display-bleed t8B91E9"&gt;</text:p>
            <text:p>	&lt;div class="column large-12 s895228"&gt;</text:p>
            <text:p>	&lt;div&gt;&lt;/div&gt;</text:p>
            <text:p></text:p>
            <text:p>	&lt;div class="bento-box p843D1D"&gt;</text:p>
            <text:p>	&lt;div class="bentobox-item xE6AB4C"&gt;</text:p>
            <text:p>	&lt;div class="row large-display-bleed medium-display-bleed small-display-bleed t44797D"&gt;</text:p>
            <text:p>	&lt;div class="column large-12 o9624E9"&gt;</text:p>
            <text:p>	&lt;div&gt;&lt;/div&gt;</text:p>
            <text:p></text:p>
            <text:p>	&lt;p class="copy m5FB789 channel-custom-font-custom-32-headlines"&gt;Trois nouvelles puces. Trois avanc&amp;eacute;es spectaculaires.&lt;/p&gt;</text:p>
            <text:p>	&lt;/div&gt;</text:p>
            <text:p>	&lt;/div&gt;</text:p>
            <text:p></text:p>
            <text:p>	&lt;div class="row large-display-bleed medium-display-bleed small-display-bleed jC38215"&gt;</text:p>
            <text:p>	&lt;div class="column large-4 small-12 zCE5414"&gt;</text:p>
            <text:p>	&lt;div&gt;&lt;/div&gt;</text:p>
            <text:p></text:p>
            <text:p>	&lt;div&gt;&lt;picture&gt; &lt;source media="(min-width: 1069px)" sizes="(min-width: 1069px) 161px" srcset="https://media.ldlc.com/apple/macbook_pro_m3/images/chip_m3_large.png?1697864086950 161w,https://media.ldlc.com/apple/macbook_pro_m3/images/chip_m3_large_2x.png?1697864086951 322w" type="image/png" /&gt; &lt;source media="(min-width: 735px)" sizes="(min-width: 735px) 123px" srcset="https://media.ldlc.com/apple/macbook_pro_m3/images/chip_m3_medium_2x.png?1697864086951 246w,https://media.ldlc.com/apple/macbook_pro_m3/images/chip_m3_medium.png?1697864086952 123w" type="image/png" /&gt;&lt;img alt="Puce M3" class="image double-invert z66657D" sizes="122px" src="https://media.ldlc.com/apple/macbook_pro_m3/images/chip_m3_small_2x.png?1697864086949" srcset="https://media.ldlc.com/apple/macbook_pro_m3/images/chip_m3_small_2x.png?1697864086949 244w,https://media.ldlc.com/apple/macbook_pro_m3/images/chip_m3_small.png?1697864086956 122w" /&gt;&lt;/picture&gt;&lt;/div&gt;</text:p>
            <text:p></text:p>
            <text:p>	&lt;ul aria-label="Caractéristiques de la puce M3" class="list t60272C" role="list"&gt;</text:p>
            <text:p>		&lt;li class="list-item x87D175" role="listitem"&gt;</text:p>
            <text:p>		&lt;div class="row large-display-bleed medium-display-bleed small-display-bleed y3FE860"&gt;</text:p>
            <text:p>		&lt;div class="column large-12 v0FBCD1"&gt;</text:p>
            <text:p>		&lt;div&gt;&lt;/div&gt;</text:p>
            <text:p></text:p>
            <text:p>		&lt;p class="copy helvetica-neue g178450 channel-custom-font-custom-14-body-reduced-subhead"&gt;CPU 8&amp;nbsp;c&amp;oelig;urs&lt;/p&gt;</text:p>
            <text:p>		&lt;/div&gt;</text:p>
            <text:p>		&lt;/div&gt;</text:p>
            <text:p>		&lt;/li&gt;</text:p>
            <text:p>		&lt;li class="list-item g957208" role="listitem"&gt;</text:p>
            <text:p>		&lt;div class="row large-display-bleed medium-display-bleed small-display-bleed aA29F34"&gt;</text:p>
            <text:p>		&lt;div class="column large-12 aCAAB86"&gt;</text:p>
            <text:p>		&lt;div&gt;&lt;/div&gt;</text:p>
            <text:p></text:p>
            <text:p>		&lt;p class="copy helvetica-neue b6CA4DC channel-custom-font-custom-14-body-reduced-subhead"&gt;GPU 10&amp;nbsp;c&amp;oelig;urs&lt;/p&gt;</text:p>
            <text:p>		&lt;/div&gt;</text:p>
            <text:p>		&lt;/div&gt;</text:p>
            <text:p>		&lt;/li&gt;</text:p>
            <text:p>		&lt;li class="list-item j9F129A" role="listitem"&gt;</text:p>
            <text:p>		&lt;div class="row large-display-bleed medium-display-bleed small-display-bleed x412D5A"&gt;</text:p>
            <text:p>		&lt;div class="column large-12 c88141F"&gt;</text:p>
            <text:p>		&lt;div&gt;&lt;/div&gt;</text:p>
            <text:p></text:p>
            <text:p>		&lt;p class="copy helvetica-neue r63B7FD channel-custom-font-custom-14-body-reduced-subhead"&gt;Jusqu&amp;rsquo;&amp;agrave; 24&amp;nbsp;Go de&amp;nbsp;m&amp;eacute;moire&amp;nbsp;unifi&amp;eacute;e&lt;/p&gt;</text:p>
            <text:p>		&lt;/div&gt;</text:p>
            <text:p>		&lt;/div&gt;</text:p>
            <text:p>		&lt;/li&gt;</text:p>
            <text:p>	&lt;/ul&gt;</text:p>
            <text:p>	&lt;/div&gt;</text:p>
            <text:p></text:p>
            <text:p>	&lt;div class="column large-4 small-12 k84DA88"&gt;</text:p>
            <text:p>	&lt;div&gt;&lt;/div&gt;</text:p>
            <text:p></text:p>
            <text:p>	&lt;div&gt;&lt;picture&gt; &lt;source media="(min-width: 1069px)" sizes="(min-width: 1069px) 161px" srcset="https://media.ldlc.com/apple/macbook_pro_m3/images/chip_m3_pro_large.png?1697864086949 161w,https://media.ldlc.com/apple/macbook_pro_m3/images/chip_m3_pro_large_2x.png?1697864086956 322w" type="image/png" /&gt; &lt;source media="(min-width: 735px)" sizes="(min-width: 735px) 123px" srcset="https://media.ldlc.com/apple/macbook_pro_m3/images/chip_m3_pro_medium_2x.png?1697864086951 246w,https://media.ldlc.com/apple/macbook_pro_m3/images/chip_m3_pro_medium.png?1697864086956 123w" type="image/png" /&gt;&lt;img alt="Puce M3 Pro" class="image double-invert vD63894" sizes="122px" src="https://media.ldlc.com/apple/macbook_pro_m3/images/chip_m3_pro_small.png?1697864086949" srcset="https://media.ldlc.com/apple/macbook_pro_m3/images/chip_m3_pro_small.png?1697864086949 122w,https://media.ldlc.com/apple/macbook_pro_m3/images/chip_m3_pro_small_2x.png?1697864086952 244w" /&gt;&lt;/picture&gt;&lt;/div&gt;</text:p>
            <text:p></text:p>
            <text:p>	&lt;ul aria-label="Caractéristiques de la puce M3 Pro" class="list qC55ED1" role="list"&gt;</text:p>
            <text:p>		&lt;li class="list-item m30B61E" role="listitem"&gt;</text:p>
            <text:p>		&lt;div class="row large-display-bleed medium-display-bleed small-display-bleed k843D1A"&gt;</text:p>
            <text:p>		&lt;div class="column large-12 r3E07A0"&gt;</text:p>
            <text:p>		&lt;div&gt;&lt;/div&gt;</text:p>
            <text:p></text:p>
            <text:p>		&lt;p class="copy helvetica-neue fA0CEE4 channel-custom-font-custom-14-body-reduced-subhead"&gt;CPU jusqu&amp;rsquo;&amp;agrave; 12&amp;nbsp;c&amp;oelig;urs&lt;/p&gt;</text:p>
            <text:p>		&lt;/div&gt;</text:p>
            <text:p>		&lt;/div&gt;</text:p>
            <text:p>		&lt;/li&gt;</text:p>
            <text:p>		&lt;li class="list-item nA07EFD" role="listitem"&gt;</text:p>
            <text:p>		&lt;div class="row large-display-bleed medium-display-bleed small-display-bleed wBE7394"&gt;</text:p>
            <text:p>		&lt;div class="column large-12 tCD5680"&gt;</text:p>
            <text:p>		&lt;div&gt;&lt;/div&gt;</text:p>
            <text:p></text:p>
            <text:p>		&lt;p class="copy helvetica-neue j3FB5A4 channel-custom-font-custom-14-body-reduced-subhead"&gt;GPU jusqu&amp;rsquo;&amp;agrave; 18&amp;nbsp;c&amp;oelig;urs&lt;/p&gt;</text:p>
            <text:p>		&lt;/div&gt;</text:p>
            <text:p>		&lt;/div&gt;</text:p>
            <text:p>		&lt;/li&gt;</text:p>
            <text:p>		&lt;li class="list-item n6A83D4" role="listitem"&gt;</text:p>
            <text:p>		&lt;div class="row large-display-bleed medium-display-bleed small-display-bleed a97EDC5"&gt;</text:p>
            <text:p>		&lt;div class="column large-12 e04A8EC"&gt;</text:p>
            <text:p>		&lt;div&gt;&lt;/div&gt;</text:p>
            <text:p></text:p>
            <text:p>		&lt;p class="copy helvetica-neue iE723C1 channel-custom-font-custom-14-body-reduced-subhead"&gt;Jusqu&amp;rsquo;&amp;agrave; 36&amp;nbsp;Go&lt;br class="large" /&gt;</text:p>
            <text:p>		&lt;br class="medium" /&gt;</text:p>
            <text:p>		de&amp;nbsp;m&amp;eacute;moire&amp;nbsp;unifi&amp;eacute;e&lt;/p&gt;</text:p>
            <text:p>		&lt;/div&gt;</text:p>
            <text:p>		&lt;/div&gt;</text:p>
            <text:p>		&lt;/li&gt;</text:p>
            <text:p>	&lt;/ul&gt;</text:p>
            <text:p>	&lt;/div&gt;</text:p>
            <text:p></text:p>
            <text:p>	&lt;div class="column large-4 small-12 t387EEE"&gt;</text:p>
            <text:p>	&lt;div&gt;&lt;/div&gt;</text:p>
            <text:p></text:p>
            <text:p>	&lt;div&gt;&lt;picture&gt; &lt;source media="(min-width: 1069px)" sizes="(min-width: 1069px) 161px" srcset="https://media.ldlc.com/apple/macbook_pro_m3/images/chip_m3_max_large.png?1697864086950 161w,https://media.ldlc.com/apple/macbook_pro_m3/images/chip_m3_max_large_2x.png?1697864086956 322w" type="image/png" /&gt; &lt;source media="(min-width: 735px)" sizes="(min-width: 735px) 123px" srcset="https://media.ldlc.com/apple/macbook_pro_m3/images/chip_m3_max_medium.png?1697864086952 123w,https://media.ldlc.com/apple/macbook_pro_m3/images/chip_m3_max_medium_2x.png?1697864086952 246w" type="image/png" /&gt;&lt;img alt="Puce M3 Max" class="image double-invert fFF5D7C" sizes="122px" src="https://media.ldlc.com/apple/macbook_pro_m3/images/chip_m3_max_small.png?1697864086950" srcset="https://media.ldlc.com/apple/macbook_pro_m3/images/chip_m3_max_small.png?1697864086950 122w,https://media.ldlc.com/apple/macbook_pro_m3/images/chip_m3_max_small_2x.png?1697864086955 244w" /&gt;&lt;/picture&gt;&lt;/div&gt;</text:p>
            <text:p></text:p>
            <text:p>	&lt;ul aria-label="Caractéristiques de la puce M3 Max" class="list n5033A9" role="list"&gt;</text:p>
            <text:p>		&lt;li class="list-item kCDEB3D" role="listitem"&gt;</text:p>
            <text:p>		&lt;div class="row large-display-bleed medium-display-bleed small-display-bleed p2CFBCA"&gt;</text:p>
            <text:p>		&lt;div class="column large-12 e01A9A9"&gt;</text:p>
            <text:p>		&lt;div&gt;&lt;/div&gt;</text:p>
            <text:p></text:p>
            <text:p>		&lt;p class="copy helvetica-neue g695E9D channel-custom-font-custom-14-body-reduced-subhead"&gt;CPU jusqu&amp;#39;&amp;agrave; 16&amp;nbsp;c&amp;oelig;urs&lt;/p&gt;</text:p>
            <text:p>		&lt;/div&gt;</text:p>
            <text:p>		&lt;/div&gt;</text:p>
            <text:p>		&lt;/li&gt;</text:p>
            <text:p>		&lt;li class="list-item u1C6237" role="listitem"&gt;</text:p>
            <text:p>		&lt;div class="row large-display-bleed medium-display-bleed small-display-bleed v103C6B"&gt;</text:p>
            <text:p>		&lt;div class="column large-12 x9BF95C"&gt;</text:p>
            <text:p>		&lt;div&gt;&lt;/div&gt;</text:p>
            <text:p></text:p>
            <text:p>		&lt;p class="copy helvetica-neue m67BF0E channel-custom-font-custom-14-body-reduced-subhead"&gt;GPU jusqu&amp;rsquo;&amp;agrave; 40&amp;nbsp;c&amp;oelig;urs&lt;/p&gt;</text:p>
            <text:p>		&lt;/div&gt;</text:p>
            <text:p>		&lt;/div&gt;</text:p>
            <text:p>		&lt;/li&gt;</text:p>
            <text:p>		&lt;li class="list-item y63F7C0" role="listitem"&gt;</text:p>
            <text:p>		&lt;div class="row large-display-bleed medium-display-bleed small-display-bleed u5DEA41"&gt;</text:p>
            <text:p>		&lt;div class="column large-12 q6BE4CA"&gt;</text:p>
            <text:p>		&lt;div&gt;&lt;/div&gt;</text:p>
            <text:p></text:p>
            <text:p>		&lt;p class="copy helvetica-neue tD64C8D channel-custom-font-custom-14-body-reduced-subhead"&gt;Jusqu&amp;rsquo;&amp;agrave; 128&amp;nbsp;Go de&amp;nbsp;m&amp;eacute;moire&amp;nbsp;unifi&amp;eacute;e&lt;/p&gt;</text:p>
            <text:p>		&lt;/div&gt;</text:p>
            <text:p>		&lt;/div&gt;</text:p>
            <text:p>		&lt;/li&gt;</text:p>
            <text:p>	&lt;/ul&gt;</text:p>
            <text:p>	&lt;/div&gt;</text:p>
            <text:p>	&lt;/div&gt;</text:p>
            <text:p>	&lt;/div&gt;</text:p>
            <text:p>	&lt;/div&gt;</text:p>
            <text:p>	&lt;/div&gt;</text:p>
            <text:p>	&lt;/div&gt;</text:p>
            <text:p>	&lt;/li&gt;</text:p>
            <text:p>	&lt;li class="list-item l4EB47E" role="listitem"&gt;</text:p>
            <text:p>	&lt;div class="row large-display-bleed medium-display-bleed small-display-bleed b2A1AD3"&gt;</text:p>
            <text:p>	&lt;div class="column large-12 wA839CD"&gt;</text:p>
            <text:p>	&lt;div&gt;&lt;/div&gt;</text:p>
            <text:p></text:p>
            <text:p>	&lt;div class="bento-box g919EC7"&gt;</text:p>
            <text:p>	&lt;div class="bentobox-item v5BE8EE"&gt;</text:p>
            <text:p>	&lt;div class="row large-display-bleed medium-display-bleed small-display-bleed a622EBD"&gt;</text:p>
            <text:p>	&lt;div class="column large-12 c1F2E17"&gt;</text:p>
            <text:p>	&lt;div&gt;&lt;/div&gt;</text:p>
            <text:p></text:p>
            <text:p>	&lt;p class="copy k7B6A8C channel-custom-font-custom-32-headlines"&gt;Des apps au&amp;nbsp;max.&lt;/p&gt;</text:p>
            <text:p></text:p>
            <text:p>	&lt;div&gt;&lt;picture&gt; &lt;source media="(min-width: 1069px)" sizes="(min-width: 1069px) 647px" srcset="https://media.ldlc.com/apple/macbook_pro_m3/images/apps_large_2x.png?1697864086950 1294w,https://media.ldlc.com/apple/macbook_pro_m3/images/apps_large.png?1697864086954 647w" type="image/png" /&gt; &lt;source media="(min-width: 735px)" sizes="(min-width: 735px) 336px" srcset="https://media.ldlc.com/apple/macbook_pro_m3/images/apps_medium.png?1697864086949 336w,https://media.ldlc.com/apple/macbook_pro_m3/images/apps_medium_2x.png?1697864086952 672w" type="image/png" /&gt;&lt;img alt="Présentation de MacBook Pro exécutant des apps telles que Adobe After Effects, Keynote, DaVinci Resolve, Autodesk Maya avec le moteur de rendu Arnold, Adobe Photoshop, Houdini, SketchUp" class="image double-invert k5E5725" sizes="320px" src="https://media.ldlc.com/apple/macbook_pro_m3/images/apps_small.png?1697864086950" srcset="https://media.ldlc.com/apple/macbook_pro_m3/images/apps_small.png?1697864086950 320w,https://media.ldlc.com/apple/macbook_pro_m3/images/apps_small_2x.png?1697864086953 640w" /&gt;&lt;/picture&gt;&lt;/div&gt;</text:p>
            <text:p>	&lt;/div&gt;</text:p>
            <text:p>	&lt;/div&gt;</text:p>
            <text:p>	&lt;/div&gt;</text:p>
            <text:p>	&lt;/div&gt;</text:p>
            <text:p>	&lt;/div&gt;</text:p>
            <text:p>	&lt;/div&gt;</text:p>
            <text:p>	&lt;/li&gt;</text:p>
            <text:p>	&lt;li class="list-item f158111" role="listitem"&gt;</text:p>
            <text:p>	&lt;div class="row large-display-bleed medium-display-bleed small-display-bleed gFFD464"&gt;</text:p>
            <text:p>	&lt;div class="column large-12 vF859EE"&gt;</text:p>
            <text:p>	&lt;div&gt;&lt;/div&gt;</text:p>
            <text:p></text:p>
            <text:p>	&lt;div class="bento-box o3CE53B"&gt;</text:p>
            <text:p>	&lt;div class="bentobox-item mBC266E"&gt;</text:p>
            <text:p>	&lt;div class="row large-display-bleed medium-display-bleed small-display-bleed t5644F0"&gt;</text:p>
            <text:p>	&lt;div class="column large-12 xF07ED9"&gt;</text:p>
            <text:p>	&lt;div&gt;&lt;/div&gt;</text:p>
            <text:p></text:p>
            <text:p>	&lt;p class="copy x24E6AF channel-custom-font-custom-32-headlines"&gt;Jusqu&amp;rsquo;&amp;agrave; 22&amp;nbsp;heures d&amp;rsquo;autonomie&lt;span aria-hidden="true" style="top: -0.3em; position: relative; font-size: .55em; vertical-align: top;"&gt;&amp;loz;&lt;/span&gt;&lt;span class="visuallyhidden" style="white-space: nowrap;"&gt;Renvoi aux mentions l&amp;eacute;gales&lt;/span&gt;.&lt;/p&gt;</text:p>
            <text:p>	&lt;/div&gt;</text:p>
            <text:p>	&lt;/div&gt;</text:p>
            <text:p></text:p>
            <text:p>	&lt;div class="row large-display-bleed medium-display-bleed small-display-bleed cF5A941"&gt;</text:p>
            <text:p>	&lt;div class="column large-12 u10B689"&gt;</text:p>
            <text:p>	&lt;div&gt;&lt;/div&gt;</text:p>
            <text:p></text:p>
            <text:p>	&lt;div&gt;&lt;picture&gt; &lt;source media="(min-width: 1069px)" sizes="(min-width: 1069px) 313px" srcset="https://media.ldlc.com/apple/macbook_pro_m3/images/battery_life_large.png?1697864086954 313w,https://media.ldlc.com/apple/macbook_pro_m3/images/battery_life_large_2x.png?1697864086954 626w" type="image/png" /&gt; &lt;source media="(min-width: 735px)" sizes="(min-width: 735px) 336px" srcset="https://media.ldlc.com/apple/macbook_pro_m3/images/battery_life_medium_2x.png?1697864086950 672w,https://media.ldlc.com/apple/macbook_pro_m3/images/battery_life_medium.png?1697864086952 336w" type="image/png" /&gt;&lt;img alt="Personne travaillant sur un MacBook Pro débranché dans un café" class="image double-invert w891917" sizes="320px" src="https://media.ldlc.com/apple/macbook_pro_m3/images/battery_life_small.png?1697864086954" srcset="https://media.ldlc.com/apple/macbook_pro_m3/images/battery_life_small.png?1697864086954 320w,https://media.ldlc.com/apple/macbook_pro_m3/images/battery_life_small_2x.png?1697864086955 640w" /&gt;&lt;/picture&gt;&lt;/div&gt;</text:p>
            <text:p>	&lt;/div&gt;</text:p>
            <text:p>	&lt;/div&gt;</text:p>
            <text:p>	&lt;/div&gt;</text:p>
            <text:p>	&lt;/div&gt;</text:p>
            <text:p>	&lt;/div&gt;</text:p>
            <text:p>	&lt;/div&gt;</text:p>
            <text:p>	&lt;/li&gt;</text:p>
            <text:p>	&lt;li class="list-item p5AD5CC" role="listitem"&gt;</text:p>
            <text:p>	&lt;div class="row large-display-bleed medium-display-bleed small-display-bleed wA01FBD"&gt;</text:p>
            <text:p>	&lt;div class="column large-12 h98C1C7"&gt;</text:p>
            <text:p>	&lt;div&gt;&lt;/div&gt;</text:p>
            <text:p></text:p>
            <text:p>	&lt;div class="bento-box hE2E91E"&gt;</text:p>
            <text:p>	&lt;div class="bentobox-item oFC95D0"&gt;</text:p>
            <text:p>	&lt;div class="row large-display-bleed medium-display-bleed small-display-bleed zF1AF4C"&gt;</text:p>
            <text:p>	&lt;div class="column large-4 small-12 d71358F"&gt;</text:p>
            <text:p>	&lt;div&gt;&lt;/div&gt;</text:p>
            <text:p></text:p>
            <text:p>	&lt;p class="copy jE3C55F channel-custom-font-custom-32-headlines"&gt;&amp;Eacute;cran&amp;nbsp;Liquid Retina&amp;nbsp;XDR.&lt;/p&gt;</text:p>
            <text:p></text:p>
            <text:p>	&lt;ul class="list a496CE1" role="list"&gt;</text:p>
            <text:p>		&lt;li class="list-item v5CC9E7" role="listitem"&gt;</text:p>
            <text:p>		&lt;div class="row large-display-bleed medium-display-bleed small-display-bleed fAA69BA"&gt;</text:p>
            <text:p>		&lt;div class="column large-12 o7F2AE4"&gt;</text:p>
            <text:p>		&lt;div&gt;&lt;/div&gt;</text:p>
            <text:p></text:p>
            <text:p>		&lt;p class="copy r629C20 channel-custom-font-custom-40-badges"&gt;600&lt;/p&gt;</text:p>
            <text:p></text:p>
            <text:p>		&lt;p class="copy helvetica-neue g973CC4 channel-custom-font-custom-14-callouts"&gt;nits de luminosit&amp;eacute;&amp;nbsp;SDR&lt;/p&gt;</text:p>
            <text:p>		&lt;/div&gt;</text:p>
            <text:p>		&lt;/div&gt;</text:p>
            <text:p>		&lt;/li&gt;</text:p>
            <text:p>		&lt;li class="list-item qA78F2E" role="listitem"&gt;</text:p>
            <text:p>		&lt;div class="row large-display-bleed medium-display-bleed small-display-bleed oF5CEF1"&gt;</text:p>
            <text:p>		&lt;div class="column large-12 c1C54C0"&gt;</text:p>
            <text:p>		&lt;div&gt;&lt;/div&gt;</text:p>
            <text:p></text:p>
            <text:p>		&lt;p class="copy i8E72B9 channel-custom-font-custom-40-badges"&gt;1&amp;nbsp;000&lt;/p&gt;</text:p>
            <text:p></text:p>
            <text:p>		&lt;p class="copy helvetica-neue n375FB3 channel-custom-font-custom-14-callouts"&gt;nits de luminosit&amp;eacute; constante&lt;/p&gt;</text:p>
            <text:p>		&lt;/div&gt;</text:p>
            <text:p>		&lt;/div&gt;</text:p>
            <text:p>		&lt;/li&gt;</text:p>
            <text:p>		&lt;li class="list-item k4D2F8B" role="listitem"&gt;</text:p>
            <text:p>		&lt;div class="row large-display-bleed medium-display-bleed small-display-bleed z1D0103"&gt;</text:p>
            <text:p>		&lt;div class="column large-12 nC4B23E"&gt;</text:p>
            <text:p>		&lt;div&gt;&lt;/div&gt;</text:p>
            <text:p></text:p>
            <text:p>		&lt;p class="copy n3B64CA channel-custom-font-custom-40-badges"&gt;1&amp;nbsp;600&lt;/p&gt;</text:p>
            <text:p></text:p>
            <text:p>		&lt;p class="copy helvetica-neue tAA9EDC channel-custom-font-custom-14-callouts"&gt;nits de luminosit&amp;eacute; de pointe&lt;/p&gt;</text:p>
            <text:p>		&lt;/div&gt;</text:p>
            <text:p>		&lt;/div&gt;</text:p>
            <text:p>		&lt;/li&gt;</text:p>
            <text:p>	&lt;/ul&gt;</text:p>
            <text:p>	&lt;/div&gt;</text:p>
            <text:p></text:p>
            <text:p>	&lt;div class="column large-8 small-12 oAC7448"&gt;</text:p>
            <text:p>	&lt;div&gt;&lt;/div&gt;</text:p>
            <text:p></text:p>
            <text:p>	&lt;div&gt;&lt;picture&gt; &lt;source media="(min-width: 1069px)" sizes="(min-width: 1069px) 597px" srcset="https://media.ldlc.com/apple/macbook_pro_m3/images/liquid_retina_xdr_display_large_2x.png?1697864086955 1194w,https://media.ldlc.com/apple/macbook_pro_m3/images/liquid_retina_xdr_display_large.png?1697864086955 597w" type="image/png" /&gt; &lt;source media="(min-width: 735px)" sizes="(min-width: 735px) 464px" srcset="https://media.ldlc.com/apple/macbook_pro_m3/images/liquid_retina_xdr_display_medium_2x.png?1697864086950 928w,https://media.ldlc.com/apple/macbook_pro_m3/images/liquid_retina_xdr_display_medium.png?1697864086952 464w" type="image/png" /&gt;&lt;img alt="Portrait coloré montrant la clarté de l'écran Liquid Retina XDR" class="image double-invert o91E05F" sizes="270px" src="https://media.ldlc.com/apple/macbook_pro_m3/images/liquid_retina_xdr_display_small_2x.png?1697864086954" srcset="https://media.ldlc.com/apple/macbook_pro_m3/images/liquid_retina_xdr_display_small_2x.png?1697864086954 540w,https://media.ldlc.com/apple/macbook_pro_m3/images/liquid_retina_xdr_display_small.png?1697864086955 270w" /&gt;&lt;/picture&gt;&lt;/div&gt;</text:p>
            <text:p>	&lt;/div&gt;</text:p>
            <text:p>	&lt;/div&gt;</text:p>
            <text:p>	&lt;/div&gt;</text:p>
            <text:p>	&lt;/div&gt;</text:p>
            <text:p>	&lt;/div&gt;</text:p>
            <text:p>	&lt;/div&gt;</text:p>
            <text:p>	&lt;/li&gt;</text:p>
            <text:p>	&lt;li class="list-item sDE6EEA" role="listitem"&gt;</text:p>
            <text:p>	&lt;div class="row large-display-bleed medium-display-bleed small-display-bleed rC6C9E6"&gt;</text:p>
            <text:p>	&lt;div class="column large-12 a4D8C63"&gt;</text:p>
            <text:p>	&lt;div&gt;&lt;/div&gt;</text:p>
            <text:p></text:p>
            <text:p>	&lt;div class="bento-box oA02808"&gt;</text:p>
            <text:p>	&lt;div class="bentobox-item v41EC51"&gt;</text:p>
            <text:p>	&lt;div class="row large-display-bleed medium-display-bleed small-display-bleed o11AB39"&gt;</text:p>
            <text:p>	&lt;div class="column large-4 medium-5 small-12 l9DA35F"&gt;</text:p>
            <text:p>	&lt;div&gt;&lt;/div&gt;</text:p>
            <text:p></text:p>
            <text:p>	&lt;p class="copy b896729 channel-custom-font-custom-32-headlines"&gt;Cam&amp;eacute;ra et audio de&amp;nbsp;pointe.&lt;/p&gt;</text:p>
            <text:p></text:p>
            <text:p>	&lt;ul class="list b4649AB" role="list"&gt;</text:p>
            <text:p>		&lt;li class="list-item aA7CDFB" role="listitem"&gt;</text:p>
            <text:p>		&lt;div class="row large-display-bleed medium-display-bleed small-display-bleed t62ED4D"&gt;</text:p>
            <text:p>		&lt;div class="column large-2 small-3 uDE86C2"&gt;</text:p>
            <text:p>		&lt;div&gt;&lt;/div&gt;</text:p>
            <text:p></text:p>
            <text:p>		&lt;div&gt;&lt;picture&gt; &lt;source media="(min-width: 1069px)" sizes="(min-width: 1069px) 49px" srcset="https://media.ldlc.com/apple/macbook_pro_m3/images/icon_video_large.png?1697864086954 49w,https://media.ldlc.com/apple/macbook_pro_m3/images/icon_video_large_2x.png?1697864086955 98w" type="image/png" /&gt; &lt;source media="(min-width: 735px)" sizes="(min-width: 735px) 49px" srcset="https://media.ldlc.com/apple/macbook_pro_m3/images/icon_video_medium.png?1697864086950 49w,https://media.ldlc.com/apple/macbook_pro_m3/images/icon_video_medium_2x.png?1697864086956 98w" type="image/png" /&gt;&lt;img alt=" " class="image h946595" sizes="32px" src="https://media.ldlc.com/apple/macbook_pro_m3/images/icon_video_small.png?1697864086954" srcset="https://media.ldlc.com/apple/macbook_pro_m3/images/icon_video_small.png?1697864086954 32w,https://media.ldlc.com/apple/macbook_pro_m3/images/icon_video_small_2x.png?1697864086955 64w" /&gt;&lt;/picture&gt;&lt;/div&gt;</text:p>
            <text:p>		&lt;/div&gt;</text:p>
            <text:p></text:p>
            <text:p>		&lt;div class="column large-9 sBCC0F9"&gt;</text:p>
            <text:p>		&lt;div&gt;&lt;/div&gt;</text:p>
            <text:p></text:p>
            <text:p>		&lt;p class="copy helvetica-neue zB492C5 channel-custom-font-custom-14-callouts"&gt;Cam&amp;eacute;ra FaceTime HD&amp;nbsp;1080p&lt;/p&gt;</text:p>
            <text:p>		&lt;/div&gt;</text:p>
            <text:p>		&lt;/div&gt;</text:p>
            <text:p>		&lt;/li&gt;</text:p>
            <text:p>		&lt;li class="list-item d509B8B" role="listitem"&gt;</text:p>
            <text:p>		&lt;div class="row large-display-bleed medium-display-bleed small-display-bleed v9B4765"&gt;</text:p>
            <text:p>		&lt;div class="column large-2 small-3 u317243"&gt;</text:p>
            <text:p>		&lt;div&gt;&lt;/div&gt;</text:p>
            <text:p></text:p>
            <text:p>		&lt;div&gt;&lt;picture&gt; &lt;source media="(min-width: 1069px)" sizes="(min-width: 1069px) 34px" srcset="https://media.ldlc.com/apple/macbook_pro_m3/images/icon_waveform_large.png?1697864086951 34w,https://media.ldlc.com/apple/macbook_pro_m3/images/icon_waveform_large_2x.png?1697864086953 68w" type="image/png" /&gt; &lt;source media="(min-width: 735px)" sizes="(min-width: 735px) 34px" srcset="https://media.ldlc.com/apple/macbook_pro_m3/images/icon_waveform_medium_2x.png?1697864086949 68w,https://media.ldlc.com/apple/macbook_pro_m3/images/icon_waveform_medium.png?1697864086952 34w" type="image/png" /&gt;&lt;img alt=" " class="image o6D9E41" sizes="23px" src="https://media.ldlc.com/apple/macbook_pro_m3/images/icon_waveform_small.png?1697864086952" srcset="https://media.ldlc.com/apple/macbook_pro_m3/images/icon_waveform_small.png?1697864086952 23w,https://media.ldlc.com/apple/macbook_pro_m3/images/icon_waveform_small_2x.png?1697864086955 46w" /&gt;&lt;/picture&gt;&lt;/div&gt;</text:p>
            <text:p>		&lt;/div&gt;</text:p>
            <text:p></text:p>
            <text:p>		&lt;div class="column large-9 e6E1980"&gt;</text:p>
            <text:p>		&lt;div&gt;&lt;/div&gt;</text:p>
            <text:p></text:p>
            <text:p>		&lt;p class="copy helvetica-neue u3E3215 channel-custom-font-custom-14-callouts"&gt;Ensemble de trois micros de qualit&amp;eacute; studio&lt;/p&gt;</text:p>
            <text:p>		&lt;/div&gt;</text:p>
            <text:p>		&lt;/div&gt;</text:p>
            <text:p>		&lt;/li&gt;</text:p>
            <text:p>		&lt;li class="list-item bD0135D" role="listitem"&gt;</text:p>
            <text:p>		&lt;div class="row large-display-bleed medium-display-bleed small-display-bleed vAD36CC"&gt;</text:p>
            <text:p>		&lt;div class="column large-2 small-3 r97A122"&gt;</text:p>
            <text:p>		&lt;div&gt;&lt;/div&gt;</text:p>
            <text:p></text:p>
            <text:p>		&lt;div&gt;&lt;picture&gt; &lt;source media="(min-width: 1069px)" sizes="(min-width: 1069px) 42px" srcset="https://media.ldlc.com/apple/macbook_pro_m3/images/icon_person_spatialaudio_large_2x.png?1697864086955 84w,https://media.ldlc.com/apple/macbook_pro_m3/images/icon_person_spatialaudio_large.png?1697864086955 42w" type="image/png" /&gt; &lt;source media="(min-width: 735px)" sizes="(min-width: 735px) 42px" srcset="https://media.ldlc.com/apple/macbook_pro_m3/images/icon_person_spatialaudio_medium.png?1697864086951 42w,https://media.ldlc.com/apple/macbook_pro_m3/images/icon_person_spatialaudio_medium_2x.png?1697864086954 84w" type="image/png" /&gt;&lt;img alt=" " class="image x2F07CF" sizes="27px" src="https://media.ldlc.com/apple/macbook_pro_m3/images/icon_person_spatialaudio_small_2x.png?1697864086950" srcset="https://media.ldlc.com/apple/macbook_pro_m3/images/icon_person_spatialaudio_small_2x.png?1697864086950 54w,https://media.ldlc.com/apple/macbook_pro_m3/images/icon_person_spatialaudio_small.png?1697864086954 27w" /&gt;&lt;/picture&gt;&lt;/div&gt;</text:p>
            <text:p>		&lt;/div&gt;</text:p>
            <text:p></text:p>
            <text:p>		&lt;div class="column large-9 e8B56C4"&gt;</text:p>
            <text:p>		&lt;div&gt;&lt;/div&gt;</text:p>
            <text:p></text:p>
            <text:p>		&lt;p class="copy helvetica-neue lF1937F channel-custom-font-custom-14-callouts"&gt;Syst&amp;egrave;me &amp;agrave; six haut&amp;#8209;parleurs avec Audio spatial&lt;/p&gt;</text:p>
            <text:p>		&lt;/div&gt;</text:p>
            <text:p>		&lt;/div&gt;</text:p>
            <text:p>		&lt;/li&gt;</text:p>
            <text:p>	&lt;/ul&gt;</text:p>
            <text:p>	&lt;/div&gt;</text:p>
            <text:p></text:p>
            <text:p>	&lt;div class="column large-8 medium-7 small-12 a314E9E"&gt;</text:p>
            <text:p>	&lt;div&gt;&lt;/div&gt;</text:p>
            <text:p></text:p>
            <text:p>	&lt;div&gt;&lt;picture&gt; &lt;source media="(min-width: 1069px)" sizes="(min-width: 1069px) 643px" srcset="https://media.ldlc.com/apple/macbook_pro_m3/images/advanced_camera_audio_large_2x.png?1697864086952 1286w,https://media.ldlc.com/apple/macbook_pro_m3/images/advanced_camera_audio_large.png?1697864086952 643w" type="image/png" /&gt; &lt;source media="(min-width: 735px)" sizes="(min-width: 735px) 429px" srcset="https://media.ldlc.com/apple/macbook_pro_m3/images/advanced_camera_audio_medium.png?1697864086953 429w,https://media.ldlc.com/apple/macbook_pro_m3/images/advanced_camera_audio_medium_2x.png?1697864086956 858w" type="image/png" /&gt;&lt;img alt="MacBook Pro entouré de cercles concentriques bleus pour suggérer la sensation 3D que procure l'Audio spatial. À l'écran, une personne utilise la fonctionnalité Incrustation de l'intervenant lors d'une visioconférence Zoom pour apparaître devant le contenu qu'elle est en train de présenter." class="image double-invert y69CAEE" sizes="303px" src="https://media.ldlc.com/apple/macbook_pro_m3/images/advanced_camera_audio_small_2x.png?1697864086950" srcset="https://media.ldlc.com/apple/macbook_pro_m3/images/advanced_camera_audio_small_2x.png?1697864086950 606w,https://media.ldlc.com/apple/macbook_pro_m3/images/advanced_camera_audio_small.png?1697864086952 303w" /&gt;&lt;/picture&gt;&lt;/div&gt;</text:p>
            <text:p>	&lt;/div&gt;</text:p>
            <text:p>	&lt;/div&gt;</text:p>
            <text:p>	&lt;/div&gt;</text:p>
            <text:p>	&lt;/div&gt;</text:p>
            <text:p>	&lt;/div&gt;</text:p>
            <text:p>	&lt;/div&gt;</text:p>
            <text:p>	&lt;/li&gt;</text:p>
            <text:p>	&lt;li class="list-item zBB55A7" role="listitem"&gt;</text:p>
            <text:p>	&lt;div class="row large-display-bleed medium-display-bleed small-display-bleed b427918"&gt;</text:p>
            <text:p>	&lt;div class="column large-12 pDE834D"&gt;</text:p>
            <text:p>	&lt;div&gt;&lt;/div&gt;</text:p>
            <text:p></text:p>
            <text:p>	&lt;div class="bento-box s7F6BBA"&gt;</text:p>
            <text:p>	&lt;div class="bentobox-item o6B302C"&gt;</text:p>
            <text:p>	&lt;div class="row large-display-bleed medium-display-bleed small-display-bleed jEB904D"&gt;</text:p>
            <text:p>	&lt;div class="column large-12 d645DC2"&gt;</text:p>
            <text:p>	&lt;div&gt;&lt;/div&gt;</text:p>
            <text:p></text:p>
            <text:p>	&lt;p class="copy p4C74DA channel-custom-font-custom-32-headlines"&gt;Ports de pro.&lt;br /&gt;</text:p>
            <text:p>	Connexions rapides.&lt;/p&gt;</text:p>
            <text:p></text:p>
            <text:p>	&lt;div&gt;&lt;picture&gt; &lt;source media="(min-width: 1069px)" sizes="(min-width: 1069px) 480px" srcset="https://media.ldlc.com/apple/macbook_pro_m3/images/ports_large_2x.png?1697864086949 960w,https://media.ldlc.com/apple/macbook_pro_m3/images/ports_large.png?1697864086950 480w" type="image/png" /&gt; &lt;source media="(min-width: 735px)" sizes="(min-width: 735px) 336px" srcset="https://media.ldlc.com/apple/macbook_pro_m3/images/ports_medium.png?1697864086954 336w,https://media.ldlc.com/apple/macbook_pro_m3/images/ports_medium_2x.png?1697864086955 672w" type="image/png" /&gt;&lt;img alt="Vue latérale d'un MacBook Pro 14 pouces avec puce M3 Pro. Côté gauche : port MagSafe, deux ports Thunderbolt 4 et prise casque. Côté droit : lecteur de carte SDXC, un port Thunderbolt 4 et port HDMI" class="image double-invert q4A977D" sizes="320px" src="https://media.ldlc.com/apple/macbook_pro_m3/images/ports_small_2x.png?1697864086955" srcset="https://media.ldlc.com/apple/macbook_pro_m3/images/ports_small_2x.png?1697864086955 640w,https://media.ldlc.com/apple/macbook_pro_m3/images/ports_small.png?1697864086956 320w" /&gt;&lt;/picture&gt;&lt;/div&gt;</text:p>
            <text:p>	&lt;/div&gt;</text:p>
            <text:p>	&lt;/div&gt;</text:p>
            <text:p></text:p>
            <text:p>	&lt;div class="row large-display-bleed medium-display-bleed small-display-bleed zF4EE62"&gt;</text:p>
            <text:p>	&lt;div class="column large-12 h8CFA62"&gt;</text:p>
            <text:p>	&lt;div&gt;&lt;/div&gt;</text:p>
            <text:p></text:p>
            <text:p>	&lt;p class="copy helvetica-neue iA883D5 channel-custom-font-custom-12-image-captions"&gt;MacBook&amp;nbsp;Pro 14&amp;nbsp;pouces avec puce&amp;nbsp;M3&amp;nbsp;Pro&lt;/p&gt;</text:p>
            <text:p>	&lt;/div&gt;</text:p>
            <text:p>	&lt;/div&gt;</text:p>
            <text:p></text:p>
            <text:p>	&lt;div class="row large-display-bleed medium-display-bleed small-display-bleed jD00799"&gt;</text:p>
            <text:p>	&lt;div class="column large-12 r48B448"&gt;</text:p>
            <text:p>	&lt;div&gt;&lt;/div&gt;</text:p>
            <text:p></text:p>
            <text:p>	&lt;div class="key-line v3ABDC0"&gt;</text:p>
            <text:p>	&lt;div class="liner"&gt;&lt;/div&gt;</text:p>
            <text:p>	&lt;/div&gt;</text:p>
            <text:p>	&lt;/div&gt;</text:p>
            <text:p>	&lt;/div&gt;</text:p>
            <text:p></text:p>
            <text:p>	&lt;div class="row large-display-bleed medium-display-bleed small-display-bleed e2D1020"&gt;</text:p>
            <text:p>	&lt;div class="column large-12 eE9F9ED"&gt;</text:p>
            <text:p>	&lt;div&gt;&lt;/div&gt;</text:p>
            <text:p></text:p>
            <text:p>	&lt;p class="copy helvetica-neue o1AC97A channel-custom-font-custom-14-callouts"&gt;Thunderbolt&lt;span aria-hidden="true" style="top: -0.3em; position: relative; font-size: 10px; vertical-align: top;"&gt;&amp;loz;&lt;/span&gt;&lt;span class="visuallyhidden" style="white-space: nowrap;"&gt;Renvoi aux mentions l&amp;eacute;gales&lt;/span&gt;, HDMI, SDXC, MagSafe, prise casque, prise en charge des connectivit&amp;eacute;s Wi&amp;#8209;Fi&amp;nbsp;6E&lt;span aria-hidden="true" style="top: -0.3em; position: relative; font-size: 10px; vertical-align: top;"&gt;&amp;loz;&lt;/span&gt;&lt;span class="visuallyhidden" style="white-space: nowrap;"&gt;Renvoi aux mentions l&amp;eacute;gales&lt;/span&gt; et Bluetooth&amp;nbsp;5.3&lt;/p&gt;</text:p>
            <text:p>	&lt;/div&gt;</text:p>
            <text:p>	&lt;/div&gt;</text:p>
            <text:p>	&lt;/div&gt;</text:p>
            <text:p>	&lt;/div&gt;</text:p>
            <text:p>	&lt;/div&gt;</text:p>
            <text:p>	&lt;/div&gt;</text:p>
            <text:p>	&lt;/li&gt;</text:p>
            <text:p>	&lt;li class="list-item j5B7ABE" role="listitem"&gt;</text:p>
            <text:p>	&lt;div class="row large-display-bleed medium-display-bleed small-display-bleed wD3283B"&gt;</text:p>
            <text:p>	&lt;div class="column large-12 e310B42"&gt;</text:p>
            <text:p>	&lt;div&gt;&lt;/div&gt;</text:p>
            <text:p></text:p>
            <text:p>	&lt;div class="bento-box w7DFC39"&gt;</text:p>
            <text:p>	&lt;div class="bentobox-item j54C13B"&gt;</text:p>
            <text:p>	&lt;div class="row large-display-bleed medium-display-bleed small-display-bleed vFA6F22"&gt;</text:p>
            <text:p>	&lt;div class="column large-12 rDB79AF"&gt;</text:p>
            <text:p>	&lt;div&gt;&lt;/div&gt;</text:p>
            <text:p></text:p>
            <text:p>	&lt;p class="copy zAB2A59 channel-custom-font-custom-32-headlines"&gt;Magic&amp;nbsp;Keyboard avec&amp;nbsp;Touch&amp;nbsp;ID.&lt;/p&gt;</text:p>
            <text:p>	&lt;/div&gt;</text:p>
            <text:p>	&lt;/div&gt;</text:p>
            <text:p></text:p>
            <text:p>	&lt;div class="row large-display-bleed medium-display-bleed small-display-bleed o9FF646"&gt;</text:p>
            <text:p>	&lt;div class="column large-9 medium-8 small-8 p244D70"&gt;</text:p>
            <text:p>	&lt;div&gt;&lt;/div&gt;</text:p>
            <text:p></text:p>
            <text:p>	&lt;div&gt;&lt;picture&gt; &lt;source media="(min-width: 1069px)" sizes="(min-width: 1069px) 418px" srcset="https://media.ldlc.com/apple/macbook_pro_m3/images/magic_keyboard_large_2x.png?1697864086954 836w,https://media.ldlc.com/apple/macbook_pro_m3/images/magic_keyboard_large.png?1697864086956 418w" type="image/png" /&gt; &lt;source media="(min-width: 735px)" sizes="(min-width: 735px) 287px" srcset="https://media.ldlc.com/apple/macbook_pro_m3/images/magic_keyboard_medium_2x.png?1697864086949 574w,https://media.ldlc.com/apple/macbook_pro_m3/images/magic_keyboard_medium.png?1697864086953 287w" type="image/png" /&gt;&lt;img alt="Clavier du MacBook Pro avec Touch ID vu d'en haut" class="image double-invert dB77BF6" sizes="264px" src="https://media.ldlc.com/apple/macbook_pro_m3/images/magic_keyboard_small_2x.png?1697864086950" srcset="https://media.ldlc.com/apple/macbook_pro_m3/images/magic_keyboard_small_2x.png?1697864086950 528w,https://media.ldlc.com/apple/macbook_pro_m3/images/magic_keyboard_small.png?1697864086953 264w" /&gt;&lt;/picture&gt;&lt;/div&gt;</text:p>
            <text:p>	&lt;/div&gt;</text:p>
            <text:p></text:p>
            <text:p>	&lt;div class="column large-3 medium-4 sA2FE1B"&gt;</text:p>
            <text:p>	&lt;div&gt;&lt;/div&gt;</text:p>
            <text:p></text:p>
            <text:p>	&lt;div&gt;&lt;picture&gt; &lt;source media="(min-width: 1069px)" sizes="(min-width: 1069px) 42px" srcset="https://media.ldlc.com/apple/macbook_pro_m3/images/icon_touchid_large.png?1697864086952 42w,https://media.ldlc.com/apple/macbook_pro_m3/images/icon_touchid_large_2x.png?1697864086954 84w" type="image/png" /&gt; &lt;source media="(min-width: 735px)" sizes="(min-width: 735px) 42px" srcset="https://media.ldlc.com/apple/macbook_pro_m3/images/icon_touchid_medium_2x.png?1697864086950 84w,https://media.ldlc.com/apple/macbook_pro_m3/images/icon_touchid_medium.png?1697864086953 42w" type="image/png" /&gt;&lt;img alt="Touch ID situé dans le coin supérieur droit du clavier du MacBook Pro" class="image a22B05C" sizes="27px" src="https://media.ldlc.com/apple/macbook_pro_m3/images/icon_touchid_small.png?1697864086952" srcset="https://media.ldlc.com/apple/macbook_pro_m3/images/icon_touchid_small.png?1697864086952 27w,https://media.ldlc.com/apple/macbook_pro_m3/images/icon_touchid_small_2x.png?1697864086955 54w" /&gt;&lt;/picture&gt;&lt;/div&gt;</text:p>
            <text:p></text:p>
            <text:p>	&lt;p class="copy helvetica-neue h93AE60 channel-custom-font-custom-14-callouts"&gt;Touch&amp;nbsp;ID&lt;/p&gt;</text:p>
            <text:p>	&lt;/div&gt;</text:p>
            <text:p>	&lt;/div&gt;</text:p>
            <text:p>	&lt;/div&gt;</text:p>
            <text:p>	&lt;/div&gt;</text:p>
            <text:p>	&lt;/div&gt;</text:p>
            <text:p>	&lt;/div&gt;</text:p>
            <text:p>	&lt;/li&gt;</text:p>
            <text:p>&lt;/ul&gt;</text:p>
            <text:p>&lt;/div&gt;</text:p>
            <text:p>&lt;/div&gt;</text:p>
            <text:p>&lt;/div&gt;</text:p>
            <text:p>&lt;/div&gt;</text:p>
            <text:p>&lt;!--END SECTION | FEATURE TILES--&gt;&lt;!--BEGIN &gt; FLEX | NEW TO MAC--&gt;</text:p>
            <text:p></text:p>
            <text:p>&lt;div class="section theme-light d2B8DE5"&gt;</text:p>
            <text:p>&lt;div class="section-content"&gt;</text:p>
            <text:p>&lt;div class="row large-display-bleed medium-display-bleed small-display-bleed e9921CD"&gt;</text:p>
            <text:p>&lt;div class="column large-12 zDD9CF3"&gt;</text:p>
            <text:p>&lt;div&gt;&lt;/div&gt;</text:p>
            <text:p></text:p>
            <text:p>&lt;h2 class="copy nB1245A channel-custom-font-custom-21-eyebrow-reduced"&gt;Vous d&amp;eacute;couvrez le&amp;nbsp;Mac&amp;nbsp;?&lt;/h2&gt;</text:p>
            <text:p></text:p>
            <text:p>&lt;p class="copy f844754 channel-custom-font-custom-40-headline-reduced"&gt;Le Mac fait tout&amp;nbsp;&amp;ccedil;a.&lt;/p&gt;</text:p>
            <text:p>&lt;/div&gt;</text:p>
            <text:p>&lt;/div&gt;</text:p>
            <text:p></text:p>
            <text:p>&lt;div class="row large-display-bleed medium-display-bleed small-display-bleed oBF65B8"&gt;</text:p>
            <text:p>&lt;div class="column large-4 small-12 r4746A7"&gt;</text:p>
            <text:p>&lt;div&gt;&lt;/div&gt;</text:p>
            <text:p></text:p>
            <text:p>&lt;div class="bento-box f0069A0"&gt;</text:p>
            <text:p>&lt;div class="bentobox-item y837830"&gt;</text:p>
            <text:p>&lt;div class="row large-display-bleed medium-display-bleed small-display-bleed m3518DF"&gt;</text:p>
            <text:p>&lt;div class="column large-12 qE49E34"&gt;</text:p>
            <text:p>&lt;div&gt;&lt;/div&gt;</text:p>
            <text:p></text:p>
            <text:p>&lt;div&gt;&lt;picture&gt; &lt;source media="(min-width: 1069px)" sizes="(min-width: 1069px) 49px" srcset="https://media.ldlc.com/apple/macbook_pro_m3/images/flex_icon_checklist_checked_elevated_large.png?1697864086950 49w,https://media.ldlc.com/apple/macbook_pro_m3/images/flex_icon_checklist_checked_elevated_large_2x.png?1697864086953 98w" type="image/png" /&gt; &lt;source media="(min-width: 735px)" sizes="(min-width: 735px) 49px" srcset="https://media.ldlc.com/apple/macbook_pro_m3/images/flex_icon_checklist_checked_elevated_medium.png?1697864086952 49w,https://media.ldlc.com/apple/macbook_pro_m3/images/flex_icon_checklist_checked_elevated_medium_2x.png?1697864086955 98w" type="image/png" /&gt;&lt;img alt=" " class="image e8B7F63" sizes="49px" src="https://media.ldlc.com/apple/macbook_pro_m3/images/flex_icon_checklist_checked_elevated_small.png?1697864086952" srcset="https://media.ldlc.com/apple/macbook_pro_m3/images/flex_icon_checklist_checked_elevated_small.png?1697864086952 49w,https://media.ldlc.com/apple/macbook_pro_m3/images/flex_icon_checklist_checked_elevated_small_2x.png?1697864086955 98w" /&gt;&lt;/picture&gt;&lt;/div&gt;</text:p>
            <text:p></text:p>
            <text:p>&lt;h3 class="copy n959C5B channel-custom-font-custom-24-eyebrow"&gt;Facile &amp;agrave; ma&amp;icirc;triser.&lt;/h3&gt;</text:p>
            <text:p></text:p>
            <text:p>&lt;p class="copy helvetica-neue d6518A7 channel-custom-font-custom-17-body-reduced"&gt;Le Mac est si intuitif et facile &amp;agrave; utiliser que&amp;nbsp;vous pouvez faire tout de suite tout ce&amp;nbsp;que vous aimez.&lt;/p&gt;</text:p>
            <text:p>&lt;/div&gt;</text:p>
            <text:p>&lt;/div&gt;</text:p>
            <text:p>&lt;/div&gt;</text:p>
            <text:p>&lt;/div&gt;</text:p>
            <text:p>&lt;/div&gt;</text:p>
            <text:p></text:p>
            <text:p>&lt;div class="column large-4 small-12 uE73611"&gt;</text:p>
            <text:p>&lt;div&gt;&lt;/div&gt;</text:p>
            <text:p></text:p>
            <text:p>&lt;div class="bento-box cA9D148"&gt;</text:p>
            <text:p>&lt;div class="bentobox-item y88F2A7"&gt;</text:p>
            <text:p>&lt;div class="row large-display-bleed medium-display-bleed small-display-bleed y337B07"&gt;</text:p>
            <text:p>&lt;div class="column large-12 p37DA4F"&gt;</text:p>
            <text:p>&lt;div&gt;&lt;/div&gt;</text:p>
            <text:p></text:p>
            <text:p>&lt;div&gt;&lt;picture&gt; &lt;source media="(min-width: 1069px)" sizes="(min-width: 1069px) 32px" srcset="https://media.ldlc.com/apple/macbook_pro_m3/images/flex_icon_bolt_fill_elevated_large_2x.png?1697864086954 64w,https://media.ldlc.com/apple/macbook_pro_m3/images/flex_icon_bolt_fill_elevated_large.png?1697864086954 32w" type="image/png" /&gt; &lt;source media="(min-width: 735px)" sizes="(min-width: 735px) 32px" srcset="https://media.ldlc.com/apple/macbook_pro_m3/images/flex_icon_bolt_fill_elevated_medium_2x.png?1697864086951 64w,https://media.ldlc.com/apple/macbook_pro_m3/images/flex_icon_bolt_fill_elevated_medium.png?1697864086954 32w" type="image/png" /&gt;&lt;img alt=" " class="image jFD4FDF" sizes="32px" src="https://media.ldlc.com/apple/macbook_pro_m3/images/flex_icon_bolt_fill_elevated_small.png?1697864086949" srcset="https://media.ldlc.com/apple/macbook_pro_m3/images/flex_icon_bolt_fill_elevated_small.png?1697864086949 32w,https://media.ldlc.com/apple/macbook_pro_m3/images/flex_icon_bolt_fill_elevated_small_2x.png?1697864086955 64w" /&gt;&lt;/picture&gt;&lt;/div&gt;</text:p>
            <text:p></text:p>
            <text:p>&lt;h3 class="copy jD2D33C channel-custom-font-custom-24-eyebrow"&gt;Ultra&amp;#8209;rapide.&lt;/h3&gt;</text:p>
            <text:p></text:p>
            <text:p>&lt;p class="copy helvetica-neue y52A5B0 channel-custom-font-custom-17-body-reduced"&gt;Gr&amp;acirc;ce &amp;agrave; l&amp;rsquo;alliance des puces Apple et&amp;nbsp;de&amp;nbsp;macOS, le Mac vous permet de tout faire avec une puissance et une&amp;nbsp;rapidit&amp;eacute; ph&amp;eacute;nom&amp;eacute;nales.&lt;/p&gt;</text:p>
            <text:p>&lt;/div&gt;</text:p>
            <text:p>&lt;/div&gt;</text:p>
            <text:p>&lt;/div&gt;</text:p>
            <text:p>&lt;/div&gt;</text:p>
            <text:p>&lt;/div&gt;</text:p>
            <text:p></text:p>
            <text:p>&lt;div class="column large-4 small-12 q965404"&gt;</text:p>
            <text:p>&lt;div&gt;&lt;/div&gt;</text:p>
            <text:p></text:p>
            <text:p>&lt;div class="bento-box l87B12D"&gt;</text:p>
            <text:p>&lt;div class="bentobox-item m875AD5"&gt;</text:p>
            <text:p>&lt;div class="row large-display-bleed medium-display-bleed small-display-bleed t70E5B8"&gt;</text:p>
            <text:p>&lt;div class="column large-12 cFCD68D"&gt;</text:p>
            <text:p>&lt;div&gt;&lt;/div&gt;</text:p>
            <text:p></text:p>
            <text:p>&lt;div&gt;&lt;picture&gt; &lt;source media="(min-width: 1069px)" sizes="(min-width: 1069px) 55px" srcset="https://media.ldlc.com/apple/macbook_pro_m3/images/flex_icon_macbook_shield_checkmark_elevated_large_2x.png?1697864086953 110w,https://media.ldlc.com/apple/macbook_pro_m3/images/flex_icon_macbook_shield_checkmark_elevated_large.png?1697864086955 55w" type="image/png" /&gt; &lt;source media="(min-width: 735px)" sizes="(min-width: 735px) 55px" srcset="https://media.ldlc.com/apple/macbook_pro_m3/images/flex_icon_macbook_shield_checkmark_elevated_medium_2x.png?1697864086950 110w,https://media.ldlc.com/apple/macbook_pro_m3/images/flex_icon_macbook_shield_checkmark_elevated_medium.png?1697864086951 55w" type="image/png" /&gt;&lt;img alt=" " class="image v84DBF9" sizes="55px" src="https://media.ldlc.com/apple/macbook_pro_m3/images/flex_icon_macbook_shield_checkmark_elevated_small.png?1697864086949" srcset="https://media.ldlc.com/apple/macbook_pro_m3/images/flex_icon_macbook_shield_checkmark_elevated_small.png?1697864086949 55w,https://media.ldlc.com/apple/macbook_pro_m3/images/flex_icon_macbook_shield_checkmark_elevated_small_2x.png?1697864086950 110w" /&gt;&lt;/picture&gt;&lt;/div&gt;</text:p>
            <text:p></text:p>
            <text:p>&lt;h3 class="copy m85A3D8 channel-custom-font-custom-24-eyebrow"&gt;Con&amp;ccedil;u pour durer.&lt;/h3&gt;</text:p>
            <text:p></text:p>
            <text:p>&lt;h3 class="copy helvetica-neue lF1E5E9 channel-custom-font-custom-17-body-reduced"&gt;Avec son bo&amp;icirc;tier en aluminium r&amp;eacute;sistant et ses mises &amp;agrave; jour logicielles gratuites, le&amp;nbsp;Mac n&amp;rsquo;est vraiment pas pr&amp;egrave;s de&amp;nbsp;vous l&amp;acirc;cher.&lt;/h3&gt;</text:p>
            <text:p>&lt;/div&gt;</text:p>
            <text:p>&lt;/div&gt;</text:p>
            <text:p>&lt;/div&gt;</text:p>
            <text:p>&lt;/div&gt;</text:p>
            <text:p>&lt;/div&gt;</text:p>
            <text:p>&lt;/div&gt;</text:p>
            <text:p>&lt;/div&gt;</text:p>
            <text:p>&lt;/div&gt;</text:p>
            <text:p>&lt;!--END &gt; FLEX | NEW TO MAC--&gt;&lt;!--BEGIN &gt; LEGAL--&gt;</text:p>
            <text:p></text:p>
            <text:p>&lt;div class="section t83B9E4"&gt;</text:p>
            <text:p>&lt;div class="section-content"&gt;</text:p>
            <text:p>&lt;div class="row large-display-bleed medium-display-bleed j54F2D3"&gt;</text:p>
            <text:p>&lt;aside aria-labelledby="comp" class="column large-12 medium-12 r4E643B" role="complimentary"&gt;</text:p>
            <text:p>&lt;div&gt;&lt;/div&gt;</text:p>
            <text:p></text:p>
            <text:p>&lt;div class="row large-display-bleed medium-display-bleed small-display-bleed z592EE6"&gt;</text:p>
            <text:p>&lt;div class="column large-12 yD5C652"&gt;</text:p>
            <text:p>&lt;div&gt;&lt;/div&gt;</text:p>
            <text:p></text:p>
            <text:p>&lt;h2 class="copy helvetica-neue hA042B6 channel-custom-font-custom-12-sosumi" id="comp"&gt;&lt;span id="footnote-diamond-1"&gt;&amp;loz;&lt;/span&gt; Mentions l&amp;eacute;gales&lt;/h2&gt;</text:p>
            <text:p>&lt;/div&gt;</text:p>
            <text:p>&lt;/div&gt;</text:p>
            <text:p></text:p>
            <text:p>&lt;ul class="list iA5FEC5" role="list"&gt;</text:p>
            <text:p>	&lt;li class="list-item wA375D3" role="listitem"&gt;</text:p>
            <text:p>	&lt;div class="row large-display-bleed medium-display-bleed small-display-bleed w08D849"&gt;</text:p>
            <text:p>	&lt;div class="column large-12 e87EF06"&gt;</text:p>
            <text:p>	&lt;div&gt;&lt;/div&gt;</text:p>
            <text:p></text:p>
            <text:p>	&lt;p class="copy helvetica-neue d0C3422 channel-custom-font-custom-12-sosumi"&gt;&lt;span style="font-weight: 500;"&gt;Alimentation et batterie&amp;nbsp;:&lt;/span&gt; Autonomie pour la lecture vid&amp;eacute;o sur l&amp;rsquo;app&amp;nbsp;Apple&amp;nbsp;TV. L&amp;rsquo;autonomie de la batterie varie en fonction de la configuration et de l&amp;rsquo;utilisation. Pour&amp;nbsp;plus d&amp;rsquo;informations, consultez apple.com/fr/batteries.&lt;/p&gt;</text:p>
            <text:p>	&lt;/div&gt;</text:p>
            <text:p>	&lt;/div&gt;</text:p>
            <text:p>	&lt;/li&gt;</text:p>
            <text:p>	&lt;li class="list-item u4D2C3C" role="listitem"&gt;</text:p>
            <text:p>	&lt;div class="row large-display-bleed medium-display-bleed small-display-bleed eC71575"&gt;</text:p>
            <text:p>	&lt;div class="column large-12 wA1DEC2"&gt;</text:p>
            <text:p>	&lt;div&gt;&lt;/div&gt;</text:p>
            <text:p></text:p>
            <text:p>	&lt;p class="copy helvetica-neue sA8CF13 channel-custom-font-custom-12-sosumi"&gt;&lt;span style="font-weight: 500;"&gt;Thunderbolt&amp;nbsp;:&lt;/span&gt; La configuration des ports varie en fonction du mod&amp;egrave;le.&lt;/p&gt;</text:p>
            <text:p>	&lt;/div&gt;</text:p>
            <text:p>	&lt;/div&gt;</text:p>
            <text:p>	&lt;/li&gt;</text:p>
            <text:p>	&lt;li class="list-item lAA9137" role="listitem"&gt;</text:p>
            <text:p>	&lt;div class="row large-display-bleed medium-display-bleed small-display-bleed k40C766"&gt;</text:p>
            <text:p>	&lt;div class="column large-12 g5338C7"&gt;</text:p>
            <text:p>	&lt;div&gt;&lt;/div&gt;</text:p>
            <text:p></text:p>
            <text:p>	&lt;p class="copy helvetica-neue kAF77B0 channel-custom-font-custom-12-sosumi"&gt;&lt;span style="font-weight: 500;"&gt;Sans&amp;#8209;fil&amp;nbsp;:&lt;/span&gt; Wi&amp;#8209;Fi&amp;nbsp;6E disponible dans les pays et les r&amp;eacute;gions le prenant en charge.&lt;/p&gt;</text:p>
            <text:p>	&lt;/div&gt;</text:p>
            <text:p>	&lt;/div&gt;</text:p>
            <text:p>	&lt;/li&gt;</text:p>
            <text:p>	&lt;li class="list-item g471EC7" role="listitem"&gt;</text:p>
            <text:p>	&lt;div class="row large-display-bleed medium-display-bleed small-display-bleed u23E21E"&gt;</text:p>
            <text:p>	&lt;div class="column large-12 w1C8212"&gt;</text:p>
            <text:p>	&lt;div&gt;&lt;/div&gt;</text:p>
            <text:p></text:p>
            <text:p>	&lt;p class="copy helvetica-neue i3C3C15 channel-custom-font-custom-12-sosumi"&gt;&lt;span style="font-weight: 500;"&gt;&amp;Eacute;cran&amp;nbsp;:&lt;/span&gt; La&amp;nbsp;taille de l&amp;rsquo;&amp;eacute;cran se mesure en diagonale. La taille r&amp;eacute;elle de l&amp;rsquo;&amp;eacute;cran de l&amp;rsquo;iMac 24&amp;nbsp;pouces est de&amp;nbsp;23,5&amp;nbsp;pouces en&amp;nbsp;diagonale. L&amp;rsquo;&amp;eacute;cran des MacBook&amp;nbsp;Air 13&amp;nbsp;pouces et 15&amp;nbsp;pouces avec puce&amp;nbsp;M2 et celui des MacBook&amp;nbsp;Pro 14&amp;nbsp;pouces et 16&amp;nbsp;pouces pr&amp;eacute;sentent des angles arrondis au sommet. Si&amp;nbsp;l&amp;rsquo;on mesure ces &amp;eacute;crans comme un rectangle, leur diagonale fait respectivement 13,6&amp;nbsp;pouces, 15,3&amp;nbsp;pouces, 14,2&amp;nbsp;pouces et 16,2&amp;nbsp;pouces (la&amp;nbsp;zone d&amp;rsquo;affichage r&amp;eacute;elle est moindre).&lt;/p&gt;</text:p>
            <text:p>	&lt;/div&gt;</text:p>
            <text:p>	&lt;/div&gt;</text:p>
            <text:p>	&lt;/li&gt;</text:p>
            <text:p>	&lt;li class="list-item t1C1A59" role="listitem"&gt;</text:p>
            <text:p>	&lt;div class="row large-display-bleed medium-display-bleed small-display-bleed a98234E"&gt;</text:p>
            <text:p>	&lt;div class="column large-12 n25B17F"&gt;</text:p>
            <text:p>	&lt;div&gt;&lt;/div&gt;</text:p>
            <text:p></text:p>
            <text:p>	&lt;p class="copy helvetica-neue mEE11E9 channel-custom-font-custom-12-sosumi"&gt;&lt;span style="font-weight: 500;"&gt;Stockage&amp;nbsp;:&lt;/span&gt; 1&amp;nbsp;Go = 1&amp;nbsp;milliard d&amp;rsquo;octets et 1&amp;nbsp;To&amp;nbsp;=&amp;nbsp;1&amp;nbsp;000&amp;nbsp;milliards d&amp;rsquo;octets&amp;nbsp;; la&amp;nbsp;capacit&amp;eacute; r&amp;eacute;elle format&amp;eacute;e est&amp;nbsp;moindre.&lt;/p&gt;</text:p>
            <text:p>	&lt;/div&gt;</text:p>
            <text:p>	&lt;/div&gt;</text:p>
            <text:p>	&lt;/li&gt;</text:p>
            <text:p>	&lt;li class="list-item h5504C8" role="listitem"&gt;</text:p>
            <text:p>	&lt;div class="row large-display-bleed medium-display-bleed small-display-bleed a8A45E3"&gt;</text:p>
            <text:p>	&lt;div class="column large-12 tC9F0B3"&gt;</text:p>
            <text:p>	&lt;div&gt;&lt;/div&gt;</text:p>
            <text:p></text:p>
            <text:p>	&lt;p class="copy helvetica-neue rB29F22 channel-custom-font-custom-12-sosumi"&gt;&lt;span style="font-weight: 500;"&gt;Touch&amp;nbsp;ID&amp;nbsp;:&lt;/span&gt; Le Magic&amp;nbsp;Keyboard avec Touch&amp;nbsp;ID est fourni avec les mod&amp;egrave;les d&amp;rsquo;iMac avec GPU 10&amp;nbsp;c&amp;oelig;urs, et disponible sous forme d&amp;rsquo;option pour les mod&amp;egrave;les avec GPU 8&amp;nbsp;c&amp;oelig;urs.&lt;/p&gt;</text:p>
            <text:p>	&lt;/div&gt;</text:p>
            <text:p>	&lt;/div&gt;</text:p>
            <text:p>	&lt;/li&gt;</text:p>
            <text:p>	&lt;li class="list-item u279A3F" role="listitem"&gt;</text:p>
            <text:p>	&lt;div class="row large-display-bleed medium-display-bleed small-display-bleed oF1D1B6"&gt;</text:p>
            <text:p>	&lt;div class="column large-12 j14DBD0"&gt;</text:p>
            <text:p>	&lt;div&gt;&lt;/div&gt;</text:p>
            <text:p></text:p>
            <text:p>	&lt;p class="copy helvetica-neue gB4B1BD channel-custom-font-custom-12-sosumi"&gt;&lt;span style="font-weight: 500;"&gt;Disponibilit&amp;eacute; des services, fonctionnalit&amp;eacute;s et&amp;nbsp;apps&amp;nbsp;:&lt;/span&gt; Les fonctionnalit&amp;eacute;s sont sujettes &amp;agrave; modification. La disponibilit&amp;eacute; des fonctionnalit&amp;eacute;s, des applications et des services peut varier en&amp;nbsp;fonction des zones g&amp;eacute;ographiques et des&amp;nbsp;langues.&lt;/p&gt;</text:p>
            <text:p>	&lt;/div&gt;</text:p>
            <text:p>	&lt;/div&gt;</text:p>
            <text:p>	&lt;/li&gt;</text:p>
            <text:p>	&lt;li class="list-item fDFCD46" role="listitem"&gt;</text:p>
            <text:p>	&lt;div class="row large-display-bleed medium-display-bleed small-display-bleed fC4EDE8"&gt;</text:p>
            <text:p>	&lt;div class="column large-12 pE5EB05"&gt;</text:p>
            <text:p>	&lt;div&gt;&lt;/div&gt;</text:p>
            <text:p></text:p>
            <text:p>	&lt;p class="copy helvetica-neue n13C608 channel-custom-font-custom-12-sosumi"&gt;&lt;span style="font-weight: 500;"&gt;App&amp;nbsp;Store&amp;nbsp;:&lt;/span&gt; Les apps sont disponibles sur l&amp;rsquo;App&amp;nbsp;Store.&lt;/p&gt;</text:p>
            <text:p>	&lt;/div&gt;</text:p>
            <text:p>	&lt;/div&gt;</text:p>
            <text:p>	&lt;/li&gt;</text:p>
            <text:p>	&lt;li class="list-item fDFCD46" role="listitem"&gt;</text:p>
            <text:p>	&lt;div class="row large-display-bleed medium-display-bleed small-display-bleed fC4EDE8"&gt;</text:p>
            <text:p>	&lt;div class="column large-12 pE5EB05"&gt;</text:p>
            <text:p>	&lt;div&gt;&lt;/div&gt;</text:p>
            <text:p></text:p>
            <text:p>	&lt;p class="copy helvetica-neue n13C608 channel-custom-font-custom-12-sosumi"&gt;N&amp;eacute;cessite un compte iCloud et une connexion internet.&lt;/p&gt;</text:p>
            <text:p>	&lt;/div&gt;</text:p>
            <text:p>	&lt;/div&gt;</text:p>
            <text:p>	&lt;/li&gt;</text:p>
            <text:p>&lt;/ul&gt;</text:p>
            <text:p>&lt;/aside&gt;</text:p>
            <text:p>&lt;/div&gt;</text:p>
            <text:p>&lt;/div&gt;</text:p>
            <text:p>&lt;/div&gt;</text:p>
            <text:p>&lt;!--END &gt; LEGAL--&gt;&lt;/div&gt;</text:p>
            <text:p/>
            <text:p>            &lt;/div&gt;</text:p>
            <text:p>                    </text:p>
            <text:p>        </text:p>
            <text:p>        </text:p>
            <text:p>        </text:p>
            <text:p>            &lt;/div&gt;</text:p>
            <text:p>&lt;/div&gt;</text:p>
            <text:p>                            </text:p>
            <text:p/>
            <text:p>&lt;div role="tabpanel" class="tab-pane" id="specs-tech"</text:p>
            <text:p>     data-tracking-event="click"</text:p>
            <text:p>     data-tracking-category="Onglets fiche produit"</text:p>
            <text:p>     data-tracking-action="click"</text:p>
            <text:p>     data-tracking-label="Fiche technique"</text:p>
            <text:p>&gt;</text:p>
            <text:p>    &lt;div class="title-1"&gt;Fiche technique&lt;/div&gt;</text:p>
            <text:p>    &lt;div class="tab-pane-content"&gt;</text:p>
            <text:p>        &lt;div class="specsTech"&gt;</text:p>
            <text:p>                            &lt;div class="select-critere"&gt;</text:p>
            <text:p>                    &lt;img loading="lazy" src="/build/img/public/arrowCriteres.png" alt="" /&gt;</text:p>
            <text:p>                    &lt;span&gt;Sélectionnez vos critères&lt;/span&gt;</text:p>
            <text:p>                &lt;/div&gt;</text:p>
            <text:p>                        &lt;table id="product-parameters"&gt;</text:p>
            <text:p>                &lt;tbody&gt;</text:p>
            <text:p>                </text:p>
            <text:p>&lt;tr class="feature"&gt;</text:p>
            <text:p>    &lt;td class="title" rowspan="3"&gt;&lt;h2&gt;Informations générales&lt;/h2&gt;&lt;/td&gt;</text:p>
            <text:p>    &lt;td class="label"&gt;&lt;h3&gt;Désignation&lt;/h3&gt;&lt;/td&gt;</text:p>
            <text:p>    &lt;td class="checkbox"&gt;Apple MacBook Pro M3 Pro 14&amp;quot; Noir sidéral 18Go/512 Go (MRX33FN/A)&lt;/td&gt;</text:p>
            <text:p>&lt;/tr&gt;</text:p>
            <text:p>    &lt;tr&gt;</text:p>
            <text:p>        &lt;td class="label"&gt;&lt;h3&gt;Marque&lt;/h3&gt;&lt;/td&gt;</text:p>
            <text:p>        &lt;td class="checkbox"&gt;</text:p>
            <text:p>                            &lt;input type="checkbox" id="+fb-C000005309"/&gt;</text:p>
            <text:p>                &lt;label for="+fb-C000005309"&gt;Apple&lt;/label&gt;</text:p>
            <text:p>                                                                                                                        &lt;a href="#"                         rel="nofollow"</text:p>
            <text:p>                        data-decode="true"</text:p>
            <text:p>                        data-param-slug="informatique/ordinateur-portable/portable-mac"</text:p>
            <text:p>                        data-param-category-id="4266"</text:p>
            <text:p>                        data-param-filter-url="+fb-C000005309"</text:p>
            <text:p>                        data-route="listing_page_filtered_fr"</text:p>
            <text:p>                    &gt;</text:p>
            <text:p>                      Apple</text:p>
            <text:p>                            &lt;/a&gt;</text:p>
            <text:p>                    &lt;/td&gt;</text:p>
            <text:p>    &lt;/tr&gt;</text:p>
            <text:p>    &lt;tr&gt;</text:p>
            <text:p>        &lt;td class="label"&gt;&lt;h3&gt;Modèle&lt;/h3&gt;&lt;/td&gt;</text:p>
            <text:p>        &lt;td class="checkbox"&gt;MRX33FN/A&lt;/td&gt;</text:p>
            <text:p>    &lt;/tr&gt;</text:p>
            <text:p/>
            <text:p/>
            <text:p>                        </text:p>
            <text:p>                                                            &lt;tr class="feature"&gt;</text:p>
            <text:p>                        &lt;td class="title" rowspan="2"&gt;&lt;h2&gt;Gamme&lt;/h2&gt;&lt;/td&gt;</text:p>
            <text:p>                                                                                &lt;td class="label" rowspan="1"&gt;&lt;h3&gt;Gamme Macbook&lt;/h3&gt;&lt;/td&gt;</text:p>
            <text:p>                                                                &lt;td class="checkbox"&gt;</text:p>
            <text:p>                            &lt;input type="checkbox" id="+fv2663-17126"/&gt;                            &lt;label for="+fv2663-17126"&gt;&lt;/label&gt;</text:p>
            <text:p>                            &lt;a href="#" rel="nofollow" data-decode="true" data-param-slug="informatique/ordinateur-portable/portable-mac" data-param-category-id="4266" data-param-filter-url="+fv2663-17126" data-route="listing_page_filtered_fr" target="_blank"&gt;</text:p>
            <text:p>                                                                                                MacBook Pro                                                                &lt;/a&gt;                        &lt;/td&gt;</text:p>
            <text:p>                    &lt;/tr&gt;</text:p>
            <text:p>                                                                    &lt;tr&gt;</text:p>
            <text:p>                                                        &lt;td class="label" rowspan="1"&gt;&lt;h3&gt;Année de sortie&lt;/h3&gt;&lt;/td&gt;</text:p>
            <text:p>                                                                &lt;td class="checkbox"&gt;</text:p>
            <text:p>                            &lt;input type="checkbox" id="+fv2800-20709"/&gt;                            &lt;label for="+fv2800-20709"&gt;&lt;/label&gt;</text:p>
            <text:p>                            &lt;a href="#" rel="nofollow" data-decode="true" data-param-slug="informatique/ordinateur-portable/portable-mac" data-param-category-id="4266" data-param-filter-url="+fv2800-20709" data-route="listing_page_filtered_fr" target="_blank"&gt;</text:p>
            <text:p>                                                                                                2023                                                                &lt;/a&gt;                        &lt;/td&gt;</text:p>
            <text:p>                    &lt;/tr&gt;</text:p>
            <text:p>                                                                                &lt;tr class="feature"&gt;</text:p>
            <text:p>                        &lt;td class="title" rowspan="2"&gt;&lt;h2&gt;Système d&amp;#039;exploitation&lt;/h2&gt;&lt;/td&gt;</text:p>
            <text:p>                                                                                &lt;td class="label" rowspan="1"&gt;&lt;h3&gt;Système d&amp;#039;exploitation&lt;/h3&gt;&lt;/td&gt;</text:p>
            <text:p>                                                                &lt;td class="checkbox"&gt;</text:p>
            <text:p>                            &lt;input type="checkbox" id="+fv403-20941"/&gt;                            &lt;label for="+fv403-20941"&gt;&lt;/label&gt;</text:p>
            <text:p>                            &lt;a href="#" rel="nofollow" data-decode="true" data-param-slug="informatique/ordinateur-portable/portable-mac" data-param-category-id="4266" data-param-filter-url="+fv403-20941" data-route="listing_page_filtered_fr" target="_blank"&gt;</text:p>
            <text:p>                                                                                                Apple macOS Sonoma                                                                &lt;/a&gt;                        &lt;/td&gt;</text:p>
            <text:p>                    &lt;/tr&gt;</text:p>
            <text:p>                                                                    &lt;tr&gt;</text:p>
            <text:p>                                                        &lt;td class="label" rowspan="1"&gt;&lt;h3&gt;Système d&amp;#039;exploitation fourni&lt;/h3&gt;&lt;/td&gt;</text:p>
            <text:p>                                                                &lt;td class="checkbox"&gt;</text:p>
            <text:p>                            &lt;input type="checkbox" id="+fc598-1"/&gt;                            &lt;label for="+fc598-1"&gt;&lt;/label&gt;</text:p>
            <text:p>                            &lt;a href="#" rel="nofollow" data-decode="true" data-param-slug="informatique/ordinateur-portable/portable-mac" data-param-category-id="4266" data-param-filter-url="+fc598-1" data-route="listing_page_filtered_fr" target="_blank"&gt;</text:p>
            <text:p>                                                                                                Oui                                                                &lt;/a&gt;                        &lt;/td&gt;</text:p>
            <text:p>                    &lt;/tr&gt;</text:p>
            <text:p>                                                                                &lt;tr class="feature"&gt;</text:p>
            <text:p>                        &lt;td class="title" rowspan="2"&gt;&lt;h2&gt;Processeur et chipset&lt;/h2&gt;&lt;/td&gt;</text:p>
            <text:p>                                                                                &lt;td class="label" rowspan="1"&gt;&lt;h3&gt;Processeur&lt;/h3&gt;&lt;/td&gt;</text:p>
            <text:p>                                                                &lt;td class="checkbox"&gt;</text:p>
            <text:p>                            &lt;input type="checkbox" id="+fv394-21159"/&gt;                            &lt;label for="+fv394-21159"&gt;&lt;/label&gt;</text:p>
            <text:p>                            &lt;a href="#" rel="nofollow" data-decode="true" data-param-slug="informatique/ordinateur-portable/portable-mac" data-param-category-id="4266" data-param-filter-url="+fv394-21159" data-route="listing_page_filtered_fr" target="_blank"&gt;</text:p>
            <text:p>                                                                                                Apple M3 Pro (11-Core/GPU14-Core)                                                                &lt;/a&gt;                        &lt;/td&gt;</text:p>
            <text:p>                    &lt;/tr&gt;</text:p>
            <text:p>                                                                    &lt;tr&gt;</text:p>
            <text:p>                                                        &lt;td class="label" rowspan="1"&gt;&lt;h3&gt;Type de processeur&lt;/h3&gt;&lt;/td&gt;</text:p>
            <text:p>                                                                &lt;td class="no-checkbox"&gt;</text:p>
            <text:p>                                                        &lt;label for=""&gt;&lt;/label&gt;</text:p>
            <text:p>                            Puce Apple M3 Pro (CPU 11 coeurs / GPU 14 coeurs / Neural Engine 16 coeurs)                        &lt;/td&gt;</text:p>
            <text:p>                    &lt;/tr&gt;</text:p>
            <text:p>                                                                                &lt;tr class="feature"&gt;</text:p>
            <text:p>                        &lt;td class="title" rowspan="1"&gt;&lt;h2&gt;Mémoire&lt;/h2&gt;&lt;/td&gt;</text:p>
            <text:p>                                                                                &lt;td class="label" rowspan="1"&gt;&lt;h3&gt;Taille de la mémoire&lt;/h3&gt;&lt;/td&gt;</text:p>
            <text:p>                                                                &lt;td class="checkbox"&gt;</text:p>
            <text:p>                            &lt;input type="checkbox" id="+fi395-l18h18"/&gt;                            &lt;label for="+fi395-l18h18"&gt;&lt;/label&gt;</text:p>
            <text:p>                            &lt;a href="#" rel="nofollow" data-decode="true" data-param-slug="informatique/ordinateur-portable/portable-mac" data-param-category-id="4266" data-param-filter-url="+fi395-l18h18" data-route="listing_page_filtered_fr" target="_blank"&gt;</text:p>
            <text:p>                                                                                                18                                Go                                &lt;/a&gt;                        &lt;/td&gt;</text:p>
            <text:p>                    &lt;/tr&gt;</text:p>
            <text:p>                                                                                &lt;tr class="feature"&gt;</text:p>
            <text:p>                        &lt;td class="title" rowspan="5"&gt;&lt;h2&gt;Affichage&lt;/h2&gt;&lt;/td&gt;</text:p>
            <text:p>                                                                                &lt;td class="label" rowspan="1"&gt;&lt;h3&gt;Taille de l&amp;#039;écran&lt;/h3&gt;&lt;/td&gt;</text:p>
            <text:p>                                                                &lt;td class="checkbox"&gt;</text:p>
            <text:p>                            &lt;input type="checkbox" id="+fv889-4928"/&gt;                            &lt;label for="+fv889-4928"&gt;&lt;/label&gt;</text:p>
            <text:p>                            &lt;a href="#" rel="nofollow" data-decode="true" data-param-slug="informatique/ordinateur-portable/portable-mac" data-param-category-id="4266" data-param-filter-url="+fv889-4928" data-route="listing_page_filtered_fr" target="_blank"&gt;</text:p>
            <text:p>                                                                                                14 pouces                                                                &lt;/a&gt;                        &lt;/td&gt;</text:p>
            <text:p>                    &lt;/tr&gt;</text:p>
            <text:p>                                                                    &lt;tr&gt;</text:p>
            <text:p>                                                        &lt;td class="label" rowspan="1"&gt;&lt;h3&gt;Résolution Max&lt;/h3&gt;&lt;/td&gt;</text:p>
            <text:p>                                                                &lt;td class="checkbox"&gt;</text:p>
            <text:p>                            &lt;input type="checkbox" id="+fv398-20093"/&gt;                            &lt;label for="+fv398-20093"&gt;&lt;/label&gt;</text:p>
            <text:p>                            &lt;a href="#" rel="nofollow" data-decode="true" data-param-slug="informatique/ordinateur-portable/portable-mac" data-param-category-id="4266" data-param-filter-url="+fv398-20093" data-route="listing_page_filtered_fr" target="_blank"&gt;</text:p>
            <text:p>                                                                                                3024 x 1964 pixels                                                                &lt;/a&gt;                        &lt;/td&gt;</text:p>
            <text:p>                    &lt;/tr&gt;</text:p>
            <text:p>                                                                    &lt;tr&gt;</text:p>
            <text:p>                                                        &lt;td class="label" rowspan="1"&gt;&lt;h3&gt;Format de l&amp;#039;écran&lt;/h3&gt;&lt;/td&gt;</text:p>
            <text:p>                                                                &lt;td class="checkbox"&gt;</text:p>
            <text:p>                            &lt;input type="checkbox" id="+fv397-1192"/&gt;                            &lt;label for="+fv397-1192"&gt;&lt;/label&gt;</text:p>
            <text:p>                            &lt;a href="#" rel="nofollow" data-decode="true" data-param-slug="informatique/ordinateur-portable/portable-mac" data-param-category-id="4266" data-param-filter-url="+fv397-1192" data-route="listing_page_filtered_fr" target="_blank"&gt;</text:p>
            <text:p>                                                                                                16/10                                                                &lt;/a&gt;                        &lt;/td&gt;</text:p>
            <text:p>                    &lt;/tr&gt;</text:p>
            <text:p>                                                                    &lt;tr&gt;</text:p>
            <text:p>                                                        &lt;td class="label" rowspan="1"&gt;&lt;h3&gt;Ecran large&lt;/h3&gt;&lt;/td&gt;</text:p>
            <text:p>                                                                &lt;td class="checkbox"&gt;</text:p>
            <text:p>                            &lt;input type="checkbox" id="+fc597-1"/&gt;                            &lt;label for="+fc597-1"&gt;&lt;/label&gt;</text:p>
            <text:p>                            &lt;a href="#" rel="nofollow" data-decode="true" data-param-slug="informatique/ordinateur-portable/portable-mac" data-param-category-id="4266" data-param-filter-url="+fc597-1" data-route="listing_page_filtered_fr" target="_blank"&gt;</text:p>
            <text:p>                                                                                                Oui                                                                &lt;/a&gt;                        &lt;/td&gt;</text:p>
            <text:p>                    &lt;/tr&gt;</text:p>
            <text:p>                                                                    &lt;tr&gt;</text:p>
            <text:p>                                                        &lt;td class="label" rowspan="1"&gt;&lt;h3&gt;Chipset graphique&lt;/h3&gt;&lt;/td&gt;</text:p>
            <text:p>                                                                &lt;td class="checkbox"&gt;</text:p>
            <text:p>                            &lt;input type="checkbox" id="+fv121-21164"/&gt;                            &lt;label for="+fv121-21164"&gt;&lt;/label&gt;</text:p>
            <text:p>                            &lt;a href="#" rel="nofollow" data-decode="true" data-param-slug="informatique/ordinateur-portable/portable-mac" data-param-category-id="4266" data-param-filter-url="+fv121-21164" data-route="listing_page_filtered_fr" target="_blank"&gt;</text:p>
            <text:p>                                                                                                Apple M3 Pro GPU 14 coeurs                                                                &lt;/a&gt;                        &lt;/td&gt;</text:p>
            <text:p>                    &lt;/tr&gt;</text:p>
            <text:p>                                                                                &lt;tr class="feature"&gt;</text:p>
            <text:p>                        &lt;td class="title" rowspan="5"&gt;&lt;h2&gt;Stockage&lt;/h2&gt;&lt;/td&gt;</text:p>
            <text:p>                                                                                &lt;td class="label" rowspan="1"&gt;&lt;h3&gt;Disque dur&lt;/h3&gt;&lt;/td&gt;</text:p>
            <text:p>                                                                &lt;td class="checkbox"&gt;</text:p>
            <text:p>                            &lt;input type="checkbox" id="+fv374-7329"/&gt;                            &lt;label for="+fv374-7329"&gt;&lt;/label&gt;</text:p>
            <text:p>                            &lt;a href="#" rel="nofollow" data-decode="true" data-param-slug="informatique/ordinateur-portable/portable-mac" data-param-category-id="4266" data-param-filter-url="+fv374-7329" data-route="listing_page_filtered_fr" target="_blank"&gt;</text:p>
            <text:p>                                                                                                SSD 512 Go                                                                &lt;/a&gt;                        &lt;/td&gt;</text:p>
            <text:p>                    &lt;/tr&gt;</text:p>
            <text:p>                                                                    &lt;tr&gt;</text:p>
            <text:p>                                                        &lt;td class="label" rowspan="1"&gt;&lt;h3&gt;Capacité&lt;/h3&gt;&lt;/td&gt;</text:p>
            <text:p>                                                                &lt;td class="checkbox"&gt;</text:p>
            <text:p>                            &lt;input type="checkbox" id="+fi62-l512h512"/&gt;                            &lt;label for="+fi62-l512h512"&gt;&lt;/label&gt;</text:p>
            <text:p>                            &lt;a href="#" rel="nofollow" data-decode="true" data-param-slug="informatique/ordinateur-portable/portable-mac" data-param-category-id="4266" data-param-filter-url="+fi62-l512h512" data-route="listing_page_filtered_fr" target="_blank"&gt;</text:p>
            <text:p>                                                                                                512                                Go                                &lt;/a&gt;                        &lt;/td&gt;</text:p>
            <text:p>                    &lt;/tr&gt;</text:p>
            <text:p>                                                                    &lt;tr&gt;</text:p>
            <text:p>                                                        &lt;td class="label" rowspan="1"&gt;&lt;h3&gt;Lecteur de cartes&lt;/h3&gt;&lt;/td&gt;</text:p>
            <text:p>                                                                &lt;td class="checkbox"&gt;</text:p>
            <text:p>                            &lt;input type="checkbox" id="+fv290-6138"/&gt;                            &lt;label for="+fv290-6138"&gt;&lt;/label&gt;</text:p>
            <text:p>                            &lt;a href="#" rel="nofollow" data-decode="true" data-param-slug="informatique/ordinateur-portable/portable-mac" data-param-category-id="4266" data-param-filter-url="+fv290-6138" data-route="listing_page_filtered_fr" target="_blank"&gt;</text:p>
            <text:p>                                                                                                SDXC                                                                &lt;/a&gt;                        &lt;/td&gt;</text:p>
            <text:p>                    &lt;/tr&gt;</text:p>
            <text:p>                                                                    &lt;tr&gt;</text:p>
            <text:p>                                                        &lt;td class="label" rowspan="1"&gt;&lt;h3&gt;Graveur DVD&lt;/h3&gt;&lt;/td&gt;</text:p>
            <text:p>                                                                &lt;td class="checkbox"&gt;</text:p>
            <text:p>                            &lt;input type="checkbox" id="+fc599-0"/&gt;                            &lt;label for="+fc599-0"&gt;&lt;/label&gt;</text:p>
            <text:p>                            &lt;a href="#" rel="nofollow" data-decode="true" data-param-slug="informatique/ordinateur-portable/portable-mac" data-param-category-id="4266" data-param-filter-url="+fc599-0" data-route="listing_page_filtered_fr" target="_blank"&gt;</text:p>
            <text:p>                                                                                                Non                                                                &lt;/a&gt;                        &lt;/td&gt;</text:p>
            <text:p>                    &lt;/tr&gt;</text:p>
            <text:p>                                                                    &lt;tr&gt;</text:p>
            <text:p>                                                        &lt;td class="label" rowspan="1"&gt;&lt;h3&gt;Type de lecteur / graveur&lt;/h3&gt;&lt;/td&gt;</text:p>
            <text:p>                                                                &lt;td class="checkbox"&gt;</text:p>
            <text:p>                            &lt;input type="checkbox" id="+fv404-1774"/&gt;                            &lt;label for="+fv404-1774"&gt;&lt;/label&gt;</text:p>
            <text:p>                            &lt;a href="#" rel="nofollow" data-decode="true" data-param-slug="informatique/ordinateur-portable/portable-mac" data-param-category-id="4266" data-param-filter-url="+fv404-1774" data-route="listing_page_filtered_fr" target="_blank"&gt;</text:p>
            <text:p>                                                                                                Aucun                                                                &lt;/a&gt;                        &lt;/td&gt;</text:p>
            <text:p>                    &lt;/tr&gt;</text:p>
            <text:p>                                                                                &lt;tr class="feature"&gt;</text:p>
            <text:p>                        &lt;td class="title" rowspan="2"&gt;&lt;h2&gt;Communication&lt;/h2&gt;&lt;/td&gt;</text:p>
            <text:p>                                                                                &lt;td class="label" rowspan="1"&gt;&lt;h3&gt;Norme(s) réseau sans-fil&lt;/h3&gt;&lt;/td&gt;</text:p>
            <text:p>                                                                &lt;td class="checkbox"&gt;</text:p>
            <text:p>                            &lt;input type="checkbox" id="+fv401-19651"/&gt;                            &lt;label for="+fv401-19651"&gt;&lt;/label&gt;</text:p>
            <text:p>                            &lt;a href="#" rel="nofollow" data-decode="true" data-param-slug="informatique/ordinateur-portable/portable-mac" data-param-category-id="4266" data-param-filter-url="+fv401-19651" data-route="listing_page_filtered_fr" target="_blank"&gt;</text:p>
            <text:p>                                                                                                Wi-Fi 6E                                                                &lt;/a&gt;                        &lt;/td&gt;</text:p>
            <text:p>                    &lt;/tr&gt;</text:p>
            <text:p>                                                                    &lt;tr&gt;</text:p>
            <text:p>                                                        &lt;td class="label" rowspan="1"&gt;&lt;h3&gt;Technologie Bluetooth&lt;/h3&gt;&lt;/td&gt;</text:p>
            <text:p>                                                                &lt;td class="checkbox"&gt;</text:p>
            <text:p>                            &lt;input type="checkbox" id="+fv408-20239"/&gt;                            &lt;label for="+fv408-20239"&gt;&lt;/label&gt;</text:p>
            <text:p>                            &lt;a href="#" rel="nofollow" data-decode="true" data-param-slug="informatique/ordinateur-portable/portable-mac" data-param-category-id="4266" data-param-filter-url="+fv408-20239" data-route="listing_page_filtered_fr" target="_blank"&gt;</text:p>
            <text:p>                                                                                                Bluetooth 5.3                                                                &lt;/a&gt;                        &lt;/td&gt;</text:p>
            <text:p>                    &lt;/tr&gt;</text:p>
            <text:p>                                                                                &lt;tr class="feature"&gt;</text:p>
            <text:p>                        &lt;td class="title" rowspan="3"&gt;&lt;h2&gt;Multimédia&lt;/h2&gt;&lt;/td&gt;</text:p>
            <text:p>                                                                                &lt;td class="label" rowspan="1"&gt;&lt;h3&gt;Webcam&lt;/h3&gt;&lt;/td&gt;</text:p>
            <text:p>                                                                &lt;td class="checkbox"&gt;</text:p>
            <text:p>                            &lt;input type="checkbox" id="+fc406-1"/&gt;                            &lt;label for="+fc406-1"&gt;&lt;/label&gt;</text:p>
            <text:p>                            &lt;a href="#" rel="nofollow" data-decode="true" data-param-slug="informatique/ordinateur-portable/portable-mac" data-param-category-id="4266" data-param-filter-url="+fc406-1" data-route="listing_page_filtered_fr" target="_blank"&gt;</text:p>
            <text:p>                                                                                                Oui                                                                &lt;/a&gt;                        &lt;/td&gt;</text:p>
            <text:p>                    &lt;/tr&gt;</text:p>
            <text:p>                                                                    &lt;tr&gt;</text:p>
            <text:p>                                                        &lt;td class="label" rowspan="1"&gt;&lt;h3&gt;Microphone intégré&lt;/h3&gt;&lt;/td&gt;</text:p>
            <text:p>                                                                &lt;td class="checkbox"&gt;</text:p>
            <text:p>                            &lt;input type="checkbox" id="+fc510-1"/&gt;                            &lt;label for="+fc510-1"&gt;&lt;/label&gt;</text:p>
            <text:p>                            &lt;a href="#" rel="nofollow" data-decode="true" data-param-slug="informatique/ordinateur-portable/portable-mac" data-param-category-id="4266" data-param-filter-url="+fc510-1" data-route="listing_page_filtered_fr" target="_blank"&gt;</text:p>
            <text:p>                                                                                                Oui                                                                &lt;/a&gt;                        &lt;/td&gt;</text:p>
            <text:p>                    &lt;/tr&gt;</text:p>
            <text:p>                                                                    &lt;tr&gt;</text:p>
            <text:p>                                                        &lt;td class="label" rowspan="1"&gt;&lt;h3&gt;Type de H.P&lt;/h3&gt;&lt;/td&gt;</text:p>
            <text:p>                                                                &lt;td class="checkbox"&gt;</text:p>
            <text:p>                            &lt;input type="checkbox" id="+fv412-1158"/&gt;                            &lt;label for="+fv412-1158"&gt;&lt;/label&gt;</text:p>
            <text:p>                            &lt;a href="#" rel="nofollow" data-decode="true" data-param-slug="informatique/ordinateur-portable/portable-mac" data-param-category-id="4266" data-param-filter-url="+fv412-1158" data-route="listing_page_filtered_fr" target="_blank"&gt;</text:p>
            <text:p>                                                                                                Intégrés                                                                &lt;/a&gt;                        &lt;/td&gt;</text:p>
            <text:p>                    &lt;/tr&gt;</text:p>
            <text:p>                                                                                &lt;tr class="feature"&gt;</text:p>
            <text:p>                        &lt;td class="title" rowspan="8"&gt;&lt;h2&gt;Equipement&lt;/h2&gt;&lt;/td&gt;</text:p>
            <text:p>                                                                                &lt;td class="label" rowspan="3"&gt;&lt;h3&gt;Type d&amp;#039;activités&lt;/h3&gt;&lt;/td&gt;</text:p>
            <text:p>                                                                &lt;td class="checkbox"&gt;</text:p>
            <text:p>                            &lt;input type="checkbox" id="+fv417-941"/&gt;                            &lt;label for="+fv417-941"&gt;&lt;/label&gt;</text:p>
            <text:p>                            &lt;a href="#" rel="nofollow" data-decode="true" data-param-slug="informatique/ordinateur-portable/portable-mac" data-param-category-id="4266" data-param-filter-url="+fv417-941" data-route="listing_page_filtered_fr" target="_blank"&gt;</text:p>
            <text:p>                                                                                                Bureautique                                                                &lt;/a&gt;                        &lt;/td&gt;</text:p>
            <text:p>                    &lt;/tr&gt;</text:p>
            <text:p>                                                &lt;tr&gt;</text:p>
            <text:p>                                                        &lt;td class="checkbox"&gt;</text:p>
            <text:p>                            &lt;input type="checkbox" id="+fv417-942"/&gt;                            &lt;label for="+fv417-942"&gt;&lt;/label&gt;</text:p>
            <text:p>                            &lt;a href="#" rel="nofollow" data-decode="true" data-param-slug="informatique/ordinateur-portable/portable-mac" data-param-category-id="4266" data-param-filter-url="+fv417-942" data-route="listing_page_filtered_fr" target="_blank"&gt;</text:p>
            <text:p>                                                                                                Graphisme                                                                &lt;/a&gt;                        &lt;/td&gt;</text:p>
            <text:p>                    &lt;/tr&gt;</text:p>
            <text:p>                                                &lt;tr&gt;</text:p>
            <text:p>                                                        &lt;td class="checkbox"&gt;</text:p>
            <text:p>                            &lt;input type="checkbox" id="+fv417-943"/&gt;                            &lt;label for="+fv417-943"&gt;&lt;/label&gt;</text:p>
            <text:p>                            &lt;a href="#" rel="nofollow" data-decode="true" data-param-slug="informatique/ordinateur-portable/portable-mac" data-param-category-id="4266" data-param-filter-url="+fv417-943" data-route="listing_page_filtered_fr" target="_blank"&gt;</text:p>
            <text:p>                                                                                                Multimédia                                                                &lt;/a&gt;                        &lt;/td&gt;</text:p>
            <text:p>                    &lt;/tr&gt;</text:p>
            <text:p>                                                                    &lt;tr&gt;</text:p>
            <text:p>                                                        &lt;td class="label" rowspan="1"&gt;&lt;h3&gt;Norme du clavier&lt;/h3&gt;&lt;/td&gt;</text:p>
            <text:p>                                                                &lt;td class="checkbox"&gt;</text:p>
            <text:p>                            &lt;input type="checkbox" id="+fv217-911"/&gt;                            &lt;label for="+fv217-911"&gt;&lt;/label&gt;</text:p>
            <text:p>                            &lt;a href="#" rel="nofollow" data-decode="true" data-param-slug="informatique/ordinateur-portable/portable-mac" data-param-category-id="4266" data-param-filter-url="+fv217-911" data-route="listing_page_filtered_fr" target="_blank"&gt;</text:p>
            <text:p>                                                                                                AZERTY                                                                &lt;/a&gt;                        &lt;/td&gt;</text:p>
            <text:p>                    &lt;/tr&gt;</text:p>
            <text:p>                                                                    &lt;tr&gt;</text:p>
            <text:p>                                                        &lt;td class="label" rowspan="1"&gt;&lt;h3&gt;Localisation&lt;/h3&gt;&lt;/td&gt;</text:p>
            <text:p>                                                                &lt;td class="checkbox"&gt;</text:p>
            <text:p>                            &lt;input type="checkbox" id="+fv216-912"/&gt;                            &lt;label for="+fv216-912"&gt;&lt;/label&gt;</text:p>
            <text:p>                            &lt;a href="#" rel="nofollow" data-decode="true" data-param-slug="informatique/ordinateur-portable/portable-mac" data-param-category-id="4266" data-param-filter-url="+fv216-912" data-route="listing_page_filtered_fr" target="_blank"&gt;</text:p>
            <text:p>                                                                                                Français                                                                &lt;/a&gt;                        &lt;/td&gt;</text:p>
            <text:p>                    &lt;/tr&gt;</text:p>
            <text:p>                                                                    &lt;tr&gt;</text:p>
            <text:p>                                                        &lt;td class="label" rowspan="1"&gt;&lt;h3&gt;Pavé numérique&lt;/h3&gt;&lt;/td&gt;</text:p>
            <text:p>                                                                &lt;td class="checkbox"&gt;</text:p>
            <text:p>                            &lt;input type="checkbox" id="+fc410-0"/&gt;                            &lt;label for="+fc410-0"&gt;&lt;/label&gt;</text:p>
            <text:p>                            &lt;a href="#" rel="nofollow" data-decode="true" data-param-slug="informatique/ordinateur-portable/portable-mac" data-param-category-id="4266" data-param-filter-url="+fc410-0" data-route="listing_page_filtered_fr" target="_blank"&gt;</text:p>
            <text:p>                                                                                                Non                                                                &lt;/a&gt;                        &lt;/td&gt;</text:p>
            <text:p>                    &lt;/tr&gt;</text:p>
            <text:p>                                                                    &lt;tr&gt;</text:p>
            <text:p>                                                        &lt;td class="label" rowspan="1"&gt;&lt;h3&gt;Touches Multimédia&lt;/h3&gt;&lt;/td&gt;</text:p>
            <text:p>                                                                &lt;td class="checkbox"&gt;</text:p>
            <text:p>                            &lt;input type="checkbox" id="+fc389-1"/&gt;                            &lt;label for="+fc389-1"&gt;&lt;/label&gt;</text:p>
            <text:p>                            &lt;a href="#" rel="nofollow" data-decode="true" data-param-slug="informatique/ordinateur-portable/portable-mac" data-param-category-id="4266" data-param-filter-url="+fc389-1" data-route="listing_page_filtered_fr" target="_blank"&gt;</text:p>
            <text:p>                                                                                                Oui                                                                &lt;/a&gt;                        &lt;/td&gt;</text:p>
            <text:p>                    &lt;/tr&gt;</text:p>
            <text:p>                                                                    &lt;tr&gt;</text:p>
            <text:p>                                                        &lt;td class="label" rowspan="1"&gt;&lt;h3&gt;Lecteur biométrique&lt;/h3&gt;&lt;/td&gt;</text:p>
            <text:p>                                                                &lt;td class="checkbox"&gt;</text:p>
            <text:p>                            &lt;input type="checkbox" id="+fc409-1"/&gt;                            &lt;label for="+fc409-1"&gt;&lt;/label&gt;</text:p>
            <text:p>                            &lt;a href="#" rel="nofollow" data-decode="true" data-param-slug="informatique/ordinateur-portable/portable-mac" data-param-category-id="4266" data-param-filter-url="+fc409-1" data-route="listing_page_filtered_fr" target="_blank"&gt;</text:p>
            <text:p>                                                                                                Oui                                                                &lt;/a&gt;                        &lt;/td&gt;</text:p>
            <text:p>                    &lt;/tr&gt;</text:p>
            <text:p>                                                                                &lt;tr class="feature"&gt;</text:p>
            <text:p>                        &lt;td class="title" rowspan="4"&gt;&lt;h2&gt;Connectique&lt;/h2&gt;&lt;/td&gt;</text:p>
            <text:p>                                                                                &lt;td class="label" rowspan="3"&gt;&lt;h3&gt;Connecteur(s) disponible(s)&lt;/h3&gt;&lt;/td&gt;</text:p>
            <text:p>                                                                &lt;td class="checkbox"&gt;</text:p>
            <text:p>                            &lt;input type="checkbox" id="+fv405-1521"/&gt;                            &lt;label for="+fv405-1521"&gt;&lt;/label&gt;</text:p>
            <text:p>                            &lt;a href="#" rel="nofollow" data-decode="true" data-param-slug="informatique/ordinateur-portable/portable-mac" data-param-category-id="4266" data-param-filter-url="+fv405-1521" data-route="listing_page_filtered_fr" target="_blank"&gt;</text:p>
            <text:p>                                                                                                Casque (Jack 3.5mm Femelle)                                                                &lt;/a&gt;                        &lt;/td&gt;</text:p>
            <text:p>                    &lt;/tr&gt;</text:p>
            <text:p>                                                &lt;tr&gt;</text:p>
            <text:p>                                                        &lt;td class="checkbox"&gt;</text:p>
            <text:p>                            &lt;input type="checkbox" id="+fv405-2677"/&gt;                            &lt;label for="+fv405-2677"&gt;&lt;/label&gt;</text:p>
            <text:p>                            1 X                                                                                                                                                                                                                         &lt;a href="#" rel="nofollow" data-decode="true" data-param-slug="informatique/ordinateur-portable/portable-mac" data-param-category-id="4266" data-param-filter-url="+fv405-2677" data-route="listing_page_filtered_fr" target="_blank"&gt;</text:p>
            <text:p>                                                                                                HDMI Femelle                                                                &lt;/a&gt;                        &lt;/td&gt;</text:p>
            <text:p>                    &lt;/tr&gt;</text:p>
            <text:p>                                                &lt;tr&gt;</text:p>
            <text:p>                                                        &lt;td class="checkbox"&gt;</text:p>
            <text:p>                            &lt;input type="checkbox" id="+fv405-19289"/&gt;                            &lt;label for="+fv405-19289"&gt;&lt;/label&gt;</text:p>
            <text:p>                            3 X                                                                                                                                                                                                                         &lt;a href="#" rel="nofollow" data-decode="true" data-param-slug="informatique/ordinateur-portable/portable-mac" data-param-category-id="4266" data-param-filter-url="+fv405-19289" data-route="listing_page_filtered_fr" target="_blank"&gt;</text:p>
            <text:p>                                                                                                Thunderbolt 4/USB-C                                                                &lt;/a&gt;                        &lt;/td&gt;</text:p>
            <text:p>                    &lt;/tr&gt;</text:p>
            <text:p>                                                                    &lt;tr&gt;</text:p>
            <text:p>                                                        &lt;td class="label" rowspan="1"&gt;&lt;h3&gt;Sortie HDMI&lt;/h3&gt;&lt;/td&gt;</text:p>
            <text:p>                                                                &lt;td class="checkbox"&gt;</text:p>
            <text:p>                            &lt;input type="checkbox" id="+fc1096-1"/&gt;                            &lt;label for="+fc1096-1"&gt;&lt;/label&gt;</text:p>
            <text:p>                            &lt;a href="#" rel="nofollow" data-decode="true" data-param-slug="informatique/ordinateur-portable/portable-mac" data-param-category-id="4266" data-param-filter-url="+fc1096-1" data-route="listing_page_filtered_fr" target="_blank"&gt;</text:p>
            <text:p>                                                                                                Oui                                                                &lt;/a&gt;                        &lt;/td&gt;</text:p>
            <text:p>                    &lt;/tr&gt;</text:p>
            <text:p>                                                                                &lt;tr class="feature"&gt;</text:p>
            <text:p>                        &lt;td class="title" rowspan="8"&gt;&lt;h2&gt;Caractéristiques physiques&lt;/h2&gt;&lt;/td&gt;</text:p>
            <text:p>                                                                                &lt;td class="label" rowspan="1"&gt;&lt;h3&gt;Couleur&lt;/h3&gt;&lt;/td&gt;</text:p>
            <text:p>                                                                &lt;td class="checkbox"&gt;</text:p>
            <text:p>                            &lt;input type="checkbox" id="+fv70-41"/&gt;                            &lt;label for="+fv70-41"&gt;&lt;/label&gt;</text:p>
            <text:p>                            &lt;a href="#" rel="nofollow" data-decode="true" data-param-slug="informatique/ordinateur-portable/portable-mac" data-param-category-id="4266" data-param-filter-url="+fv70-41" data-route="listing_page_filtered_fr" target="_blank"&gt;</text:p>
            <text:p>                                                                                                Noir                                                                &lt;/a&gt;                        &lt;/td&gt;</text:p>
            <text:p>                    &lt;/tr&gt;</text:p>
            <text:p>                                                                    &lt;tr&gt;</text:p>
            <text:p>                                                        &lt;td class="label" rowspan="1"&gt;&lt;h3&gt;Matériau&lt;/h3&gt;&lt;/td&gt;</text:p>
            <text:p>                                                                &lt;td class="checkbox"&gt;</text:p>
            <text:p>                            &lt;input type="checkbox" id="+fv75-207"/&gt;                            &lt;label for="+fv75-207"&gt;&lt;/label&gt;</text:p>
            <text:p>                            &lt;a href="#" rel="nofollow" data-decode="true" data-param-slug="informatique/ordinateur-portable/portable-mac" data-param-category-id="4266" data-param-filter-url="+fv75-207" data-route="listing_page_filtered_fr" target="_blank"&gt;</text:p>
            <text:p>                                                                                                Aluminium                                                                &lt;/a&gt;                        &lt;/td&gt;</text:p>
            <text:p>                    &lt;/tr&gt;</text:p>
            <text:p>                                                                    &lt;tr&gt;</text:p>
            <text:p>                                                        &lt;td class="label" rowspan="1"&gt;&lt;h3&gt;Profondeur&lt;/h3&gt;&lt;/td&gt;</text:p>
            <text:p>                                                                &lt;td class="checkbox"&gt;</text:p>
            <text:p>                            &lt;input type="checkbox" id="+fi264-l221h222"/&gt;                            &lt;label for="+fi264-l221h222"&gt;&lt;/label&gt;</text:p>
            <text:p>                            &lt;a href="#" rel="nofollow" data-decode="true" data-param-slug="informatique/ordinateur-portable/portable-mac" data-param-category-id="4266" data-param-filter-url="+fi264-l221h222" data-route="listing_page_filtered_fr" target="_blank"&gt;</text:p>
            <text:p>                                                                                                221.2                                mm                                &lt;/a&gt;                        &lt;/td&gt;</text:p>
            <text:p>                    &lt;/tr&gt;</text:p>
            <text:p>                                                                    &lt;tr&gt;</text:p>
            <text:p>                                                        &lt;td class="label" rowspan="1"&gt;&lt;h3&gt;Largeur&lt;/h3&gt;&lt;/td&gt;</text:p>
            <text:p>                                                                &lt;td class="checkbox"&gt;</text:p>
            <text:p>                            &lt;input type="checkbox" id="+fi263-l312h313"/&gt;                            &lt;label for="+fi263-l312h313"&gt;&lt;/label&gt;</text:p>
            <text:p>                            &lt;a href="#" rel="nofollow" data-decode="true" data-param-slug="informatique/ordinateur-portable/portable-mac" data-param-category-id="4266" data-param-filter-url="+fi263-l312h313" data-route="listing_page_filtered_fr" target="_blank"&gt;</text:p>
            <text:p>                                                                                                312.6                                mm                                &lt;/a&gt;                        &lt;/td&gt;</text:p>
            <text:p>                    &lt;/tr&gt;</text:p>
            <text:p>                                                                    &lt;tr&gt;</text:p>
            <text:p>                                                        &lt;td class="label" rowspan="1"&gt;&lt;h3&gt;Epaisseur&lt;/h3&gt;&lt;/td&gt;</text:p>
            <text:p>                                                                &lt;td class="checkbox"&gt;</text:p>
            <text:p>                            &lt;input type="checkbox" id="+fi382-l15h16"/&gt;                            &lt;label for="+fi382-l15h16"&gt;&lt;/label&gt;</text:p>
            <text:p>                            &lt;a href="#" rel="nofollow" data-decode="true" data-param-slug="informatique/ordinateur-portable/portable-mac" data-param-category-id="4266" data-param-filter-url="+fi382-l15h16" data-route="listing_page_filtered_fr" target="_blank"&gt;</text:p>
            <text:p>                                                                                                15.5                                mm                                &lt;/a&gt;                        &lt;/td&gt;</text:p>
            <text:p>                    &lt;/tr&gt;</text:p>
            <text:p>                                                                    &lt;tr&gt;</text:p>
            <text:p>                                                        &lt;td class="label" rowspan="1"&gt;&lt;h3&gt;Poids&lt;/h3&gt;&lt;/td&gt;</text:p>
            <text:p>                                                                &lt;td class="checkbox"&gt;</text:p>
            <text:p>                            &lt;input type="checkbox" id="+fi416-l1610h1610"/&gt;                            &lt;label for="+fi416-l1610h1610"&gt;&lt;/label&gt;</text:p>
            <text:p>                            &lt;a href="#" rel="nofollow" data-decode="true" data-param-slug="informatique/ordinateur-portable/portable-mac" data-param-category-id="4266" data-param-filter-url="+fi416-l1610h1610" data-route="listing_page_filtered_fr" target="_blank"&gt;</text:p>
            <text:p>                                                                                                1.61                                kg                                &lt;/a&gt;                        &lt;/td&gt;</text:p>
            <text:p>                    &lt;/tr&gt;</text:p>
            <text:p>                                                                    &lt;tr&gt;</text:p>
            <text:p>                                                        &lt;td class="label" rowspan="1"&gt;&lt;h3&gt;Indice réparabilité (sur 10)&lt;/h3&gt;&lt;/td&gt;</text:p>
            <text:p>                                                                &lt;td class="checkbox"&gt;</text:p>
            <text:p>                            &lt;input type="checkbox" id="+fi2835-l6h7"/&gt;                            &lt;label for="+fi2835-l6h7"&gt;&lt;/label&gt;</text:p>
            <text:p>                            &lt;a href="#" rel="nofollow" data-decode="true" data-param-slug="informatique/ordinateur-portable/portable-mac" data-param-category-id="4266" data-param-filter-url="+fi2835-l6h7" data-route="listing_page_filtered_fr" target="_blank"&gt;</text:p>
            <text:p>                                                                                                6.7                                                                &lt;/a&gt;                        &lt;/td&gt;</text:p>
            <text:p>                    &lt;/tr&gt;</text:p>
            <text:p>                                                                    &lt;tr&gt;</text:p>
            <text:p>                                                        &lt;td class="label" rowspan="1"&gt;&lt;h3&gt;Définition de l&amp;#039;indice de réparabilité&lt;/h3&gt;&lt;/td&gt;</text:p>
            <text:p>                                                                &lt;td class="no-checkbox"&gt;</text:p>
            <text:p>                                                        &lt;label for=""&gt;&lt;/label&gt;</text:p>
            <text:p>                            L'indice de réparabilité des produits s'inscrit dans le cadre de la LOI n° 2020-105 du 10 février 2020 relative à la lutte contre le gaspillage et à l'économie circulaire. Une note de 1 à 10 est attribuée au produit en fonction de son "degré" de réparabilité. 5 critères sont pris en compte pour établir cette notation (durée de disponibilité de la documentation technique, caractère démontable de l'équipement, durée de disponibilité des pièces détachées, rapport entre le prix de vente des pièces détachées et le prix de vente de l'équipement, critères spécifiques à la catégorie d'équipements concernée). L'indice de réparabilité est obtenu en additionnant les cinq notes obtenues puis en divisant ce total par dix pour exprimer une note synthétique sur une échelle de 1 à 10.                        &lt;/td&gt;</text:p>
            <text:p>                    &lt;/tr&gt;</text:p>
            <text:p>                                                                                &lt;tr class="feature"&gt;</text:p>
            <text:p>                        &lt;td class="title" rowspan="3"&gt;&lt;h2&gt;Alimentation&lt;/h2&gt;&lt;/td&gt;</text:p>
            <text:p>                                                                                &lt;td class="label" rowspan="1"&gt;&lt;h3&gt;Autonomie&lt;/h3&gt;&lt;/td&gt;</text:p>
            <text:p>                                                                &lt;td class="checkbox"&gt;</text:p>
            <text:p>                            &lt;input type="checkbox" id="+fi198-l18h18"/&gt;                            &lt;label for="+fi198-l18h18"&gt;&lt;/label&gt;</text:p>
            <text:p>                            &lt;a href="#" rel="nofollow" data-decode="true" data-param-slug="informatique/ordinateur-portable/portable-mac" data-param-category-id="4266" data-param-filter-url="+fi198-l18h18" data-route="listing_page_filtered_fr" target="_blank"&gt;</text:p>
            <text:p>                                                                                                18                                Heure(s)                                &lt;/a&gt;                        &lt;/td&gt;</text:p>
            <text:p>                    &lt;/tr&gt;</text:p>
            <text:p>                                                                    &lt;tr&gt;</text:p>
            <text:p>                                                        &lt;td class="label" rowspan="1"&gt;&lt;h3&gt;Capacité de la batterie&lt;/h3&gt;&lt;/td&gt;</text:p>
            <text:p>                                                                &lt;td class="checkbox"&gt;</text:p>
            <text:p>                            &lt;input type="checkbox" id="+fi494-l72400h72400"/&gt;                            &lt;label for="+fi494-l72400h72400"&gt;&lt;/label&gt;</text:p>
            <text:p>                            &lt;a href="#" rel="nofollow" data-decode="true" data-param-slug="informatique/ordinateur-portable/portable-mac" data-param-category-id="4266" data-param-filter-url="+fi494-l72400h72400" data-route="listing_page_filtered_fr" target="_blank"&gt;</text:p>
            <text:p>                                                                                                72.4                                Wh                                &lt;/a&gt;                        &lt;/td&gt;</text:p>
            <text:p>                    &lt;/tr&gt;</text:p>
            <text:p>                                                                    &lt;tr&gt;</text:p>
            <text:p>                                                        &lt;td class="label" rowspan="1"&gt;&lt;h3&gt;Batterie amovible&lt;/h3&gt;&lt;/td&gt;</text:p>
            <text:p>                                                                &lt;td class="checkbox"&gt;</text:p>
            <text:p>                            &lt;input type="checkbox" id="+fc1195-0"/&gt;                            &lt;label for="+fc1195-0"&gt;&lt;/label&gt;</text:p>
            <text:p>                            &lt;a href="#" rel="nofollow" data-decode="true" data-param-slug="informatique/ordinateur-portable/portable-mac" data-param-category-id="4266" data-param-filter-url="+fc1195-0" data-route="listing_page_filtered_fr" target="_blank"&gt;</text:p>
            <text:p>                                                                                                Non                                                                &lt;/a&gt;                        &lt;/td&gt;</text:p>
            <text:p>                    &lt;/tr&gt;</text:p>
            <text:p>                                                                                &lt;tr class="feature"&gt;</text:p>
            <text:p>                        &lt;td class="title" rowspan="2"&gt;&lt;h2&gt;DAS (Débit d&amp;#039;Absorption Spécifique)&lt;/h2&gt;&lt;/td&gt;</text:p>
            <text:p>                                                                                &lt;td class="label" rowspan="1"&gt;&lt;h3&gt;DAS tronc&lt;/h3&gt;&lt;/td&gt;</text:p>
            <text:p>                                                                &lt;td class="checkbox"&gt;</text:p>
            <text:p>                            &lt;input type="checkbox" id="+fi2773-l0h1"/&gt;                            &lt;label for="+fi2773-l0h1"&gt;&lt;/label&gt;</text:p>
            <text:p>                            &lt;a href="#" rel="nofollow" data-decode="true" data-param-slug="informatique/ordinateur-portable/portable-mac" data-param-category-id="4266" data-param-filter-url="+fi2773-l0h1" data-route="listing_page_filtered_fr" target="_blank"&gt;</text:p>
            <text:p>                                                                                                0.71                                W/kg                                &lt;/a&gt;                        &lt;/td&gt;</text:p>
            <text:p>                    &lt;/tr&gt;</text:p>
            <text:p>                                                                    &lt;tr&gt;</text:p>
            <text:p>                                                        &lt;td class="label" rowspan="1"&gt;&lt;h3&gt;DAS membres&lt;/h3&gt;&lt;/td&gt;</text:p>
            <text:p>                                                                &lt;td class="checkbox"&gt;</text:p>
            <text:p>                            &lt;input type="checkbox" id="+fi2774-l0h1"/&gt;                            &lt;label for="+fi2774-l0h1"&gt;&lt;/label&gt;</text:p>
            <text:p>                            &lt;a href="#" rel="nofollow" data-decode="true" data-param-slug="informatique/ordinateur-portable/portable-mac" data-param-category-id="4266" data-param-filter-url="+fi2774-l0h1" data-route="listing_page_filtered_fr" target="_blank"&gt;</text:p>
            <text:p>                                                                                                0.71                                W/kg                                &lt;/a&gt;                        &lt;/td&gt;</text:p>
            <text:p>                    &lt;/tr&gt;</text:p>
            <text:p>                            </text:p>
            <text:p/>
            <text:p>                                    </text:p>
            <text:p>            </text:p>
            <text:p>            &lt;tr&gt;</text:p>
            <text:p>            &lt;td class="title" rowspan="3"&gt;&lt;h2&gt;Garanties&lt;/h2&gt;&lt;/td&gt;</text:p>
            <text:p>            &lt;td class="label"&gt;&lt;h3&gt;Garantie commerciale&lt;/h3&gt;&lt;/td&gt;</text:p>
            <text:p>            &lt;td class="no-checkbox"&gt;</text:p>
            <text:p>                                    &lt;span data-toggle="modal" data-target="#guaranteeCommentModal" class="pointer"&gt;</text:p>
            <text:p>        1 an constructeur</text:p>
            <text:p>    &lt;/span&gt;</text:p>
            <text:p>    </text:p>
            <text:p>    &lt;br/&gt;    &lt;a href="/aide/50-la-garantie-ldlc/" target="_blank"&gt;</text:p>
            <text:p>        3 ans vendeur</text:p>
            <text:p>    &lt;/a&gt;</text:p>
            <text:p/>
            <text:p>    &lt;div class="modal fade" id="guaranteeCommentModal" tabindex="-1" role="dialog"&gt;</text:p>
            <text:p>        &lt;div class="modal-dialog" role="document"&gt;</text:p>
            <text:p>            &lt;div class="modal-content"&gt;</text:p>
            <text:p>                &lt;button type="button" class="close" data-dismiss="modal" aria-label="Close"&gt;&lt;span class="icon icon-close" aria-hidden="true"&gt;&lt;/span&gt;&lt;/button&gt;</text:p>
            <text:p>                &lt;div class="modal-body padding"&gt;</text:p>
            <text:p>                    &lt;h3&gt;Garantie limit&amp;eacute;e Apple&amp;nbsp;&lt;/h3&gt;</text:p>
            <text:p></text:p>
            <text:p>&lt;p&gt;La Garantie limit&amp;eacute;e d&amp;rsquo;un an d&amp;rsquo;Apple est une garantie commerciale du fabricant offerte par Apple. Elle conf&amp;egrave;re des droits diff&amp;eacute;rents de ceux dont vous pouvez disposer en vertu de la loi, y compris, mais sans s&amp;#39;y limiter, ceux relatifs aux produits non conformes ou aux produits pr&amp;eacute;sentant des vices cach&amp;eacute;s. Par cons&amp;eacute;quent, la Garantie limit&amp;eacute;e d&amp;rsquo;un an Apple s&amp;rsquo;ajoute aux droits conf&amp;eacute;r&amp;eacute;s par la loi, au lieu de les remplacer.&lt;/p&gt;</text:p>
            <text:p/>
            <text:p>                &lt;/div&gt;</text:p>
            <text:p>            &lt;/div&gt;</text:p>
            <text:p>        &lt;/div&gt;</text:p>
            <text:p>    &lt;/div&gt;</text:p>
            <text:p/>
            <text:p>            &lt;/td&gt;</text:p>
            <text:p>        &lt;/tr&gt;</text:p>
            <text:p>                &lt;tr&gt;</text:p>
            <text:p>                        &lt;td class="label"&gt;&lt;h3&gt;Garantie légale&lt;/h3&gt;&lt;/td&gt;</text:p>
            <text:p>            &lt;td class="no-checkbox"&gt;</text:p>
            <text:p>                &lt;a href="/aide/54-garanties-legales/" target="_blank"&gt;Voir les modalités&lt;/a&gt;            &lt;/td&gt;</text:p>
            <text:p>        &lt;/tr&gt;</text:p>
            <text:p>    </text:p>
            <text:p>            &lt;tr&gt;</text:p>
            <text:p>                        &lt;td class="label"&gt;&lt;h3&gt;Disponibilité des pièces détachées&lt;/h3&gt;&lt;/td&gt;</text:p>
            <text:p>            &lt;td class="no-checkbox"&gt;5 ans&lt;/td&gt;</text:p>
            <text:p>        &lt;/tr&gt;</text:p>
            <text:p>                    </text:p>
            <text:p>                                                                &lt;/tbody&gt;</text:p>
            <text:p>            &lt;/table&gt;</text:p>
            <text:p/>
            <text:p>            &lt;div class="pdt-update"&gt;</text:p>
            <text:p>                </text:p>
            <text:p>                &lt;div class="links"&gt;</text:p>
            <text:p>                                                                                                </text:p>
            <text:p>                        &lt;p&gt;Voir tous les produits &lt;a href="/apple/bint000005309/"&gt;Apple&lt;/a&gt;&lt;/p&gt;</text:p>
            <text:p/>
            <text:p>                                        </text:p>
            <text:p>                                        </text:p>
            <text:p>                &lt;/div&gt;</text:p>
            <text:p>                &lt;p class="pdt-update-infos"&gt;</text:p>
            <text:p>                    Produit référencé le &lt;span&gt;31/10/2023&lt;/span&gt;</text:p>
            <text:p>                &lt;/p&gt;</text:p>
            <text:p>            &lt;/div&gt;</text:p>
            <text:p>        &lt;/div&gt;</text:p>
            <text:p>    &lt;/div&gt;</text:p>
            <text:p>&lt;/div&gt;</text:p>
            <text:p>                                            &lt;div role="tabpanel" class="tab-pane top-products" id="associated-products"&gt;</text:p>
            <text:p>    &lt;div class="title-1"&gt;Produits associés&lt;/div&gt;</text:p>
            <text:p>    &lt;div class="tab-pane-content"&gt;</text:p>
            <text:p>                                                                                                                                                                                    </text:p>
            <text:p>    &lt;div class="container-fluid"&gt;</text:p>
            <text:p>        &lt;div class="row"&gt;</text:p>
            <text:p>            &lt;div class="col-md-6 col-xs-12"&gt;</text:p>
            <text:p>                &lt;ul class="list-product"&gt;</text:p>
            <text:p>                                            &lt;li class="dsp-table"&gt;</text:p>
            <text:p>                            &lt;a href="/fiche/PB00188280.html"</text:p>
            <text:p>   data-tracking-event="click"</text:p>
            <text:p>   data-tracking-category="Cross_sell"</text:p>
            <text:p>   data-tracking-action="Clics"</text:p>
            <text:p>   data-tracking-label="AR201505190150"</text:p>
            <text:p>   data-impression-event="trackEvent"</text:p>
            <text:p>   data-impression-category="Cross_sell"</text:p>
            <text:p>   data-impression-action="Impressions"</text:p>
            <text:p>   data-impression-label="AR201505190150"</text:p>
            <text:p>&gt;</text:p>
            <text:p>    &lt;div class="pic dsp-cell"&gt;</text:p>
            <text:p>       &lt;img loading="lazy" src="https://media.ldlc.com/r150/ld/products/00/03/04/30/LD0003043056_2.jpg" alt=""&gt;</text:p>
            <text:p>    &lt;/div&gt;</text:p>
            <text:p>    &lt;div class="txt dsp-cell"&gt;</text:p>
            <text:p>        &lt;div class="title"&gt;Apple Adaptateur USB-C vers USB&lt;/div&gt;</text:p>
            <text:p>        &lt;div class="price"&gt; 24€&lt;sup&gt;95&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281807.html"</text:p>
            <text:p>   data-tracking-event="click"</text:p>
            <text:p>   data-tracking-category="Cross_sell"</text:p>
            <text:p>   data-tracking-action="Clics"</text:p>
            <text:p>   data-tracking-label="AR201911190060"</text:p>
            <text:p>   data-impression-event="trackEvent"</text:p>
            <text:p>   data-impression-category="Cross_sell"</text:p>
            <text:p>   data-impression-action="Impressions"</text:p>
            <text:p>   data-impression-label="AR201911190060"</text:p>
            <text:p>&gt;</text:p>
            <text:p>    &lt;div class="pic dsp-cell"&gt;</text:p>
            <text:p>       &lt;img loading="lazy" src="https://media.ldlc.com/r150/ld/products/00/05/53/22/LD0005532202_2.jpg" alt=""&gt;</text:p>
            <text:p>    &lt;/div&gt;</text:p>
            <text:p>    &lt;div class="txt dsp-cell"&gt;</text:p>
            <text:p>        &lt;div class="title"&gt;Apple Adaptateur secteur USB-C 96W Blanc&lt;/div&gt;</text:p>
            <text:p>        &lt;div class="price"&gt; 84€&lt;sup&gt;95&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489432.html"</text:p>
            <text:p>   data-tracking-event="click"</text:p>
            <text:p>   data-tracking-category="Cross_sell"</text:p>
            <text:p>   data-tracking-action="Clics"</text:p>
            <text:p>   data-tracking-label="AR202203090030"</text:p>
            <text:p>   data-impression-event="trackEvent"</text:p>
            <text:p>   data-impression-category="Cross_sell"</text:p>
            <text:p>   data-impression-action="Impressions"</text:p>
            <text:p>   data-impression-label="AR202203090030"</text:p>
            <text:p>&gt;</text:p>
            <text:p>    &lt;div class="pic dsp-cell"&gt;</text:p>
            <text:p>       &lt;img loading="lazy" src="https://media.ldlc.com/r150/ld/products/00/05/93/61/LD0005936173_1.jpg" alt=""&gt;</text:p>
            <text:p>    &lt;/div&gt;</text:p>
            <text:p>    &lt;div class="txt dsp-cell"&gt;</text:p>
            <text:p>        &lt;div class="title"&gt;Apple 27&amp;quot; LED - Studio Display - Verre standard - Inclinaison&lt;/div&gt;</text:p>
            <text:p>        &lt;div class="price"&gt; 1&amp;nbsp;749€&lt;sup&gt;00&lt;/sup&gt; &lt;/div&gt;</text:p>
            <text:p>    &lt;/div&gt;</text:p>
            <text:p>    &lt;div class="see dsp-cell"&gt;</text:p>
            <text:p>        &lt;div class="button outline mini noMarge"&gt;Voir &lt;span class="fleche"&gt;›&lt;/span&gt;&lt;/div&gt;</text:p>
            <text:p>    &lt;/div&gt;</text:p>
            <text:p>&lt;/a&gt;</text:p>
            <text:p/>
            <text:p>                        &lt;/li&gt;</text:p>
            <text:p>                                    &lt;/ul&gt;</text:p>
            <text:p>            &lt;/div&gt;</text:p>
            <text:p>            &lt;div class="col-md-6 col-xs-12"&gt;</text:p>
            <text:p>                &lt;ul class="list-product"&gt;</text:p>
            <text:p>                                            &lt;li class="dsp-table"&gt;</text:p>
            <text:p>                            &lt;a href="/fiche/PB00455315.html"</text:p>
            <text:p>   data-tracking-event="click"</text:p>
            <text:p>   data-tracking-category="Cross_sell"</text:p>
            <text:p>   data-tracking-action="Clics"</text:p>
            <text:p>   data-tracking-label="AR202108090041"</text:p>
            <text:p>   data-impression-event="trackEvent"</text:p>
            <text:p>   data-impression-category="Cross_sell"</text:p>
            <text:p>   data-impression-action="Impressions"</text:p>
            <text:p>   data-impression-label="AR202108090041"</text:p>
            <text:p>&gt;</text:p>
            <text:p>    &lt;div class="pic dsp-cell"&gt;</text:p>
            <text:p>       &lt;img loading="lazy" src="https://media.ldlc.com/r150/ld/products/00/05/87/07/LD0005870709_1.jpg" alt=""&gt;</text:p>
            <text:p>    &lt;/div&gt;</text:p>
            <text:p>    &lt;div class="txt dsp-cell"&gt;</text:p>
            <text:p>        &lt;div class="title"&gt;Apple Magic Mouse (2021)&lt;/div&gt;</text:p>
            <text:p>        &lt;div class="price"&gt; 85€&lt;sup&gt;00&lt;/sup&gt; &lt;/div&gt;</text:p>
            <text:p>    &lt;/div&gt;</text:p>
            <text:p>    &lt;div class="see dsp-cell"&gt;</text:p>
            <text:p>        &lt;div class="button outline mini noMarge"&gt;Voir &lt;span class="fleche"&gt;›&lt;/span&gt;&lt;/div&gt;</text:p>
            <text:p>    &lt;/div&gt;</text:p>
            <text:p>&lt;/a&gt;</text:p>
            <text:p/>
            <text:p>                        &lt;/li&gt;</text:p>
            <text:p>                                            &lt;li class="dsp-table"&gt;</text:p>
            <text:p>                            &lt;a href="/fiche/PB00464818.html"</text:p>
            <text:p>   data-tracking-event="click"</text:p>
            <text:p>   data-tracking-category="Cross_sell"</text:p>
            <text:p>   data-tracking-action="Clics"</text:p>
            <text:p>   data-tracking-label="AR202110180122"</text:p>
            <text:p>   data-impression-event="trackEvent"</text:p>
            <text:p>   data-impression-category="Cross_sell"</text:p>
            <text:p>   data-impression-action="Impressions"</text:p>
            <text:p>   data-impression-label="AR202110180122"</text:p>
            <text:p>&gt;</text:p>
            <text:p>    &lt;div class="pic dsp-cell"&gt;</text:p>
            <text:p>       &lt;img loading="lazy" src="https://media.ldlc.com/r150/ld/products/00/05/89/88/LD0005898809_1.jpg" alt=""&gt;</text:p>
            <text:p>    &lt;/div&gt;</text:p>
            <text:p>    &lt;div class="txt dsp-cell"&gt;</text:p>
            <text:p>        &lt;div class="title"&gt;Apple Câble USB-C vers Magsafe 3 - 2 m&lt;/div&gt;</text:p>
            <text:p>        &lt;div class="price"&gt; 55€&lt;sup&gt;00&lt;/sup&gt; &lt;/div&gt;</text:p>
            <text:p>    &lt;/div&gt;</text:p>
            <text:p>    &lt;div class="see dsp-cell"&gt;</text:p>
            <text:p>        &lt;div class="button outline mini noMarge"&gt;Voir &lt;span class="fleche"&gt;›&lt;/span&gt;&lt;/div&gt;</text:p>
            <text:p>    &lt;/div&gt;</text:p>
            <text:p>&lt;/a&gt;</text:p>
            <text:p/>
            <text:p>                        &lt;/li&gt;</text:p>
            <text:p>                                    &lt;/ul&gt;</text:p>
            <text:p>            &lt;/div&gt;</text:p>
            <text:p>        &lt;/div&gt;</text:p>
            <text:p>    &lt;/div&gt;</text:p>
            <text:p/>
            <text:p>    &lt;/div&gt;</text:p>
            <text:p>&lt;/div&gt;</text:p>
            <text:p>                                                                 &lt;div role="tabpanel" class="tab-pane" id="clients-review"&gt;</text:p>
            <text:p>    &lt;div class="title-1"&gt;Avis client&lt;/div&gt;</text:p>
            <text:p>    &lt;div class="tab-pane-content"&gt;</text:p>
            <text:p>        &lt;div class="modal modal-full" id="review-zoom-modal" tabindex="-1" role="dialog"&gt;</text:p>
            <text:p>    &lt;div class="modal-dialog" role="document"&gt;</text:p>
            <text:p>        &lt;div class="modal-content"&gt;</text:p>
            <text:p>            &lt;button type="button" class="close" data-dismiss="modal" aria-label="Close"&gt;&lt;span class="icon icon-close" aria-hidden="true"&gt;&lt;/span&gt;&lt;/button&gt;</text:p>
            <text:p>            &lt;div class="modal-body"&gt;</text:p>
            <text:p>                &lt;div id="ctl00_cphMainContent_pnlReviewPopupZoom" class="modalZoom modalPopup rounded"&gt;</text:p>
            <text:p>                    &lt;input type="submit" name="ctl00$cphMainContent$mpePopupReviewZoomTargetControlID" value="" id="ctl00_cphMainContent_mpePopupReviewZoomTargetControlID" style="display:none;"&gt;</text:p>
            <text:p>                    &lt;div id="review-previews"&gt;&lt;/div&gt;</text:p>
            <text:p>                    &lt;div id="review-zoomContainer"&gt;</text:p>
            <text:p>                        &lt;div id="review-zoom"&gt;&lt;/div&gt;</text:p>
            <text:p>                    &lt;/div&gt;</text:p>
            <text:p>                &lt;/div&gt;</text:p>
            <text:p>            &lt;/div&gt;</text:p>
            <text:p>        &lt;/div&gt;</text:p>
            <text:p>    &lt;/div&gt;</text:p>
            <text:p>&lt;/div&gt;</text:p>
            <text:p>&lt;div class="client-reviews"&gt;</text:p>
            <text:p>    &lt;div class="global-reviews"&gt;</text:p>
            <text:p>                        </text:p>
            <text:p/>
            <text:p>    &lt;div class="average"&gt;</text:p>
            <text:p>        &lt;strong&gt;Note générale&lt;/strong&gt;</text:p>
            <text:p>        &lt;div class="note"&gt;10&lt;em&gt;/10&lt;/em&gt;&lt;/div&gt;</text:p>
            <text:p>        &lt;div class="ratingClient"&gt;</text:p>
            <text:p>            &lt;span class="star-10"&gt;&lt;/span&gt;</text:p>
            <text:p>        &lt;/div&gt;</text:p>
            <text:p>                    &lt;em&gt;sur 1 avis&lt;/em&gt;</text:p>
            <text:p>                 &lt;/a&gt;</text:p>
            <text:p>                &lt;a class="moderation" href="/aide/51-les-engagements-qualite-de-ldlc-com/" target="_blank"&gt;Charte de rédaction et de modération&lt;/a&gt;</text:p>
            <text:p>    &lt;/div&gt;</text:p>
            <text:p>        &lt;div class="write-review"&gt;</text:p>
            <text:p>        &lt;button data-product-id="AR202310310159"</text:p>
            <text:p>                class="button want-to-review"&gt;</text:p>
            <text:p>            Donner votre avis &lt;span class="fleche"&gt;›&lt;/span&gt;</text:p>
            <text:p>        &lt;/button&gt;</text:p>
            <text:p>    &lt;/div&gt;</text:p>
            <text:p/>
            <text:p>&lt;ul class="detail-note"&gt;</text:p>
            <text:p>                    &lt;li&gt;</text:p>
            <text:p>            &lt;div class="ratingClient"&gt;</text:p>
            <text:p>                &lt;span class="star-10"&gt;&lt;/span&gt;</text:p>
            <text:p>            &lt;/div&gt;</text:p>
            <text:p>            &lt;div class="pull-right"&gt;</text:p>
            <text:p>                &lt;div class="pourcentage"&gt;</text:p>
            <text:p>                    100%</text:p>
            <text:p>                &lt;/div&gt;</text:p>
            <text:p/>
            <text:p>                                    &lt;span class="nb-avis"&gt;</text:p>
            <text:p>                        1 avis</text:p>
            <text:p>                    &lt;/span&gt;</text:p>
            <text:p>                            &lt;/div&gt;</text:p>
            <text:p>            &lt;div class="progress"&gt;</text:p>
            <text:p>                &lt;div class="jauge" style="width:100%;"&gt;&lt;/div&gt;</text:p>
            <text:p>            &lt;/div&gt;</text:p>
            <text:p>        &lt;/li&gt;</text:p>
            <text:p>                    &lt;li&gt;</text:p>
            <text:p>            &lt;div class="ratingClient"&gt;</text:p>
            <text:p>                &lt;span class="star-8"&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li&gt;</text:p>
            <text:p>            &lt;div class="ratingClient"&gt;</text:p>
            <text:p>                &lt;span class="star-6"&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li&gt;</text:p>
            <text:p>            &lt;div class="ratingClient"&gt;</text:p>
            <text:p>                &lt;span class="star-4"&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li&gt;</text:p>
            <text:p>            &lt;div class="ratingClient"&gt;</text:p>
            <text:p>                &lt;span class="star-2"&gt;&lt;/span&gt;</text:p>
            <text:p>            &lt;/div&gt;</text:p>
            <text:p>            &lt;div class="pull-right"&gt;</text:p>
            <text:p>                &lt;div class="pourcentage"&gt;</text:p>
            <text:p>                    0%</text:p>
            <text:p>                &lt;/div&gt;</text:p>
            <text:p/>
            <text:p>                            &lt;/div&gt;</text:p>
            <text:p>            &lt;div class="progress"&gt;</text:p>
            <text:p>                &lt;div class="jauge" style="width:0%;"&gt;&lt;/div&gt;</text:p>
            <text:p>            &lt;/div&gt;</text:p>
            <text:p>        &lt;/li&gt;</text:p>
            <text:p>    &lt;/ul&gt;</text:p>
            <text:p>    &lt;/div&gt;</text:p>
            <text:p/>
            <text:p>    &lt;ul class="reviews"&gt;</text:p>
            <text:p>                    </text:p>
            <text:p>&lt;li data-offer-id="AR202310310159"&gt;</text:p>
            <text:p>    &lt;div class="exif"&gt;</text:p>
            <text:p>        &lt;div class="author"&gt;</text:p>
            <text:p>            &lt;strong&gt;par MaximeC&lt;/strong&gt;</text:p>
            <text:p>            &lt;div class="date"&gt;</text:p>
            <text:p>                Publié le 12/11/2023</text:p>
            <text:p>            &lt;/div&gt;</text:p>
            <text:p>                                            &lt;div class="date"&gt;</text:p>
            <text:p>                                            Produit acheté chez &lt;em&gt;LDLC le 08/11/2023&lt;/em&gt;</text:p>
            <text:p>                                    &lt;/div&gt;</text:p>
            <text:p>                    &lt;/div&gt;</text:p>
            <text:p>        &lt;div class="stats"&gt;</text:p>
            <text:p>            &lt;span&gt;Nombre d'avis&amp;nbsp;: 1&lt;/span&gt;</text:p>
            <text:p>            &lt;span&gt;Note moyenne&amp;nbsp;: 10&lt;/span&gt;</text:p>
            <text:p>        &lt;/div&gt;</text:p>
            <text:p>    &lt;/div&gt;</text:p>
            <text:p>    &lt;div class="content"&gt;</text:p>
            <text:p>        &lt;div class="ratingClient"&gt;</text:p>
            <text:p>            &lt;span class="star-10"&gt;&lt;/span&gt;</text:p>
            <text:p>        &lt;/div&gt;</text:p>
            <text:p>        &lt;h2 class="title"&gt;Professionnel, sobre et efficace.&lt;/h2&gt;</text:p>
            <text:p>        &lt;p&gt;Premier achat chez LDLC après avoir été conseillé par une amie qui m’en disait que du bien. De la commande à la réception du produit, aucune faille n’a été décelée et je suis pleinement satisfait de mon expérience. J’espère avoir de nouveaux coups de cœur d’achat, pour pouvoir de nouveau faire appel à eux. &lt;br /&gt;</text:p>
            <text:p>Merci LDLC et continuez ainsi!&lt;/p&gt;</text:p>
            <text:p>        &lt;div class="review--bottom"&gt;</text:p>
            <text:p>            </text:p>
            <text:p/>
            <text:p>&lt;div class="reviewphoto"&gt;</text:p>
            <text:p>    &lt;/div&gt;</text:p>
            <text:p>            &lt;div class="review--action"&gt;</text:p>
            <text:p>                                &lt;div class="report"&gt;</text:p>
            <text:p>                    &lt;span class="icon icon-info-bold"</text:p>
            <text:p>                          border-tooltip="tip" data-placement="bottom"</text:p>
            <text:p>                          data-toggle="modal"</text:p>
            <text:p>                          data-original-title="Signaler cet avis comme inapproprié"</text:p>
            <text:p>                          data-review-id="PC20065094" data-review-type="1"</text:p>
            <text:p>                    &gt;&lt;/span&gt;</text:p>
            <text:p>                &lt;/div&gt;</text:p>
            <text:p>                &lt;div class="like"&gt;</text:p>
            <text:p>                    &lt;button data-review-id="PC20065094" class="nb-like outline"&gt;</text:p>
            <text:p>                        &lt;span class="nb"&gt;+&lt;/span&gt;</text:p>
            <text:p>                        &lt;span class="icon icon-like-bold"&gt;&lt;/span&gt;</text:p>
            <text:p>                    &lt;/button&gt;</text:p>
            <text:p>                &lt;/div&gt;</text:p>
            <text:p>            &lt;/div&gt;</text:p>
            <text:p>        &lt;/div&gt;</text:p>
            <text:p/>
            <text:p>            &lt;/div&gt;</text:p>
            <text:p>&lt;/li&gt;            &lt;/ul&gt;</text:p>
            <text:p/>
            <text:p>    &lt;/div&gt;</text:p>
            <text:p/>
            <text:p>    &lt;/div&gt;</text:p>
            <text:p>&lt;/div&gt;</text:p>
            <text:p>                                                                &lt;div role="tabpanel" class="tab-pane qa-wrapper" id="questions-answers"&gt;</text:p>
            <text:p>    &lt;div class="title-1"&gt;Questions / Réponses&lt;/div&gt;</text:p>
            <text:p>    &lt;div class="tab-pane-content"&gt;</text:p>
            <text:p>            &lt;div class="dsp-table no-question"&gt;</text:p>
            <text:p>    &lt;div class="dsp-cell no-question-img"&gt;</text:p>
            <text:p>        &lt;img loading="lazy" src="/build/img/public/no-question.png" alt=""/&gt;</text:p>
            <text:p>    &lt;/div&gt;</text:p>
            <text:p>    &lt;div class="dsp-cell"&gt;</text:p>
            <text:p>        &lt;div class="no-question-intro"&gt;Il n&amp;#039;y a pas encore de question concernant ce produit&lt;/div&gt;</text:p>
            <text:p>        &lt;div class="no-question-txt"&gt;Nos clients seront ravis d&amp;#039;éclairer votre lanterne&lt;/div&gt;</text:p>
            <text:p>                    &lt;button class="button noMarge qa-ask-question"&gt;Poser une question&lt;/button&gt;</text:p>
            <text:p>            &lt;/div&gt;</text:p>
            <text:p>&lt;/div&gt;</text:p>
            <text:p/>
            <text:p>    &lt;/div&gt;</text:p>
            <text:p>&lt;/div&gt;</text:p>
            <text:p>                                    &lt;/div&gt;</text:p>
            <text:p>            &lt;/div&gt;</text:p>
            <text:p>        &lt;/div&gt;</text:p>
            <text:p>                    </text:p>
            <text:p/>
            <text:p/>
            <text:p>                </text:p>
            <text:p>    </text:p>
            <text:p/>
            <text:p>    &lt;div class="sbloc push-pdt"&gt;</text:p>
            <text:p>        &lt;div&gt;</text:p>
            <text:p>            &lt;div class="nav-tabs-component nav-tabs-component-grey"&gt;</text:p>
            <text:p>                &lt;ul class="nav nav-tabs" role="tablist"&gt;</text:p>
            <text:p>                                            &lt;li role="presentation" class="active"&gt;</text:p>
            <text:p>                            &lt;span data-target="#suggestion" aria-controls="suggestion" role="tab" data-toggle="tab"&gt;</text:p>
            <text:p>                                Produits similaires</text:p>
            <text:p>                            &lt;/span&gt;</text:p>
            <text:p>                        &lt;/li&gt;</text:p>
            <text:p>                                                                &lt;li role="presentation"&gt;</text:p>
            <text:p>                            &lt;span data-target="#best-selling" aria-controls="best-selling" role="tab" data-toggle="tab"&gt;</text:p>
            <text:p>                                Meilleures ventes</text:p>
            <text:p>                            &lt;/span&gt;</text:p>
            <text:p>                        &lt;/li&gt;</text:p>
            <text:p>                                                            &lt;/ul&gt;</text:p>
            <text:p>            &lt;/div&gt;</text:p>
            <text:p/>
            <text:p>            &lt;div class="tab-content tab-slider"&gt;</text:p>
            <text:p>                                    &lt;div role="tabpanel" class="tab-pane active" id="suggestion"&gt;        </text:p>
            <text:p>    &lt;div class="sbloc text-center no-padding lbo-filters" data-lbo-active-products-count="11" data-lbo-inactive-products-count="12" data-lbo-products-count="23" &gt;</text:p>
            <text:p>        &lt;div class="slider slider-6 pic-label lbo"&gt;</text:p>
            <text:p>            &lt;div class="title-1"&gt;Produits similaires&lt;/div&gt;</text:p>
            <text:p>            &lt;div class="swiper"&gt;</text:p>
            <text:p>                &lt;div class="swiper-wrapper"&gt;</text:p>
            <text:p>                                                                                            &lt;div class="swiper-slide"&gt;</text:p>
            <text:p>                            &lt;a href="/fiche/PB00585495.html"&gt;</text:p>
            <text:p>                                                                                                                                                                    &lt;div class="pic"&gt;&lt;img loading="lazy" src="https://media.ldlc.com/r150/ld/products/00/06/07/94/LD0006079429_0006081335_0006090918.jpg" alt="Apple MacBook Pro M3 Pro 14&amp;quot; Noir sidéral 36Go/1 To (MRX33FN/A-36GB-1TB-96W)" title="Apple MacBook Pro M3 Pro 14&amp;quot; Noir sidéral 36Go/1 To (MRX33FN/A-36GB-1TB-96W)" onerror="this.src='/build/img/public/no-photo-150.jpg'"&gt;&lt;/div&gt;</text:p>
            <text:p>                                &lt;div class="txt"&gt;&lt;span&gt;Apple MacBook Pro M3 Pro 14&amp;quot; Noir sidéral 36Go/1 To (MRX33FN/A-36GB-1TB-96W)&lt;/span&gt;&lt;/div&gt;</text:p>
            <text:p>                            &lt;/a&gt;</text:p>
            <text:p>                        &lt;/div&gt;</text:p>
            <text:p>                                                                                            &lt;div class="swiper-slide"&gt;</text:p>
            <text:p>                            &lt;a href="/fiche/PB00585460.html"&gt;</text:p>
            <text:p>                                                                                                                                                                    &lt;div class="pic"&gt;&lt;img loading="lazy" src="https://media.ldlc.com/r150/ld/products/00/06/07/94/LD0006079429_0006082960_0006090751.jpg" alt="Apple MacBook Pro M3 Pro 14&amp;quot; Noir sidéral 18Go/1 To (MRX33FN/A-1TB)" title="Apple MacBook Pro M3 Pro 14&amp;quot; Noir sidéral 18Go/1 To (MRX33FN/A-1TB)" onerror="this.src='/build/img/public/no-photo-150.jpg'"&gt;&lt;/div&gt;</text:p>
            <text:p>                                &lt;div class="txt"&gt;&lt;span&gt;Apple MacBook Pro M3 Pro 14&amp;quot; Noir sidéral 18Go/1 To (MRX33FN/A-1TB)&lt;/span&gt;&lt;/div&gt;</text:p>
            <text:p>                            &lt;/a&gt;</text:p>
            <text:p>                        &lt;/div&gt;</text:p>
            <text:p>                                                                                            &lt;div class="swiper-slide"&gt;</text:p>
            <text:p>                            &lt;a href="/fiche/PB00585455.html"&gt;</text:p>
            <text:p>                                                                                                                                                                    &lt;div class="pic"&gt;&lt;img loading="lazy" src="https://media.ldlc.com/r150/ld/products/00/06/07/94/LD0006079424_0006090741.jpg" alt="Apple MacBook Pro M3 Pro 14&amp;quot; Argent 18Go/1 To (MRX63FN/A-1TB)" title="Apple MacBook Pro M3 Pro 14&amp;quot; Argent 18Go/1 To (MRX63FN/A-1TB)" onerror="this.src='/build/img/public/no-photo-150.jpg'"&gt;&lt;/div&gt;</text:p>
            <text:p>                                &lt;div class="txt"&gt;&lt;span&gt;Apple MacBook Pro M3 Pro 14&amp;quot; Argent 18Go/1 To (MRX63FN/A-1TB)&lt;/span&gt;&lt;/div&gt;</text:p>
            <text:p>                            &lt;/a&gt;</text:p>
            <text:p>                        &lt;/div&gt;</text:p>
            <text:p>                                                                                            &lt;div class="swiper-slide"&gt;</text:p>
            <text:p>                            &lt;a href="/fiche/PB00581744.html"&gt;</text:p>
            <text:p>                                                                                                                                                                    &lt;div class="pic"&gt;&lt;img loading="lazy" src="https://media.ldlc.com/r150/ld/products/00/06/07/94/LD0006079424_0006083753.jpg" alt="Apple MacBook Pro M3 Pro 14&amp;quot; Argent 18Go/1 To (MRX63FN/A-1TB-QWERTY-INT)" title="Apple MacBook Pro M3 Pro 14&amp;quot; Argent 18Go/1 To (MRX63FN/A-1TB-QWERTY-INT)" onerror="this.src='/build/img/public/no-photo-150.jpg'"&gt;&lt;/div&gt;</text:p>
            <text:p>                                &lt;div class="txt"&gt;&lt;span&gt;Apple MacBook Pro M3 Pro 14&amp;quot; Argent 18Go/1 To (MRX63FN/A-1TB-QWERTY-INT)&lt;/span&gt;&lt;/div&gt;</text:p>
            <text:p>                            &lt;/a&gt;</text:p>
            <text:p>                        &lt;/div&gt;</text:p>
            <text:p>                                                                                            &lt;div class="swiper-slide"&gt;</text:p>
            <text:p>                            &lt;a href="/fiche/PB00581354.html"&gt;</text:p>
            <text:p>                                                                                                                                                                    &lt;div class="pic"&gt;&lt;img loading="lazy" src="https://media.ldlc.com/r150/ld/products/00/06/07/94/LD0006079429_0006082960.jpg" alt="Apple MacBook Pro M3 Pro 14&amp;quot; Noir sidéral 18Go/2 To (MRX33FN/A-2TB)" title="Apple MacBook Pro M3 Pro 14&amp;quot; Noir sidéral 18Go/2 To (MRX33FN/A-2TB)" onerror="this.src='/build/img/public/no-photo-150.jpg'"&gt;&lt;/div&gt;</text:p>
            <text:p>                                &lt;div class="txt"&gt;&lt;span&gt;Apple MacBook Pro M3 Pro 14&amp;quot; Noir sidéral 18Go/2 To (MRX33FN/A-2TB)&lt;/span&gt;&lt;/div&gt;</text:p>
            <text:p>                            &lt;/a&gt;</text:p>
            <text:p>                        &lt;/div&gt;</text:p>
            <text:p>                                                                                            &lt;div class="swiper-slide"&gt;</text:p>
            <text:p>                            &lt;a href="/fiche/PB00581141.html"&gt;</text:p>
            <text:p>                                                                                                                                                                    &lt;div class="pic"&gt;&lt;img loading="lazy" src="https://media.ldlc.com/r150/ld/products/00/06/07/94/LD0006079424_0006082121.jpg" alt="Apple MacBook Pro M3 Pro 14&amp;quot; Argent 36 Go/512 Go (MRX63FN/A-36GB-QWERTY-US)" title="Apple MacBook Pro M3 Pro 14&amp;quot; Argent 36 Go/512 Go (MRX63FN/A-36GB-QWERTY-US)" onerror="this.src='/build/img/public/no-photo-150.jpg'"&gt;&lt;/div&gt;</text:p>
            <text:p>                                &lt;div class="txt"&gt;&lt;span&gt;Apple MacBook Pro M3 Pro 14&amp;quot; Argent 36 Go/512 Go (MRX63FN/A-36GB-QWERTY-US)&lt;/span&gt;&lt;/div&gt;</text:p>
            <text:p>                            &lt;/a&gt;</text:p>
            <text:p>                        &lt;/div&gt;</text:p>
            <text:p>                                                                                            &lt;div class="swiper-slide"&gt;</text:p>
            <text:p>                            &lt;a href="/fiche/PB00580762.html"&gt;</text:p>
            <text:p>                                                                                                                                                                    &lt;div class="pic"&gt;&lt;img loading="lazy" src="https://media.ldlc.com/r150/ld/products/00/06/07/94/LD0006079429_0006081335.jpg" alt="Apple MacBook Pro M3 Pro 14&amp;quot; Noir sidéral 36Go/512 Go (MRX33FN/A-36GB)" title="Apple MacBook Pro M3 Pro 14&amp;quot; Noir sidéral 36Go/512 Go (MRX33FN/A-36GB)" onerror="this.src='/build/img/public/no-photo-150.jpg'"&gt;&lt;/div&gt;</text:p>
            <text:p>                                &lt;div class="txt"&gt;&lt;span&gt;Apple MacBook Pro M3 Pro 14&amp;quot; Noir sidéral 36Go/512 Go (MRX33FN/A-36GB)&lt;/span&gt;&lt;/div&gt;</text:p>
            <text:p>                            &lt;/a&gt;</text:p>
            <text:p>                        &lt;/div&gt;</text:p>
            <text:p>                                                                                            &lt;div class="swiper-slide"&gt;</text:p>
            <text:p>                            &lt;a href="/fiche/PB00579945.html"&gt;</text:p>
            <text:p>                                                                                                                                                                    &lt;div class="pic"&gt;&lt;img loading="lazy" src="https://media.ldlc.com/r150/ld/products/00/06/07/94/LD0006079424.jpg" alt="Apple MacBook Pro M3 Pro 14&amp;quot; Argent 18Go/512 Go (MRX63FN/A)" title="Apple MacBook Pro M3 Pro 14&amp;quot; Argent 18Go/512 Go (MRX63FN/A)" onerror="this.src='/build/img/public/no-photo-150.jpg'"&gt;&lt;/div&gt;</text:p>
            <text:p>                                &lt;div class="txt"&gt;&lt;span&gt;Apple MacBook Pro M3 Pro 14&amp;quot; Argent 18Go/512 Go (MRX63FN/A)&lt;/span&gt;&lt;/div&gt;</text:p>
            <text:p>                            &lt;/a&gt;</text:p>
            <text:p>                        &lt;/div&gt;</text:p>
            <text:p>                                                                                            &lt;div class="swiper-slide"&gt;</text:p>
            <text:p>                            &lt;a href="/fiche/PB00588400.html"&gt;</text:p>
            <text:p>                                                                                                                                                                    &lt;div class="pic"&gt;&lt;img loading="lazy" src="https://media.ldlc.com/r150/ld/products/00/06/07/94/LD0006079429_0006079459_0006082727_0006088234_0006098417.jpg" alt="Apple MacBook Pro M3 Max 14&amp;quot; Noir sidéral 36Go/4 To (MRX43FN/A-CPU14-GPU30-36GB-4TB)" title="Apple MacBook Pro M3 Max 14&amp;quot; Noir sidéral 36Go/4 To (MRX43FN/A-CPU14-GPU30-36GB-4TB)" onerror="this.src='/build/img/public/no-photo-150.jpg'"&gt;&lt;/div&gt;</text:p>
            <text:p>                                &lt;div class="txt"&gt;&lt;span&gt;Apple MacBook Pro M3 Max 14&amp;quot; Noir sidéral 36Go/4 To (MRX43FN/A-CPU14-GPU30-36GB-4TB)&lt;/span&gt;&lt;/div&gt;</text:p>
            <text:p>                            &lt;/a&gt;</text:p>
            <text:p>                        &lt;/div&gt;</text:p>
            <text:p>                                                                                            &lt;div class="swiper-slide"&gt;</text:p>
            <text:p>                            &lt;a href="/fiche/PB00588218.html"&gt;</text:p>
            <text:p>                                                                                                                                                                    &lt;div class="pic"&gt;&lt;img loading="lazy" src="https://media.ldlc.com/r150/ld/products/00/06/07/94/LD0006079429_0006081076_0006082965_0006097362.jpg" alt="Apple MacBook Pro M3 Max 14&amp;quot; Noir sidéral 36 Go/512 Go (MRX33FN/A-CPU14-GPU30-36GB)" title="Apple MacBook Pro M3 Max 14&amp;quot; Noir sidéral 36 Go/512 Go (MRX33FN/A-CPU14-GPU30-36GB)" onerror="this.src='/build/img/public/no-photo-150.jpg'"&gt;&lt;/div&gt;</text:p>
            <text:p>                                &lt;div class="txt"&gt;&lt;span&gt;Apple MacBook Pro M3 Max 14&amp;quot; Noir sidéral 36 Go/512 Go (MRX33FN/A-CPU14-GPU30-36GB)&lt;/span&gt;&lt;/div&gt;</text:p>
            <text:p>                            &lt;/a&gt;</text:p>
            <text:p>                        &lt;/div&gt;</text:p>
            <text:p>                                                                                            &lt;div class="swiper-slide"&gt;</text:p>
            <text:p>                            &lt;a href="/fiche/PB00587207.html"&gt;</text:p>
            <text:p>                                                                                                                                                                    &lt;div class="pic"&gt;&lt;img loading="lazy" src="https://media.ldlc.com/r150/ld/products/00/06/07/94/LD0006079488_0006095333.jpg" alt="Apple MacBook Pro M3 Max 14&amp;quot; Noir sidéral 36Go/2 To (MRX53FN/A-2TB)" title="Apple MacBook Pro M3 Max 14&amp;quot; Noir sidéral 36Go/2 To (MRX53FN/A-2TB)" onerror="this.src='/build/img/public/no-photo-150.jpg'"&gt;&lt;/div&gt;</text:p>
            <text:p>                                &lt;div class="txt"&gt;&lt;span&gt;Apple MacBook Pro M3 Max 14&amp;quot; Noir sidéral 36Go/2 To (MRX53FN/A-2TB)&lt;/span&gt;&lt;/div&gt;</text:p>
            <text:p>                            &lt;/a&gt;</text:p>
            <text:p>                        &lt;/div&gt;</text:p>
            <text:p>                    </text:p>
            <text:p>                                                                                            &lt;div class="swiper-slide"&gt;</text:p>
            <text:p>                            &lt;a href="/fiche/PB00579912.html"&gt;</text:p>
            <text:p>                                                                                                                                                                    &lt;div class="pic"&gt;&lt;img loading="lazy" src="https://media.ldlc.com/r150/ld/products/00/06/00/78/LD0006007869_0006008694_0006078964.jpg" alt="Apple MacBook Pro M2 Pro 14&amp;quot; Gris sidéral 32Go/512 Go (MPHE3FN/A-32GB-QWERTY-US)" title="Apple MacBook Pro M2 Pro 14&amp;quot; Gris sidéral 32Go/512 Go (MPHE3FN/A-32GB-QWERTY-US)" onerror="this.src='/build/img/public/no-photo-150.jpg'"&gt;&lt;/div&gt;</text:p>
            <text:p>                                &lt;div class="txt"&gt;&lt;span&gt;Apple MacBook Pro M2 Pro 14&amp;quot; Gris sidéral 32Go/512 Go (MPHE3FN/A-32GB-QWERTY-US)&lt;/span&gt;&lt;/div&gt;</text:p>
            <text:p>                            &lt;/a&gt;</text:p>
            <text:p>                        &lt;/div&gt;</text:p>
            <text:p/>
            <text:p>                                                                                            &lt;div class="swiper-slide"&gt;</text:p>
            <text:p>                            &lt;a href="/fiche/PB00579089.html"&gt;</text:p>
            <text:p>                                                                                                                                                                    &lt;div class="pic"&gt;&lt;img loading="lazy" src="https://media.ldlc.com/r150/ld/products/00/06/00/78/LD0006007869_0006007874_0006074150_0006077779.jpg" alt="Apple MacBook Pro M2 Pro 14&amp;quot; Gris sidéral 32Go/1To (MPHF3FN/A-32GB-QWERTY)" title="Apple MacBook Pro M2 Pro 14&amp;quot; Gris sidéral 32Go/1To (MPHF3FN/A-32GB-QWERTY)" onerror="this.src='/build/img/public/no-photo-150.jpg'"&gt;&lt;/div&gt;</text:p>
            <text:p>                                &lt;div class="txt"&gt;&lt;span&gt;Apple MacBook Pro M2 Pro 14&amp;quot; Gris sidéral 32Go/1To (MPHF3FN/A-32GB-QWERTY)&lt;/span&gt;&lt;/div&gt;</text:p>
            <text:p>                            &lt;/a&gt;</text:p>
            <text:p>                        &lt;/div&gt;</text:p>
            <text:p/>
            <text:p>                                                                                            &lt;div class="swiper-slide"&gt;</text:p>
            <text:p>                            &lt;a href="/fiche/PB00576698.html"&gt;</text:p>
            <text:p>                                                                                                                                                                    &lt;div class="pic"&gt;&lt;img loading="lazy" src="https://media.ldlc.com/r150/ld/products/00/06/00/78/LD0006007869_0006007874_0006074150.jpg" alt="Apple MacBook Pro M2 Pro 14&amp;quot; Gris sidéral 16Go/1To (MPHF3FN/A-QWERTY)" title="Apple MacBook Pro M2 Pro 14&amp;quot; Gris sidéral 16Go/1To (MPHF3FN/A-QWERTY)" onerror="this.src='/build/img/public/no-photo-150.jpg'"&gt;&lt;/div&gt;</text:p>
            <text:p>                                &lt;div class="txt"&gt;&lt;span&gt;Apple MacBook Pro M2 Pro 14&amp;quot; Gris sidéral 16Go/1To (MPHF3FN/A-QWERTY)&lt;/span&gt;&lt;/div&gt;</text:p>
            <text:p>                            &lt;/a&gt;</text:p>
            <text:p>                        &lt;/div&gt;</text:p>
            <text:p/>
            <text:p>                                                                                            &lt;div class="swiper-slide"&gt;</text:p>
            <text:p>                            &lt;a href="/fiche/PB00572944.html"&gt;</text:p>
            <text:p>                                                                                                                                                                    &lt;div class="pic"&gt;&lt;img loading="lazy" src="https://media.ldlc.com/r150/ld/products/00/06/00/78/LD0006007884_0006008370_0006069106.jpg" alt="Apple MacBook Pro M2 Pro 14&amp;quot; Argent 32 Go/2 To (MPHH3FN/A-32GB-2TB)" title="Apple MacBook Pro M2 Pro 14&amp;quot; Argent 32 Go/2 To (MPHH3FN/A-32GB-2TB)" onerror="this.src='/build/img/public/no-photo-150.jpg'"&gt;&lt;/div&gt;</text:p>
            <text:p>                                &lt;div class="txt"&gt;&lt;span&gt;Apple MacBook Pro M2 Pro 14&amp;quot; Argent 32 Go/2 To (MPHH3FN/A-32GB-2TB)&lt;/span&gt;&lt;/div&gt;</text:p>
            <text:p>                            &lt;/a&gt;</text:p>
            <text:p>                        &lt;/div&gt;</text:p>
            <text:p/>
            <text:p>                                                                                            &lt;div class="swiper-slide"&gt;</text:p>
            <text:p>                            &lt;a href="/fiche/PB00570017.html"&gt;</text:p>
            <text:p>                                                                                                                                                                    &lt;div class="pic"&gt;&lt;img loading="lazy" src="https://media.ldlc.com/r150/ld/products/00/06/00/78/LD0006007869_0006007874_0006007879_0006037010_0006062347.jpg" alt="Apple MacBook Pro M2 Max 14&amp;quot; Gris sidéral 64Go/1To (MPHG3FN/A-64GB-QWERTZ)" title="Apple MacBook Pro M2 Max 14&amp;quot; Gris sidéral 64Go/1To (MPHG3FN/A-64GB-QWERTZ)" onerror="this.src='/build/img/public/no-photo-150.jpg'"&gt;&lt;/div&gt;</text:p>
            <text:p>                                &lt;div class="txt"&gt;&lt;span&gt;Apple MacBook Pro M2 Max 14&amp;quot; Gris sidéral 64Go/1To (MPHG3FN/A-64GB-QWERTZ)&lt;/span&gt;&lt;/div&gt;</text:p>
            <text:p>                            &lt;/a&gt;</text:p>
            <text:p>                        &lt;/div&gt;</text:p>
            <text:p/>
            <text:p>                                                                                            &lt;div class="swiper-slide"&gt;</text:p>
            <text:p>                            &lt;a href="/fiche/PB00569095.html"&gt;</text:p>
            <text:p>                                                                                                                                                                    &lt;div class="pic"&gt;&lt;img loading="lazy" src="https://media.ldlc.com/r150/ld/products/00/06/00/78/LD0006007869_0006008328_0006060811.jpg" alt="Apple MacBook Pro M2 Pro 14&amp;quot; Gris sidéral 32 Go/512 Go (MPHE3FN/A-GPU19-32GB)" title="Apple MacBook Pro M2 Pro 14&amp;quot; Gris sidéral 32 Go/512 Go (MPHE3FN/A-GPU19-32GB)" onerror="this.src='/build/img/public/no-photo-150.jpg'"&gt;&lt;/div&gt;</text:p>
            <text:p>                                &lt;div class="txt"&gt;&lt;span&gt;Apple MacBook Pro M2 Pro 14&amp;quot; Gris sidéral 32 Go/512 Go (MPHE3FN/A-GPU19-32GB)&lt;/span&gt;&lt;/div&gt;</text:p>
            <text:p>                            &lt;/a&gt;</text:p>
            <text:p>                        &lt;/div&gt;</text:p>
            <text:p/>
            <text:p>                                                                                            &lt;div class="swiper-slide"&gt;</text:p>
            <text:p>                            &lt;a href="/fiche/PB00568907.html"&gt;</text:p>
            <text:p>                                                                                                                                                                    &lt;div class="pic"&gt;&lt;img loading="lazy" src="https://media.ldlc.com/r150/ld/products/00/06/00/78/LD0006007884_0006008365_0006059570.jpg" alt="Apple MacBook Pro M2 Pro 14&amp;quot; Argent 16Go/2 To (MPHH3FN/A-2TB-96W)" title="Apple MacBook Pro M2 Pro 14&amp;quot; Argent 16Go/2 To (MPHH3FN/A-2TB-96W)" onerror="this.src='/build/img/public/no-photo-150.jpg'"&gt;&lt;/div&gt;</text:p>
            <text:p>                                &lt;div class="txt"&gt;&lt;span&gt;Apple MacBook Pro M2 Pro 14&amp;quot; Argent 16Go/2 To (MPHH3FN/A-2TB-96W)&lt;/span&gt;&lt;/div&gt;</text:p>
            <text:p>                            &lt;/a&gt;</text:p>
            <text:p>                        &lt;/div&gt;</text:p>
            <text:p/>
            <text:p>                                                                                            &lt;div class="swiper-slide"&gt;</text:p>
            <text:p>                            &lt;a href="/fiche/PB00564432.html"&gt;</text:p>
            <text:p>                                                                                                                                                                    &lt;div class="pic"&gt;&lt;img loading="lazy" src="https://media.ldlc.com/r150/ld/products/00/06/00/78/LD0006007889_0006056307.jpg" alt="Apple MacBook Pro M2 Pro 14&amp;quot; Argent 32Go/1To (MPHJ3FN/A-32GB)" title="Apple MacBook Pro M2 Pro 14&amp;quot; Argent 32Go/1To (MPHJ3FN/A-32GB)" onerror="this.src='/build/img/public/no-photo-150.jpg'"&gt;&lt;/div&gt;</text:p>
            <text:p>                                &lt;div class="txt"&gt;&lt;span&gt;Apple MacBook Pro M2 Pro 14&amp;quot; Argent 32Go/1To (MPHJ3FN/A-32GB)&lt;/span&gt;&lt;/div&gt;</text:p>
            <text:p>                            &lt;/a&gt;</text:p>
            <text:p>                        &lt;/div&gt;</text:p>
            <text:p/>
            <text:p>                                                                                            &lt;div class="swiper-slide"&gt;</text:p>
            <text:p>                            &lt;a href="/fiche/PB00563455.html"&gt;</text:p>
            <text:p>                                                                                                                                                                    &lt;div class="pic"&gt;&lt;img loading="lazy" src="https://media.ldlc.com/r150/ld/products/00/06/00/78/LD0006007869_0006007874_0006007879_0006053712.jpg" alt="Apple MacBook Pro M2 Max 14&amp;quot; Gris sidéral 64Go/1To (MPHG3FN/A-64GB)" title="Apple MacBook Pro M2 Max 14&amp;quot; Gris sidéral 64Go/1To (MPHG3FN/A-64GB)" onerror="this.src='/build/img/public/no-photo-150.jpg'"&gt;&lt;/div&gt;</text:p>
            <text:p>                                &lt;div class="txt"&gt;&lt;span&gt;Apple MacBook Pro M2 Max 14&amp;quot; Gris sidéral 64Go/1To (MPHG3FN/A-64GB)&lt;/span&gt;&lt;/div&gt;</text:p>
            <text:p>                            &lt;/a&gt;</text:p>
            <text:p>                        &lt;/div&gt;</text:p>
            <text:p/>
            <text:p>                                                                                            &lt;div class="swiper-slide"&gt;</text:p>
            <text:p>                            &lt;a href="/fiche/PB00561753.html"&gt;</text:p>
            <text:p>                                                                                                                                                                    &lt;div class="pic"&gt;&lt;img loading="lazy" src="https://media.ldlc.com/r150/ld/products/00/06/00/78/LD0006007869_0006050575.jpg" alt="Apple MacBook Pro M2 Pro 14&amp;quot; Gris sidéral 32 Go/512 Go (MPHE3FN/A-32GB-96W)" title="Apple MacBook Pro M2 Pro 14&amp;quot; Gris sidéral 32 Go/512 Go (MPHE3FN/A-32GB-96W)" onerror="this.src='/build/img/public/no-photo-150.jpg'"&gt;&lt;/div&gt;</text:p>
            <text:p>                                &lt;div class="txt"&gt;&lt;span&gt;Apple MacBook Pro M2 Pro 14&amp;quot; Gris sidéral 32 Go/512 Go (MPHE3FN/A-32GB-96W)&lt;/span&gt;&lt;/div&gt;</text:p>
            <text:p>                            &lt;/a&gt;</text:p>
            <text:p>                        &lt;/div&gt;</text:p>
            <text:p/>
            <text:p>                                                                                            &lt;div class="swiper-slide"&gt;</text:p>
            <text:p>                            &lt;a href="/fiche/PB00559795.html"&gt;</text:p>
            <text:p>                                                                                                                                                                    &lt;div class="pic"&gt;&lt;img loading="lazy" src="https://media.ldlc.com/r150/ld/products/00/06/00/78/LD0006007869_0006047004.jpg" alt="Apple MacBook Pro M2 Pro 14&amp;quot; Gris sidéral 16Go/2 To (MPHE3FN/A-2TB-96W)" title="Apple MacBook Pro M2 Pro 14&amp;quot; Gris sidéral 16Go/2 To (MPHE3FN/A-2TB-96W)" onerror="this.src='/build/img/public/no-photo-150.jpg'"&gt;&lt;/div&gt;</text:p>
            <text:p>                                &lt;div class="txt"&gt;&lt;span&gt;Apple MacBook Pro M2 Pro 14&amp;quot; Gris sidéral 16Go/2 To (MPHE3FN/A-2TB-96W)&lt;/span&gt;&lt;/div&gt;</text:p>
            <text:p>                            &lt;/a&gt;</text:p>
            <text:p>                        &lt;/div&gt;</text:p>
            <text:p/>
            <text:p>                                                                                            &lt;div class="swiper-slide"&gt;</text:p>
            <text:p>                            &lt;a href="/fiche/PB00559062.html"&gt;</text:p>
            <text:p>                                                                                                                                                                    &lt;div class="pic"&gt;&lt;img loading="lazy" src="https://media.ldlc.com/r150/ld/products/00/06/00/78/LD0006007894_0006046492.jpg" alt="Apple MacBook Pro M2 Max 14&amp;quot; Argent 32Go/2To (MPHK3FN/A-2TB)" title="Apple MacBook Pro M2 Max 14&amp;quot; Argent 32Go/2To (MPHK3FN/A-2TB)" onerror="this.src='/build/img/public/no-photo-150.jpg'"&gt;&lt;/div&gt;</text:p>
            <text:p>                                &lt;div class="txt"&gt;&lt;span&gt;Apple MacBook Pro M2 Max 14&amp;quot; Argent 32Go/2To (MPHK3FN/A-2TB)&lt;/span&gt;&lt;/div&gt;</text:p>
            <text:p>                            &lt;/a&gt;</text:p>
            <text:p>                        &lt;/div&gt;</text:p>
            <text:p/>
            <text:p>                                    &lt;/div&gt;</text:p>
            <text:p>                &lt;div class="swiper-button-next"&gt;&lt;/div&gt;</text:p>
            <text:p>                &lt;div class="swiper-button-prev"&gt;&lt;/div&gt;</text:p>
            <text:p>            &lt;/div&gt;</text:p>
            <text:p>        &lt;/div&gt;</text:p>
            <text:p>    &lt;/div&gt;</text:p>
            <text:p>    &lt;/div&gt;                                &lt;div role="tabpanel" class="tab-pane active" id="best-selling"&gt;&lt;div class="slider slider-6 more-product"&gt;&lt;div class="title-1"&gt;Meilleures ventes&lt;/div&gt;&lt;div class="swiper"&gt;&lt;div class="swiper-wrapper"&gt;&lt;div class="swiper-slide"&gt;&lt;a href="/fiche/PB00500986.html"&gt;&lt;div class="pic"&gt;&lt;img src="https://media.ldlc.com/r150/ld/products/00/05/95/96/LD0005959647.jpg" loading="lazy" onerror="this.src='/build/img/public/no-photo-150.jpg'" alt="Apple MacBook Air M2 13 pouces (2022) Minuit 8Go/256 Go (MLY33FN/A)"&gt;&lt;/div&gt;&lt;div class="txt"&gt;&lt;span&gt;Apple MacBook Air M2 13 pouces (2022) Minuit 8Go/256 Go (MLY33FN/A)&lt;/span&gt;&lt;div class="price"&gt; 1&amp;nbsp;299€&lt;sup&gt;00&lt;/sup&gt;&lt;/div&gt;&lt;/div&gt;&lt;/a&gt;&lt;/div&gt;&lt;div class="swiper-slide"&gt;&lt;a href="/fiche/PB00500981.html"&gt;&lt;div class="pic"&gt;&lt;img src="https://media.ldlc.com/r150/ld/products/00/05/95/96/LD0005959609.jpg" loading="lazy" onerror="this.src='/build/img/public/no-photo-150.jpg'" alt="Apple MacBook Air M2 13 pouces (2022) Gris sidéral 8Go/256 Go (MLXW3FN/A)"&gt;&lt;/div&gt;&lt;div class="txt"&gt;&lt;span&gt;Apple MacBook Air M2 13 pouces (2022) Gris sidéral 8Go/256 Go (MLXW3FN/A)&lt;/span&gt;&lt;div class="price"&gt; 1&amp;nbsp;299€&lt;sup&gt;00&lt;/sup&gt;&lt;/div&gt;&lt;/div&gt;&lt;/a&gt;&lt;/div&gt;&lt;div class="swiper-slide"&gt;&lt;a href="/fiche/PB00500983.html"&gt;&lt;div class="pic"&gt;&lt;img src="https://media.ldlc.com/r150/ld/products/00/05/95/96/LD0005959626.jpg" loading="lazy" onerror="this.src='/build/img/public/no-photo-150.jpg'" alt="Apple MacBook Air M2 13 pouces (2022) Lumière stellaire 8Go/256 Go (MLY13FN/A)"&gt;&lt;/div&gt;&lt;div class="txt"&gt;&lt;span&gt;Apple MacBook Air M2 13 pouces (2022) Lumière stellaire 8Go/256 Go (MLY13FN/A)&lt;/span&gt;&lt;div class="price"&gt; 1&amp;nbsp;299€&lt;sup&gt;00&lt;/sup&gt;&lt;/div&gt;&lt;/div&gt;&lt;/a&gt;&lt;/div&gt;&lt;div class="swiper-slide"&gt;&lt;a href="/fiche/PB00500982.html"&gt;&lt;div class="pic"&gt;&lt;img src="https://media.ldlc.com/r150/ld/products/00/05/95/96/LD0005959615.jpg" loading="lazy" onerror="this.src='/build/img/public/no-photo-150.jpg'" alt="Apple MacBook Air M2 13 pouces (2022) Argent 8Go/256 Go (MLXY3FN/A)"&gt;&lt;/div&gt;&lt;div class="txt"&gt;&lt;span&gt;Apple MacBook Air M2 13 pouces (2022) Argent 8Go/256 Go (MLXY3FN/A)&lt;/span&gt;&lt;div class="price"&gt; 1&amp;nbsp;299€&lt;sup&gt;00&lt;/sup&gt;&lt;/div&gt;&lt;/div&gt;&lt;/a&gt;&lt;/div&gt;&lt;div class="swiper-slide"&gt;&lt;a href="/fiche/PB00579946.html"&gt;&lt;div class="pic"&gt;&lt;img src="https://media.ldlc.com/r150/ld/products/00/06/07/94/LD0006079429.jpg" loading="lazy" onerror="this.src='/build/img/public/no-photo-150.jpg'" alt="Apple MacBook Pro M3 Pro 14&amp;quot; Noir sidéral 18Go/512 Go (MRX33FN/A)"&gt;&lt;/div&gt;&lt;div class="txt"&gt;&lt;span&gt;Apple MacBook Pro M3 Pro 14&amp;quot; Noir sidéral 18Go/512 Go (MRX33FN/A)&lt;/span&gt;&lt;div class="price"&gt; 2&amp;nbsp;499€&lt;sup&gt;00&lt;/sup&gt;&lt;/div&gt;&lt;/div&gt;&lt;/a&gt;&lt;/div&gt;&lt;div class="swiper-slide"&gt;&lt;a href="/fiche/PB00390416.html"&gt;&lt;div class="pic"&gt;&lt;img src="https://media.ldlc.com/r150/ld/products/00/05/74/91/LD0005749177_1.jpg" loading="lazy" onerror="this.src='/build/img/public/no-photo-150.jpg'" alt="Apple MacBook Air M1 (2020) Or 8Go/256 Go (MGND3FN/A)"&gt;&lt;/div&gt;&lt;div class="txt"&gt;&lt;span&gt;Apple MacBook Air M1 (2020) Or 8Go/256 Go (MGND3FN/A)&lt;/span&gt;&lt;div class="price"&gt; 999€&lt;sup&gt;00&lt;/sup&gt;&lt;/div&gt;&lt;/div&gt;&lt;/a&gt;&lt;/div&gt;&lt;div class="swiper-slide"&gt;&lt;a href="/fiche/PB00579959.html"&gt;&lt;div class="pic"&gt;&lt;img src="https://media.ldlc.com/r150/ld/products/00/06/07/95/LD0006079507.jpg" loading="lazy" onerror="this.src='/build/img/public/no-photo-150.jpg'" alt="Apple MacBook Pro M3 Pro 16&amp;quot; Noir sidéral 18Go/512 Go (MRW13FN/A)"&gt;&lt;/div&gt;&lt;div class="txt"&gt;&lt;span&gt;Apple MacBook Pro M3 Pro 16&amp;quot; Noir sidéral 18Go/512 Go (MRW13FN/A)&lt;/span&gt;&lt;div class="price"&gt; 2&amp;nbsp;999€&lt;sup&gt;00&lt;/sup&gt;&lt;/div&gt;&lt;/div&gt;&lt;/a&gt;&lt;/div&gt;&lt;div class="swiper-slide"&gt;&lt;a href="/fiche/PB00390399.html"&gt;&lt;div class="pic"&gt;&lt;img src="https://media.ldlc.com/r150/ld/products/00/05/81/99/LD0005819990_1.jpg" loading="lazy" onerror="this.src='/build/img/public/no-photo-150.jpg'" alt="Apple MacBook Air M1 (2020) Gris sidéral 8Go/256 Go (MGN63FN/A)"&gt;&lt;/div&gt;&lt;div class="txt"&gt;&lt;span&gt;Apple MacBook Air M1 (2020) Gris sidéral 8Go/256 Go (MGN63FN/A)&lt;/span&gt;&lt;div class="price"&gt; 999€&lt;sup&gt;00&lt;/sup&gt;&lt;/div&gt;&lt;/div&gt;&lt;/a&gt;&lt;/div&gt;&lt;div class="swiper-slide"&gt;&lt;a href="/fiche/PB00390401.html"&gt;&lt;div class="pic"&gt;&lt;img src="https://media.ldlc.com/r150/ld/products/00/05/81/99/LD0005819967_1.jpg" loading="lazy" onerror="this.src='/build/img/public/no-photo-150.jpg'" alt="Apple MacBook Air M1 (2020) Argent 8Go/256 Go (MGN93FN/A)"&gt;&lt;/div&gt;&lt;div class="txt"&gt;&lt;span&gt;Apple MacBook Air M1 (2020) Argent 8Go/256 Go (MGN93FN/A)&lt;/span&gt;&lt;div class="price"&gt; 999€&lt;sup&gt;00&lt;/sup&gt;&lt;/div&gt;&lt;/div&gt;&lt;/a&gt;&lt;/div&gt;&lt;div class="swiper-slide"&gt;&lt;a href="/fiche/PB00580198.html"&gt;&lt;div class="pic"&gt;&lt;img src="https://media.ldlc.com/r150/ld/products/00/06/07/94/LD0006079400_0006080411.jpg" loading="lazy" onerror="this.src='/build/img/public/no-photo-150.jpg'" alt="Apple MacBook Pro M3 14&amp;quot; Gris sidéral 16 Go/512 Go (MTL73FN/A-16GB)"&gt;&lt;/div&gt;&lt;div class="txt"&gt;&lt;span&gt;Apple MacBook Pro M3 14&amp;quot; Gris sidéral 16 Go/512 Go (MTL73FN/A-16GB)&lt;/span&gt;&lt;div class="price"&gt; 2&amp;nbsp;229€&lt;sup&gt;00&lt;/sup&gt;&lt;/div&gt;&lt;/div&gt;&lt;/a&gt;&lt;/div&gt;&lt;div class="swiper-slide"&gt;&lt;a href="/fiche/PB00556974.html"&gt;&lt;div class="pic"&gt;&lt;img src="https://media.ldlc.com/r150/ld/products/00/06/04/40/LD0006044074.jpg" loading="lazy" onerror="this.src='/build/img/public/no-photo-150.jpg'" alt="Apple MacBook Air M2 15 pouces (2023) Minuit 8Go/256 Go (MQKW3FN/A)"&gt;&lt;/div&gt;&lt;div class="txt"&gt;&lt;span&gt;Apple MacBook Air M2 15 pouces (2023) Minuit 8Go/256 Go (MQKW3FN/A)&lt;/span&gt;&lt;div class="price"&gt; 1&amp;nbsp;599€&lt;sup&gt;00&lt;/sup&gt;&lt;/div&gt;&lt;/div&gt;&lt;/a&gt;&lt;/div&gt;&lt;div class="swiper-slide"&gt;&lt;a href="/fiche/PB00396871.html"&gt;&lt;div class="pic"&gt;&lt;img src="https://media.ldlc.com/r150/ld/products/00/05/82/00/LD0005820000_1.jpg" loading="lazy" onerror="this.src='/build/img/public/no-photo-150.jpg'" alt="Apple MacBook Air M1 (2020) Gris sidéral 16Go/256 Go (MGN63FN/A-16GB)"&gt;&lt;/div&gt;&lt;div class="txt"&gt;&lt;span&gt;Apple MacBook Air M1 (2020) Gris sidéral 16Go/256 Go (MGN63FN/A-16GB)&lt;/span&gt;&lt;div class="price"&gt; 1&amp;nbsp;299€&lt;sup&gt;00&lt;/sup&gt;&lt;/div&gt;&lt;/div&gt;&lt;/a&gt;&lt;/div&gt;&lt;div class="swiper-slide"&gt;&lt;a href="/fiche/PB00500994.html"&gt;&lt;div class="pic"&gt;&lt;img src="https://media.ldlc.com/r150/ld/products/00/05/95/96/LD0005959626_0005959684.jpg" loading="lazy" onerror="this.src='/build/img/public/no-photo-150.jpg'" alt="Apple MacBook Air M2 13 pouces (2022) Lumière stellaire 8Go/512 Go (MLY23FN/A)"&gt;&lt;/div&gt;&lt;div class="txt"&gt;&lt;span&gt;Apple MacBook Air M2 13 pouces (2022) Lumière stellaire 8Go/512 Go (MLY23FN/A)&lt;/span&gt;&lt;div class="price"&gt; 1&amp;nbsp;649€&lt;sup&gt;00&lt;/sup&gt;&lt;/div&gt;&lt;/div&gt;&lt;/a&gt;&lt;/div&gt;&lt;div class="swiper-slide"&gt;&lt;a href="/fiche/PB00541497.html"&gt;&lt;div class="pic"&gt;&lt;img src="https://media.ldlc.com/r150/ld/products/00/05/95/96/LD0005959647_0005966871_0006012475.jpg" loading="lazy" onerror="this.src='/build/img/public/no-photo-150.jpg'" alt="Apple MacBook Air M2 13 pouces (2022) Minuit 16 Go/512 Go (MLY33FN/A-16GB-512GB)"&gt;&lt;/div&gt;&lt;div class="txt"&gt;&lt;span&gt;Apple MacBook Air M2 13 pouces (2022) Minuit 16 Go/512 Go (MLY33FN/A-16GB-512GB)&lt;/span&gt;&lt;div class="price"&gt; 1&amp;nbsp;759€&lt;sup&gt;00&lt;/sup&gt;&lt;/div&gt;&lt;/div&gt;&lt;/a&gt;&lt;/div&gt;&lt;div class="swiper-slide"&gt;&lt;a href="/fiche/PB00579951.html"&gt;&lt;div class="pic"&gt;&lt;img src="https://media.ldlc.com/r150/ld/products/00/06/07/94/LD0006079429_0006079459.jpg" loading="lazy" onerror="this.src='/build/img/public/no-photo-150.jpg'" alt="Apple MacBook Pro M3 Pro 14&amp;quot; Noir sidéral 18Go/1 To (MRX43FN/A)"&gt;&lt;/div&gt;&lt;div class="txt"&gt;&lt;span&gt;Apple MacBook Pro M3 Pro 14&amp;quot; Noir sidéral 18Go/1 To (MRX43FN/A)&lt;/span&gt;&lt;div class="price"&gt; 2&amp;nbsp;999€&lt;sup&gt;00&lt;/sup&gt;&lt;/div&gt;&lt;/div&gt;&lt;/a&gt;&lt;/div&gt;&lt;div class="swiper-slide"&gt;&lt;a href="/fiche/PB00579953.html"&gt;&lt;div class="pic"&gt;&lt;img src="https://media.ldlc.com/r150/ld/products/00/06/07/94/LD0006079474.jpg" loading="lazy" onerror="this.src='/build/img/public/no-photo-150.jpg'" alt="Apple MacBook Pro M3 Pro 14&amp;quot; Argent 18Go/1 To (MRX73FN/A)"&gt;&lt;/div&gt;&lt;div class="txt"&gt;&lt;span&gt;Apple MacBook Pro M3 Pro 14&amp;quot; Argent 18Go/1 To (MRX73FN/A)&lt;/span&gt;&lt;div class="price"&gt; 2&amp;nbsp;999€&lt;sup&gt;00&lt;/sup&gt;&lt;/div&gt;&lt;/div&gt;&lt;/a&gt;&lt;/div&gt;&lt;div class="swiper-slide"&gt;&lt;a href="/fiche/PB00579957.html"&gt;&lt;div class="pic"&gt;&lt;img src="https://media.ldlc.com/r150/ld/products/00/06/07/94/LD0006079488.jpg" loading="lazy" onerror="this.src='/build/img/public/no-photo-150.jpg'" alt="Apple MacBook Pro M3 Max 14&amp;quot; Noir sidéral 36Go/1 To (MRX53FN/A)"&gt;&lt;/div&gt;&lt;div class="txt"&gt;&lt;span&gt;Apple MacBook Pro M3 Max 14&amp;quot; Noir sidéral 36Go/1 To (MRX53FN/A)&lt;/span&gt;&lt;div class="price"&gt; 3&amp;nbsp;999€&lt;sup&gt;00&lt;/sup&gt;&lt;/div&gt;&lt;/div&gt;&lt;/a&gt;&lt;/div&gt;&lt;div class="swiper-slide"&gt;&lt;a href="/fiche/PB00584410.html"&gt;&lt;div class="pic"&gt;&lt;img src="https://media.ldlc.com/r150/ld/products/00/05/95/96/LD0005959626_0006035764_0006088990.jpg" loading="lazy" onerror="this.src='/build/img/public/no-photo-150.jpg'" alt="Apple MacBook Air M2 13 pouces (2022) Lumière stellaire 16Go/512 Go (MLY13FN/A-16GB-512GB)"&gt;&lt;/div&gt;&lt;div class="txt"&gt;&lt;span&gt;Apple MacBook Air M2 13 pouces (2022) Lumière stellaire 16Go/512 Go (MLY13FN/A-16GB-512GB)&lt;/span&gt;&lt;div class="price"&gt; 1&amp;nbsp;759€&lt;sup&gt;01&lt;/sup&gt;&lt;/div&gt;&lt;/div&gt;&lt;/a&gt;&lt;/div&gt;&lt;/div&gt;&lt;div class="swiper-button-next"&gt;&lt;/div&gt;&lt;div class="swiper-button-prev"&gt;&lt;/div&gt;&lt;/div&gt;&lt;/div&gt;&lt;/div&gt;            &lt;/div&gt;</text:p>
            <text:p>        &lt;/div&gt;</text:p>
            <text:p>    &lt;/div&gt;</text:p>
            <text:p>        </text:p>
            <text:p/>
            <text:p>        &lt;div class="bloc-tendances-thematiques"&gt;</text:p>
            <text:p>                &lt;div class="row content"&gt;</text:p>
            <text:p>        &lt;div class="col-xs-12"&gt;</text:p>
            <text:p>            &lt;p&gt;</text:p>
            <text:p>                &lt;span class="bloc-tendances-thematiques--title"&gt;Dans la même thématique&amp;nbsp;:&lt;/span&gt;</text:p>
            <text:p>                                    &lt;span&gt;m3 pro&lt;/span&gt;</text:p>
            <text:p>                     |                                     &lt;span&gt;apple&lt;/span&gt;</text:p>
            <text:p>                     |                                     &lt;span&gt;macbook m3&lt;/span&gt;</text:p>
            <text:p>                     |                                     &lt;span&gt;macbook pro 14&lt;/span&gt;</text:p>
            <text:p>                     |                                     &lt;span&gt;mac book pro&lt;/span&gt;</text:p>
            <text:p>                     |                                     &lt;span&gt;macbook pro m3 pro&lt;/span&gt;</text:p>
            <text:p>                     |                                     &lt;span&gt;mac&lt;/span&gt;</text:p>
            <text:p>                     |                                     &lt;span&gt;macbook pro m3&lt;/span&gt;</text:p>
            <text:p>                     |                                     &lt;span&gt;macbook&lt;/span&gt;</text:p>
            <text:p>                     |                                     &lt;span&gt;macbook pro&lt;/span&gt;</text:p>
            <text:p>                                                &lt;/p&gt;</text:p>
            <text:p>        &lt;/div&gt;</text:p>
            <text:p>    &lt;/div&gt;</text:p>
            <text:p>                        &lt;div class="row content"&gt;</text:p>
            <text:p>                &lt;div class="col-xs-12"&gt;</text:p>
            <text:p>                    &lt;p&gt;</text:p>
            <text:p>                        &lt;span class="bloc-tendances-thematiques--title"&gt;Tendances actuelles&amp;nbsp;:&lt;/span&gt;</text:p>
            <text:p>                                                    &lt;a href="/informatique/ordinateur-portable/portable-mac/c4266/+fv2663-17125.html"&gt;&lt;span&gt;MacBook Air&lt;/span&gt;&lt;/a&gt;</text:p>
            <text:p>                             |                                                     &lt;a href="/informatique/ordinateur-portable/portable-mac/c4266/+fv2663-17126.html"&gt;&lt;span&gt;MacBook Pro&lt;/span&gt;&lt;/a&gt;</text:p>
            <text:p>                                                                        &lt;/p&gt;</text:p>
            <text:p>                &lt;/div&gt;</text:p>
            <text:p>            &lt;/div&gt;</text:p>
            <text:p>                    &lt;/div&gt;</text:p>
            <text:p/>
            <text:p/>
            <text:p>        &lt;div id="mentions" class="mentions"&gt;&lt;p&gt;** Le financement est accordé sous réserve d’acceptation définitive par Younited Pay après l’étude de votre dossier. Vous disposez d’un droit de rétractation de 14 jours calendaires révolus à compter de la signature de l’offre de contrat de crédit. L'expédition du produit ne sera effectuée qu'après ce délai de rétractation. &lt;br/&gt;&lt;br/&gt;GROUPE LDLC SA, au capital social de 1 137 979,08 euros, dont le siège social est situé 2 rue des Érables - 69760 LIMONEST - immatriculée au RCS de Lyon sous le numéro B 403 554 181, n°ORIAS 20009100 agit en qualité de mandataire non-exclusif en opérations en banque de Younited Pay, société anonyme à Directoire et Conseil de Surveillance au capital de 1 389 051&amp;nbsp;€ - Siège social&amp;nbsp;: 21 rue de Châteaudun - 75009 PARIS - RCS de Paris 517 586 376 - Numéro ORIAS 11061269, agréé en tant qu'établissement de crédit - Prestataire de Services d'Investissement par l'Autorité de Contrôle Prudentiel et de Résolution (n°16488). GROUPE LDLC SA apporte son concours à la réalisation d'opérations de crédit sans agir en qualité de prêteur.&lt;/p&gt;</text:p>
            <text:p>            &lt;div class="wrap-compare-product"&gt;</text:p>
            <text:p>                &lt;div class="wrap-button"&gt;</text:p>
            <text:p>                    &lt;a href="#" id="filter-product" class="button maxi"&gt;Voir les produits correspondants&lt;/a&gt;</text:p>
            <text:p>                &lt;/div&gt;</text:p>
            <text:p>            &lt;/div&gt;</text:p>
            <text:p>        &lt;/div&gt;</text:p>
            <text:p>    &lt;/div&gt;</text:p>
            <text:p>                &lt;div class="modal modal-younited" id="modal-condition-younited"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div class="title-2"&gt;&lt;img src="/build/img/public/younited-pay.svg"&gt;&lt;/div&gt;</text:p>
            <text:p>            &lt;div class="modal-body padding"&gt;</text:p>
            <text:p>                &lt;p&gt;</text:p>
            <text:p/>
            <text:p>            Offre valable uniquement en France métropolitaine. Crédit affecté amortissable par Younited Pay &lt;span&gt;avec possibilité de reprise après 36 mois&lt;/span&gt;.&lt;br/&gt;&lt;br/&gt;</text:p>
            <text:p>    Taux annuel effectif global (TAEG) fixe &lt;span&gt;14,99%&lt;/span&gt;. Taux débiteur fixe : 14,05%.&lt;br/&gt;</text:p>
            <text:p>    Paiement en 44 mensualités de &lt;span&gt;73,26 €&lt;/span&gt;. Après 36 mensualités, vous aurez remboursé 2 636,18 € et serez éligible à la reprise du bien financé qui, sous réserve de la conformité aux conditions d’éligibilité, mettra fin à votre crédit. Montant total dû après 44 mois sans reprise : &lt;span&gt;3 223,44 €&lt;/span&gt;. Intérêts : 715,49 €. Frais de port inclus.&lt;br/&gt;&lt;br/&gt;</text:p>
            <text:p>    &lt;span&gt;Un crédit vous engage et doit être remboursé. Vérifiez vos capacités de remboursement avant de vous engager. L'expédition du produit ne sera effectuée qu'après l'expiration du délai de rétractation de 14 jours calendaires révolus à compter de la signature de l’offre de contrat de crédit.&lt;/span&gt;</text:p>
            <text:p>&lt;/p&gt;</text:p>
            <text:p>            &lt;/div&gt;</text:p>
            <text:p>            &lt;div class="modal-footer text-center"&gt;</text:p>
            <text:p>                &lt;div class="buttons"&gt;</text:p>
            <text:p>                    &lt;button type="button" class="button" data-dismiss="modal" aria-label="Close"&gt;Ok&lt;/button&gt;</text:p>
            <text:p>                &lt;/div&gt;</text:p>
            <text:p>            &lt;/div&gt;</text:p>
            <text:p>        &lt;/div&gt;</text:p>
            <text:p>    &lt;/div&gt;</text:p>
            <text:p>&lt;/div&gt;</text:p>
            <text:p>        &lt;div class="modal modal-full" id="product-zoom"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div class="modal-body"&gt;</text:p>
            <text:p>                &lt;div id="ctl00_cphMainContent_pnlPopupZoom" class="modalZoom modalPopup rounded"&gt;</text:p>
            <text:p>                    &lt;input type="submit" name="ctl00$cphMainContent$mpePopupZoomTargetControlID" value="" id="ctl00_cphMainContent_mpePopupZoomTargetControlID" style="display: none"&gt;</text:p>
            <text:p>                    &lt;div id="previews"&gt;&lt;/div&gt;</text:p>
            <text:p>                    &lt;div id="zoomContainer"&gt;</text:p>
            <text:p>                        &lt;div id="zoom"&gt;&lt;/div&gt;</text:p>
            <text:p>                    &lt;/div&gt;</text:p>
            <text:p>                &lt;/div&gt;</text:p>
            <text:p>            &lt;/div&gt;</text:p>
            <text:p>        &lt;/div&gt;</text:p>
            <text:p>    &lt;/div&gt;</text:p>
            <text:p>&lt;/div&gt;    &lt;div class="modal" id="error-modal" tabindex="-1" role="dialog" aria-labelledby="myModalLabel"&gt;</text:p>
            <text:p>    &lt;div class="modal-dialog" role="document"&gt;</text:p>
            <text:p>        &lt;div class="modal-content"&gt;&lt;/div&gt;</text:p>
            <text:p>    &lt;/div&gt;</text:p>
            <text:p>&lt;/div&gt;</text:p>
            <text:p/>
            <text:p>    &lt;div class="modal fade" id="modal-translation" tabindex="-1" role="dialog"&gt;</text:p>
            <text:p>        &lt;div class="modal-dialog modal-md" role="document"&gt;</text:p>
            <text:p>            &lt;div class="modal-content"&gt;</text:p>
            <text:p>            &lt;/div&gt;</text:p>
            <text:p>        &lt;/div&gt;</text:p>
            <text:p>    &lt;/div&gt;</text:p>
            <text:p>    &lt;div class="modal" id="modal-default" tabindex="-1" role="dialog" aria-labelledby="myModalLabel"&gt;</text:p>
            <text:p>    &lt;div class="modal-dialog" role="document"&gt;</text:p>
            <text:p>        &lt;div class="modal-content"&gt;&lt;/div&gt;</text:p>
            <text:p>    &lt;/div&gt;</text:p>
            <text:p>&lt;/div&gt;</text:p>
            <text:p>        &lt;div class="modal modal-alert" id="error-generic-modal"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h2 class="title-2"&gt;Une erreur est survenue&lt;/h2&gt;</text:p>
            <text:p>            &lt;div class="modal-body padding text-center"&gt;</text:p>
            <text:p>                Veuillez nous excuser pour la gêne occasionnée</text:p>
            <text:p>            &lt;/div&gt;</text:p>
            <text:p>        &lt;/div&gt;</text:p>
            <text:p>    &lt;/div&gt;</text:p>
            <text:p>&lt;/div&gt;</text:p>
            <text:p>&lt;div class="modal" id="modal-login" tabindex="-1" role="dialog" aria-labelledby="myModalLabel"&gt;</text:p>
            <text:p>    &lt;div class="modal-dialog" role="document"&gt;</text:p>
            <text:p>        &lt;div class="modal-content"&gt;</text:p>
            <text:p>            &lt;button type="button" class="close" data-dismiss="modal" aria-label="Close"&gt;&lt;span class="icon icon-close" aria-hidden="true"&gt;&lt;/span&gt;&lt;/button&gt;</text:p>
            <text:p>                                                                &lt;div class="modal-body padding text-center"&gt;&lt;/div&gt;</text:p>
            <text:p>        &lt;/div&gt;</text:p>
            <text:p>    &lt;/div&gt;</text:p>
            <text:p>&lt;/div&gt;</text:p>
            <text:p>    &lt;div class="modal" id="shop-choice-multiple" tabindex="-1" role="dialog" aria-labelledby="ShopSelection"&gt;</text:p>
            <text:p>    &lt;div class="modal-dialog modal-md modal-xs" role="document"&gt;</text:p>
            <text:p>        &lt;div class="modal-content"&gt;</text:p>
            <text:p>            &lt;button type="button" class="close" data-dismiss="modal" aria-label="Close"&gt;&lt;span class="icon icon-close" aria-hidden="true"&gt;&lt;/span&gt;&lt;/button&gt;</text:p>
            <text:p>            &lt;h3 class="title-2"&gt;Choix de votre boutique préférée&amp;nbsp;:&lt;/h3&gt;</text:p>
            <text:p>            &lt;div class="modal-body padding"&gt;</text:p>
            <text:p>                &lt;div class="pic col-sm-6"&gt;</text:p>
            <text:p>                    &lt;img loading="lazy" src="/build/img/public/country-map-fr.jpg" alt=""&gt;</text:p>
            <text:p>                &lt;/div&gt;</text:p>
            <text:p>                &lt;div class="shop-choice col-sm-6"&gt;</text:p>
            <text:p>                    &lt;label&gt;Choix de votre boutique préférée&amp;nbsp;:&lt;/label&gt;</text:p>
            <text:p/>
            <text:p>                    &lt;select data-placeholder="Sélectionnez une boutique" data-out-of-stock="Rupture" id="shopSelection" class="select2 autocomplete select-shop"&gt;</text:p>
            <text:p>                        &lt;option&gt;&lt;/option&gt;</text:p>
            <text:p>                    &lt;/select&gt;</text:p>
            <text:p/>
            <text:p>                    &lt;div class="geolocation-button text-center"&gt;</text:p>
            <text:p>                        &lt;button class="button outline noMarge" id="shop-product-findme"&gt;Géolocalisez-moi&lt;/button&gt;</text:p>
            <text:p>                    &lt;/div&gt;</text:p>
            <text:p>                &lt;/div&gt;</text:p>
            <text:p>                &lt;div class="result sbloc text-center"&gt;</text:p>
            <text:p>                    &lt;strong&gt;Vous avez sélectionné la boutique&amp;nbsp;: &lt;span class="shop"&gt;&lt;/span&gt;&lt;/strong&gt;</text:p>
            <text:p>&lt;div class="address"&gt;&lt;/div&gt;</text:p>
            <text:p>&lt;div class="opening"&gt;</text:p>
            <text:p>    &lt;p class="opening"&gt;&lt;/p&gt;</text:p>
            <text:p>&lt;/div&gt;</text:p>
            <text:p>                &lt;/div&gt;</text:p>
            <text:p>                &lt;div class="geoloc-result"&gt;</text:p>
            <text:p>                &lt;/div&gt;</text:p>
            <text:p>                &lt;div class="bottom-button button-shop-choice"&gt;</text:p>
            <text:p>                    &lt;button class="button"&gt;Choisir &lt;em&gt;cette boutique&lt;/em&gt;&lt;/button&gt;</text:p>
            <text:p>                &lt;/div&gt;</text:p>
            <text:p>            &lt;/div&gt;</text:p>
            <text:p>        &lt;/div&gt;</text:p>
            <text:p>    &lt;/div&gt;</text:p>
            <text:p>&lt;/div&gt;</text:p>
            <text:p/>
            <text:p>&lt;footer&gt;</text:p>
            <text:p>    &lt;div class="top"&gt;</text:p>
            <text:p>    &lt;div class="container"&gt;</text:p>
            <text:p>        &lt;div class="row f1"&gt;</text:p>
            <text:p>                            &lt;div class="col-md-3 col-xs-6"&gt;</text:p>
            <text:p>                    &lt;strong&gt;Qui sommes nous ?&lt;/strong&gt;</text:p>
            <text:p>                    &lt;ul&gt;</text:p>
            <text:p>	&lt;li&gt;&lt;a href="https://www.ldlc.com/aide/52-qui-sommes-nous/"&gt;Notre Histoire&lt;/a&gt;&lt;/li&gt;</text:p>
            <text:p>	&lt;li&gt;&lt;a href="https://www.ldlc.com/aide/58-nos-conditions-generales-de-vente/" rel="nofollow"&gt;CGV&lt;/a&gt;&amp;nbsp;/ &lt;a href="https://www.ldlc.com/aide/51-les-engagements-qualite-de-ldlc-com/" rel="nofollow"&gt;Avis clients&lt;/a&gt;&lt;/li&gt;</text:p>
            <text:p>	&lt;li&gt;&lt;a href="https://www.groupe-ldlc.com/donnees-personnelles/" rel="nofollow"&gt;Donn&amp;eacute;es personnelles&lt;/a&gt; et &lt;a href="https://www.ldlc.com/aide/69-declaration-relative-aux-cookies/" rel="nofollow"&gt;Cookies&lt;/a&gt;&lt;/li&gt;</text:p>
            <text:p>	&lt;li&gt;&lt;a class="js-no-scroll" data-target="#modal-cookies" data-toggle="modal" href="#CookiesPreferences" rel="nofollow"&gt;G&amp;eacute;rer mes cookies&lt;/a&gt;&lt;/li&gt;</text:p>
            <text:p>	&lt;li&gt;&lt;a href="https://www.ldlc.com/aide/53-informations-legales/" rel="nofollow"&gt;Mentions l&amp;eacute;gales&lt;/a&gt;&lt;/li&gt;</text:p>
            <text:p>&lt;/ul&gt;</text:p>
            <text:p>                &lt;/div&gt;</text:p>
            <text:p>                            &lt;div class="col-md-3 col-xs-6"&gt;</text:p>
            <text:p>                    &lt;strong&gt;Nous rejoindre&lt;/strong&gt;</text:p>
            <text:p>                    &lt;ul&gt;</text:p>
            <text:p>	&lt;li&gt;&lt;a href="https://www.ldlc.com/n4894/marketplace/" rel="nofollow"&gt;Vendez sur LDLC&lt;/a&gt;&lt;/li&gt;</text:p>
            <text:p>	&lt;li&gt;&lt;a href="https://carrieres.groupe-ldlc.com/fr" rel="nofollow" target="_blank"&gt;Recrutement&lt;/a&gt;&lt;/li&gt;</text:p>
            <text:p>	&lt;li&gt;&lt;a href="https://affiliation-createurs.groupe-ldlc.com/" target="_blank"&gt;Programme cr&amp;eacute;ateurs&lt;/a&gt;&lt;/li&gt;</text:p>
            <text:p>	&lt;li&gt;&lt;a href="https://www.lecole-ldlc.com/" rel="nofollow" target="_blank"&gt;l&amp;#39;&amp;Eacute;cole LDLC&lt;/a&gt;&lt;/li&gt;</text:p>
            <text:p>	&lt;li&gt;&lt;a href="https://www.ldlc.com/aide/215-cgu-marketplace/" rel="nofollow"&gt;Marketplace&lt;/a&gt;&lt;/li&gt;</text:p>
            <text:p>&lt;/ul&gt;</text:p>
            <text:p>                &lt;/div&gt;</text:p>
            <text:p>                            &lt;div class="col-md-3 col-xs-6"&gt;</text:p>
            <text:p>                    &lt;strong&gt;Besoin d&amp;#039;aide ?&lt;/strong&gt;</text:p>
            <text:p>                    &lt;ul&gt;</text:p>
            <text:p>	&lt;li&gt;&lt;a href="https://www.ldlc.com/aide/" rel="nofollow"&gt;Questions fr&amp;eacute;quentes&lt;/a&gt;&lt;/li&gt;</text:p>
            <text:p>	&lt;li&gt;&lt;a href="https://www.ldlc.com/aide/u1-avant-vente/#modes-de-livraison" rel="nofollow"&gt;Modes de livraison&lt;/a&gt;&lt;/li&gt;</text:p>
            <text:p>	&lt;li&gt;&lt;a href="https://www.ldlc.com/aide/u1-avant-vente/#modes-de-reglement" rel="nofollow"&gt;Modes&amp;nbsp;de r&amp;egrave;glement&lt;/a&gt;&lt;/li&gt;</text:p>
            <text:p>	&lt;li&gt;&lt;a href="https://www.ldlc.com/aide/u10-garantie-retours/#nos-garanties" rel="nofollow"&gt;Garanties&lt;/a&gt;&amp;nbsp;et &lt;a href="https://www.ldlc.com/aide/218-pack-confort/" rel="nofollow"&gt;Pack Confort&lt;/a&gt;&lt;/li&gt;</text:p>
            <text:p>	&lt;li&gt;&lt;a href="https://www.ldlc.com/aide/u10-garantie-retours/#retour-de-produit-s-" rel="nofollow"&gt;Demander un retour&lt;/a&gt;&lt;/li&gt;</text:p>
            <text:p>&lt;/ul&gt;</text:p>
            <text:p>                &lt;/div&gt;</text:p>
            <text:p>                        &lt;div class="col-md-3 col-xs-6 fcontact"&gt;</text:p>
            <text:p>                                                    &lt;div class="pic"&gt;</text:p>
            <text:p>                                                                                                        &lt;a href="https://www.ldlc.com/n3220/service-client/"</text:p>
            <text:p>                                title="Élu Service clients de l&amp;#039;année" &gt;</text:p>
            <text:p>                                                                                &lt;img loading="lazy" src="https://media.ldlc.com/nbo/ldlc/footer/eeb415060d356be407d0029cde99096b73bda352.png" alt="Élu Service clients de l&amp;#039;année" width="98" height="100"&gt;</text:p>
            <text:p>                                                    &lt;/a&gt;</text:p>
            <text:p>                                            &lt;/div&gt;</text:p>
            <text:p>                </text:p>
            <text:p>                &lt;div class="txt" id="client-service-wrapper"</text:p>
            <text:p>                                                                                    data-day1-am-start="800"</text:p>
            <text:p>                                data-day1-am-end="1650"</text:p>
            <text:p>                                                                                                                                            data-day2-am-start="800"</text:p>
            <text:p>                                data-day2-am-end="1650"</text:p>
            <text:p>                                                                                                                                            data-day3-am-start="800"</text:p>
            <text:p>                                data-day3-am-end="1650"</text:p>
            <text:p>                                                                                                                                            data-day4-am-start="800"</text:p>
            <text:p>                                data-day4-am-end="1650"</text:p>
            <text:p>                                                                                                                                            data-day5-am-start="800"</text:p>
            <text:p>                                data-day5-am-end="1650"</text:p>
            <text:p>                                                                                                                                            data-day6-am-start="800"</text:p>
            <text:p>                                data-day6-am-end="1200"</text:p>
            <text:p>                                                                                        data-day6-pm-start="1300"</text:p>
            <text:p>                                data-day6-pm-end="1650"</text:p>
            <text:p>                                                                                                                                                    &gt;</text:p>
            <text:p>                    &lt;strong&gt;Nous contacter :&lt;/strong&gt;</text:p>
            <text:p/>
            <text:p>                    &lt;div id="phone-client-service" class="hidden"&gt;</text:p>
            <text:p>                        &lt;a href="tel:+33427466000" class="phone"&gt;</text:p>
            <text:p>                            &lt;span class="icon icon-phone-bold"&gt;&lt;/span&gt;</text:p>
            <text:p>                            04 27 46 60 00</text:p>
            <text:p>                        &lt;/a&gt;</text:p>
            <text:p>                        &lt;p class="small"&gt;Appel non surtaxé&lt;/p&gt;</text:p>
            <text:p>                    &lt;/div&gt;</text:p>
            <text:p/>
            <text:p>                    &lt;div id="mail-client-service" class="mail-client-service"&gt;</text:p>
            <text:p>                        &lt;a href="https://www.ldlc.com/aide/57-nous-contacter/" class="mail"&gt;</text:p>
            <text:p>                            &lt;span class="icon icon-mail-bold"&gt;&lt;/span&gt;</text:p>
            <text:p>                            Par email</text:p>
            <text:p>                        &lt;/a&gt;</text:p>
            <text:p>                    &lt;/div&gt;</text:p>
            <text:p>                &lt;/div&gt;</text:p>
            <text:p>                                                &lt;div class="mentions text-center"&gt;</text:p>
            <text:p>                    *Étude BVA – Viséo CI – Plus d’infos sur escda.fr</text:p>
            <text:p>                &lt;/div&gt;</text:p>
            <text:p>                            &lt;/div&gt;</text:p>
            <text:p>        &lt;/div&gt;</text:p>
            <text:p>        &lt;div class="dsp-table f2"&gt;</text:p>
            <text:p>                            &lt;div class="dsp-cell hidden-xs hidden-sm"&gt;</text:p>
            <text:p>                    &lt;span class="icon icon-3x"&gt;&lt;/span&gt;</text:p>
            <text:p>                    &lt;div class="txt"&gt;</text:p>
            <text:p>                        &lt;strong&gt;Paiement en 3 fois&lt;/strong&gt;</text:p>
            <text:p>                        &lt;p&gt;Par carte bancaire à partir de 100€ d&amp;#039;achat.&lt;/p&gt;</text:p>
            <text:p>                    &lt;/div&gt;</text:p>
            <text:p>                &lt;/div&gt;</text:p>
            <text:p>                            &lt;div class="dsp-cell hidden-xs hidden-sm"&gt;</text:p>
            <text:p>                    &lt;span class="icon icon-dom-tom"&gt;&lt;/span&gt;</text:p>
            <text:p>                    &lt;div class="txt"&gt;</text:p>
            <text:p>                        &lt;strong&gt;Livraison DOM-TOM&lt;/strong&gt;</text:p>
            <text:p>                        &lt;p&gt;Nous livrons dans les DOM-TOM en HT !&lt;/p&gt;</text:p>
            <text:p>                    &lt;/div&gt;</text:p>
            <text:p>                &lt;/div&gt;</text:p>
            <text:p>                            &lt;div class="dsp-cell hidden-xs hidden-sm"&gt;</text:p>
            <text:p>                    &lt;span class="icon icon-express"&gt;&lt;/span&gt;</text:p>
            <text:p>                    &lt;div class="txt"&gt;</text:p>
            <text:p>                        &lt;strong&gt;Livraison express&lt;/strong&gt;</text:p>
            <text:p>                        &lt;p&gt;Livré demain avant 13h !&lt;/p&gt;</text:p>
            <text:p>                    &lt;/div&gt;</text:p>
            <text:p>                &lt;/div&gt;</text:p>
            <text:p>                    &lt;/div&gt;</text:p>
            <text:p>        &lt;div class="row f3"&gt;</text:p>
            <text:p>            &lt;div class="col-xs-12 text-center"&gt;</text:p>
            <text:p>                &lt;img loading="lazy" src="https://www.ldlc.com/build/img/common/LDLC-logo.gif" alt="LDLC.com" width="137px"&gt;</text:p>
            <text:p>                                                                                                                                                                                                                                                                                                                                                                                                &lt;div data-locales="{&amp;quot;fr-fr&amp;quot;:&amp;quot;France&amp;quot;,&amp;quot;fr-be&amp;quot;:&amp;quot;Belgique&amp;quot;,&amp;quot;fr-lu&amp;quot;:&amp;quot;Luxembourg&amp;quot;,&amp;quot;fr-ch&amp;quot;:&amp;quot;Suisse&amp;quot;,&amp;quot;es-es&amp;quot;:&amp;quot;Espagne&amp;quot;,&amp;quot;it-it&amp;quot;:&amp;quot;Italie&amp;quot;,&amp;quot;en&amp;quot;:&amp;quot;International (Anglais)&amp;quot;}"&gt;&lt;/div&gt;</text:p>
            <text:p/>
            <text:p>                                                &lt;/div&gt;</text:p>
            <text:p>                                                                    &lt;/div&gt;</text:p>
            <text:p>            &lt;/div&gt;</text:p>
            <text:p>&lt;/div&gt;</text:p>
            <text:p/>
            <text:p>    &lt;div class="middle"&gt;</text:p>
            <text:p>        &lt;div class="container"&gt;</text:p>
            <text:p>                            </text:p>
            <text:p>        &lt;/div&gt;</text:p>
            <text:p>    &lt;/div&gt;</text:p>
            <text:p>    &lt;/footer&gt;</text:p>
            <text:p/>
            <text:p>    &lt;script type="text/javascript"&gt;</text:p>
            <text:p>        var ctl00_cphMainContent = [</text:p>
            <text:p>                                                    {"Image":"https://media.ldlc.com/r374/ld/products/00/06/07/94/LD0006079429.jpg","Url":"https://media.ldlc.com/r1600/ld/products/00/06/07/94/LD0006079429.jpg"},</text:p>
            <text:p>                                            {"Image":"https://media.ldlc.com/r374/ld/products/00/06/07/94/LD0006079430.jpg","Url":"https://media.ldlc.com/r1600/ld/products/00/06/07/94/LD0006079430.jpg"},</text:p>
            <text:p>                                            {"Image":"https://media.ldlc.com/r374/ld/products/00/06/07/94/LD0006079431.jpg","Url":"https://media.ldlc.com/r1600/ld/products/00/06/07/94/LD0006079431.jpg"},</text:p>
            <text:p>                                            {"Image":"https://media.ldlc.com/r374/ld/products/00/06/07/94/LD0006079432.jpg","Url":"https://media.ldlc.com/r1600/ld/products/00/06/07/94/LD0006079432.jpg"},</text:p>
            <text:p>                                            {"Image":"https://media.ldlc.com/r374/ld/products/00/06/07/94/LD0006079433.jpg","Url":"https://media.ldlc.com/r1600/ld/products/00/06/07/94/LD0006079433.jpg"},</text:p>
            <text:p>                            ];</text:p>
            <text:p>        if ($(document).find('.videoPicto').length &gt; 0) {</text:p>
            <text:p>            ctl00_cphMainContent.push({});</text:p>
            <text:p>        }</text:p>
            <text:p>        if ($(document).find('.demoPicto').length &gt; 0) {</text:p>
            <text:p>            ctl00_cphMainContent.push({});</text:p>
            <text:p>        }</text:p>
            <text:p>        if ($(document).find('.demoPicto3d').length &gt; 0) {</text:p>
            <text:p>            ctl00_cphMainContent.push({});</text:p>
            <text:p>        }</text:p>
            <text:p>    &lt;/script&gt;</text:p>
            <text:p/>
            <text:p>        &lt;script&gt;</text:p>
            <text:p>        var request_locale = 'fr';</text:p>
            <text:p>        var request_country = 'fr';</text:p>
            <text:p>    &lt;/script&gt;</text:p>
            <text:p>    &lt;script src="/build/runtime.17079101.js"&gt;&lt;/script&gt;&lt;script src="/build/9755.b60b25cc.js"&gt;&lt;/script&gt;&lt;script src="/build/9621.d236b7f3.js"&gt;&lt;/script&gt;&lt;script src="/build/3409.713dfbe9.js"&gt;&lt;/script&gt;&lt;script src="/build/4804.597b3be2.js"&gt;&lt;/script&gt;&lt;script src="/build/7625.d28bd3f8.js"&gt;&lt;/script&gt;&lt;script src="/build/8930.83ef5599.js"&gt;&lt;/script&gt;&lt;script src="/build/48.ebeaa1de.js"&gt;&lt;/script&gt;&lt;script src="/build/8939.0ac1d154.js"&gt;&lt;/script&gt;&lt;script src="/build/1598.f94359a4.js"&gt;&lt;/script&gt;&lt;script src="/build/3706.103d6c1e.js"&gt;&lt;/script&gt;&lt;script src="/build/4278.96a563de.js"&gt;&lt;/script&gt;&lt;script src="/build/js/app.26474f62.js"&gt;&lt;/script&gt;</text:p>
            <text:p>    &lt;script src="/build/js/front.b5d9b7f6.js"&gt;&lt;/script&gt;</text:p>
            <text:p>    &lt;script type="text/javascript" src="/bundles/fosjsrouting/js/router.min.js?5.19.24"&gt;&lt;/script&gt;</text:p>
            <text:p>    &lt;script type="text/javascript" src="/js/routing?callback=fos.Router.setData&amp;amp;5.19.24"&gt;&lt;/script&gt;</text:p>
            <text:p>    &lt;script type="text/javascript" src="/js/base.min.js?5.19.24"&gt;&lt;/script&gt;</text:p>
            <text:p/>
            <text:p/>
            <text:p>    &lt;script src="/build/7831.5362395f.js" defer&gt;&lt;/script&gt;&lt;script src="/build/1625.7b399a2b.js" defer&gt;&lt;/script&gt;&lt;script src="/build/5848.7d0cc7c9.js" defer&gt;&lt;/script&gt;&lt;script src="/build/js/product-page.ee1b2c8a.js" defer&gt;&lt;/script&gt;</text:p>
            <text:p>    &lt;/body&gt;</text:p>
            <text:p>&lt;/html&gt;</text:p>
            <text:p/>
          </table:table-cell>
          <table:table-cell table:number-columns-repeated="47"/>
        </table:table-row>
        <table:table-row table:style-name="ro2">
          <table:table-cell table:number-columns-repeated="49"/>
        </table:table-row>
        <table:table-row table:style-name="ro3">
          <table:table-cell table:number-matrix-columns-spanned="2" table:number-matrix-rows-spanned="1" table:formula="of:=IO.GITHUB.PRRVCHR.OAUTH2OOO.OAUTH2PLUGIN.JSONLD2JSON([.B1];[.A1])" office:value-type="string" office:string-value="{&#10;  &quot;@context&quot;: &quot;https://schema.org/&quot;,&#10;  &quot;@type&quot;: &quot;Product&quot;,&#10;  &quot;name&quot;: &quot;Apple MacBook Pro M3 Pro 14&amp;quot; Noir sid\u00e9ral 18Go/512 Go (MRX33FN/A)&quot;,&#10;  &quot;gtin13&quot;: &quot;0195949076572&quot;,&#10;  &quot;image&quot;: [&#10;    &quot;https://media.ldlc.com/r1600/ld/products/00/06/07/94/LD0006079429.jpg&quot;,&#10;    &quot;https://media.ldlc.com/r1600/ld/products/00/06/07/94/LD0006079430.jpg&quot;,&#10;    &quot;https://media.ldlc.com/r1600/ld/products/00/06/07/94/LD0006079431.jpg&quot;,&#10;    &quot;https://media.ldlc.com/r1600/ld/products/00/06/07/94/LD0006079432.jpg&quot;,&#10;    &quot;https://media.ldlc.com/r1600/ld/products/00/06/07/94/LD0006079433.jpg&quot;&#10;  ],&#10;  &quot;description&quot;: &quot;Le MacBook Pro 14 pouces fait un bond en avant gr\u00e2ce \u00e0 la M3, une puce incroyablement sophistiqu\u00e9e qui offre un gain de vitesse et de performances impressionnant. Avec une autonomie de premier plan et un sublime \u00e9cran Liquid Retina XDR, cet ordinateur portable pro est sans \u00e9gal.&quot;,&#10;  &quot;mpn&quot;: &quot;MRX33FN/A&quot;,&#10;  &quot;sku&quot;: &quot;AR202310310159&quot;,&#10;  &quot;brand&quot;: {&#10;    &quot;@type&quot;: &quot;Brand&quot;,&#10;    &quot;name&quot;: &quot;Apple&quot;&#10;  },&#10;  &quot;aggregateRating&quot;: {&#10;    &quot;@type&quot;: &quot;AggregateRating&quot;,&#10;    &quot;ratingValue&quot;: &quot;10&quot;,&#10;    &quot;reviewCount&quot;: &quot;1&quot;,&#10;    &quot;bestRating&quot;: &quot;10&quot;,&#10;    &quot;worstRating&quot;: &quot;0&quot;&#10;  },&#10;  &quot;offers&quot;: {&#10;    &quot;@type&quot;: &quot;Offer&quot;,&#10;    &quot;priceCurrency&quot;: &quot;EUR&quot;,&#10;    &quot;availability&quot;: &quot;https://schema.org/InStock&quot;,&#10;    &quot;itemCondition&quot;: &quot;https://schema.org/NewCondition&quot;,&#10;    &quot;price&quot;: &quot;2499&quot;,&#10;    &quot;url&quot;: &quot;https://www.ldlc.com/fiche/PB00579946.html&quot;&#10;  }&#10;}" calcext:value-type="string">
            <text:p>{</text:p>
            <text:p>  "@context": "https://schema.org/",</text:p>
            <text:p>  "@type": "Product",</text:p>
            <text:p>  "name": "Apple MacBook Pro M3 Pro 14&amp;quot; Noir sid\u00e9ral 18Go/512 Go (MRX33FN/A)",</text:p>
            <text:p>  "gtin13": "0195949076572",</text:p>
            <text:p>  "image": [</text:p>
            <text:p>    "https://media.ldlc.com/r1600/ld/products/00/06/07/94/LD0006079429.jpg",</text:p>
            <text:p>    "https://media.ldlc.com/r1600/ld/products/00/06/07/94/LD0006079430.jpg",</text:p>
            <text:p>    "https://media.ldlc.com/r1600/ld/products/00/06/07/94/LD0006079431.jpg",</text:p>
            <text:p>    "https://media.ldlc.com/r1600/ld/products/00/06/07/94/LD0006079432.jpg",</text:p>
            <text:p>    "https://media.ldlc.com/r1600/ld/products/00/06/07/94/LD0006079433.jpg"</text:p>
            <text:p>  ],</text:p>
            <text:p>  "description": "Le MacBook Pro 14 pouces fait un bond en avant gr\u00e2ce \u00e0 la M3, une puce incroyablement sophistiqu\u00e9e qui offre un gain de vitesse et de performances impressionnant. Avec une autonomie de premier plan et un sublime \u00e9cran Liquid Retina XDR, cet ordinateur portable pro est sans \u00e9gal.",</text:p>
            <text:p>  "mpn": "MRX33FN/A",</text:p>
            <text:p>  "sku": "AR202310310159",</text:p>
            <text:p>  "brand": {</text:p>
            <text:p>    "@type": "Brand",</text:p>
            <text:p>    "name": "Apple"</text:p>
            <text:p>  },</text:p>
            <text:p>  "aggregateRating": {</text:p>
            <text:p>    "@type": "AggregateRating",</text:p>
            <text:p>    "ratingValue": "10",</text:p>
            <text:p>    "reviewCount": "1",</text:p>
            <text:p>    "bestRating": "10",</text:p>
            <text:p>    "worstRating": "0"</text:p>
            <text:p>  },</text:p>
            <text:p>  "offers": {</text:p>
            <text:p>    "@type": "Offer",</text:p>
            <text:p>    "priceCurrency": "EUR",</text:p>
            <text:p>    "availability": "https://schema.org/InStock",</text:p>
            <text:p>    "itemCondition": "https://schema.org/NewCondition",</text:p>
            <text:p>    "price": "2499",</text:p>
            <text:p>    "url": "https://www.ldlc.com/fiche/PB00579946.html"</text:p>
            <text:p>  }</text:p>
            <text:p>}</text:p>
          </table:table-cell>
          <table:table-cell office:value-type="string" office:string-value="{&#10;  &quot;@context&quot;: &quot;https://schema.org/&quot;,&#10;  &quot;@type&quot;: &quot;BreadcrumbList&quot;,&#10;  &quot;itemListElement&quot;: [&#10;    {&#10;      &quot;@type&quot;: &quot;ListItem&quot;,&#10;      &quot;position&quot;: 1,&#10;      &quot;item&quot;: {&#10;        &quot;@id&quot;: &quot;https://www.ldlc.com/informatique/cint3063/&quot;,&#10;        &quot;name&quot;: &quot;Informatique&quot;&#10;      }&#10;    },&#10;    {&#10;      &quot;@type&quot;: &quot;ListItem&quot;,&#10;      &quot;position&quot;: 2,&#10;      &quot;item&quot;: {&#10;        &quot;@id&quot;: &quot;https://www.ldlc.com/informatique/ordinateur-portable/cint4195/&quot;,&#10;        &quot;name&quot;: &quot;Ordinateur portable&quot;&#10;      }&#10;    },&#10;    {&#10;      &quot;@type&quot;: &quot;ListItem&quot;,&#10;      &quot;position&quot;: 3,&#10;      &quot;item&quot;: {&#10;        &quot;@id&quot;: &quot;https://www.ldlc.com/informatique/ordinateur-portable/portable-mac/c4266/&quot;,&#10;        &quot;name&quot;: &quot;MacBook&quot;&#10;      }&#10;    },&#10;    {&#10;      &quot;@type&quot;: &quot;ListItem&quot;,&#10;      &quot;position&quot;: 4,&#10;      &quot;item&quot;: {&#10;        &quot;@id&quot;: &quot;/fiche/PB00579946.html&quot;,&#10;        &quot;name&quot;: &quot;Apple MacBook Pro M3 Pro 14&amp;quot; Noir sid\u00e9ral 18Go/512 Go (MRX33FN/A)&quot;&#10;      }&#10;    }&#10;  ]&#10;}" calcext:value-type="string">
            <text:p>{</text:p>
            <text:p>  "@context": "https://schema.org/",</text:p>
            <text:p>  "@type": "BreadcrumbList",</text:p>
            <text:p>  "itemListElement": [</text:p>
            <text:p>    {</text:p>
            <text:p>      "@type": "ListItem",</text:p>
            <text:p>      "position": 1,</text:p>
            <text:p>      "item": {</text:p>
            <text:p>        "@id": "https://www.ldlc.com/informatique/cint3063/",</text:p>
            <text:p>        "name": "Informatique"</text:p>
            <text:p>      }</text:p>
            <text:p>    },</text:p>
            <text:p>    {</text:p>
            <text:p>      "@type": "ListItem",</text:p>
            <text:p>      "position": 2,</text:p>
            <text:p>      "item": {</text:p>
            <text:p>        "@id": "https://www.ldlc.com/informatique/ordinateur-portable/cint4195/",</text:p>
            <text:p>        "name": "Ordinateur portable"</text:p>
            <text:p>      }</text:p>
            <text:p>    },</text:p>
            <text:p>    {</text:p>
            <text:p>      "@type": "ListItem",</text:p>
            <text:p>      "position": 3,</text:p>
            <text:p>      "item": {</text:p>
            <text:p>        "@id": "https://www.ldlc.com/informatique/ordinateur-portable/portable-mac/c4266/",</text:p>
            <text:p>        "name": "MacBook"</text:p>
            <text:p>      }</text:p>
            <text:p>    },</text:p>
            <text:p>    {</text:p>
            <text:p>      "@type": "ListItem",</text:p>
            <text:p>      "position": 4,</text:p>
            <text:p>      "item": {</text:p>
            <text:p>        "@id": "/fiche/PB00579946.html",</text:p>
            <text:p>        "name": "Apple MacBook Pro M3 Pro 14&amp;quot; Noir sid\u00e9ral 18Go/512 Go (MRX33FN/A)"</text:p>
            <text:p>      }</text:p>
            <text:p>    }</text:p>
            <text:p>  ]</text:p>
            <text:p>}</text:p>
          </table:table-cell>
          <table:table-cell table:number-columns-repeated="47"/>
        </table:table-row>
        <table:table-row table:style-name="ro4">
          <table:table-cell table:number-columns-repeated="49"/>
        </table:table-row>
        <table:table-row table:style-name="ro4">
          <table:table-cell table:number-matrix-columns-spanned="2" table:number-matrix-rows-spanned="20" table:formula="of:=IO.GITHUB.PRRVCHR.OAUTH2OOO.OAUTH2PLUGIN.FLATTENJSON([.A3];&quot;@type&quot;)" office:value-type="string" office:string-value="Product::@context" calcext:value-type="string">
            <text:p>Product::@context</text:p>
          </table:table-cell>
          <table:table-cell office:value-type="string" office:string-value="https://schema.org/" calcext:value-type="string">
            <text:p>https://schema.org/</text:p>
          </table:table-cell>
          <table:table-cell table:number-columns-repeated="47"/>
        </table:table-row>
        <table:table-row table:style-name="ro4">
          <table:table-cell office:value-type="string" office:string-value="Product::name" calcext:value-type="string">
            <text:p>Product::name</text:p>
          </table:table-cell>
          <table:table-cell office:value-type="string" office:string-value="Apple MacBook Pro M3 Pro 14&amp;quot; Noir sidéral 18Go/512 Go (MRX33FN/A)" calcext:value-type="string">
            <text:p>Apple MacBook Pro M3 Pro 14&amp;quot; Noir sidéral 18Go/512 Go (MRX33FN/A)</text:p>
          </table:table-cell>
          <table:table-cell table:number-columns-repeated="47"/>
        </table:table-row>
        <table:table-row table:style-name="ro4">
          <table:table-cell office:value-type="string" office:string-value="Product::gtin13" calcext:value-type="string">
            <text:p>Product::gtin13</text:p>
          </table:table-cell>
          <table:table-cell office:value-type="string" office:string-value="0195949076572" calcext:value-type="string">
            <text:p>0195949076572</text:p>
          </table:table-cell>
          <table:table-cell table:number-columns-repeated="47"/>
        </table:table-row>
        <table:table-row table:style-name="ro4">
          <table:table-cell office:value-type="string" office:string-value="Product::image::[1]" calcext:value-type="string">
            <text:p>Product::image::[1]</text:p>
          </table:table-cell>
          <table:table-cell office:value-type="string" office:string-value="https://media.ldlc.com/r1600/ld/products/00/06/07/94/LD0006079429.jpg" calcext:value-type="string">
            <text:p>https://media.ldlc.com/r1600/ld/products/00/06/07/94/LD0006079429.jpg</text:p>
          </table:table-cell>
          <table:table-cell table:number-columns-repeated="47"/>
        </table:table-row>
        <table:table-row table:style-name="ro4">
          <table:table-cell office:value-type="string" office:string-value="Product::image::[2]" calcext:value-type="string">
            <text:p>Product::image::[2]</text:p>
          </table:table-cell>
          <table:table-cell office:value-type="string" office:string-value="https://media.ldlc.com/r1600/ld/products/00/06/07/94/LD0006079430.jpg" calcext:value-type="string">
            <text:p>https://media.ldlc.com/r1600/ld/products/00/06/07/94/LD0006079430.jpg</text:p>
          </table:table-cell>
          <table:table-cell table:number-columns-repeated="47"/>
        </table:table-row>
        <table:table-row table:style-name="ro4">
          <table:table-cell office:value-type="string" office:string-value="Product::image::[3]" calcext:value-type="string">
            <text:p>Product::image::[3]</text:p>
          </table:table-cell>
          <table:table-cell office:value-type="string" office:string-value="https://media.ldlc.com/r1600/ld/products/00/06/07/94/LD0006079431.jpg" calcext:value-type="string">
            <text:p>https://media.ldlc.com/r1600/ld/products/00/06/07/94/LD0006079431.jpg</text:p>
          </table:table-cell>
          <table:table-cell table:number-columns-repeated="47"/>
        </table:table-row>
        <table:table-row table:style-name="ro4">
          <table:table-cell office:value-type="string" office:string-value="Product::image::[4]" calcext:value-type="string">
            <text:p>Product::image::[4]</text:p>
          </table:table-cell>
          <table:table-cell office:value-type="string" office:string-value="https://media.ldlc.com/r1600/ld/products/00/06/07/94/LD0006079432.jpg" calcext:value-type="string">
            <text:p>https://media.ldlc.com/r1600/ld/products/00/06/07/94/LD0006079432.jpg</text:p>
          </table:table-cell>
          <table:table-cell table:number-columns-repeated="47"/>
        </table:table-row>
        <table:table-row table:style-name="ro4">
          <table:table-cell office:value-type="string" office:string-value="Product::image::[5]" calcext:value-type="string">
            <text:p>Product::image::[5]</text:p>
          </table:table-cell>
          <table:table-cell office:value-type="string" office:string-value="https://media.ldlc.com/r1600/ld/products/00/06/07/94/LD0006079433.jpg" calcext:value-type="string">
            <text:p>https://media.ldlc.com/r1600/ld/products/00/06/07/94/LD0006079433.jpg</text:p>
          </table:table-cell>
          <table:table-cell table:number-columns-repeated="47"/>
        </table:table-row>
        <table:table-row table:style-name="ro4">
          <table:table-cell office:value-type="string" office:string-value="Product::description" calcext:value-type="string">
            <text:p>Product::description</text:p>
          </table:table-cell>
          <table:table-cell office:value-type="string" office:string-value="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 calcext:value-type="string">
            <text:p>Le MacBook Pro 14 pouces fait un bond en avant grâce à la M3, une puce incroyablement sophistiquée qui offre un gain de vitesse et de performances impressionnant. Avec une autonomie de premier plan et un sublime écran Liquid Retina XDR, cet ordinateur portable pro est sans égal.</text:p>
          </table:table-cell>
          <table:table-cell table:number-columns-repeated="47"/>
        </table:table-row>
        <table:table-row table:style-name="ro4">
          <table:table-cell office:value-type="string" office:string-value="Product::mpn" calcext:value-type="string">
            <text:p>Product::mpn</text:p>
          </table:table-cell>
          <table:table-cell office:value-type="string" office:string-value="MRX33FN/A" calcext:value-type="string">
            <text:p>MRX33FN/A</text:p>
          </table:table-cell>
          <table:table-cell table:number-columns-repeated="47"/>
        </table:table-row>
        <table:table-row table:style-name="ro4">
          <table:table-cell office:value-type="string" office:string-value="Product::sku" calcext:value-type="string">
            <text:p>Product::sku</text:p>
          </table:table-cell>
          <table:table-cell office:value-type="string" office:string-value="AR202310310159" calcext:value-type="string">
            <text:p>AR202310310159</text:p>
          </table:table-cell>
          <table:table-cell table:number-columns-repeated="47"/>
        </table:table-row>
        <table:table-row table:style-name="ro4">
          <table:table-cell office:value-type="string" office:string-value="Product::Brand::name" calcext:value-type="string">
            <text:p>Product::Brand::name</text:p>
          </table:table-cell>
          <table:table-cell office:value-type="string" office:string-value="Apple" calcext:value-type="string">
            <text:p>Apple</text:p>
          </table:table-cell>
          <table:table-cell table:number-columns-repeated="47"/>
        </table:table-row>
        <table:table-row table:style-name="ro4">
          <table:table-cell office:value-type="string" office:string-value="Product::AggregateRating::ratingValue" calcext:value-type="string">
            <text:p>Product::AggregateRating::ratingValue</text:p>
          </table:table-cell>
          <table:table-cell office:value-type="string" office:string-value="10" calcext:value-type="string">
            <text:p>10</text:p>
          </table:table-cell>
          <table:table-cell table:number-columns-repeated="47"/>
        </table:table-row>
        <table:table-row table:style-name="ro4">
          <table:table-cell office:value-type="string" office:string-value="Product::AggregateRating::reviewCount" calcext:value-type="string">
            <text:p>Product::AggregateRating::reviewCount</text:p>
          </table:table-cell>
          <table:table-cell office:value-type="string" office:string-value="1" calcext:value-type="string">
            <text:p>1</text:p>
          </table:table-cell>
          <table:table-cell table:number-columns-repeated="47"/>
        </table:table-row>
        <table:table-row table:style-name="ro4">
          <table:table-cell office:value-type="string" office:string-value="Product::AggregateRating::bestRating" calcext:value-type="string">
            <text:p>Product::AggregateRating::bestRating</text:p>
          </table:table-cell>
          <table:table-cell office:value-type="string" office:string-value="10" calcext:value-type="string">
            <text:p>10</text:p>
          </table:table-cell>
          <table:table-cell table:number-columns-repeated="47"/>
        </table:table-row>
        <table:table-row table:style-name="ro4">
          <table:table-cell office:value-type="string" office:string-value="Product::AggregateRating::worstRating" calcext:value-type="string">
            <text:p>Product::AggregateRating::worstRating</text:p>
          </table:table-cell>
          <table:table-cell office:value-type="string" office:string-value="0" calcext:value-type="string">
            <text:p>0</text:p>
          </table:table-cell>
          <table:table-cell table:number-columns-repeated="47"/>
        </table:table-row>
        <table:table-row table:style-name="ro4">
          <table:table-cell office:value-type="string" office:string-value="Product::Offer::priceCurrency" calcext:value-type="string">
            <text:p>Product::Offer::priceCurrency</text:p>
          </table:table-cell>
          <table:table-cell office:value-type="string" office:string-value="EUR" calcext:value-type="string">
            <text:p>EUR</text:p>
          </table:table-cell>
          <table:table-cell table:number-columns-repeated="47"/>
        </table:table-row>
        <table:table-row table:style-name="ro4">
          <table:table-cell office:value-type="string" office:string-value="Product::Offer::availability" calcext:value-type="string">
            <text:p>Product::Offer::availability</text:p>
          </table:table-cell>
          <table:table-cell office:value-type="string" office:string-value="https://schema.org/InStock" calcext:value-type="string">
            <text:p>https://schema.org/InStock</text:p>
          </table:table-cell>
          <table:table-cell table:number-columns-repeated="47"/>
        </table:table-row>
        <table:table-row table:style-name="ro4">
          <table:table-cell office:value-type="string" office:string-value="Product::Offer::itemCondition" calcext:value-type="string">
            <text:p>Product::Offer::itemCondition</text:p>
          </table:table-cell>
          <table:table-cell office:value-type="string" office:string-value="https://schema.org/NewCondition" calcext:value-type="string">
            <text:p>https://schema.org/NewCondition</text:p>
          </table:table-cell>
          <table:table-cell table:number-columns-repeated="47"/>
        </table:table-row>
        <table:table-row table:style-name="ro4">
          <table:table-cell office:value-type="string" office:string-value="Product::Offer::price" calcext:value-type="string">
            <text:p>Product::Offer::price</text:p>
          </table:table-cell>
          <table:table-cell office:value-type="string" office:string-value="2499" calcext:value-type="string">
            <text:p>2499</text:p>
          </table:table-cell>
          <table:table-cell table:number-columns-repeated="47"/>
        </table:table-row>
        <table:table-row table:style-name="ro4">
          <table:table-cell table:number-columns-repeated="49"/>
        </table:table-row>
        <table:table-row table:style-name="ro4">
          <table:table-cell table:number-matrix-columns-spanned="5" table:number-matrix-rows-spanned="4" table:formula="of:=IO.GITHUB.PRRVCHR.OAUTH2OOO.OAUTH2PLUGIN.SPLITJSON([.B3];&quot;@type&quot;)" office:value-type="string" office:string-value="BreadcrumbList::@context" calcext:value-type="string">
            <text:p>BreadcrumbList::@context</text:p>
          </table:table-cell>
          <table:table-cell office:value-type="string" office:string-value="https://schema.org/" calcext:value-type="string">
            <text:p>https://schema.org/</text:p>
          </table:table-cell>
          <table:table-cell office:value-type="float" office:value="0" calcext:value-type="float">
            <text:p/>
          </table:table-cell>
          <table:table-cell office:value-type="float" office:value="0" calcext:value-type="float">
            <text:p/>
          </table:table-cell>
          <table:table-cell office:value-type="float" office:value="0" calcext:value-type="float">
            <text:p/>
          </table:table-cell>
          <table:table-cell table:number-columns-repeated="44"/>
        </table:table-row>
        <table:table-row table:style-name="ro4">
          <table:table-cell office:value-type="string" office:string-value="BreadcrumbList::itemListElement::ListItem::position" calcext:value-type="string">
            <text:p>BreadcrumbList::itemListElement::ListItem::positio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44"/>
        </table:table-row>
        <table:table-row table:style-name="ro4">
          <table:table-cell office:value-type="string" office:string-value="BreadcrumbList::itemListElement::ListItem::@id" calcext:value-type="string">
            <text:p>BreadcrumbList::itemListElement::ListItem::@id</text:p>
          </table:table-cell>
          <table:table-cell office:value-type="string" office:string-value="https://www.ldlc.com/informatique/cint3063/" calcext:value-type="string">
            <text:p>https://www.ldlc.com/informatique/cint3063/</text:p>
          </table:table-cell>
          <table:table-cell office:value-type="string" office:string-value="https://www.ldlc.com/informatique/ordinateur-portable/cint4195/" calcext:value-type="string">
            <text:p>https://www.ldlc.com/informatique/ordinateur-portable/cint4195/</text:p>
          </table:table-cell>
          <table:table-cell office:value-type="string" office:string-value="https://www.ldlc.com/informatique/ordinateur-portable/portable-mac/c4266/" calcext:value-type="string">
            <text:p>https://www.ldlc.com/informatique/ordinateur-portable/portable-mac/c4266/</text:p>
          </table:table-cell>
          <table:table-cell office:value-type="string" office:string-value="/fiche/PB00579946.html" calcext:value-type="string">
            <text:p>/fiche/PB00579946.html</text:p>
          </table:table-cell>
          <table:table-cell table:number-columns-repeated="44"/>
        </table:table-row>
        <table:table-row table:style-name="ro4">
          <table:table-cell office:value-type="string" office:string-value="BreadcrumbList::itemListElement::ListItem::name" calcext:value-type="string">
            <text:p>BreadcrumbList::itemListElement::ListItem::name</text:p>
          </table:table-cell>
          <table:table-cell office:value-type="string" office:string-value="Informatique" calcext:value-type="string">
            <text:p>Informatique</text:p>
          </table:table-cell>
          <table:table-cell office:value-type="string" office:string-value="Ordinateur portable" calcext:value-type="string">
            <text:p>Ordinateur portable</text:p>
          </table:table-cell>
          <table:table-cell office:value-type="string" office:string-value="MacBook" calcext:value-type="string">
            <text:p>MacBook</text:p>
          </table:table-cell>
          <table:table-cell office:value-type="string" office:string-value="Apple MacBook Pro M3 Pro 14&amp;quot; Noir sidéral 18Go/512 Go (MRX33FN/A)" calcext:value-type="string">
            <text:p>Apple MacBook Pro M3 Pro 14&amp;quot; Noir sidéral 18Go/512 Go (MRX33FN/A)</text:p>
          </table:table-cell>
          <table:table-cell table:number-columns-repeated="4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9:44:16.895317141</meta:creation-date>
    <dc:date>2024-01-17T22:19:15.640788196</dc:date>
    <meta:editing-duration>P1DT8H44M10S</meta:editing-duration>
    <meta:editing-cycles>133</meta:editing-cycles>
    <meta:generator>LibreOffice/7.3.7.2$Linux_X86_64 LibreOffice_project/30$Build-2</meta:generator>
    <meta:document-statistic meta:table-count="1" meta:cell-count="64" meta:object-count="0"/>
  </office:meta>
</office:document-meta>
</file>